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49.19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114.46pt"/>
    </style:style>
    <style:style style:name="co8" style:family="table-column">
      <style:table-column-properties fo:break-before="auto" style:column-width="106.75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32.66pt"/>
    </style:style>
    <style:style style:name="co12" style:family="table-column">
      <style:table-column-properties fo:break-before="auto" style:column-width="161.55pt"/>
    </style:style>
    <style:style style:name="co13" style:family="table-column">
      <style:table-column-properties fo:break-before="auto" style:column-width="126.06pt"/>
    </style:style>
    <style:style style:name="co14" style:family="table-column">
      <style:table-column-properties fo:break-before="auto" style:column-width="79.74pt"/>
    </style:style>
    <style:style style:name="co15" style:family="table-column">
      <style:table-column-properties fo:break-before="auto" style:column-width="74.35pt"/>
    </style:style>
    <style:style style:name="co16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4" style:family="table-cell" style:parent-style-name="Default"/>
    <style:style style:name="ce6" style:family="table-cell" style:parent-style-name="Default"/>
    <style:style style:name="ce5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/>
    <style:style style:name="ce10" style:family="table-cell" style:parent-style-name="Default"/>
    <style:style style:name="ce19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78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9" style:family="table-cell" style:parent-style-name="Default"/>
    <style:style style:name="ce42" style:family="table-cell" style:parent-style-name="Default"/>
    <style:style style:name="ce49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57" style:family="table-cell" style:parent-style-name="Default" style:data-style-name="N43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17" style:family="table-cell" style:parent-style-name="Default" style:data-style-name="N4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20" style:family="table-cell" style:parent-style-name="Default" style:data-style-name="N0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72" style:family="table-cell" style:parent-style-name="Default">
      <style:table-cell-properties fo:background-color="#ffff00"/>
    </style:style>
    <style:style style:name="ce260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svg:stroke-width="5.75pt" svg:stroke-color="#000000" draw:marker-start-width="14.26pt" draw:marker-end-width="14.26pt" draw:fill="none" draw:fill-color="#ffffff" fo:min-height="89.6pt"/>
    </style:style>
    <style:style style:name="gr2" style:family="graphic">
      <style:graphic-properties draw:stroke="none" svg:stroke-width="5.75pt" svg:stroke-color="#000000" draw:marker-start-width="14.26pt" draw:marker-end-width="14.26pt" draw:fill="none" draw:fill-color="#ffffff" fo:min-height="92.61pt"/>
    </style:style>
    <style:style style:name="gr3" style:family="graphic">
      <style:graphic-properties draw:stroke="none" svg:stroke-width="5.75pt" svg:stroke-color="#000000" draw:marker-start-width="14.26pt" draw:marker-end-width="14.26pt" draw:fill="none" draw:fill-color="#ffffff" fo:min-height="54.99pt"/>
    </style:style>
    <style:style style:name="P1" style:family="paragraph">
      <style:paragraph-properties style:text-autospace="none"/>
    </style:style>
    <style:style style:name="P2" style:family="paragraph">
      <loext:graphic-properties draw:fill="none" draw:fill-color="#ffffff"/>
      <style:paragraph-properties style:text-autospace="none"/>
      <style:text-properties fo:font-variant="normal" fo:text-transform="none" fo:color="#4c4c4c" style:text-outline="false" style:text-line-through-style="none" style:text-line-through-type="none" style:text-position="0% 100%" fo:font-family="Ubuntu" style:font-pitch="variable" fo:font-size="16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16pt" style:language-asian="none" style:country-asian="none" style:font-style-asian="normal" style:font-weight-asian="normal" style:font-family-complex="Ubuntu" style:font-pitch-complex="variable" style:font-size-complex="1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font-variant="normal" fo:text-transform="none" fo:color="#4c4c4c" style:text-outline="false" style:text-line-through-style="none" style:text-line-through-type="none" style:text-position="0% 100%" fo:font-family="Ubuntu" style:font-pitch="variable" fo:font-size="16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16pt" style:language-asian="none" style:country-asian="none" style:font-style-asian="normal" style:font-weight-asian="normal" style:font-family-complex="Ubuntu" style:font-pitch-complex="variable" style:font-size-complex="1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Model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Devi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Logistic Regression</text:p>
          </table:table-cell>
          <table:table-cell table:style-name="ce7" table:formula="of:=[Audio.M2]" office:value-type="float" office:value="0.172845773" calcext:value-type="float">
            <text:p>0.172845773</text:p>
          </table:table-cell>
          <table:table-cell table:formula="of:=[Audio.N2]" office:value-type="float" office:value="0.0619938741866571" calcext:value-type="float">
            <text:p>0.06199387418665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7" table:formula="of:=[Audio.M3]" office:value-type="float" office:value="0.574040589" calcext:value-type="float">
            <text:p>0.574040589</text:p>
          </table:table-cell>
          <table:table-cell table:formula="of:=[Audio.N3]" office:value-type="float" office:value="0.0507190001865324" calcext:value-type="float">
            <text:p>0.0507190001865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7" table:formula="of:=[Audio.M4]" office:value-type="float" office:value="0.210137574" calcext:value-type="float">
            <text:p>0.210137574</text:p>
          </table:table-cell>
          <table:table-cell table:formula="of:=[Audio.N4]" office:value-type="float" office:value="0.0348888369453804" calcext:value-type="float">
            <text:p>0.03488883694538</text:p>
          </table:table-cell>
          <table:table-cell table:number-columns-repeated="11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style-name="ce4" table:formula="of:=[MEG.M2]" office:value-type="float" office:value="0.159594497" calcext:value-type="float">
            <text:p>0.159594497</text:p>
          </table:table-cell>
          <table:table-cell table:formula="of:=[MEG.N2]" office:value-type="float" office:value="0.0589196917620015" calcext:value-type="float">
            <text:p>0.0589196917620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4" table:formula="of:=[MEG.M3]" office:value-type="float" office:value="0.243406939" calcext:value-type="float">
            <text:p>0.243406939</text:p>
          </table:table-cell>
          <table:table-cell table:formula="of:=[MEG.N3]" office:value-type="float" office:value="0.0299151486992124" calcext:value-type="float">
            <text:p>0.0299151486992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4" table:formula="of:=[MEG.M4]" office:value-type="float" office:value="0.221650985" calcext:value-type="float">
            <text:p>0.221650985</text:p>
          </table:table-cell>
          <table:table-cell table:formula="of:=[MEG.N4]" office:value-type="float" office:value="0.0728188338430258" calcext:value-type="float">
            <text:p>0.072818833843026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ogistic Regression</text:p>
          </table:table-cell>
          <table:table-cell table:style-name="ce6" table:formula="of:=[Fusion.M2]" office:value-type="float" office:value="0.154344675" calcext:value-type="float">
            <text:p>0.154344675</text:p>
          </table:table-cell>
          <table:table-cell table:formula="of:=[Fusion.N2]" office:value-type="float" office:value="0.0528263570128591" calcext:value-type="float">
            <text:p>0.0528263570128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6" table:formula="of:=[Fusion.M3]" office:value-type="float" office:value="0.241600281" calcext:value-type="float">
            <text:p>0.241600281</text:p>
          </table:table-cell>
          <table:table-cell table:formula="of:=[Fusion.N3]" office:value-type="float" office:value="0.0370392609541771" calcext:value-type="float">
            <text:p>0.0370392609541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6" table:formula="of:=[Fusion.M4]" office:value-type="string" office:string-value="" calcext:value-type="error">
            <text:p>#DIV/0!</text:p>
          </table:table-cell>
          <table:table-cell table:formula="of:=[Fusion.N4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</table:table-row>
        <calcext:conditional-formats>
          <calcext:conditional-format calcext:target-range-address="Summary.C2:Summary.C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10:Summary.C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15:Summary.C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Audio" table:style-name="ta1">
        <table:shapes>
          <draw:frame draw:z-index="0" draw:style-name="gr1" draw:text-style-name="P2" svg:width="159.82pt" svg:height="89.6pt" svg:x="1258.04pt" svg:y="158.83pt">
            <draw:text-box>
              <text:p text:style-name="P1"><text:span text:style-name="T1">Tended to populate </text:span><text:span text:style-name="T1">one or two columns </text:span><text:span text:style-name="T1">with predictions, not </text:span><text:span text:style-name="T1">distributed well across </text:span><text:span text:style-name="T1">classes</text:span></text:p>
            </draw:text-box>
          </draw:frame>
          <draw:frame draw:z-index="1" draw:style-name="gr2" draw:text-style-name="P2" svg:width="188.67pt" svg:height="92.61pt" svg:x="1248.89pt" svg:y="549.64pt">
            <draw:text-box>
              <text:p text:style-name="P1"><text:span text:style-name="T1">Again focus on one or </text:span><text:span text:style-name="T1">two columns for the </text:span><text:span text:style-name="T1">majority, but didn’t </text:span><text:span text:style-name="T1">ignore a whole class </text:span><text:span text:style-name="T1">as much as logistic</text:span></text:p>
            </draw:text-box>
          </draw:frame>
          <draw:frame draw:z-index="2" draw:style-name="gr3" draw:text-style-name="P2" svg:width="159.82pt" svg:height="54.99pt" svg:x="1253.31pt" svg:y="305.72pt">
            <draw:text-box>
              <text:p text:style-name="P1"><text:span text:style-name="T1">Predictions distributed all </text:span><text:span text:style-name="T1">over</text:span></text:p>
            </draw:text-box>
          </draw:frame>
          <draw:frame draw:z-index="3" draw:style-name="gr3" draw:text-style-name="P2" svg:width="159.82pt" svg:height="54.99pt" svg:x="1248.63pt" svg:y="435.94pt">
            <draw:text-box>
              <text:p text:style-name="P1"><text:span text:style-name="T1">Predictions </text:span><text:span text:style-name="T1">distributed all over</text:span></text:p>
            </draw:text-box>
          </draw:frame>
        </table:shapes>
        <table:table-column table:style-name="co5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2056482" calcext:value-type="float">
            <text:p>0.12056482</text:p>
          </table:table-cell>
          <table:table-cell office:value-type="float" office:value="0.23316438" calcext:value-type="float">
            <text:p>0.23316438</text:p>
          </table:table-cell>
          <table:table-cell office:value-type="float" office:value="0.26249096" calcext:value-type="float">
            <text:p>0.26249096</text:p>
          </table:table-cell>
          <table:table-cell office:value-type="float" office:value="0.24511225" calcext:value-type="float">
            <text:p>0.24511225</text:p>
          </table:table-cell>
          <table:table-cell office:value-type="float" office:value="0.21542362" calcext:value-type="float">
            <text:p>0.21542362</text:p>
          </table:table-cell>
          <table:table-cell office:value-type="float" office:value="0.10897901" calcext:value-type="float">
            <text:p>0.10897901</text:p>
          </table:table-cell>
          <table:table-cell office:value-type="float" office:value="0.1864591" calcext:value-type="float">
            <text:p>0.186459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2708183" calcext:value-type="float">
            <text:p>0.12708183</text:p>
          </table:table-cell>
          <table:table-cell/>
          <table:table-cell table:formula="of:=AVERAGE([.B2:.K2])" office:value-type="float" office:value="0.172845773" calcext:value-type="float">
            <text:p>0.172845773</text:p>
          </table:table-cell>
          <table:table-cell table:formula="of:=STDEV([.B2:.K2])" office:value-type="float" office:value="0.0619938741866571" calcext:value-type="float">
            <text:p>0.061993874186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62418538" calcext:value-type="float">
            <text:p>0.62418538</text:p>
          </table:table-cell>
          <table:table-cell office:value-type="float" office:value="0.58834183" calcext:value-type="float">
            <text:p>0.58834183</text:p>
          </table:table-cell>
          <table:table-cell office:value-type="float" office:value="0.56082559" calcext:value-type="float">
            <text:p>0.56082559</text:p>
          </table:table-cell>
          <table:table-cell office:value-type="float" office:value="0.47936282" calcext:value-type="float">
            <text:p>0.47936282</text:p>
          </table:table-cell>
          <table:table-cell office:value-type="float" office:value="0.55503255" calcext:value-type="float">
            <text:p>0.55503255</text:p>
          </table:table-cell>
          <table:table-cell office:value-type="float" office:value="0.5731355" calcext:value-type="float">
            <text:p>0.5731355</text:p>
          </table:table-cell>
          <table:table-cell office:value-type="float" office:value="0.51737875" calcext:value-type="float">
            <text:p>0.51737875</text:p>
          </table:table-cell>
          <table:table-cell office:value-type="float" office:value="0.57168722" calcext:value-type="float">
            <text:p>0.57168722</text:p>
          </table:table-cell>
          <table:table-cell office:value-type="float" office:value="0.62454742" calcext:value-type="float">
            <text:p>0.62454742</text:p>
          </table:table-cell>
          <table:table-cell office:value-type="float" office:value="0.64590883" calcext:value-type="float">
            <text:p>0.64590883</text:p>
          </table:table-cell>
          <table:table-cell/>
          <table:table-cell table:formula="of:=AVERAGE([.B3:.K3])" office:value-type="float" office:value="0.574040589" calcext:value-type="float">
            <text:p>0.574040589</text:p>
          </table:table-cell>
          <table:table-cell table:formula="of:=STDEV([.B3:.K3])" office:value-type="float" office:value="0.0507190001865324" calcext:value-type="float">
            <text:p>0.050719000186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21107892" calcext:value-type="float">
            <text:p>0.21107892</text:p>
          </table:table-cell>
          <table:table-cell office:value-type="float" office:value="0.2519913" calcext:value-type="float">
            <text:p>0.2519913</text:p>
          </table:table-cell>
          <table:table-cell office:value-type="float" office:value="0.16473569" calcext:value-type="float">
            <text:p>0.16473569</text:p>
          </table:table-cell>
          <table:table-cell office:value-type="float" office:value="0.25054308" calcext:value-type="float">
            <text:p>0.25054308</text:p>
          </table:table-cell>
          <table:table-cell office:value-type="float" office:value="0.20818247" calcext:value-type="float">
            <text:p>0.20818247</text:p>
          </table:table-cell>
          <table:table-cell office:value-type="float" office:value="0.22628529" calcext:value-type="float">
            <text:p>0.22628529</text:p>
          </table:table-cell>
          <table:table-cell office:value-type="float" office:value="0.22519912" calcext:value-type="float">
            <text:p>0.22519912</text:p>
          </table:table-cell>
          <table:table-cell office:value-type="float" office:value="0.19514844" calcext:value-type="float">
            <text:p>0.19514844</text:p>
          </table:table-cell>
          <table:table-cell office:value-type="float" office:value="0.14265025" calcext:value-type="float">
            <text:p>0.14265025</text:p>
          </table:table-cell>
          <table:table-cell office:value-type="float" office:value="0.22556118" calcext:value-type="float">
            <text:p>0.22556118</text:p>
          </table:table-cell>
          <table:table-cell/>
          <table:table-cell table:formula="of:=AVERAGE([.B4:.K4])" office:value-type="float" office:value="0.210137574" calcext:value-type="float">
            <text:p>0.210137574</text:p>
          </table:table-cell>
          <table:table-cell table:formula="of:=STDEV([.B4:.K4])" office:value-type="float" office:value="0.0348888369453804" calcext:value-type="float">
            <text:p>0.03488883694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STDEV([.B5:.K5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office:value-type="float" office:value="0.13032843" calcext:value-type="float">
            <text:p>0.13032843</text:p>
          </table:table-cell>
          <table:table-cell office:value-type="float" office:value="0.22230267" calcext:value-type="float">
            <text:p>0.22230267</text:p>
          </table:table-cell>
          <table:table-cell office:value-type="float" office:value="0.20601012" calcext:value-type="float">
            <text:p>0.20601012</text:p>
          </table:table-cell>
          <table:table-cell office:value-type="float" office:value="0.22700941" calcext:value-type="float">
            <text:p>0.22700941</text:p>
          </table:table-cell>
          <table:table-cell office:value-type="float" office:value="0.21107892" calcext:value-type="float">
            <text:p>0.21107892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3026791" calcext:value-type="float">
            <text:p>0.23026791</text:p>
          </table:table-cell>
          <table:table-cell office:value-type="float" office:value="0.21904416" calcext:value-type="float">
            <text:p>0.21904416</text:p>
          </table:table-cell>
          <table:table-cell office:value-type="float" office:value="0.11404778" calcext:value-type="float">
            <text:p>0.11404778</text:p>
          </table:table-cell>
          <table:table-cell office:value-type="float" office:value="0.11006517" calcext:value-type="float">
            <text:p>0.11006517</text:p>
          </table:table-cell>
          <table:table-cell/>
          <table:table-cell table:formula="of:=AVERAGE([.B6:.K6])" office:value-type="float" office:value="0.178456442" calcext:value-type="float">
            <text:p>0.178456442</text:p>
          </table:table-cell>
          <table:table-cell table:formula="of:=STDEV([.B6:.K6])" office:value-type="float" office:value="0.0534157883803849" calcext:value-type="float">
            <text:p>0.053415788380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27164503" calcext:value-type="float">
            <text:p>0.27164503</text:p>
          </table:table-cell>
          <table:table-cell office:value-type="float" office:value="0.1755974" calcext:value-type="float">
            <text:p>0.1755974</text:p>
          </table:table-cell>
          <table:table-cell office:value-type="float" office:value="0.22918176" calcext:value-type="float">
            <text:p>0.22918176</text:p>
          </table:table-cell>
          <table:table-cell office:value-type="float" office:value="0.10427227" calcext:value-type="float">
            <text:p>0.10427227</text:p>
          </table:table-cell>
          <table:table-cell office:value-type="float" office:value="0.22918176" calcext:value-type="float">
            <text:p>0.22918176</text:p>
          </table:table-cell>
          <table:table-cell office:value-type="float" office:value="0.12265513" calcext:value-type="float">
            <text:p>0.12265513</text:p>
          </table:table-cell>
          <table:table-cell office:value-type="float" office:value="0.19876902" calcext:value-type="float">
            <text:p>0.19876902</text:p>
          </table:table-cell>
          <table:table-cell office:value-type="float" office:value="0.13323679" calcext:value-type="float">
            <text:p>0.13323679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6666667" calcext:value-type="float">
            <text:p>0.16666667</text:p>
          </table:table-cell>
          <table:table-cell/>
          <table:table-cell table:formula="of:=AVERAGE([.B7:.K7])" office:value-type="float" office:value="0.182309577" calcext:value-type="float">
            <text:p>0.182309577</text:p>
          </table:table-cell>
          <table:table-cell table:formula="of:=STDEV([.B7:.K7])" office:value-type="float" office:value="0.0527929808826616" calcext:value-type="float">
            <text:p>0.052792980882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 (above with random random)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07023896" calcext:value-type="float">
            <text:p>0.07023896</text:p>
          </table:table-cell>
          <table:table-cell office:value-type="float" office:value="0.12816799" calcext:value-type="float">
            <text:p>0.12816799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2288197" calcext:value-type="float">
            <text:p>0.2288197</text:p>
          </table:table-cell>
          <table:table-cell table:number-columns-repeated="2" office:value-type="float" office:value="0.11440985" calcext:value-type="float">
            <text:p>0.11440985</text:p>
          </table:table-cell>
          <table:table-cell office:value-type="float" office:value="0.19949312" calcext:value-type="float">
            <text:p>0.19949312</text:p>
          </table:table-cell>
          <table:table-cell/>
          <table:table-cell table:formula="of:=AVERAGE([.B8:.K8])" office:value-type="float" office:value="0.143374368" calcext:value-type="float">
            <text:p>0.143374368</text:p>
          </table:table-cell>
          <table:table-cell table:formula="of:=STDEV([.B8:.K8])" office:value-type="float" office:value="0.0549820120387548" calcext:value-type="float">
            <text:p>0.054982012038755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51" office:value-type="float" office:value="63.4" calcext:value-type="float">
            <text:p>63.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173.8" calcext:value-type="float">
            <text:p>173.8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24.4" calcext:value-type="float">
            <text:p>24.4</text:p>
          </table:table-cell>
          <table:table-cell table:style-name="ce51" office:value-type="float" office:value="54.4" calcext:value-type="float">
            <text:p>54.4</text:p>
          </table:table-cell>
          <table:table-cell table:style-name="ce51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9" table:formula="of:=[.B14]/SUM([.B14:.H14])" office:value-type="float" office:value="0.115272727272727" calcext:value-type="float">
            <text:p>0.115272727272727</text:p>
          </table:table-cell>
          <table:table-cell table:style-name="ce78" table:formula="of:=[.C14]/SUM([.B14:.H14])" office:value-type="float" office:value="0.0854545454545455" calcext:value-type="float">
            <text:p>0.085454545454546</text:p>
          </table:table-cell>
          <table:table-cell table:style-name="ce42" table:formula="of:=[.D14]/SUM([.B14:.H14])" office:value-type="float" office:value="0.316" calcext:value-type="float">
            <text:p>0.316</text:p>
          </table:table-cell>
          <table:table-cell table:style-name="ce66" table:formula="of:=[.E14]/SUM([.B14:.H14])" office:value-type="float" office:value="0.18" calcext:value-type="float">
            <text:p>0.18</text:p>
          </table:table-cell>
          <table:table-cell table:style-name="ce71" table:formula="of:=[.F14]/SUM([.B14:.H14])" office:value-type="float" office:value="0.0443636363636364" calcext:value-type="float">
            <text:p>0.044363636363636</text:p>
          </table:table-cell>
          <table:table-cell table:style-name="ce79" table:formula="of:=[.G14]/SUM([.B14:.H14])" office:value-type="float" office:value="0.0989090909090909" calcext:value-type="float">
            <text:p>0.098909090909091</text:p>
          </table:table-cell>
          <table:table-cell table:style-name="ce84" table:formula="of:=[.H14]/SUM([.B14:.H14]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51" office:value-type="float" office:value="34.7" calcext:value-type="float">
            <text:p>34.7</text:p>
          </table:table-cell>
          <table:table-cell table:style-name="ce51" office:value-type="float" office:value="27.2" calcext:value-type="float">
            <text:p>27.2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56.5" calcext:value-type="float">
            <text:p>56.5</text:p>
          </table:table-cell>
          <table:table-cell table:style-name="ce51" office:value-type="float" office:value="14.5" calcext:value-type="float">
            <text:p>14.5</text:p>
          </table:table-cell>
          <table:table-cell table:style-name="ce51" office:value-type="float" office:value="30.5" calcext:value-type="float">
            <text:p>30.5</text:p>
          </table:table-cell>
          <table:table-cell table:style-name="ce51" office:value-type="float" office:value="52.6" calcext:value-type="float">
            <text:p>52.6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0" table:formula="of:=[.B15]/SUM([.B15:.H15])" office:value-type="float" office:value="0.109810126582278" calcext:value-type="float">
            <text:p>0.109810126582278</text:p>
          </table:table-cell>
          <table:table-cell table:style-name="ce78" table:formula="of:=[.C15]/SUM([.B15:.H15])" office:value-type="float" office:value="0.0860759493670886" calcext:value-type="float">
            <text:p>0.086075949367089</text:p>
          </table:table-cell>
          <table:table-cell table:style-name="ce42" table:formula="of:=[.D15]/SUM([.B15:.H15])" office:value-type="float" office:value="0.316455696202532" calcext:value-type="float">
            <text:p>0.316455696202532</text:p>
          </table:table-cell>
          <table:table-cell table:style-name="ce66" table:formula="of:=[.E15]/SUM([.B15:.H15])" office:value-type="float" office:value="0.17879746835443" calcext:value-type="float">
            <text:p>0.17879746835443</text:p>
          </table:table-cell>
          <table:table-cell table:style-name="ce71" table:formula="of:=[.F15]/SUM([.B15:.H15])" office:value-type="float" office:value="0.0458860759493671" calcext:value-type="float">
            <text:p>0.045886075949367</text:p>
          </table:table-cell>
          <table:table-cell table:style-name="ce79" table:formula="of:=[.G15]/SUM([.B15:.H15])" office:value-type="float" office:value="0.0965189873417721" calcext:value-type="float">
            <text:p>0.096518987341772</text:p>
          </table:table-cell>
          <table:table-cell table:style-name="ce84" table:formula="of:=[.H15]/SUM([.B15:.H15])" office:value-type="float" office:value="0.166455696202532" calcext:value-type="float">
            <text:p>0.166455696202532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51" office:value-type="float" office:value="37.5" calcext:value-type="float">
            <text:p>37.5</text:p>
          </table:table-cell>
          <table:table-cell table:style-name="ce51" office:value-type="float" office:value="27.2" calcext:value-type="float">
            <text:p>27.2</text:p>
          </table:table-cell>
          <table:table-cell table:style-name="ce51" office:value-type="float" office:value="98.9" calcext:value-type="float">
            <text:p>98.9</text:p>
          </table:table-cell>
          <table:table-cell table:style-name="ce51" office:value-type="float" office:value="56.9" calcext:value-type="float">
            <text:p>56.9</text:p>
          </table:table-cell>
          <table:table-cell table:style-name="ce51" office:value-type="float" office:value="16.3" calcext:value-type="float">
            <text:p>16.3</text:p>
          </table:table-cell>
          <table:table-cell table:style-name="ce51" office:value-type="float" office:value="28.1" calcext:value-type="float">
            <text:p>28.1</text:p>
          </table:table-cell>
          <table:table-cell table:style-name="ce51" office:value-type="float" office:value="51.1" calcext:value-type="float">
            <text:p>51.1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9" table:formula="of:=[.B16]/SUM([.B16:.H16])" office:value-type="float" office:value="0.118670886075949" calcext:value-type="float">
            <text:p>0.118670886075949</text:p>
          </table:table-cell>
          <table:table-cell table:style-name="ce78" table:formula="of:=[.C16]/SUM([.B16:.H16])" office:value-type="float" office:value="0.0860759493670886" calcext:value-type="float">
            <text:p>0.086075949367089</text:p>
          </table:table-cell>
          <table:table-cell table:style-name="ce42" table:formula="of:=[.D16]/SUM([.B16:.H16])" office:value-type="float" office:value="0.312974683544304" calcext:value-type="float">
            <text:p>0.312974683544304</text:p>
          </table:table-cell>
          <table:table-cell table:style-name="ce66" table:formula="of:=[.E16]/SUM([.B16:.H16])" office:value-type="float" office:value="0.18006329113924" calcext:value-type="float">
            <text:p>0.18006329113924</text:p>
          </table:table-cell>
          <table:table-cell table:style-name="ce71" table:formula="of:=[.F16]/SUM([.B16:.H16])" office:value-type="float" office:value="0.0515822784810127" calcext:value-type="float">
            <text:p>0.051582278481013</text:p>
          </table:table-cell>
          <table:table-cell table:style-name="ce79" table:formula="of:=[.G16]/SUM([.B16:.H16])" office:value-type="float" office:value="0.0889240506329114" calcext:value-type="float">
            <text:p>0.088924050632911</text:p>
          </table:table-cell>
          <table:table-cell table:style-name="ce84" table:formula="of:=[.H16]/SUM([.B16:.H16])" office:value-type="float" office:value="0.161708860759494" calcext:value-type="float">
            <text:p>0.161708860759494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51" office:value-type="float" office:value="35.8" calcext:value-type="float">
            <text:p>35.8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99.4" calcext:value-type="float">
            <text:p>99.4</text:p>
          </table:table-cell>
          <table:table-cell table:style-name="ce51" office:value-type="float" office:value="56.4" calcext:value-type="float">
            <text:p>56.4</text:p>
          </table:table-cell>
          <table:table-cell table:style-name="ce51" office:value-type="float" office:value="15.2" calcext:value-type="float">
            <text:p>15.2</text:p>
          </table:table-cell>
          <table:table-cell table:style-name="ce51" office:value-type="float" office:value="32.4" calcext:value-type="float">
            <text:p>32.4</text:p>
          </table:table-cell>
          <table:table-cell table:style-name="ce51" office:value-type="float" office:value="50.8" calcext:value-type="float">
            <text:p>50.8</text:p>
          </table:table-cell>
          <table:table-cell table:style-name="ce51" table:number-columns-repeated="2"/>
          <table:table-cell office:value-type="string" calcext:value-type="string">
            <text:p>Label 3</text:p>
          </table:table-cell>
          <table:table-cell table:style-name="ce9" table:formula="of:=[.B17]/SUM([.B17:.H17])" office:value-type="float" office:value="0.113291139240506" calcext:value-type="float">
            <text:p>0.113291139240506</text:p>
          </table:table-cell>
          <table:table-cell table:style-name="ce78" table:formula="of:=[.C17]/SUM([.B17:.H17])" office:value-type="float" office:value="0.0822784810126582" calcext:value-type="float">
            <text:p>0.082278481012658</text:p>
          </table:table-cell>
          <table:table-cell table:style-name="ce42" table:formula="of:=[.D17]/SUM([.B17:.H17])" office:value-type="float" office:value="0.314556962025316" calcext:value-type="float">
            <text:p>0.314556962025316</text:p>
          </table:table-cell>
          <table:table-cell table:style-name="ce66" table:formula="of:=[.E17]/SUM([.B17:.H17])" office:value-type="float" office:value="0.178481012658228" calcext:value-type="float">
            <text:p>0.178481012658228</text:p>
          </table:table-cell>
          <table:table-cell table:style-name="ce71" table:formula="of:=[.F17]/SUM([.B17:.H17])" office:value-type="float" office:value="0.0481012658227848" calcext:value-type="float">
            <text:p>0.048101265822785</text:p>
          </table:table-cell>
          <table:table-cell table:style-name="ce79" table:formula="of:=[.G17]/SUM([.B17:.H17])" office:value-type="float" office:value="0.10253164556962" calcext:value-type="float">
            <text:p>0.10253164556962</text:p>
          </table:table-cell>
          <table:table-cell table:style-name="ce84" table:formula="of:=[.H17]/SUM([.B17:.H17])" office:value-type="float" office:value="0.160759493670886" calcext:value-type="float">
            <text:p>0.160759493670886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51" office:value-type="float" office:value="71.7" calcext:value-type="float">
            <text:p>71.7</text:p>
          </table:table-cell>
          <table:table-cell table:style-name="ce51" office:value-type="float" office:value="51.6" calcext:value-type="float">
            <text:p>51.6</text:p>
          </table:table-cell>
          <table:table-cell table:style-name="ce51" office:value-type="float" office:value="199.8" calcext:value-type="float">
            <text:p>199.8</text:p>
          </table:table-cell>
          <table:table-cell table:style-name="ce51" office:value-type="float" office:value="112.9" calcext:value-type="float">
            <text:p>112.9</text:p>
          </table:table-cell>
          <table:table-cell table:style-name="ce51" office:value-type="float" office:value="31.6" calcext:value-type="float">
            <text:p>31.6</text:p>
          </table:table-cell>
          <table:table-cell table:style-name="ce51" office:value-type="float" office:value="60.7" calcext:value-type="float">
            <text:p>60.7</text:p>
          </table:table-cell>
          <table:table-cell table:style-name="ce51" office:value-type="float" office:value="103.7" calcext:value-type="float">
            <text:p>103.7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9" table:formula="of:=[.B18]/SUM([.B18:.H18])" office:value-type="float" office:value="0.113449367088608" calcext:value-type="float">
            <text:p>0.113449367088608</text:p>
          </table:table-cell>
          <table:table-cell table:style-name="ce78" table:formula="of:=[.C18]/SUM([.B18:.H18])" office:value-type="float" office:value="0.0816455696202532" calcext:value-type="float">
            <text:p>0.081645569620253</text:p>
          </table:table-cell>
          <table:table-cell table:style-name="ce42" table:formula="of:=[.D18]/SUM([.B18:.H18])" office:value-type="float" office:value="0.316139240506329" calcext:value-type="float">
            <text:p>0.316139240506329</text:p>
          </table:table-cell>
          <table:table-cell table:style-name="ce66" table:formula="of:=[.E18]/SUM([.B18:.H18])" office:value-type="float" office:value="0.178639240506329" calcext:value-type="float">
            <text:p>0.178639240506329</text:p>
          </table:table-cell>
          <table:table-cell table:style-name="ce71" table:formula="of:=[.F18]/SUM([.B18:.H18])" office:value-type="float" office:value="0.05" calcext:value-type="float">
            <text:p>0.05</text:p>
          </table:table-cell>
          <table:table-cell table:style-name="ce79" table:formula="of:=[.G18]/SUM([.B18:.H18])" office:value-type="float" office:value="0.0960443037974683" calcext:value-type="float">
            <text:p>0.096044303797468</text:p>
          </table:table-cell>
          <table:table-cell table:style-name="ce84" table:formula="of:=[.H18]/SUM([.B18:.H18])" office:value-type="float" office:value="0.164082278481013" calcext:value-type="float">
            <text:p>0.16408227848101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51" office:value-type="float" office:value="33.8" calcext:value-type="float">
            <text:p>33.8</text:p>
          </table:table-cell>
          <table:table-cell table:style-name="ce51" office:value-type="float" office:value="25.9" calcext:value-type="float">
            <text:p>25.9</text:p>
          </table:table-cell>
          <table:table-cell table:style-name="ce51" office:value-type="float" office:value="101.9" calcext:value-type="float">
            <text:p>101.9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13.5" calcext:value-type="float">
            <text:p>13.5</text:p>
          </table:table-cell>
          <table:table-cell table:style-name="ce51" office:value-type="float" office:value="30.4" calcext:value-type="float">
            <text:p>30.4</text:p>
          </table:table-cell>
          <table:table-cell table:style-name="ce51" office:value-type="float" office:value="53.5" calcext:value-type="float">
            <text:p>53.5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9" table:formula="of:=[.B19]/SUM([.B19:.H19])" office:value-type="float" office:value="0.106962025316456" calcext:value-type="float">
            <text:p>0.106962025316456</text:p>
          </table:table-cell>
          <table:table-cell table:style-name="ce78" table:formula="of:=[.C19]/SUM([.B19:.H19])" office:value-type="float" office:value="0.0819620253164557" calcext:value-type="float">
            <text:p>0.081962025316456</text:p>
          </table:table-cell>
          <table:table-cell table:style-name="ce42" table:formula="of:=[.D19]/SUM([.B19:.H19])" office:value-type="float" office:value="0.32246835443038" calcext:value-type="float">
            <text:p>0.32246835443038</text:p>
          </table:table-cell>
          <table:table-cell table:style-name="ce66" table:formula="of:=[.E19]/SUM([.B19:.H19])" office:value-type="float" office:value="0.180379746835443" calcext:value-type="float">
            <text:p>0.180379746835443</text:p>
          </table:table-cell>
          <table:table-cell table:style-name="ce71" table:formula="of:=[.F19]/SUM([.B19:.H19])" office:value-type="float" office:value="0.0427215189873418" calcext:value-type="float">
            <text:p>0.042721518987342</text:p>
          </table:table-cell>
          <table:table-cell table:style-name="ce79" table:formula="of:=[.G19]/SUM([.B19:.H19])" office:value-type="float" office:value="0.0962025316455696" calcext:value-type="float">
            <text:p>0.09620253164557</text:p>
          </table:table-cell>
          <table:table-cell table:style-name="ce84" table:formula="of:=[.H19]/SUM([.B19:.H19])" office:value-type="float" office:value="0.169303797468354" calcext:value-type="float">
            <text:p>0.169303797468354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51" office:value-type="float" office:value="37.1" calcext:value-type="float">
            <text:p>37.1</text:p>
          </table:table-cell>
          <table:table-cell table:style-name="ce51" office:value-type="float" office:value="28.2" calcext:value-type="float">
            <text:p>28.2</text:p>
          </table:table-cell>
          <table:table-cell table:style-name="ce51" office:value-type="float" office:value="100.6" calcext:value-type="float">
            <text:p>100.6</text:p>
          </table:table-cell>
          <table:table-cell table:style-name="ce51" office:value-type="float" office:value="55.6" calcext:value-type="float">
            <text:p>55.6</text:p>
          </table:table-cell>
          <table:table-cell table:style-name="ce51" office:value-type="float" office:value="13.2" calcext:value-type="float">
            <text:p>13.2</text:p>
          </table:table-cell>
          <table:table-cell table:style-name="ce51" office:value-type="float" office:value="31.9" calcext:value-type="float">
            <text:p>31.9</text:p>
          </table:table-cell>
          <table:table-cell table:style-name="ce51" office:value-type="float" office:value="49.4" calcext:value-type="float">
            <text:p>49.4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9" table:formula="of:=[.B20]/SUM([.B20:.H20])" office:value-type="float" office:value="0.117405063291139" calcext:value-type="float">
            <text:p>0.117405063291139</text:p>
          </table:table-cell>
          <table:table-cell table:style-name="ce78" table:formula="of:=[.C20]/SUM([.B20:.H20])" office:value-type="float" office:value="0.0892405063291139" calcext:value-type="float">
            <text:p>0.089240506329114</text:p>
          </table:table-cell>
          <table:table-cell table:style-name="ce42" table:formula="of:=[.D20]/SUM([.B20:.H20])" office:value-type="float" office:value="0.318354430379747" calcext:value-type="float">
            <text:p>0.318354430379747</text:p>
          </table:table-cell>
          <table:table-cell table:style-name="ce66" table:formula="of:=[.E20]/SUM([.B20:.H20])" office:value-type="float" office:value="0.175949367088608" calcext:value-type="float">
            <text:p>0.175949367088608</text:p>
          </table:table-cell>
          <table:table-cell table:style-name="ce71" table:formula="of:=[.F20]/SUM([.B20:.H20])" office:value-type="float" office:value="0.0417721518987342" calcext:value-type="float">
            <text:p>0.041772151898734</text:p>
          </table:table-cell>
          <table:table-cell table:style-name="ce79" table:formula="of:=[.G20]/SUM([.B20:.H20])" office:value-type="float" office:value="0.100949367088608" calcext:value-type="float">
            <text:p>0.100949367088608</text:p>
          </table:table-cell>
          <table:table-cell table:style-name="ce84" table:formula="of:=[.H20]/SUM([.B20:.H20])" office:value-type="float" office:value="0.156329113924051" calcext:value-type="float">
            <text:p>0.156329113924051</text:p>
          </table:table-cell>
        </table:table-row>
        <table:table-row table:style-name="ro1">
          <table:table-cell table:style-name="ce51"/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51" office:value-type="float" office:value="97.8" calcext:value-type="float">
            <text:p>97.8</text:p>
          </table:table-cell>
          <table:table-cell table:style-name="ce51" office:value-type="float" office:value="81.4" calcext:value-type="float">
            <text:p>81.4</text:p>
          </table:table-cell>
          <table:table-cell table:style-name="ce51" office:value-type="float" office:value="58.1" calcext:value-type="float">
            <text:p>58.1</text:p>
          </table:table-cell>
          <table:table-cell table:style-name="ce51" office:value-type="float" office:value="24.8" calcext:value-type="float">
            <text:p>24.8</text:p>
          </table:table-cell>
          <table:table-cell table:style-name="ce51" office:value-type="float" office:value="131" calcext:value-type="float">
            <text:p>131</text:p>
          </table:table-cell>
          <table:table-cell table:style-name="ce51" office:value-type="float" office:value="65.7" calcext:value-type="float">
            <text:p>65.7</text:p>
          </table:table-cell>
          <table:table-cell table:style-name="ce51" office:value-type="float" office:value="91.2" calcext:value-type="float">
            <text:p>91.2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9" table:formula="of:=[.B24]/SUM([.B24:.H24])" office:value-type="float" office:value="0.177818181818182" calcext:value-type="float">
            <text:p>0.177818181818182</text:p>
          </table:table-cell>
          <table:table-cell table:style-name="ce35" table:formula="of:=[.C24]/SUM([.B24:.H24])" office:value-type="float" office:value="0.148" calcext:value-type="float">
            <text:p>0.148</text:p>
          </table:table-cell>
          <table:table-cell table:style-name="ce49" table:formula="of:=[.D24]/SUM([.B24:.H24])" office:value-type="float" office:value="0.105636363636364" calcext:value-type="float">
            <text:p>0.105636363636364</text:p>
          </table:table-cell>
          <table:table-cell table:style-name="ce67" table:formula="of:=[.E24]/SUM([.B24:.H24])" office:value-type="float" office:value="0.0450909090909091" calcext:value-type="float">
            <text:p>0.045090909090909</text:p>
          </table:table-cell>
          <table:table-cell table:style-name="ce74" table:formula="of:=[.F24]/SUM([.B24:.H24])" office:value-type="float" office:value="0.238181818181818" calcext:value-type="float">
            <text:p>0.238181818181818</text:p>
          </table:table-cell>
          <table:table-cell table:style-name="ce80" table:formula="of:=[.G24]/SUM([.B24:.H24])" office:value-type="float" office:value="0.119454545454545" calcext:value-type="float">
            <text:p>0.119454545454545</text:p>
          </table:table-cell>
          <table:table-cell table:style-name="ce85" table:formula="of:=[.H24]/SUM([.B24:.H24])" office:value-type="float" office:value="0.165818181818182" calcext:value-type="float">
            <text:p>0.165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51" office:value-type="float" office:value="57.3" calcext:value-type="float">
            <text:p>57.3</text:p>
          </table:table-cell>
          <table:table-cell table:style-name="ce51" office:value-type="float" office:value="51.6" calcext:value-type="float">
            <text:p>51.6</text:p>
          </table:table-cell>
          <table:table-cell table:style-name="ce51" office:value-type="float" office:value="30.7" calcext:value-type="float">
            <text:p>30.7</text:p>
          </table:table-cell>
          <table:table-cell table:style-name="ce51" office:value-type="float" office:value="15.4" calcext:value-type="float">
            <text:p>15.4</text:p>
          </table:table-cell>
          <table:table-cell table:style-name="ce51" office:value-type="float" office:value="69.9" calcext:value-type="float">
            <text:p>69.9</text:p>
          </table:table-cell>
          <table:table-cell table:style-name="ce51" office:value-type="float" office:value="37.8" calcext:value-type="float">
            <text:p>37.8</text:p>
          </table:table-cell>
          <table:table-cell table:style-name="ce51" office:value-type="float" office:value="53.3" calcext:value-type="float">
            <text:p>53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6" table:formula="of:=[.B25]/SUM([.B25:.H25])" office:value-type="float" office:value="0.181329113924051" calcext:value-type="float">
            <text:p>0.181329113924051</text:p>
          </table:table-cell>
          <table:table-cell table:style-name="ce35" table:formula="of:=[.C25]/SUM([.B25:.H25])" office:value-type="float" office:value="0.163291139240506" calcext:value-type="float">
            <text:p>0.163291139240506</text:p>
          </table:table-cell>
          <table:table-cell table:style-name="ce49" table:formula="of:=[.D25]/SUM([.B25:.H25])" office:value-type="float" office:value="0.0971518987341772" calcext:value-type="float">
            <text:p>0.097151898734177</text:p>
          </table:table-cell>
          <table:table-cell table:style-name="ce67" table:formula="of:=[.E25]/SUM([.B25:.H25])" office:value-type="float" office:value="0.0487341772151899" calcext:value-type="float">
            <text:p>0.04873417721519</text:p>
          </table:table-cell>
          <table:table-cell table:style-name="ce74" table:formula="of:=[.F25]/SUM([.B25:.H25])" office:value-type="float" office:value="0.22120253164557" calcext:value-type="float">
            <text:p>0.22120253164557</text:p>
          </table:table-cell>
          <table:table-cell table:style-name="ce80" table:formula="of:=[.G25]/SUM([.B25:.H25])" office:value-type="float" office:value="0.119620253164557" calcext:value-type="float">
            <text:p>0.119620253164557</text:p>
          </table:table-cell>
          <table:table-cell table:style-name="ce85" table:formula="of:=[.H25]/SUM([.B25:.H25])" office:value-type="float" office:value="0.168670886075949" calcext:value-type="float">
            <text:p>0.168670886075949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51" office:value-type="float" office:value="57.9" calcext:value-type="float">
            <text:p>57.9</text:p>
          </table:table-cell>
          <table:table-cell table:style-name="ce51" office:value-type="float" office:value="47.2" calcext:value-type="float">
            <text:p>47.2</text:p>
          </table:table-cell>
          <table:table-cell table:style-name="ce51" office:value-type="float" office:value="34.1" calcext:value-type="float">
            <text:p>34.1</text:p>
          </table:table-cell>
          <table:table-cell table:style-name="ce51" office:value-type="float" office:value="14.5" calcext:value-type="float">
            <text:p>14.5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37.9" calcext:value-type="float">
            <text:p>37.9</text:p>
          </table:table-cell>
          <table:table-cell table:style-name="ce51" office:value-type="float" office:value="59.4" calcext:value-type="float">
            <text:p>59.4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9" table:formula="of:=[.B26]/SUM([.B26:.H26])" office:value-type="float" office:value="0.183227848101266" calcext:value-type="float">
            <text:p>0.183227848101266</text:p>
          </table:table-cell>
          <table:table-cell table:style-name="ce35" table:formula="of:=[.C26]/SUM([.B26:.H26])" office:value-type="float" office:value="0.149367088607595" calcext:value-type="float">
            <text:p>0.149367088607595</text:p>
          </table:table-cell>
          <table:table-cell table:style-name="ce49" table:formula="of:=[.D26]/SUM([.B26:.H26])" office:value-type="float" office:value="0.107911392405063" calcext:value-type="float">
            <text:p>0.107911392405063</text:p>
          </table:table-cell>
          <table:table-cell table:style-name="ce67" table:formula="of:=[.E26]/SUM([.B26:.H26])" office:value-type="float" office:value="0.0458860759493671" calcext:value-type="float">
            <text:p>0.045886075949367</text:p>
          </table:table-cell>
          <table:table-cell table:style-name="ce74" table:formula="of:=[.F26]/SUM([.B26:.H26])" office:value-type="float" office:value="0.205696202531646" calcext:value-type="float">
            <text:p>0.205696202531646</text:p>
          </table:table-cell>
          <table:table-cell table:style-name="ce80" table:formula="of:=[.G26]/SUM([.B26:.H26])" office:value-type="float" office:value="0.119936708860759" calcext:value-type="float">
            <text:p>0.119936708860759</text:p>
          </table:table-cell>
          <table:table-cell table:style-name="ce85" table:formula="of:=[.H26]/SUM([.B26:.H26])" office:value-type="float" office:value="0.187974683544304" calcext:value-type="float">
            <text:p>0.187974683544304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51" office:value-type="float" office:value="55.1" calcext:value-type="float">
            <text:p>55.1</text:p>
          </table:table-cell>
          <table:table-cell table:style-name="ce51" office:value-type="float" office:value="49.3" calcext:value-type="float">
            <text:p>49.3</text:p>
          </table:table-cell>
          <table:table-cell table:style-name="ce51" office:value-type="float" office:value="39.3" calcext:value-type="float">
            <text:p>39.3</text:p>
          </table:table-cell>
          <table:table-cell table:style-name="ce51" office:value-type="float" office:value="15.1" calcext:value-type="float">
            <text:p>15.1</text:p>
          </table:table-cell>
          <table:table-cell table:style-name="ce51" office:value-type="float" office:value="68.6" calcext:value-type="float">
            <text:p>68.6</text:p>
          </table:table-cell>
          <table:table-cell table:style-name="ce51" office:value-type="float" office:value="37.4" calcext:value-type="float">
            <text:p>37.4</text:p>
          </table:table-cell>
          <table:table-cell table:style-name="ce51" office:value-type="float" office:value="51.2" calcext:value-type="float">
            <text:p>51.2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9" table:formula="of:=[.B27]/SUM([.B27:.H27])" office:value-type="float" office:value="0.174367088607595" calcext:value-type="float">
            <text:p>0.174367088607595</text:p>
          </table:table-cell>
          <table:table-cell table:style-name="ce35" table:formula="of:=[.C27]/SUM([.B27:.H27])" office:value-type="float" office:value="0.156012658227848" calcext:value-type="float">
            <text:p>0.156012658227848</text:p>
          </table:table-cell>
          <table:table-cell table:style-name="ce49" table:formula="of:=[.D27]/SUM([.B27:.H27])" office:value-type="float" office:value="0.124367088607595" calcext:value-type="float">
            <text:p>0.124367088607595</text:p>
          </table:table-cell>
          <table:table-cell table:style-name="ce67" table:formula="of:=[.E27]/SUM([.B27:.H27])" office:value-type="float" office:value="0.0477848101265823" calcext:value-type="float">
            <text:p>0.047784810126582</text:p>
          </table:table-cell>
          <table:table-cell table:style-name="ce74" table:formula="of:=[.F27]/SUM([.B27:.H27])" office:value-type="float" office:value="0.217088607594937" calcext:value-type="float">
            <text:p>0.217088607594937</text:p>
          </table:table-cell>
          <table:table-cell table:style-name="ce80" table:formula="of:=[.G27]/SUM([.B27:.H27])" office:value-type="float" office:value="0.118354430379747" calcext:value-type="float">
            <text:p>0.118354430379747</text:p>
          </table:table-cell>
          <table:table-cell table:style-name="ce85" table:formula="of:=[.H27]/SUM([.B27:.H27])" office:value-type="float" office:value="0.162025316455696" calcext:value-type="float">
            <text:p>0.162025316455696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51" office:value-type="float" office:value="117.1" calcext:value-type="float">
            <text:p>117.1</text:p>
          </table:table-cell>
          <table:table-cell table:style-name="ce51" office:value-type="float" office:value="94.2" calcext:value-type="float">
            <text:p>94.2</text:p>
          </table:table-cell>
          <table:table-cell table:style-name="ce51" office:value-type="float" office:value="71.4" calcext:value-type="float">
            <text:p>71.4</text:p>
          </table:table-cell>
          <table:table-cell table:style-name="ce51" office:value-type="float" office:value="31.5" calcext:value-type="float">
            <text:p>31.5</text:p>
          </table:table-cell>
          <table:table-cell table:style-name="ce51" office:value-type="float" office:value="138.7" calcext:value-type="float">
            <text:p>138.7</text:p>
          </table:table-cell>
          <table:table-cell table:style-name="ce51" office:value-type="float" office:value="73.9" calcext:value-type="float">
            <text:p>73.9</text:p>
          </table:table-cell>
          <table:table-cell table:style-name="ce51" office:value-type="float" office:value="105.2" calcext:value-type="float">
            <text:p>105.2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19" table:formula="of:=[.B28]/SUM([.B28:.H28])" office:value-type="float" office:value="0.185284810126582" calcext:value-type="float">
            <text:p>0.185284810126582</text:p>
          </table:table-cell>
          <table:table-cell table:style-name="ce35" table:formula="of:=[.C28]/SUM([.B28:.H28])" office:value-type="float" office:value="0.149050632911392" calcext:value-type="float">
            <text:p>0.149050632911392</text:p>
          </table:table-cell>
          <table:table-cell table:style-name="ce49" table:formula="of:=[.D28]/SUM([.B28:.H28])" office:value-type="float" office:value="0.112974683544304" calcext:value-type="float">
            <text:p>0.112974683544304</text:p>
          </table:table-cell>
          <table:table-cell table:style-name="ce67" table:formula="of:=[.E28]/SUM([.B28:.H28])" office:value-type="float" office:value="0.0498417721518987" calcext:value-type="float">
            <text:p>0.049841772151899</text:p>
          </table:table-cell>
          <table:table-cell table:style-name="ce74" table:formula="of:=[.F28]/SUM([.B28:.H28])" office:value-type="float" office:value="0.219462025316456" calcext:value-type="float">
            <text:p>0.219462025316456</text:p>
          </table:table-cell>
          <table:table-cell table:style-name="ce80" table:formula="of:=[.G28]/SUM([.B28:.H28])" office:value-type="float" office:value="0.116930379746835" calcext:value-type="float">
            <text:p>0.116930379746835</text:p>
          </table:table-cell>
          <table:table-cell table:style-name="ce85" table:formula="of:=[.H28]/SUM([.B28:.H28])" office:value-type="float" office:value="0.166455696202532" calcext:value-type="float">
            <text:p>0.166455696202532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51" office:value-type="float" office:value="55.6" calcext:value-type="float">
            <text:p>55.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32.4" calcext:value-type="float">
            <text:p>32.4</text:p>
          </table:table-cell>
          <table:table-cell table:style-name="ce51" office:value-type="float" office:value="16.5" calcext:value-type="float">
            <text:p>16.5</text:p>
          </table:table-cell>
          <table:table-cell table:style-name="ce51" office:value-type="float" office:value="73.4" calcext:value-type="float">
            <text:p>73.4</text:p>
          </table:table-cell>
          <table:table-cell table:style-name="ce51" office:value-type="float" office:value="35.8" calcext:value-type="float">
            <text:p>35.8</text:p>
          </table:table-cell>
          <table:table-cell table:style-name="ce51" office:value-type="float" office:value="53.3" calcext:value-type="float">
            <text:p>53.3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19" table:formula="of:=[.B29]/SUM([.B29:.H29])" office:value-type="float" office:value="0.175949367088608" calcext:value-type="float">
            <text:p>0.175949367088608</text:p>
          </table:table-cell>
          <table:table-cell table:style-name="ce35" table:formula="of:=[.C29]/SUM([.B29:.H29])" office:value-type="float" office:value="0.15506329113924" calcext:value-type="float">
            <text:p>0.15506329113924</text:p>
          </table:table-cell>
          <table:table-cell table:style-name="ce49" table:formula="of:=[.D29]/SUM([.B29:.H29])" office:value-type="float" office:value="0.10253164556962" calcext:value-type="float">
            <text:p>0.10253164556962</text:p>
          </table:table-cell>
          <table:table-cell table:style-name="ce67" table:formula="of:=[.E29]/SUM([.B29:.H29])" office:value-type="float" office:value="0.0522151898734177" calcext:value-type="float">
            <text:p>0.052215189873418</text:p>
          </table:table-cell>
          <table:table-cell table:style-name="ce74" table:formula="of:=[.F29]/SUM([.B29:.H29])" office:value-type="float" office:value="0.232278481012658" calcext:value-type="float">
            <text:p>0.232278481012658</text:p>
          </table:table-cell>
          <table:table-cell table:style-name="ce80" table:formula="of:=[.G29]/SUM([.B29:.H29])" office:value-type="float" office:value="0.113291139240506" calcext:value-type="float">
            <text:p>0.113291139240506</text:p>
          </table:table-cell>
          <table:table-cell table:style-name="ce85" table:formula="of:=[.H29]/SUM([.B29:.H29])" office:value-type="float" office:value="0.168670886075949" calcext:value-type="float">
            <text:p>0.168670886075949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51" office:value-type="float" office:value="54.7" calcext:value-type="float">
            <text:p>54.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33.6" calcext:value-type="float">
            <text:p>33.6</text:p>
          </table:table-cell>
          <table:table-cell table:style-name="ce51" office:value-type="float" office:value="14.6" calcext:value-type="float">
            <text:p>14.6</text:p>
          </table:table-cell>
          <table:table-cell table:style-name="ce51" office:value-type="float" office:value="74.6" calcext:value-type="float">
            <text:p>74.6</text:p>
          </table:table-cell>
          <table:table-cell table:style-name="ce51" office:value-type="float" office:value="36.7" calcext:value-type="float">
            <text:p>36.7</text:p>
          </table:table-cell>
          <table:table-cell table:style-name="ce51" office:value-type="float" office:value="52.8" calcext:value-type="float">
            <text:p>52.8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19" table:formula="of:=[.B30]/SUM([.B30:.H30])" office:value-type="float" office:value="0.173101265822785" calcext:value-type="float">
            <text:p>0.173101265822785</text:p>
          </table:table-cell>
          <table:table-cell table:style-name="ce35" table:formula="of:=[.C30]/SUM([.B30:.H30])" office:value-type="float" office:value="0.15506329113924" calcext:value-type="float">
            <text:p>0.15506329113924</text:p>
          </table:table-cell>
          <table:table-cell table:style-name="ce49" table:formula="of:=[.D30]/SUM([.B30:.H30])" office:value-type="float" office:value="0.106329113924051" calcext:value-type="float">
            <text:p>0.106329113924051</text:p>
          </table:table-cell>
          <table:table-cell table:style-name="ce67" table:formula="of:=[.E30]/SUM([.B30:.H30])" office:value-type="float" office:value="0.0462025316455696" calcext:value-type="float">
            <text:p>0.04620253164557</text:p>
          </table:table-cell>
          <table:table-cell table:style-name="ce74" table:formula="of:=[.F30]/SUM([.B30:.H30])" office:value-type="float" office:value="0.236075949367089" calcext:value-type="float">
            <text:p>0.236075949367089</text:p>
          </table:table-cell>
          <table:table-cell table:style-name="ce80" table:formula="of:=[.G30]/SUM([.B30:.H30])" office:value-type="float" office:value="0.116139240506329" calcext:value-type="float">
            <text:p>0.116139240506329</text:p>
          </table:table-cell>
          <table:table-cell table:style-name="ce85" table:formula="of:=[.H30]/SUM([.B30:.H30])" office:value-type="float" office:value="0.167088607594937" calcext:value-type="float">
            <text:p>0.167088607594937</text:p>
          </table:table-cell>
        </table:table-row>
        <table:table-row table:style-name="ro1">
          <table:table-cell table:number-columns-repeated="8"/>
          <table:table-cell table:style-name="ce51" table:number-columns-repeated="7"/>
          <table:table-cell table:number-columns-repeated="3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2"/>
          <table:table-cell/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51" office:value-type="float" office:value="72.6" calcext:value-type="float">
            <text:p>72.6</text:p>
          </table:table-cell>
          <table:table-cell table:style-name="ce51" office:value-type="float" office:value="24.2" calcext:value-type="float">
            <text:p>24.2</text:p>
          </table:table-cell>
          <table:table-cell table:style-name="ce51" office:value-type="float" office:value="114.4" calcext:value-type="float">
            <text:p>114.4</text:p>
          </table:table-cell>
          <table:table-cell table:style-name="ce51" office:value-type="float" office:value="55.7" calcext:value-type="float">
            <text:p>55.7</text:p>
          </table:table-cell>
          <table:table-cell table:style-name="ce51" office:value-type="float" office:value="134.6" calcext:value-type="float">
            <text:p>134.6</text:p>
          </table:table-cell>
          <table:table-cell table:style-name="ce51" office:value-type="float" office:value="64.5" calcext:value-type="float">
            <text:p>64.5</text:p>
          </table:table-cell>
          <table:table-cell table:style-name="ce51" office:value-type="float" office:value="84" calcext:value-type="float">
            <text:p>84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27" table:formula="of:=[.B34]/SUM([.B34:.H34])" office:value-type="float" office:value="0.132" calcext:value-type="float">
            <text:p>0.132</text:p>
          </table:table-cell>
          <table:table-cell table:style-name="ce36" table:formula="of:=[.C34]/SUM([.B34:.H34])" office:value-type="float" office:value="0.044" calcext:value-type="float">
            <text:p>0.044</text:p>
          </table:table-cell>
          <table:table-cell table:style-name="ce63" table:formula="of:=[.D34]/SUM([.B34:.H34])" office:value-type="float" office:value="0.208" calcext:value-type="float">
            <text:p>0.208</text:p>
          </table:table-cell>
          <table:table-cell table:style-name="ce68" table:formula="of:=[.E34]/SUM([.B34:.H34])" office:value-type="float" office:value="0.101272727272727" calcext:value-type="float">
            <text:p>0.101272727272727</text:p>
          </table:table-cell>
          <table:table-cell table:style-name="ce75" table:formula="of:=[.F34]/SUM([.B34:.H34])" office:value-type="float" office:value="0.244727272727273" calcext:value-type="float">
            <text:p>0.244727272727273</text:p>
          </table:table-cell>
          <table:table-cell table:style-name="ce81" table:formula="of:=[.G34]/SUM([.B34:.H34])" office:value-type="float" office:value="0.117272727272727" calcext:value-type="float">
            <text:p>0.117272727272727</text:p>
          </table:table-cell>
          <table:table-cell table:style-name="ce86" table:formula="of:=[.H34]/SUM([.B34:.H34])" office:value-type="float" office:value="0.152727272727273" calcext:value-type="float">
            <text:p>0.152727272727273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51" office:value-type="float" office:value="41.7" calcext:value-type="float">
            <text:p>41.7</text:p>
          </table:table-cell>
          <table:table-cell table:style-name="ce51" office:value-type="float" office:value="13.7" calcext:value-type="float">
            <text:p>13.7</text:p>
          </table:table-cell>
          <table:table-cell table:style-name="ce51" office:value-type="float" office:value="63.3" calcext:value-type="float">
            <text:p>63.3</text:p>
          </table:table-cell>
          <table:table-cell table:style-name="ce51" office:value-type="float" office:value="31.6" calcext:value-type="float">
            <text:p>31.6</text:p>
          </table:table-cell>
          <table:table-cell table:style-name="ce51" office:value-type="float" office:value="80.6" calcext:value-type="float">
            <text:p>80.6</text:p>
          </table:table-cell>
          <table:table-cell table:style-name="ce51" office:value-type="float" office:value="37.8" calcext:value-type="float">
            <text:p>37.8</text:p>
          </table:table-cell>
          <table:table-cell table:style-name="ce51" office:value-type="float" office:value="47.3" calcext:value-type="float">
            <text:p>47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9" table:formula="of:=[.B35]/SUM([.B35:.H35])" office:value-type="float" office:value="0.131962025316456" calcext:value-type="float">
            <text:p>0.131962025316456</text:p>
          </table:table-cell>
          <table:table-cell table:style-name="ce36" table:formula="of:=[.C35]/SUM([.B35:.H35])" office:value-type="float" office:value="0.0433544303797468" calcext:value-type="float">
            <text:p>0.043354430379747</text:p>
          </table:table-cell>
          <table:table-cell table:style-name="ce63" table:formula="of:=[.D35]/SUM([.B35:.H35])" office:value-type="float" office:value="0.200316455696202" calcext:value-type="float">
            <text:p>0.200316455696202</text:p>
          </table:table-cell>
          <table:table-cell table:style-name="ce68" table:formula="of:=[.E35]/SUM([.B35:.H35])" office:value-type="float" office:value="0.1" calcext:value-type="float">
            <text:p>0.1</text:p>
          </table:table-cell>
          <table:table-cell table:style-name="ce75" table:formula="of:=[.F35]/SUM([.B35:.H35])" office:value-type="float" office:value="0.25506329113924" calcext:value-type="float">
            <text:p>0.25506329113924</text:p>
          </table:table-cell>
          <table:table-cell table:style-name="ce81" table:formula="of:=[.G35]/SUM([.B35:.H35])" office:value-type="float" office:value="0.119620253164557" calcext:value-type="float">
            <text:p>0.119620253164557</text:p>
          </table:table-cell>
          <table:table-cell table:style-name="ce86" table:formula="of:=[.H35]/SUM([.B35:.H35])" office:value-type="float" office:value="0.149683544303797" calcext:value-type="float">
            <text:p>0.149683544303797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51" office:value-type="float" office:value="41.8" calcext:value-type="float">
            <text:p>41.8</text:p>
          </table:table-cell>
          <table:table-cell table:style-name="ce51" office:value-type="float" office:value="13.7" calcext:value-type="float">
            <text:p>13.7</text:p>
          </table:table-cell>
          <table:table-cell table:style-name="ce51" office:value-type="float" office:value="65.5" calcext:value-type="float">
            <text:p>65.5</text:p>
          </table:table-cell>
          <table:table-cell table:style-name="ce51" office:value-type="float" office:value="31.8" calcext:value-type="float">
            <text:p>31.8</text:p>
          </table:table-cell>
          <table:table-cell table:style-name="ce51" office:value-type="float" office:value="80.4" calcext:value-type="float">
            <text:p>80.4</text:p>
          </table:table-cell>
          <table:table-cell table:style-name="ce51" office:value-type="float" office:value="36.2" calcext:value-type="float">
            <text:p>36.2</text:p>
          </table:table-cell>
          <table:table-cell table:style-name="ce51" office:value-type="float" office:value="46.6" calcext:value-type="float">
            <text:p>46.6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7" table:formula="of:=[.B36]/SUM([.B36:.H36])" office:value-type="float" office:value="0.132278481012658" calcext:value-type="float">
            <text:p>0.132278481012658</text:p>
          </table:table-cell>
          <table:table-cell table:style-name="ce36" table:formula="of:=[.C36]/SUM([.B36:.H36])" office:value-type="float" office:value="0.0433544303797468" calcext:value-type="float">
            <text:p>0.043354430379747</text:p>
          </table:table-cell>
          <table:table-cell table:style-name="ce63" table:formula="of:=[.D36]/SUM([.B36:.H36])" office:value-type="float" office:value="0.207278481012658" calcext:value-type="float">
            <text:p>0.207278481012658</text:p>
          </table:table-cell>
          <table:table-cell table:style-name="ce68" table:formula="of:=[.E36]/SUM([.B36:.H36])" office:value-type="float" office:value="0.100632911392405" calcext:value-type="float">
            <text:p>0.100632911392405</text:p>
          </table:table-cell>
          <table:table-cell table:style-name="ce75" table:formula="of:=[.F36]/SUM([.B36:.H36])" office:value-type="float" office:value="0.254430379746835" calcext:value-type="float">
            <text:p>0.254430379746835</text:p>
          </table:table-cell>
          <table:table-cell table:style-name="ce81" table:formula="of:=[.G36]/SUM([.B36:.H36])" office:value-type="float" office:value="0.114556962025316" calcext:value-type="float">
            <text:p>0.114556962025316</text:p>
          </table:table-cell>
          <table:table-cell table:style-name="ce86" table:formula="of:=[.H36]/SUM([.B36:.H36])" office:value-type="float" office:value="0.14746835443038" calcext:value-type="float">
            <text:p>0.14746835443038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51" office:value-type="float" office:value="40.7" calcext:value-type="float">
            <text:p>40.7</text:p>
          </table:table-cell>
          <table:table-cell table:style-name="ce51" office:value-type="float" office:value="13.1" calcext:value-type="float">
            <text:p>13.1</text:p>
          </table:table-cell>
          <table:table-cell table:style-name="ce51" office:value-type="float" office:value="68.2" calcext:value-type="float">
            <text:p>68.2</text:p>
          </table:table-cell>
          <table:table-cell table:style-name="ce51" office:value-type="float" office:value="31.2" calcext:value-type="float">
            <text:p>31.2</text:p>
          </table:table-cell>
          <table:table-cell table:style-name="ce51" office:value-type="float" office:value="82.6" calcext:value-type="float">
            <text:p>82.6</text:p>
          </table:table-cell>
          <table:table-cell table:style-name="ce51" office:value-type="float" office:value="37.4" calcext:value-type="float">
            <text:p>37.4</text:p>
          </table:table-cell>
          <table:table-cell table:style-name="ce51" office:value-type="float" office:value="42.8" calcext:value-type="float">
            <text:p>42.8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27" table:formula="of:=[.B37]/SUM([.B37:.H37])" office:value-type="float" office:value="0.12879746835443" calcext:value-type="float">
            <text:p>0.12879746835443</text:p>
          </table:table-cell>
          <table:table-cell table:style-name="ce36" table:formula="of:=[.C37]/SUM([.B37:.H37])" office:value-type="float" office:value="0.0414556962025316" calcext:value-type="float">
            <text:p>0.041455696202532</text:p>
          </table:table-cell>
          <table:table-cell table:style-name="ce63" table:formula="of:=[.D37]/SUM([.B37:.H37])" office:value-type="float" office:value="0.215822784810127" calcext:value-type="float">
            <text:p>0.215822784810127</text:p>
          </table:table-cell>
          <table:table-cell table:style-name="ce68" table:formula="of:=[.E37]/SUM([.B37:.H37])" office:value-type="float" office:value="0.0987341772151899" calcext:value-type="float">
            <text:p>0.09873417721519</text:p>
          </table:table-cell>
          <table:table-cell table:style-name="ce75" table:formula="of:=[.F37]/SUM([.B37:.H37])" office:value-type="float" office:value="0.261392405063291" calcext:value-type="float">
            <text:p>0.261392405063291</text:p>
          </table:table-cell>
          <table:table-cell table:style-name="ce81" table:formula="of:=[.G37]/SUM([.B37:.H37])" office:value-type="float" office:value="0.118354430379747" calcext:value-type="float">
            <text:p>0.118354430379747</text:p>
          </table:table-cell>
          <table:table-cell table:style-name="ce86" table:formula="of:=[.H37]/SUM([.B37:.H37])" office:value-type="float" office:value="0.135443037974684" calcext:value-type="float">
            <text:p>0.135443037974684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51" office:value-type="float" office:value="85.4" calcext:value-type="float">
            <text:p>85.4</text:p>
          </table:table-cell>
          <table:table-cell table:style-name="ce51" office:value-type="float" office:value="29.5" calcext:value-type="float">
            <text:p>29.5</text:p>
          </table:table-cell>
          <table:table-cell table:style-name="ce51" office:value-type="float" office:value="131.9" calcext:value-type="float">
            <text:p>131.9</text:p>
          </table:table-cell>
          <table:table-cell table:style-name="ce51" office:value-type="float" office:value="61.5" calcext:value-type="float">
            <text:p>61.5</text:p>
          </table:table-cell>
          <table:table-cell table:style-name="ce51" office:value-type="float" office:value="156.7" calcext:value-type="float">
            <text:p>156.7</text:p>
          </table:table-cell>
          <table:table-cell table:style-name="ce51" office:value-type="float" office:value="70.7" calcext:value-type="float">
            <text:p>70.7</text:p>
          </table:table-cell>
          <table:table-cell table:style-name="ce51" office:value-type="float" office:value="96.3" calcext:value-type="float">
            <text:p>96.3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27" table:formula="of:=[.B38]/SUM([.B38:.H38])" office:value-type="float" office:value="0.135126582278481" calcext:value-type="float">
            <text:p>0.135126582278481</text:p>
          </table:table-cell>
          <table:table-cell table:style-name="ce36" table:formula="of:=[.C38]/SUM([.B38:.H38])" office:value-type="float" office:value="0.0466772151898734" calcext:value-type="float">
            <text:p>0.046677215189873</text:p>
          </table:table-cell>
          <table:table-cell table:style-name="ce63" table:formula="of:=[.D38]/SUM([.B38:.H38])" office:value-type="float" office:value="0.20870253164557" calcext:value-type="float">
            <text:p>0.20870253164557</text:p>
          </table:table-cell>
          <table:table-cell table:style-name="ce68" table:formula="of:=[.E38]/SUM([.B38:.H38])" office:value-type="float" office:value="0.0973101265822785" calcext:value-type="float">
            <text:p>0.097310126582279</text:p>
          </table:table-cell>
          <table:table-cell table:style-name="ce75" table:formula="of:=[.F38]/SUM([.B38:.H38])" office:value-type="float" office:value="0.247943037974683" calcext:value-type="float">
            <text:p>0.247943037974683</text:p>
          </table:table-cell>
          <table:table-cell table:style-name="ce81" table:formula="of:=[.G38]/SUM([.B38:.H38])" office:value-type="float" office:value="0.111867088607595" calcext:value-type="float">
            <text:p>0.111867088607595</text:p>
          </table:table-cell>
          <table:table-cell table:style-name="ce86" table:formula="of:=[.H38]/SUM([.B38:.H38])" office:value-type="float" office:value="0.152373417721519" calcext:value-type="float">
            <text:p>0.152373417721519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51" office:value-type="float" office:value="44.4" calcext:value-type="float">
            <text:p>44.4</text:p>
          </table:table-cell>
          <table:table-cell table:style-name="ce51" office:value-type="float" office:value="13.1" calcext:value-type="float">
            <text:p>13.1</text:p>
          </table:table-cell>
          <table:table-cell table:style-name="ce51" office:value-type="float" office:value="62.3" calcext:value-type="float">
            <text:p>62.3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80.1" calcext:value-type="float">
            <text:p>80.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9.1" calcext:value-type="float">
            <text:p>49.1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27" table:formula="of:=[.B39]/SUM([.B39:.H39])" office:value-type="float" office:value="0.140506329113924" calcext:value-type="float">
            <text:p>0.140506329113924</text:p>
          </table:table-cell>
          <table:table-cell table:style-name="ce36" table:formula="of:=[.C39]/SUM([.B39:.H39])" office:value-type="float" office:value="0.0414556962025316" calcext:value-type="float">
            <text:p>0.041455696202532</text:p>
          </table:table-cell>
          <table:table-cell table:style-name="ce63" table:formula="of:=[.D39]/SUM([.B39:.H39])" office:value-type="float" office:value="0.197151898734177" calcext:value-type="float">
            <text:p>0.197151898734177</text:p>
          </table:table-cell>
          <table:table-cell table:style-name="ce68" table:formula="of:=[.E39]/SUM([.B39:.H39])" office:value-type="float" office:value="0.10126582278481" calcext:value-type="float">
            <text:p>0.10126582278481</text:p>
          </table:table-cell>
          <table:table-cell table:style-name="ce75" table:formula="of:=[.F39]/SUM([.B39:.H39])" office:value-type="float" office:value="0.253481012658228" calcext:value-type="float">
            <text:p>0.253481012658228</text:p>
          </table:table-cell>
          <table:table-cell table:style-name="ce81" table:formula="of:=[.G39]/SUM([.B39:.H39])" office:value-type="float" office:value="0.110759493670886" calcext:value-type="float">
            <text:p>0.110759493670886</text:p>
          </table:table-cell>
          <table:table-cell table:style-name="ce86" table:formula="of:=[.H39]/SUM([.B39:.H39])" office:value-type="float" office:value="0.155379746835443" calcext:value-type="float">
            <text:p>0.155379746835443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51" office:value-type="float" office:value="40.4" calcext:value-type="float">
            <text:p>40.4</text:p>
          </table:table-cell>
          <table:table-cell table:style-name="ce51" office:value-type="float" office:value="14.1" calcext:value-type="float">
            <text:p>14.1</text:p>
          </table:table-cell>
          <table:table-cell table:style-name="ce51" office:value-type="float" office:value="65.7" calcext:value-type="float">
            <text:p>65.7</text:p>
          </table:table-cell>
          <table:table-cell table:style-name="ce51" office:value-type="float" office:value="33.1" calcext:value-type="float">
            <text:p>33.1</text:p>
          </table:table-cell>
          <table:table-cell table:style-name="ce51" office:value-type="float" office:value="81.9" calcext:value-type="float">
            <text:p>81.9</text:p>
          </table:table-cell>
          <table:table-cell table:style-name="ce51" office:value-type="float" office:value="35.2" calcext:value-type="float">
            <text:p>35.2</text:p>
          </table:table-cell>
          <table:table-cell table:style-name="ce51" office:value-type="float" office:value="45.6" calcext:value-type="float">
            <text:p>45.6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27" table:formula="of:=[.B40]/SUM([.B40:.H40])" office:value-type="float" office:value="0.127848101265823" calcext:value-type="float">
            <text:p>0.127848101265823</text:p>
          </table:table-cell>
          <table:table-cell table:style-name="ce36" table:formula="of:=[.C40]/SUM([.B40:.H40])" office:value-type="float" office:value="0.044620253164557" calcext:value-type="float">
            <text:p>0.044620253164557</text:p>
          </table:table-cell>
          <table:table-cell table:style-name="ce63" table:formula="of:=[.D40]/SUM([.B40:.H40])" office:value-type="float" office:value="0.207911392405063" calcext:value-type="float">
            <text:p>0.207911392405063</text:p>
          </table:table-cell>
          <table:table-cell table:style-name="ce68" table:formula="of:=[.E40]/SUM([.B40:.H40])" office:value-type="float" office:value="0.104746835443038" calcext:value-type="float">
            <text:p>0.104746835443038</text:p>
          </table:table-cell>
          <table:table-cell table:style-name="ce75" table:formula="of:=[.F40]/SUM([.B40:.H40])" office:value-type="float" office:value="0.259177215189873" calcext:value-type="float">
            <text:p>0.259177215189873</text:p>
          </table:table-cell>
          <table:table-cell table:style-name="ce81" table:formula="of:=[.G40]/SUM([.B40:.H40])" office:value-type="float" office:value="0.111392405063291" calcext:value-type="float">
            <text:p>0.111392405063291</text:p>
          </table:table-cell>
          <table:table-cell table:style-name="ce86" table:formula="of:=[.H40]/SUM([.B40:.H40])" office:value-type="float" office:value="0.144303797468354" calcext:value-type="float">
            <text:p>0.144303797468354</text:p>
          </table:table-cell>
        </table:table-row>
        <table:table-row table:style-name="ro1">
          <table:table-cell table:number-columns-repeated="8"/>
          <table:table-cell table:style-name="ce51" table:number-columns-repeated="7"/>
          <table:table-cell table:number-columns-repeated="3"/>
        </table:table-row>
        <table:table-row table:style-name="ro1">
          <table:table-cell table:style-name="ce13" office:value-type="string" calcext:value-type="string">
            <text:p>LSTM+Fully Connected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51" office:value-type="float" office:value="65.3" calcext:value-type="float">
            <text:p>65.3</text:p>
          </table:table-cell>
          <table:table-cell table:style-name="ce51" office:value-type="float" office:value="3.5" calcext:value-type="float">
            <text:p>3.5</text:p>
          </table:table-cell>
          <table:table-cell table:style-name="ce51" office:value-type="float" office:value="3.7" calcext:value-type="float">
            <text:p>3.7</text:p>
          </table:table-cell>
          <table:table-cell table:style-name="ce51" office:value-type="float" office:value="95.4" calcext:value-type="float">
            <text:p>95.4</text:p>
          </table:table-cell>
          <table:table-cell table:style-name="ce51" office:value-type="float" office:value="265.7" calcext:value-type="float">
            <text:p>265.7</text:p>
          </table:table-cell>
          <table:table-cell table:style-name="ce51" office:value-type="float" office:value="54.8" calcext:value-type="float">
            <text:p>54.8</text:p>
          </table:table-cell>
          <table:table-cell table:style-name="ce51" office:value-type="float" office:value="61.6" calcext:value-type="float">
            <text:p>61.6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30" table:formula="of:=[.B44]/SUM([.B44:.H44])" office:value-type="float" office:value="0.118727272727273" calcext:value-type="float">
            <text:p>0.118727272727273</text:p>
          </table:table-cell>
          <table:table-cell table:style-name="ce37" table:formula="of:=[.C44]/SUM([.B44:.H44])" office:value-type="float" office:value="0.00636363636363636" calcext:value-type="float">
            <text:p>0.006363636363636</text:p>
          </table:table-cell>
          <table:table-cell table:style-name="ce64" table:formula="of:=[.D44]/SUM([.B44:.H44])" office:value-type="float" office:value="0.00672727272727273" calcext:value-type="float">
            <text:p>0.006727272727273</text:p>
          </table:table-cell>
          <table:table-cell table:style-name="ce69" table:formula="of:=[.E44]/SUM([.B44:.H44])" office:value-type="float" office:value="0.173454545454545" calcext:value-type="float">
            <text:p>0.173454545454545</text:p>
          </table:table-cell>
          <table:table-cell table:style-name="ce76" table:formula="of:=[.F44]/SUM([.B44:.H44])" office:value-type="float" office:value="0.483090909090909" calcext:value-type="float">
            <text:p>0.483090909090909</text:p>
          </table:table-cell>
          <table:table-cell table:style-name="ce82" table:formula="of:=[.G44]/SUM([.B44:.H44])" office:value-type="float" office:value="0.0996363636363636" calcext:value-type="float">
            <text:p>0.099636363636364</text:p>
          </table:table-cell>
          <table:table-cell table:style-name="ce87" table:formula="of:=[.H44]/SUM([.B44:.H44])" office:value-type="float" office:value="0.112" calcext:value-type="float">
            <text:p>0.11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51" office:value-type="float" office:value="39.1" calcext:value-type="float">
            <text:p>39.1</text:p>
          </table:table-cell>
          <table:table-cell table:style-name="ce51" office:value-type="float" office:value="1.9" calcext:value-type="float">
            <text:p>1.9</text:p>
          </table:table-cell>
          <table:table-cell table:style-name="ce51" office:value-type="float" office:value="2.2" calcext:value-type="float">
            <text:p>2.2</text:p>
          </table:table-cell>
          <table:table-cell table:style-name="ce51" office:value-type="float" office:value="55.1" calcext:value-type="float">
            <text:p>55.1</text:p>
          </table:table-cell>
          <table:table-cell table:style-name="ce51" office:value-type="float" office:value="151.2" calcext:value-type="float">
            <text:p>151.2</text:p>
          </table:table-cell>
          <table:table-cell table:style-name="ce51" office:value-type="float" office:value="31.6" calcext:value-type="float">
            <text:p>31.6</text:p>
          </table:table-cell>
          <table:table-cell table:style-name="ce51" office:value-type="float" office:value="34.9" calcext:value-type="float">
            <text:p>34.9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31" table:formula="of:=[.B45]/SUM([.B45:.H45])" office:value-type="float" office:value="0.12373417721519" calcext:value-type="float">
            <text:p>0.12373417721519</text:p>
          </table:table-cell>
          <table:table-cell table:style-name="ce37" table:formula="of:=[.C45]/SUM([.B45:.H45])" office:value-type="float" office:value="0.0060126582278481" calcext:value-type="float">
            <text:p>0.006012658227848</text:p>
          </table:table-cell>
          <table:table-cell table:style-name="ce64" table:formula="of:=[.D45]/SUM([.B45:.H45])" office:value-type="float" office:value="0.0069620253164557" calcext:value-type="float">
            <text:p>0.006962025316456</text:p>
          </table:table-cell>
          <table:table-cell table:style-name="ce69" table:formula="of:=[.E45]/SUM([.B45:.H45])" office:value-type="float" office:value="0.174367088607595" calcext:value-type="float">
            <text:p>0.174367088607595</text:p>
          </table:table-cell>
          <table:table-cell table:style-name="ce76" table:formula="of:=[.F45]/SUM([.B45:.H45])" office:value-type="float" office:value="0.478481012658228" calcext:value-type="float">
            <text:p>0.478481012658228</text:p>
          </table:table-cell>
          <table:table-cell table:style-name="ce82" table:formula="of:=[.G45]/SUM([.B45:.H45])" office:value-type="float" office:value="0.1" calcext:value-type="float">
            <text:p>0.1</text:p>
          </table:table-cell>
          <table:table-cell table:style-name="ce87" table:formula="of:=[.H45]/SUM([.B45:.H45])" office:value-type="float" office:value="0.110443037974684" calcext:value-type="float">
            <text:p>0.110443037974684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51" office:value-type="float" office:value="39.1" calcext:value-type="float">
            <text:p>39.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55.9" calcext:value-type="float">
            <text:p>55.9</text:p>
          </table:table-cell>
          <table:table-cell table:style-name="ce51" office:value-type="float" office:value="151.6" calcext:value-type="float">
            <text:p>151.6</text:p>
          </table:table-cell>
          <table:table-cell table:style-name="ce51" office:value-type="float" office:value="31.6" calcext:value-type="float">
            <text:p>31.6</text:p>
          </table:table-cell>
          <table:table-cell table:style-name="ce51" office:value-type="float" office:value="33.8" calcext:value-type="float">
            <text:p>33.8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30" table:formula="of:=[.B46]/SUM([.B46:.H46])" office:value-type="float" office:value="0.12373417721519" calcext:value-type="float">
            <text:p>0.12373417721519</text:p>
          </table:table-cell>
          <table:table-cell table:style-name="ce37" table:formula="of:=[.C46]/SUM([.B46:.H46])" office:value-type="float" office:value="0.00632911392405063" calcext:value-type="float">
            <text:p>0.006329113924051</text:p>
          </table:table-cell>
          <table:table-cell table:style-name="ce64" table:formula="of:=[.D46]/SUM([.B46:.H46])" office:value-type="float" office:value="0.00632911392405063" calcext:value-type="float">
            <text:p>0.006329113924051</text:p>
          </table:table-cell>
          <table:table-cell table:style-name="ce69" table:formula="of:=[.E46]/SUM([.B46:.H46])" office:value-type="float" office:value="0.176898734177215" calcext:value-type="float">
            <text:p>0.176898734177215</text:p>
          </table:table-cell>
          <table:table-cell table:style-name="ce76" table:formula="of:=[.F46]/SUM([.B46:.H46])" office:value-type="float" office:value="0.479746835443038" calcext:value-type="float">
            <text:p>0.479746835443038</text:p>
          </table:table-cell>
          <table:table-cell table:style-name="ce82" table:formula="of:=[.G46]/SUM([.B46:.H46])" office:value-type="float" office:value="0.1" calcext:value-type="float">
            <text:p>0.1</text:p>
          </table:table-cell>
          <table:table-cell table:style-name="ce87" table:formula="of:=[.H46]/SUM([.B46:.H46])" office:value-type="float" office:value="0.106962025316456" calcext:value-type="float">
            <text:p>0.106962025316456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1.3" calcext:value-type="float">
            <text:p>1.3</text:p>
          </table:table-cell>
          <table:table-cell table:style-name="ce51" office:value-type="float" office:value="1.9" calcext:value-type="float">
            <text:p>1.9</text:p>
          </table:table-cell>
          <table:table-cell table:style-name="ce51" office:value-type="float" office:value="57.3" calcext:value-type="float">
            <text:p>57.3</text:p>
          </table:table-cell>
          <table:table-cell table:style-name="ce51" office:value-type="float" office:value="151.4" calcext:value-type="float">
            <text:p>151.4</text:p>
          </table:table-cell>
          <table:table-cell table:style-name="ce51" office:value-type="float" office:value="31.7" calcext:value-type="float">
            <text:p>31.7</text:p>
          </table:table-cell>
          <table:table-cell office:value-type="float" office:value="34.4" calcext:value-type="float">
            <text:p>34.4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30" table:formula="of:=[.B47]/SUM([.B47:.H47])" office:value-type="float" office:value="0.120253164556962" calcext:value-type="float">
            <text:p>0.120253164556962</text:p>
          </table:table-cell>
          <table:table-cell table:style-name="ce37" table:formula="of:=[.C47]/SUM([.B47:.H47])" office:value-type="float" office:value="0.00411392405063291" calcext:value-type="float">
            <text:p>0.004113924050633</text:p>
          </table:table-cell>
          <table:table-cell table:style-name="ce64" table:formula="of:=[.D47]/SUM([.B47:.H47])" office:value-type="float" office:value="0.0060126582278481" calcext:value-type="float">
            <text:p>0.006012658227848</text:p>
          </table:table-cell>
          <table:table-cell table:style-name="ce69" table:formula="of:=[.E47]/SUM([.B47:.H47])" office:value-type="float" office:value="0.181329113924051" calcext:value-type="float">
            <text:p>0.181329113924051</text:p>
          </table:table-cell>
          <table:table-cell table:style-name="ce76" table:formula="of:=[.F47]/SUM([.B47:.H47])" office:value-type="float" office:value="0.479113924050633" calcext:value-type="float">
            <text:p>0.479113924050633</text:p>
          </table:table-cell>
          <table:table-cell table:style-name="ce82" table:formula="of:=[.G47]/SUM([.B47:.H47])" office:value-type="float" office:value="0.100316455696203" calcext:value-type="float">
            <text:p>0.100316455696203</text:p>
          </table:table-cell>
          <table:table-cell table:style-name="ce87" table:formula="of:=[.H47]/SUM([.B47:.H47])" office:value-type="float" office:value="0.108860759493671" calcext:value-type="float">
            <text:p>0.108860759493671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51" office:value-type="float" office:value="76.7" calcext:value-type="float">
            <text:p>76.7</text:p>
          </table:table-cell>
          <table:table-cell table:style-name="ce51" office:value-type="float" office:value="2.7" calcext:value-type="float">
            <text:p>2.7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11.4" calcext:value-type="float">
            <text:p>111.4</text:p>
          </table:table-cell>
          <table:table-cell table:style-name="ce51" office:value-type="float" office:value="304" calcext:value-type="float">
            <text:p>304</text:p>
          </table:table-cell>
          <table:table-cell table:style-name="ce51" office:value-type="float" office:value="63.5" calcext:value-type="float">
            <text:p>63.5</text:p>
          </table:table-cell>
          <table:table-cell office:value-type="float" office:value="68.7" calcext:value-type="float">
            <text:p>68.7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30" table:formula="of:=[.B48]/SUM([.B48:.H48])" office:value-type="float" office:value="0.121360759493671" calcext:value-type="float">
            <text:p>0.121360759493671</text:p>
          </table:table-cell>
          <table:table-cell table:style-name="ce37" table:formula="of:=[.C48]/SUM([.B48:.H48])" office:value-type="float" office:value="0.00427215189873418" calcext:value-type="float">
            <text:p>0.004272151898734</text:p>
          </table:table-cell>
          <table:table-cell table:style-name="ce64" table:formula="of:=[.D48]/SUM([.B48:.H48])" office:value-type="float" office:value="0.00791139240506329" calcext:value-type="float">
            <text:p>0.007911392405063</text:p>
          </table:table-cell>
          <table:table-cell table:style-name="ce69" table:formula="of:=[.E48]/SUM([.B48:.H48])" office:value-type="float" office:value="0.17626582278481" calcext:value-type="float">
            <text:p>0.17626582278481</text:p>
          </table:table-cell>
          <table:table-cell table:style-name="ce76" table:formula="of:=[.F48]/SUM([.B48:.H48])" office:value-type="float" office:value="0.481012658227848" calcext:value-type="float">
            <text:p>0.481012658227848</text:p>
          </table:table-cell>
          <table:table-cell table:style-name="ce82" table:formula="of:=[.G48]/SUM([.B48:.H48])" office:value-type="float" office:value="0.100474683544304" calcext:value-type="float">
            <text:p>0.100474683544304</text:p>
          </table:table-cell>
          <table:table-cell table:style-name="ce87" table:formula="of:=[.H48]/SUM([.B48:.H48])" office:value-type="float" office:value="0.10870253164557" calcext:value-type="float">
            <text:p>0.10870253164557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51" office:value-type="float" office:value="36.5" calcext:value-type="float">
            <text:p>36.5</text:p>
          </table:table-cell>
          <table:table-cell table:style-name="ce51" office:value-type="float" office:value="2.4" calcext:value-type="float">
            <text:p>2.4</text:p>
          </table:table-cell>
          <table:table-cell table:style-name="ce51" office:value-type="float" office:value="2.6" calcext:value-type="float">
            <text:p>2.6</text:p>
          </table:table-cell>
          <table:table-cell table:style-name="ce51" office:value-type="float" office:value="58.1" calcext:value-type="float">
            <text:p>58.1</text:p>
          </table:table-cell>
          <table:table-cell table:style-name="ce51" office:value-type="float" office:value="149.7" calcext:value-type="float">
            <text:p>149.7</text:p>
          </table:table-cell>
          <table:table-cell table:style-name="ce51" office:value-type="float" office:value="31.7" calcext:value-type="float">
            <text:p>31.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30" table:formula="of:=[.B49]/SUM([.B49:.H49])" office:value-type="float" office:value="0.115506329113924" calcext:value-type="float">
            <text:p>0.115506329113924</text:p>
          </table:table-cell>
          <table:table-cell table:style-name="ce37" table:formula="of:=[.C49]/SUM([.B49:.H49])" office:value-type="float" office:value="0.00759493670886076" calcext:value-type="float">
            <text:p>0.007594936708861</text:p>
          </table:table-cell>
          <table:table-cell table:style-name="ce64" table:formula="of:=[.D49]/SUM([.B49:.H49])" office:value-type="float" office:value="0.00822784810126582" calcext:value-type="float">
            <text:p>0.008227848101266</text:p>
          </table:table-cell>
          <table:table-cell table:style-name="ce69" table:formula="of:=[.E49]/SUM([.B49:.H49])" office:value-type="float" office:value="0.183860759493671" calcext:value-type="float">
            <text:p>0.183860759493671</text:p>
          </table:table-cell>
          <table:table-cell table:style-name="ce76" table:formula="of:=[.F49]/SUM([.B49:.H49])" office:value-type="float" office:value="0.47373417721519" calcext:value-type="float">
            <text:p>0.47373417721519</text:p>
          </table:table-cell>
          <table:table-cell table:style-name="ce82" table:formula="of:=[.G49]/SUM([.B49:.H49])" office:value-type="float" office:value="0.100316455696203" calcext:value-type="float">
            <text:p>0.100316455696203</text:p>
          </table:table-cell>
          <table:table-cell table:style-name="ce87" table:formula="of:=[.H49]/SUM([.B49:.H49])" office:value-type="float" office:value="0.110759493670886" calcext:value-type="float">
            <text:p>0.110759493670886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.9" calcext:value-type="float">
            <text:p>1.9</text:p>
          </table:table-cell>
          <table:table-cell table:style-name="ce51" office:value-type="float" office:value="58.4" calcext:value-type="float">
            <text:p>58.4</text:p>
          </table:table-cell>
          <table:table-cell table:style-name="ce51" office:value-type="float" office:value="151.7" calcext:value-type="float">
            <text:p>151.7</text:p>
          </table:table-cell>
          <table:table-cell table:style-name="ce51" office:value-type="float" office:value="31.7" calcext:value-type="float">
            <text:p>31.7</text:p>
          </table:table-cell>
          <table:table-cell office:value-type="float" office:value="34.3" calcext:value-type="float">
            <text:p>34.3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30" table:formula="of:=[.B50]/SUM([.B50:.H50])" office:value-type="float" office:value="0.113924050632911" calcext:value-type="float">
            <text:p>0.113924050632911</text:p>
          </table:table-cell>
          <table:table-cell table:style-name="ce37" table:formula="of:=[.C50]/SUM([.B50:.H50])" office:value-type="float" office:value="0.00632911392405063" calcext:value-type="float">
            <text:p>0.006329113924051</text:p>
          </table:table-cell>
          <table:table-cell table:style-name="ce64" table:formula="of:=[.D50]/SUM([.B50:.H50])" office:value-type="float" office:value="0.0060126582278481" calcext:value-type="float">
            <text:p>0.006012658227848</text:p>
          </table:table-cell>
          <table:table-cell table:style-name="ce69" table:formula="of:=[.E50]/SUM([.B50:.H50])" office:value-type="float" office:value="0.184810126582278" calcext:value-type="float">
            <text:p>0.184810126582278</text:p>
          </table:table-cell>
          <table:table-cell table:style-name="ce76" table:formula="of:=[.F50]/SUM([.B50:.H50])" office:value-type="float" office:value="0.48006329113924" calcext:value-type="float">
            <text:p>0.48006329113924</text:p>
          </table:table-cell>
          <table:table-cell table:style-name="ce82" table:formula="of:=[.G50]/SUM([.B50:.H50])" office:value-type="float" office:value="0.100316455696203" calcext:value-type="float">
            <text:p>0.100316455696203</text:p>
          </table:table-cell>
          <table:table-cell table:style-name="ce87" table:formula="of:=[.H50]/SUM([.B50:.H50])" office:value-type="float" office:value="0.108544303797468" calcext:value-type="float">
            <text:p>0.10854430379746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20.5" calcext:value-type="float">
            <text:p>20.5</text:p>
          </table:table-cell>
          <table:table-cell office:value-type="float" office:value="11.9" calcext:value-type="float">
            <text:p>11.9</text:p>
          </table:table-cell>
          <table:table-cell office:value-type="float" office:value="114.2" calcext:value-type="float">
            <text:p>114.2</text:p>
          </table:table-cell>
          <table:table-cell office:value-type="float" office:value="58.1" calcext:value-type="float">
            <text:p>58.1</text:p>
          </table:table-cell>
          <table:table-cell office:value-type="float" office:value="156.9" calcext:value-type="float">
            <text:p>156.9</text:p>
          </table:table-cell>
          <table:table-cell office:value-type="float" office:value="22.8" calcext:value-type="float">
            <text:p>22.8</text:p>
          </table:table-cell>
          <table:table-cell office:value-type="float" office:value="165.6" calcext:value-type="float">
            <text:p>165.6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32" table:formula="of:=[.B54]/SUM([.B54:.H54])" office:value-type="float" office:value="0.0372727272727273" calcext:value-type="float">
            <text:p>0.037272727272727</text:p>
          </table:table-cell>
          <table:table-cell table:style-name="ce39" table:formula="of:=[.C54]/SUM([.B54:.H54])" office:value-type="float" office:value="0.0216363636363636" calcext:value-type="float">
            <text:p>0.021636363636364</text:p>
          </table:table-cell>
          <table:table-cell table:style-name="ce65" table:formula="of:=[.D54]/SUM([.B54:.H54])" office:value-type="float" office:value="0.207636363636364" calcext:value-type="float">
            <text:p>0.207636363636364</text:p>
          </table:table-cell>
          <table:table-cell table:style-name="ce70" table:formula="of:=[.E54]/SUM([.B54:.H54])" office:value-type="float" office:value="0.105636363636364" calcext:value-type="float">
            <text:p>0.105636363636364</text:p>
          </table:table-cell>
          <table:table-cell table:style-name="ce77" table:formula="of:=[.F54]/SUM([.B54:.H54])" office:value-type="float" office:value="0.285272727272727" calcext:value-type="float">
            <text:p>0.285272727272727</text:p>
          </table:table-cell>
          <table:table-cell table:style-name="ce83" table:formula="of:=[.G54]/SUM([.B54:.H54])" office:value-type="float" office:value="0.0414545454545455" calcext:value-type="float">
            <text:p>0.041454545454546</text:p>
          </table:table-cell>
          <table:table-cell table:style-name="ce88" table:formula="of:=[.H54]/SUM([.B54:.H54])" office:value-type="float" office:value="0.301090909090909" calcext:value-type="float">
            <text:p>0.301090909090909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11.5" calcext:value-type="float">
            <text:p>11.5</text:p>
          </table:table-cell>
          <table:table-cell office:value-type="float" office:value="7.9" calcext:value-type="float">
            <text:p>7.9</text:p>
          </table:table-cell>
          <table:table-cell office:value-type="float" office:value="68.8" calcext:value-type="float">
            <text:p>68.8</text:p>
          </table:table-cell>
          <table:table-cell office:value-type="float" office:value="32.7" calcext:value-type="float">
            <text:p>32.7</text:p>
          </table:table-cell>
          <table:table-cell office:value-type="float" office:value="90.5" calcext:value-type="float">
            <text:p>90.5</text:p>
          </table:table-cell>
          <table:table-cell office:value-type="float" office:value="11.1" calcext:value-type="float">
            <text:p>11.1</text:p>
          </table:table-cell>
          <table:table-cell office:value-type="float" office:value="93.5" calcext:value-type="float">
            <text:p>93.5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33" table:formula="of:=[.B55]/SUM([.B55:.H55])" office:value-type="float" office:value="0.0363924050632911" calcext:value-type="float">
            <text:p>0.036392405063291</text:p>
          </table:table-cell>
          <table:table-cell table:style-name="ce39" table:formula="of:=[.C55]/SUM([.B55:.H55])" office:value-type="float" office:value="0.025" calcext:value-type="float">
            <text:p>0.025</text:p>
          </table:table-cell>
          <table:table-cell table:style-name="ce65" table:formula="of:=[.D55]/SUM([.B55:.H55])" office:value-type="float" office:value="0.217721518987342" calcext:value-type="float">
            <text:p>0.217721518987342</text:p>
          </table:table-cell>
          <table:table-cell table:style-name="ce70" table:formula="of:=[.E55]/SUM([.B55:.H55])" office:value-type="float" office:value="0.103481012658228" calcext:value-type="float">
            <text:p>0.103481012658228</text:p>
          </table:table-cell>
          <table:table-cell table:style-name="ce77" table:formula="of:=[.F55]/SUM([.B55:.H55])" office:value-type="float" office:value="0.286392405063291" calcext:value-type="float">
            <text:p>0.286392405063291</text:p>
          </table:table-cell>
          <table:table-cell table:style-name="ce83" table:formula="of:=[.G55]/SUM([.B55:.H55])" office:value-type="float" office:value="0.035126582278481" calcext:value-type="float">
            <text:p>0.035126582278481</text:p>
          </table:table-cell>
          <table:table-cell table:style-name="ce88" table:formula="of:=[.H55]/SUM([.B55:.H55])" office:value-type="float" office:value="0.295886075949367" calcext:value-type="float">
            <text:p>0.295886075949367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11.4" calcext:value-type="float">
            <text:p>11.4</text:p>
          </table:table-cell>
          <table:table-cell office:value-type="float" office:value="8.5" calcext:value-type="float">
            <text:p>8.5</text:p>
          </table:table-cell>
          <table:table-cell office:value-type="float" office:value="69.5" calcext:value-type="float">
            <text:p>69.5</text:p>
          </table:table-cell>
          <table:table-cell office:value-type="float" office:value="33.4" calcext:value-type="float">
            <text:p>33.4</text:p>
          </table:table-cell>
          <table:table-cell office:value-type="float" office:value="87" calcext:value-type="float">
            <text:p>87</text:p>
          </table:table-cell>
          <table:table-cell office:value-type="float" office:value="9.8" calcext:value-type="float">
            <text:p>9.8</text:p>
          </table:table-cell>
          <table:table-cell office:value-type="float" office:value="96.4" calcext:value-type="float">
            <text:p>96.4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32" table:formula="of:=[.B56]/SUM([.B56:.H56])" office:value-type="float" office:value="0.0360759493670886" calcext:value-type="float">
            <text:p>0.036075949367089</text:p>
          </table:table-cell>
          <table:table-cell table:style-name="ce39" table:formula="of:=[.C56]/SUM([.B56:.H56])" office:value-type="float" office:value="0.0268987341772152" calcext:value-type="float">
            <text:p>0.026898734177215</text:p>
          </table:table-cell>
          <table:table-cell table:style-name="ce65" table:formula="of:=[.D56]/SUM([.B56:.H56])" office:value-type="float" office:value="0.219936708860759" calcext:value-type="float">
            <text:p>0.219936708860759</text:p>
          </table:table-cell>
          <table:table-cell table:style-name="ce70" table:formula="of:=[.E56]/SUM([.B56:.H56])" office:value-type="float" office:value="0.105696202531646" calcext:value-type="float">
            <text:p>0.105696202531646</text:p>
          </table:table-cell>
          <table:table-cell table:style-name="ce77" table:formula="of:=[.F56]/SUM([.B56:.H56])" office:value-type="float" office:value="0.275316455696203" calcext:value-type="float">
            <text:p>0.275316455696203</text:p>
          </table:table-cell>
          <table:table-cell table:style-name="ce83" table:formula="of:=[.G56]/SUM([.B56:.H56])" office:value-type="float" office:value="0.0310126582278481" calcext:value-type="float">
            <text:p>0.031012658227848</text:p>
          </table:table-cell>
          <table:table-cell table:style-name="ce88" table:formula="of:=[.H56]/SUM([.B56:.H56])" office:value-type="float" office:value="0.30506329113924" calcext:value-type="float">
            <text:p>0.30506329113924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12.1" calcext:value-type="float">
            <text:p>12.1</text:p>
          </table:table-cell>
          <table:table-cell office:value-type="float" office:value="8.2" calcext:value-type="float">
            <text:p>8.2</text:p>
          </table:table-cell>
          <table:table-cell office:value-type="float" office:value="66.8" calcext:value-type="float">
            <text:p>66.8</text:p>
          </table:table-cell>
          <table:table-cell office:value-type="float" office:value="35.6" calcext:value-type="float">
            <text:p>35.6</text:p>
          </table:table-cell>
          <table:table-cell office:value-type="float" office:value="90.7" calcext:value-type="float">
            <text:p>90.7</text:p>
          </table:table-cell>
          <table:table-cell office:value-type="float" office:value="10.3" calcext:value-type="float">
            <text:p>10.3</text:p>
          </table:table-cell>
          <table:table-cell office:value-type="float" office:value="92.3" calcext:value-type="float">
            <text:p>92.3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32" table:formula="of:=[.B57]/SUM([.B57:.H57])" office:value-type="float" office:value="0.0382911392405063" calcext:value-type="float">
            <text:p>0.038291139240506</text:p>
          </table:table-cell>
          <table:table-cell table:style-name="ce39" table:formula="of:=[.C57]/SUM([.B57:.H57])" office:value-type="float" office:value="0.0259493670886076" calcext:value-type="float">
            <text:p>0.025949367088608</text:p>
          </table:table-cell>
          <table:table-cell table:style-name="ce65" table:formula="of:=[.D57]/SUM([.B57:.H57])" office:value-type="float" office:value="0.211392405063291" calcext:value-type="float">
            <text:p>0.211392405063291</text:p>
          </table:table-cell>
          <table:table-cell table:style-name="ce70" table:formula="of:=[.E57]/SUM([.B57:.H57])" office:value-type="float" office:value="0.112658227848101" calcext:value-type="float">
            <text:p>0.112658227848101</text:p>
          </table:table-cell>
          <table:table-cell table:style-name="ce77" table:formula="of:=[.F57]/SUM([.B57:.H57])" office:value-type="float" office:value="0.287025316455696" calcext:value-type="float">
            <text:p>0.287025316455696</text:p>
          </table:table-cell>
          <table:table-cell table:style-name="ce83" table:formula="of:=[.G57]/SUM([.B57:.H57])" office:value-type="float" office:value="0.0325949367088607" calcext:value-type="float">
            <text:p>0.032594936708861</text:p>
          </table:table-cell>
          <table:table-cell table:style-name="ce88" table:formula="of:=[.H57]/SUM([.B57:.H57])" office:value-type="float" office:value="0.292088607594937" calcext:value-type="float">
            <text:p>0.292088607594937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25.9" calcext:value-type="float">
            <text:p>25.9</text:p>
          </table:table-cell>
          <table:table-cell office:value-type="float" office:value="14.5" calcext:value-type="float">
            <text:p>14.5</text:p>
          </table:table-cell>
          <table:table-cell office:value-type="float" office:value="134" calcext:value-type="float">
            <text:p>134</text:p>
          </table:table-cell>
          <table:table-cell office:value-type="float" office:value="72.1" calcext:value-type="float">
            <text:p>72.1</text:p>
          </table:table-cell>
          <table:table-cell office:value-type="float" office:value="174.7" calcext:value-type="float">
            <text:p>174.7</text:p>
          </table:table-cell>
          <table:table-cell office:value-type="float" office:value="22.4" calcext:value-type="float">
            <text:p>22.4</text:p>
          </table:table-cell>
          <table:table-cell office:value-type="float" office:value="188.4" calcext:value-type="float">
            <text:p>188.4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32" table:formula="of:=[.B58]/SUM([.B58:.H58])" office:value-type="float" office:value="0.0409810126582279" calcext:value-type="float">
            <text:p>0.040981012658228</text:p>
          </table:table-cell>
          <table:table-cell table:style-name="ce39" table:formula="of:=[.C58]/SUM([.B58:.H58])" office:value-type="float" office:value="0.0229430379746835" calcext:value-type="float">
            <text:p>0.022943037974684</text:p>
          </table:table-cell>
          <table:table-cell table:style-name="ce65" table:formula="of:=[.D58]/SUM([.B58:.H58])" office:value-type="float" office:value="0.212025316455696" calcext:value-type="float">
            <text:p>0.212025316455696</text:p>
          </table:table-cell>
          <table:table-cell table:style-name="ce70" table:formula="of:=[.E58]/SUM([.B58:.H58])" office:value-type="float" office:value="0.114082278481013" calcext:value-type="float">
            <text:p>0.114082278481013</text:p>
          </table:table-cell>
          <table:table-cell table:style-name="ce77" table:formula="of:=[.F58]/SUM([.B58:.H58])" office:value-type="float" office:value="0.276424050632911" calcext:value-type="float">
            <text:p>0.276424050632911</text:p>
          </table:table-cell>
          <table:table-cell table:style-name="ce83" table:formula="of:=[.G58]/SUM([.B58:.H58])" office:value-type="float" office:value="0.0354430379746835" calcext:value-type="float">
            <text:p>0.035443037974684</text:p>
          </table:table-cell>
          <table:table-cell table:style-name="ce88" table:formula="of:=[.H58]/SUM([.B58:.H58])" office:value-type="float" office:value="0.298101265822785" calcext:value-type="float">
            <text:p>0.298101265822785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11.8" calcext:value-type="float">
            <text:p>11.8</text:p>
          </table:table-cell>
          <table:table-cell office:value-type="float" office:value="7.6" calcext:value-type="float">
            <text:p>7.6</text:p>
          </table:table-cell>
          <table:table-cell office:value-type="float" office:value="69.3" calcext:value-type="float">
            <text:p>69.3</text:p>
          </table:table-cell>
          <table:table-cell office:value-type="float" office:value="34" calcext:value-type="float">
            <text:p>34</text:p>
          </table:table-cell>
          <table:table-cell office:value-type="float" office:value="85.9" calcext:value-type="float">
            <text:p>85.9</text:p>
          </table:table-cell>
          <table:table-cell office:value-type="float" office:value="11.2" calcext:value-type="float">
            <text:p>11.2</text:p>
          </table:table-cell>
          <table:table-cell office:value-type="float" office:value="96.2" calcext:value-type="float">
            <text:p>96.2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32" table:formula="of:=[.B59]/SUM([.B59:.H59])" office:value-type="float" office:value="0.0373417721518987" calcext:value-type="float">
            <text:p>0.037341772151899</text:p>
          </table:table-cell>
          <table:table-cell table:style-name="ce39" table:formula="of:=[.C59]/SUM([.B59:.H59])" office:value-type="float" office:value="0.0240506329113924" calcext:value-type="float">
            <text:p>0.024050632911392</text:p>
          </table:table-cell>
          <table:table-cell table:style-name="ce65" table:formula="of:=[.D59]/SUM([.B59:.H59])" office:value-type="float" office:value="0.219303797468354" calcext:value-type="float">
            <text:p>0.219303797468354</text:p>
          </table:table-cell>
          <table:table-cell table:style-name="ce70" table:formula="of:=[.E59]/SUM([.B59:.H59])" office:value-type="float" office:value="0.107594936708861" calcext:value-type="float">
            <text:p>0.107594936708861</text:p>
          </table:table-cell>
          <table:table-cell table:style-name="ce77" table:formula="of:=[.F59]/SUM([.B59:.H59])" office:value-type="float" office:value="0.271835443037975" calcext:value-type="float">
            <text:p>0.271835443037975</text:p>
          </table:table-cell>
          <table:table-cell table:style-name="ce83" table:formula="of:=[.G59]/SUM([.B59:.H59])" office:value-type="float" office:value="0.0354430379746835" calcext:value-type="float">
            <text:p>0.035443037974684</text:p>
          </table:table-cell>
          <table:table-cell table:style-name="ce88" table:formula="of:=[.H59]/SUM([.B59:.H59])" office:value-type="float" office:value="0.304430379746835" calcext:value-type="float">
            <text:p>0.304430379746835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11.1" calcext:value-type="float">
            <text:p>11.1</text:p>
          </table:table-cell>
          <table:table-cell office:value-type="float" office:value="6.7" calcext:value-type="float">
            <text:p>6.7</text:p>
          </table:table-cell>
          <table:table-cell office:value-type="float" office:value="66.8" calcext:value-type="float">
            <text:p>66.8</text:p>
          </table:table-cell>
          <table:table-cell office:value-type="float" office:value="34.2" calcext:value-type="float">
            <text:p>34.2</text:p>
          </table:table-cell>
          <table:table-cell office:value-type="float" office:value="90.2" calcext:value-type="float">
            <text:p>90.2</text:p>
          </table:table-cell>
          <table:table-cell office:value-type="float" office:value="12.3" calcext:value-type="float">
            <text:p>12.3</text:p>
          </table:table-cell>
          <table:table-cell office:value-type="float" office:value="94.7" calcext:value-type="float">
            <text:p>94.7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32" table:formula="of:=[.B60]/SUM([.B60:.H60])" office:value-type="float" office:value="0.035126582278481" calcext:value-type="float">
            <text:p>0.035126582278481</text:p>
          </table:table-cell>
          <table:table-cell table:style-name="ce39" table:formula="of:=[.C60]/SUM([.B60:.H60])" office:value-type="float" office:value="0.0212025316455696" calcext:value-type="float">
            <text:p>0.02120253164557</text:p>
          </table:table-cell>
          <table:table-cell table:style-name="ce65" table:formula="of:=[.D60]/SUM([.B60:.H60])" office:value-type="float" office:value="0.211392405063291" calcext:value-type="float">
            <text:p>0.211392405063291</text:p>
          </table:table-cell>
          <table:table-cell table:style-name="ce70" table:formula="of:=[.E60]/SUM([.B60:.H60])" office:value-type="float" office:value="0.108227848101266" calcext:value-type="float">
            <text:p>0.108227848101266</text:p>
          </table:table-cell>
          <table:table-cell table:style-name="ce77" table:formula="of:=[.F60]/SUM([.B60:.H60])" office:value-type="float" office:value="0.285443037974683" calcext:value-type="float">
            <text:p>0.285443037974683</text:p>
          </table:table-cell>
          <table:table-cell table:style-name="ce83" table:formula="of:=[.G60]/SUM([.B60:.H60])" office:value-type="float" office:value="0.0389240506329114" calcext:value-type="float">
            <text:p>0.038924050632911</text:p>
          </table:table-cell>
          <table:table-cell table:style-name="ce88" table:formula="of:=[.H60]/SUM([.B60:.H60])" office:value-type="float" office:value="0.299683544303797" calcext:value-type="float">
            <text:p>0.299683544303797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57"/>
          <table:table-cell table:number-columns-repeated="2"/>
        </table:table-row>
        <table:table-row table:style-name="ro1" table:number-rows-repeated="4">
          <table:table-cell table:number-columns-repeated="16"/>
          <table:table-cell table:style-name="ce57"/>
          <table:table-cell/>
        </table:table-row>
        <table:table-row table:style-name="ro1">
          <table:table-cell table:number-columns-repeated="16"/>
          <table:table-cell table:style-name="ce57"/>
          <table:table-cell/>
        </table:table-row>
        <calcext:conditional-formats>
          <calcext:conditional-format calcext:target-range-address="Audio.L16:Audio.L20 Audio.L14:Audio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5:Audio.L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14:Audio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14:Audio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14:Audio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14:Audio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14:Audio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14:Audio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6:Audio.L30 Audio.L24:Audio.L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5:Audio.L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4:Audio.M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4:Audio.N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4:Audio.O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4:Audio.P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4:Audio.Q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4:Audio.R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6:Audio.L40 Audio.L34:Audio.L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5:Audio.L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4:Audio.M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4:Audio.N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4:Audio.O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4:Audio.P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4:Audio.Q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4:Audio.R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6:Audio.L50 Audio.L44:Audio.L4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5:Audio.L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4:Audio.M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4:Audio.N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4:Audio.O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4:Audio.P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4:Audio.Q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4:Audio.R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6:Audio.L60 Audio.L54:Audio.L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5:Audio.L5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4:Audio.M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4:Audio.N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4:Audio.O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4:Audio.P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4:Audio.Q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4:Audio.R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22845764" calcext:value-type="float">
            <text:p>0.22845764</text:p>
          </table:table-cell>
          <table:table-cell office:value-type="float" office:value="0.11368574" calcext:value-type="float">
            <text:p>0.11368574</text:p>
          </table:table-cell>
          <table:table-cell office:value-type="float" office:value="0.24257784" calcext:value-type="float">
            <text:p>0.24257784</text:p>
          </table:table-cell>
          <table:table-cell table:number-columns-repeated="2" office:value-type="float" office:value="0.11440985" calcext:value-type="float">
            <text:p>0.11440985</text:p>
          </table:table-cell>
          <table:table-cell office:value-type="float" office:value="0.1147719" calcext:value-type="float">
            <text:p>0.1147719</text:p>
          </table:table-cell>
          <table:table-cell office:value-type="float" office:value="0.20999276" calcext:value-type="float">
            <text:p>0.20999276</text:p>
          </table:table-cell>
          <table:table-cell office:value-type="float" office:value="0.11440984" calcext:value-type="float">
            <text:p>0.11440984</text:p>
          </table:table-cell>
          <table:table-cell/>
          <table:table-cell table:formula="of:=AVERAGE([.B2:.K2])" office:value-type="float" office:value="0.159594497" calcext:value-type="float">
            <text:p>0.159594497</text:p>
          </table:table-cell>
          <table:table-cell table:formula="of:=STDEV([.B2:.K2])" office:value-type="float" office:value="0.0589196917620015" calcext:value-type="float">
            <text:p>0.05891969176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23457627" calcext:value-type="float">
            <text:p>0.23457627</text:p>
          </table:table-cell>
          <table:table-cell office:value-type="float" office:value="0.2429399" calcext:value-type="float">
            <text:p>0.2429399</text:p>
          </table:table-cell>
          <table:table-cell office:value-type="float" office:value="0.21325127" calcext:value-type="float">
            <text:p>0.21325127</text:p>
          </table:table-cell>
          <table:table-cell office:value-type="float" office:value="0.24764663" calcext:value-type="float">
            <text:p>0.24764663</text:p>
          </table:table-cell>
          <table:table-cell office:value-type="float" office:value="0.31173062" calcext:value-type="float">
            <text:p>0.31173062</text:p>
          </table:table-cell>
          <table:table-cell office:value-type="float" office:value="0.25199131" calcext:value-type="float">
            <text:p>0.25199131</text:p>
          </table:table-cell>
          <table:table-cell office:value-type="float" office:value="0.21361333" calcext:value-type="float">
            <text:p>0.21361333</text:p>
          </table:table-cell>
          <table:table-cell office:value-type="float" office:value="0.20926865" calcext:value-type="float">
            <text:p>0.20926865</text:p>
          </table:table-cell>
          <table:table-cell office:value-type="float" office:value="0.25633599" calcext:value-type="float">
            <text:p>0.25633599</text:p>
          </table:table-cell>
          <table:table-cell office:value-type="float" office:value="0.25271542" calcext:value-type="float">
            <text:p>0.25271542</text:p>
          </table:table-cell>
          <table:table-cell/>
          <table:table-cell table:formula="of:=AVERAGE([.B3:.K3])" office:value-type="float" office:value="0.243406939" calcext:value-type="float">
            <text:p>0.243406939</text:p>
          </table:table-cell>
          <table:table-cell table:formula="of:=STDEV([.B3:.K3])" office:value-type="float" office:value="0.0299151486992124" calcext:value-type="float">
            <text:p>0.029915148699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27697322" calcext:value-type="float">
            <text:p>0.27697322</text:p>
          </table:table-cell>
          <table:table-cell office:value-type="float" office:value="0.2954381" calcext:value-type="float">
            <text:p>0.2954381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9623462" calcext:value-type="float">
            <text:p>0.19623462</text:p>
          </table:table-cell>
          <table:table-cell office:value-type="float" office:value="0.27733527" calcext:value-type="float">
            <text:p>0.27733527</text:p>
          </table:table-cell>
          <table:table-cell office:value-type="float" office:value="0.09196235" calcext:value-type="float">
            <text:p>0.09196235</text:p>
          </table:table-cell>
          <table:table-cell office:value-type="float" office:value="0.24945692" calcext:value-type="float">
            <text:p>0.24945692</text:p>
          </table:table-cell>
          <table:table-cell office:value-type="float" office:value="0.22628531" calcext:value-type="float">
            <text:p>0.22628531</text:p>
          </table:table-cell>
          <table:table-cell office:value-type="float" office:value="0.29978278" calcext:value-type="float">
            <text:p>0.29978278</text:p>
          </table:table-cell>
          <table:table-cell office:value-type="float" office:value="0.18247647" calcext:value-type="float">
            <text:p>0.18247647</text:p>
          </table:table-cell>
          <table:table-cell/>
          <table:table-cell table:formula="of:=AVERAGE([.B4:.K4])" office:value-type="float" office:value="0.221650985" calcext:value-type="float">
            <text:p>0.221650985</text:p>
          </table:table-cell>
          <table:table-cell table:formula="of:=STDEV([.B4:.K4])" office:value-type="float" office:value="0.0728188338430258" calcext:value-type="float">
            <text:p>0.072818833843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STDEV([.B5:.K5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office:value-type="float" office:value="0.24004344" calcext:value-type="float">
            <text:p>0.24004344</text:p>
          </table:table-cell>
          <table:table-cell office:value-type="float" office:value="0.13070239" calcext:value-type="float">
            <text:p>0.13070239</text:p>
          </table:table-cell>
          <table:table-cell office:value-type="float" office:value="0.3186097" calcext:value-type="float">
            <text:p>0.3186097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9333816" calcext:value-type="float">
            <text:p>0.19333816</text:p>
          </table:table-cell>
          <table:table-cell office:value-type="float" office:value="0.20202751" calcext:value-type="float">
            <text:p>0.20202751</text:p>
          </table:table-cell>
          <table:table-cell office:value-type="float" office:value="0.2519913" calcext:value-type="float">
            <text:p>0.2519913</text:p>
          </table:table-cell>
          <table:table-cell office:value-type="float" office:value="0.12418537" calcext:value-type="float">
            <text:p>0.12418537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25416365" calcext:value-type="float">
            <text:p>0.25416365</text:p>
          </table:table-cell>
          <table:table-cell/>
          <table:table-cell table:formula="of:=AVERAGE([.B6:.K6])" office:value-type="float" office:value="0.20713251" calcext:value-type="float">
            <text:p>0.20713251</text:p>
          </table:table-cell>
          <table:table-cell table:formula="of:=STDEV([.B6:.K6])" office:value-type="float" office:value="0.064543939150365" calcext:value-type="float">
            <text:p>0.064543939150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27661116" calcext:value-type="float">
            <text:p>0.27661116</text:p>
          </table:table-cell>
          <table:table-cell office:value-type="float" office:value="0.29398987" calcext:value-type="float">
            <text:p>0.29398987</text:p>
          </table:table-cell>
          <table:table-cell office:value-type="float" office:value="0.12309921" calcext:value-type="float">
            <text:p>0.12309921</text:p>
          </table:table-cell>
          <table:table-cell office:value-type="float" office:value="0.19587256" calcext:value-type="float">
            <text:p>0.19587256</text:p>
          </table:table-cell>
          <table:table-cell office:value-type="float" office:value="0.27805939" calcext:value-type="float">
            <text:p>0.27805939</text:p>
          </table:table-cell>
          <table:table-cell office:value-type="float" office:value="0.09196235" calcext:value-type="float">
            <text:p>0.09196235</text:p>
          </table:table-cell>
          <table:table-cell office:value-type="float" office:value="0.24656047" calcext:value-type="float">
            <text:p>0.24656047</text:p>
          </table:table-cell>
          <table:table-cell office:value-type="float" office:value="0.22737148" calcext:value-type="float">
            <text:p>0.22737148</text:p>
          </table:table-cell>
          <table:table-cell office:value-type="float" office:value="0.2979725" calcext:value-type="float">
            <text:p>0.2979725</text:p>
          </table:table-cell>
          <table:table-cell office:value-type="float" office:value="0.1839247" calcext:value-type="float">
            <text:p>0.1839247</text:p>
          </table:table-cell>
          <table:table-cell/>
          <table:table-cell table:formula="of:=AVERAGE([.B7:.K7])" office:value-type="float" office:value="0.221542369" calcext:value-type="float">
            <text:p>0.221542369</text:p>
          </table:table-cell>
          <table:table-cell table:formula="of:=STDEV([.B7:.K7])" office:value-type="float" office:value="0.0719049524151806" calcext:value-type="float">
            <text:p>0.071904952415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</text:p>
          </table:table-cell>
          <table:table-cell table:number-columns-repeated="11"/>
          <table:table-cell table:formula="of:=AVERAGE([.B8:.K8])" office:value-type="string" office:string-value="" calcext:value-type="error">
            <text:p>#DIV/0!</text:p>
          </table:table-cell>
          <table:table-cell table:formula="of:=STDEV([.B8:.K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17" office:value-type="float" office:value="0.8" calcext:value-type="float">
            <text:p>0.80</text:p>
          </table:table-cell>
          <table:table-cell table:style-name="ce17" office:value-type="float" office:value="2.1" calcext:value-type="float">
            <text:p>2.10</text:p>
          </table:table-cell>
          <table:table-cell table:style-name="ce17" office:value-type="float" office:value="60.2" calcext:value-type="float">
            <text:p>60.20</text:p>
          </table:table-cell>
          <table:table-cell table:style-name="ce17" office:value-type="float" office:value="116.9" calcext:value-type="float">
            <text:p>116.90</text:p>
          </table:table-cell>
          <table:table-cell table:style-name="ce17" office:value-type="float" office:value="208.5" calcext:value-type="float">
            <text:p>208.50</text:p>
          </table:table-cell>
          <table:table-cell table:style-name="ce17" office:value-type="float" office:value="58.1" calcext:value-type="float">
            <text:p>58.10</text:p>
          </table:table-cell>
          <table:table-cell table:style-name="ce17" office:value-type="float" office:value="103.4" calcext:value-type="float">
            <text:p>103.40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20" table:formula="of:=[.B12]/SUM([.B12:.H12])" office:value-type="float" office:value="0.00145454545454545" calcext:value-type="float">
            <text:p>0.001454545454545</text:p>
          </table:table-cell>
          <table:table-cell table:style-name="ce130" table:formula="of:=[.C12]/SUM([.B12:.H12])" office:value-type="float" office:value="0.00381818181818182" calcext:value-type="float">
            <text:p>0.003818181818182</text:p>
          </table:table-cell>
          <table:table-cell table:style-name="ce135" table:formula="of:=[.D12]/SUM([.B12:.H12])" office:value-type="float" office:value="0.109454545454545" calcext:value-type="float">
            <text:p>0.109454545454545</text:p>
          </table:table-cell>
          <table:table-cell table:style-name="ce140" table:formula="of:=[.E12]/SUM([.B12:.H12])" office:value-type="float" office:value="0.212545454545455" calcext:value-type="float">
            <text:p>0.212545454545455</text:p>
          </table:table-cell>
          <table:table-cell table:style-name="ce145" table:formula="of:=[.F12]/SUM([.B12:.H12])" office:value-type="float" office:value="0.379090909090909" calcext:value-type="float">
            <text:p>0.379090909090909</text:p>
          </table:table-cell>
          <table:table-cell table:style-name="ce150" table:formula="of:=[.G12]/SUM([.B12:.H12])" office:value-type="float" office:value="0.105636363636364" calcext:value-type="float">
            <text:p>0.105636363636364</text:p>
          </table:table-cell>
          <table:table-cell table:style-name="ce155" table:formula="of:=[.H12]/SUM([.B12:.H12])" office:value-type="float" office:value="0.188" calcext:value-type="float">
            <text:p>0.188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17" office:value-type="float" office:value="0.3" calcext:value-type="float">
            <text:p>0.30</text:p>
          </table:table-cell>
          <table:table-cell table:style-name="ce17" office:value-type="float" office:value="0.9" calcext:value-type="float">
            <text:p>0.90</text:p>
          </table:table-cell>
          <table:table-cell table:style-name="ce17" office:value-type="float" office:value="35" calcext:value-type="float">
            <text:p>35.00</text:p>
          </table:table-cell>
          <table:table-cell table:style-name="ce17" office:value-type="float" office:value="67.2" calcext:value-type="float">
            <text:p>67.20</text:p>
          </table:table-cell>
          <table:table-cell table:style-name="ce17" office:value-type="float" office:value="119.7" calcext:value-type="float">
            <text:p>119.70</text:p>
          </table:table-cell>
          <table:table-cell table:style-name="ce17" office:value-type="float" office:value="33.8" calcext:value-type="float">
            <text:p>33.80</text:p>
          </table:table-cell>
          <table:table-cell table:style-name="ce17" office:value-type="float" office:value="59.1" calcext:value-type="float">
            <text:p>59.10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21" table:formula="of:=[.B13]/SUM([.B13:.H13])" office:value-type="float" office:value="0.000949367088607595" calcext:value-type="float">
            <text:p>0.000949367088608</text:p>
          </table:table-cell>
          <table:table-cell table:style-name="ce130" table:formula="of:=[.C13]/SUM([.B13:.H13])" office:value-type="float" office:value="0.00284810126582278" calcext:value-type="float">
            <text:p>0.002848101265823</text:p>
          </table:table-cell>
          <table:table-cell table:style-name="ce135" table:formula="of:=[.D13]/SUM([.B13:.H13])" office:value-type="float" office:value="0.110759493670886" calcext:value-type="float">
            <text:p>0.110759493670886</text:p>
          </table:table-cell>
          <table:table-cell table:style-name="ce140" table:formula="of:=[.E13]/SUM([.B13:.H13])" office:value-type="float" office:value="0.212658227848101" calcext:value-type="float">
            <text:p>0.212658227848101</text:p>
          </table:table-cell>
          <table:table-cell table:style-name="ce145" table:formula="of:=[.F13]/SUM([.B13:.H13])" office:value-type="float" office:value="0.37879746835443" calcext:value-type="float">
            <text:p>0.37879746835443</text:p>
          </table:table-cell>
          <table:table-cell table:style-name="ce150" table:formula="of:=[.G13]/SUM([.B13:.H13])" office:value-type="float" office:value="0.106962025316456" calcext:value-type="float">
            <text:p>0.106962025316456</text:p>
          </table:table-cell>
          <table:table-cell table:style-name="ce155" table:formula="of:=[.H13]/SUM([.B13:.H13])" office:value-type="float" office:value="0.187025316455696" calcext:value-type="float">
            <text:p>0.187025316455696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17" office:value-type="float" office:value="0.1" calcext:value-type="float">
            <text:p>0.10</text:p>
          </table:table-cell>
          <table:table-cell table:style-name="ce17" office:value-type="float" office:value="0.7" calcext:value-type="float">
            <text:p>0.70</text:p>
          </table:table-cell>
          <table:table-cell table:style-name="ce17" office:value-type="float" office:value="35.1" calcext:value-type="float">
            <text:p>35.10</text:p>
          </table:table-cell>
          <table:table-cell table:style-name="ce17" office:value-type="float" office:value="66" calcext:value-type="float">
            <text:p>66.00</text:p>
          </table:table-cell>
          <table:table-cell table:style-name="ce17" office:value-type="float" office:value="121" calcext:value-type="float">
            <text:p>121.00</text:p>
          </table:table-cell>
          <table:table-cell table:style-name="ce17" office:value-type="float" office:value="32.7" calcext:value-type="float">
            <text:p>32.70</text:p>
          </table:table-cell>
          <table:table-cell table:style-name="ce17" office:value-type="float" office:value="60.4" calcext:value-type="float">
            <text:p>60.40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20" table:formula="of:=[.B14]/SUM([.B14:.H14])" office:value-type="float" office:value="0.000316455696202532" calcext:value-type="float">
            <text:p>0.000316455696203</text:p>
          </table:table-cell>
          <table:table-cell table:style-name="ce130" table:formula="of:=[.C14]/SUM([.B14:.H14])" office:value-type="float" office:value="0.00221518987341772" calcext:value-type="float">
            <text:p>0.002215189873418</text:p>
          </table:table-cell>
          <table:table-cell table:style-name="ce135" table:formula="of:=[.D14]/SUM([.B14:.H14])" office:value-type="float" office:value="0.111075949367089" calcext:value-type="float">
            <text:p>0.111075949367089</text:p>
          </table:table-cell>
          <table:table-cell table:style-name="ce140" table:formula="of:=[.E14]/SUM([.B14:.H14])" office:value-type="float" office:value="0.208860759493671" calcext:value-type="float">
            <text:p>0.208860759493671</text:p>
          </table:table-cell>
          <table:table-cell table:style-name="ce145" table:formula="of:=[.F14]/SUM([.B14:.H14])" office:value-type="float" office:value="0.382911392405063" calcext:value-type="float">
            <text:p>0.382911392405063</text:p>
          </table:table-cell>
          <table:table-cell table:style-name="ce150" table:formula="of:=[.G14]/SUM([.B14:.H14])" office:value-type="float" office:value="0.103481012658228" calcext:value-type="float">
            <text:p>0.103481012658228</text:p>
          </table:table-cell>
          <table:table-cell table:style-name="ce155" table:formula="of:=[.H14]/SUM([.B14:.H14])" office:value-type="float" office:value="0.191139240506329" calcext:value-type="float">
            <text:p>0.191139240506329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17" office:value-type="float" office:value="0.2" calcext:value-type="float">
            <text:p>0.20</text:p>
          </table:table-cell>
          <table:table-cell table:style-name="ce17" office:value-type="float" office:value="1.5" calcext:value-type="float">
            <text:p>1.50</text:p>
          </table:table-cell>
          <table:table-cell table:style-name="ce17" office:value-type="float" office:value="34.9" calcext:value-type="float">
            <text:p>34.90</text:p>
          </table:table-cell>
          <table:table-cell table:style-name="ce17" office:value-type="float" office:value="67.4" calcext:value-type="float">
            <text:p>67.40</text:p>
          </table:table-cell>
          <table:table-cell table:style-name="ce17" office:value-type="float" office:value="118.4" calcext:value-type="float">
            <text:p>118.40</text:p>
          </table:table-cell>
          <table:table-cell table:style-name="ce17" office:value-type="float" office:value="34.3" calcext:value-type="float">
            <text:p>34.30</text:p>
          </table:table-cell>
          <table:table-cell table:style-name="ce17" office:value-type="float" office:value="59.3" calcext:value-type="float">
            <text:p>59.30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20" table:formula="of:=[.B15]/SUM([.B15:.H15])" office:value-type="float" office:value="0.000632911392405063" calcext:value-type="float">
            <text:p>0.000632911392405</text:p>
          </table:table-cell>
          <table:table-cell table:style-name="ce130" table:formula="of:=[.C15]/SUM([.B15:.H15])" office:value-type="float" office:value="0.00474683544303798" calcext:value-type="float">
            <text:p>0.004746835443038</text:p>
          </table:table-cell>
          <table:table-cell table:style-name="ce135" table:formula="of:=[.D15]/SUM([.B15:.H15])" office:value-type="float" office:value="0.110443037974684" calcext:value-type="float">
            <text:p>0.110443037974684</text:p>
          </table:table-cell>
          <table:table-cell table:style-name="ce140" table:formula="of:=[.E15]/SUM([.B15:.H15])" office:value-type="float" office:value="0.213291139240506" calcext:value-type="float">
            <text:p>0.213291139240506</text:p>
          </table:table-cell>
          <table:table-cell table:style-name="ce145" table:formula="of:=[.F15]/SUM([.B15:.H15])" office:value-type="float" office:value="0.374683544303797" calcext:value-type="float">
            <text:p>0.374683544303797</text:p>
          </table:table-cell>
          <table:table-cell table:style-name="ce150" table:formula="of:=[.G15]/SUM([.B15:.H15])" office:value-type="float" office:value="0.108544303797468" calcext:value-type="float">
            <text:p>0.108544303797468</text:p>
          </table:table-cell>
          <table:table-cell table:style-name="ce155" table:formula="of:=[.H15]/SUM([.B15:.H15])" office:value-type="float" office:value="0.187658227848101" calcext:value-type="float">
            <text:p>0.187658227848101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17" office:value-type="float" office:value="0.7" calcext:value-type="float">
            <text:p>0.70</text:p>
          </table:table-cell>
          <table:table-cell table:style-name="ce17" office:value-type="float" office:value="1.7" calcext:value-type="float">
            <text:p>1.70</text:p>
          </table:table-cell>
          <table:table-cell table:style-name="ce17" office:value-type="float" office:value="67" calcext:value-type="float">
            <text:p>67.00</text:p>
          </table:table-cell>
          <table:table-cell table:style-name="ce17" office:value-type="float" office:value="133.7" calcext:value-type="float">
            <text:p>133.70</text:p>
          </table:table-cell>
          <table:table-cell table:style-name="ce17" office:value-type="float" office:value="242.1" calcext:value-type="float">
            <text:p>242.10</text:p>
          </table:table-cell>
          <table:table-cell table:style-name="ce17" office:value-type="float" office:value="67.7" calcext:value-type="float">
            <text:p>67.70</text:p>
          </table:table-cell>
          <table:table-cell table:style-name="ce17" office:value-type="float" office:value="119.1" calcext:value-type="float">
            <text:p>119.1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20" table:formula="of:=[.B16]/SUM([.B16:.H16])" office:value-type="float" office:value="0.00110759493670886" calcext:value-type="float">
            <text:p>0.001107594936709</text:p>
          </table:table-cell>
          <table:table-cell table:style-name="ce130" table:formula="of:=[.C16]/SUM([.B16:.H16])" office:value-type="float" office:value="0.00268987341772152" calcext:value-type="float">
            <text:p>0.002689873417722</text:p>
          </table:table-cell>
          <table:table-cell table:style-name="ce135" table:formula="of:=[.D16]/SUM([.B16:.H16])" office:value-type="float" office:value="0.106012658227848" calcext:value-type="float">
            <text:p>0.106012658227848</text:p>
          </table:table-cell>
          <table:table-cell table:style-name="ce140" table:formula="of:=[.E16]/SUM([.B16:.H16])" office:value-type="float" office:value="0.211550632911392" calcext:value-type="float">
            <text:p>0.211550632911392</text:p>
          </table:table-cell>
          <table:table-cell table:style-name="ce145" table:formula="of:=[.F16]/SUM([.B16:.H16])" office:value-type="float" office:value="0.383069620253164" calcext:value-type="float">
            <text:p>0.383069620253164</text:p>
          </table:table-cell>
          <table:table-cell table:style-name="ce150" table:formula="of:=[.G16]/SUM([.B16:.H16])" office:value-type="float" office:value="0.107120253164557" calcext:value-type="float">
            <text:p>0.107120253164557</text:p>
          </table:table-cell>
          <table:table-cell table:style-name="ce155" table:formula="of:=[.H16]/SUM([.B16:.H16])" office:value-type="float" office:value="0.188449367088608" calcext:value-type="float">
            <text:p>0.188449367088608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17" office:value-type="float" office:value="0.4" calcext:value-type="float">
            <text:p>0.40</text:p>
          </table:table-cell>
          <table:table-cell table:style-name="ce17" office:value-type="float" office:value="1.2" calcext:value-type="float">
            <text:p>1.20</text:p>
          </table:table-cell>
          <table:table-cell table:style-name="ce17" office:value-type="float" office:value="33.9" calcext:value-type="float">
            <text:p>33.90</text:p>
          </table:table-cell>
          <table:table-cell table:style-name="ce17" office:value-type="float" office:value="65.8" calcext:value-type="float">
            <text:p>65.80</text:p>
          </table:table-cell>
          <table:table-cell table:style-name="ce17" office:value-type="float" office:value="120.7" calcext:value-type="float">
            <text:p>120.70</text:p>
          </table:table-cell>
          <table:table-cell table:style-name="ce17" office:value-type="float" office:value="33.2" calcext:value-type="float">
            <text:p>33.20</text:p>
          </table:table-cell>
          <table:table-cell table:style-name="ce17" office:value-type="float" office:value="60.8" calcext:value-type="float">
            <text:p>60.80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20" table:formula="of:=[.B17]/SUM([.B17:.H17])" office:value-type="float" office:value="0.00126582278481013" calcext:value-type="float">
            <text:p>0.00126582278481</text:p>
          </table:table-cell>
          <table:table-cell table:style-name="ce130" table:formula="of:=[.C17]/SUM([.B17:.H17])" office:value-type="float" office:value="0.00379746835443038" calcext:value-type="float">
            <text:p>0.00379746835443</text:p>
          </table:table-cell>
          <table:table-cell table:style-name="ce135" table:formula="of:=[.D17]/SUM([.B17:.H17])" office:value-type="float" office:value="0.107278481012658" calcext:value-type="float">
            <text:p>0.107278481012658</text:p>
          </table:table-cell>
          <table:table-cell table:style-name="ce140" table:formula="of:=[.E17]/SUM([.B17:.H17])" office:value-type="float" office:value="0.208227848101266" calcext:value-type="float">
            <text:p>0.208227848101266</text:p>
          </table:table-cell>
          <table:table-cell table:style-name="ce145" table:formula="of:=[.F17]/SUM([.B17:.H17])" office:value-type="float" office:value="0.381962025316456" calcext:value-type="float">
            <text:p>0.381962025316456</text:p>
          </table:table-cell>
          <table:table-cell table:style-name="ce150" table:formula="of:=[.G17]/SUM([.B17:.H17])" office:value-type="float" office:value="0.105063291139241" calcext:value-type="float">
            <text:p>0.105063291139241</text:p>
          </table:table-cell>
          <table:table-cell table:style-name="ce155" table:formula="of:=[.H17]/SUM([.B17:.H17])" office:value-type="float" office:value="0.192405063291139" calcext:value-type="float">
            <text:p>0.192405063291139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17" office:value-type="float" office:value="0.2" calcext:value-type="float">
            <text:p>0.20</text:p>
          </table:table-cell>
          <table:table-cell table:style-name="ce17" office:value-type="float" office:value="0.9" calcext:value-type="float">
            <text:p>0.90</text:p>
          </table:table-cell>
          <table:table-cell table:style-name="ce17" office:value-type="float" office:value="34.5" calcext:value-type="float">
            <text:p>34.50</text:p>
          </table:table-cell>
          <table:table-cell table:style-name="ce17" office:value-type="float" office:value="67.4" calcext:value-type="float">
            <text:p>67.40</text:p>
          </table:table-cell>
          <table:table-cell table:style-name="ce17" office:value-type="float" office:value="120.1" calcext:value-type="float">
            <text:p>120.10</text:p>
          </table:table-cell>
          <table:table-cell table:style-name="ce17" office:value-type="float" office:value="33.6" calcext:value-type="float">
            <text:p>33.60</text:p>
          </table:table-cell>
          <table:table-cell table:style-name="ce17" office:value-type="float" office:value="59.3" calcext:value-type="float">
            <text:p>59.30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20" table:formula="of:=[.B18]/SUM([.B18:.H18])" office:value-type="float" office:value="0.000632911392405063" calcext:value-type="float">
            <text:p>0.000632911392405</text:p>
          </table:table-cell>
          <table:table-cell table:style-name="ce130" table:formula="of:=[.C18]/SUM([.B18:.H18])" office:value-type="float" office:value="0.00284810126582278" calcext:value-type="float">
            <text:p>0.002848101265823</text:p>
          </table:table-cell>
          <table:table-cell table:style-name="ce135" table:formula="of:=[.D18]/SUM([.B18:.H18])" office:value-type="float" office:value="0.109177215189873" calcext:value-type="float">
            <text:p>0.109177215189873</text:p>
          </table:table-cell>
          <table:table-cell table:style-name="ce140" table:formula="of:=[.E18]/SUM([.B18:.H18])" office:value-type="float" office:value="0.213291139240506" calcext:value-type="float">
            <text:p>0.213291139240506</text:p>
          </table:table-cell>
          <table:table-cell table:style-name="ce145" table:formula="of:=[.F18]/SUM([.B18:.H18])" office:value-type="float" office:value="0.38006329113924" calcext:value-type="float">
            <text:p>0.38006329113924</text:p>
          </table:table-cell>
          <table:table-cell table:style-name="ce150" table:formula="of:=[.G18]/SUM([.B18:.H18])" office:value-type="float" office:value="0.106329113924051" calcext:value-type="float">
            <text:p>0.106329113924051</text:p>
          </table:table-cell>
          <table:table-cell table:style-name="ce155" table:formula="of:=[.H18]/SUM([.B18:.H18])" office:value-type="float" office:value="0.187658227848101" calcext:value-type="float">
            <text:p>0.187658227848101</text:p>
          </table:table-cell>
        </table:table-row>
        <table:table-row table:style-name="ro1">
          <table:table-cell table:style-name="ce51"/>
          <table:table-cell table:number-columns-repeated="17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44.7" calcext:value-type="float">
            <text:p>44.7</text:p>
          </table:table-cell>
          <table:table-cell office:value-type="float" office:value="77.7" calcext:value-type="float">
            <text:p>77.7</text:p>
          </table:table-cell>
          <table:table-cell office:value-type="float" office:value="89.5" calcext:value-type="float">
            <text:p>89.5</text:p>
          </table:table-cell>
          <table:table-cell office:value-type="float" office:value="113.9" calcext:value-type="float">
            <text:p>113.9</text:p>
          </table:table-cell>
          <table:table-cell office:value-type="float" office:value="64.8" calcext:value-type="float">
            <text:p>64.8</text:p>
          </table:table-cell>
          <table:table-cell office:value-type="float" office:value="44.8" calcext:value-type="float">
            <text:p>44.8</text:p>
          </table:table-cell>
          <table:table-cell office:value-type="float" office:value="114.6" calcext:value-type="float">
            <text:p>114.6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22" table:formula="of:=[.B22]/SUM([.B22:.H22])" office:value-type="float" office:value="0.0812727272727273" calcext:value-type="float">
            <text:p>0.081272727272727</text:p>
          </table:table-cell>
          <table:table-cell table:style-name="ce131" table:formula="of:=[.C22]/SUM([.B22:.H22])" office:value-type="float" office:value="0.141272727272727" calcext:value-type="float">
            <text:p>0.141272727272727</text:p>
          </table:table-cell>
          <table:table-cell table:style-name="ce136" table:formula="of:=[.D22]/SUM([.B22:.H22])" office:value-type="float" office:value="0.162727272727273" calcext:value-type="float">
            <text:p>0.162727272727273</text:p>
          </table:table-cell>
          <table:table-cell table:style-name="ce141" table:formula="of:=[.E22]/SUM([.B22:.H22])" office:value-type="float" office:value="0.207090909090909" calcext:value-type="float">
            <text:p>0.207090909090909</text:p>
          </table:table-cell>
          <table:table-cell table:style-name="ce146" table:formula="of:=[.F22]/SUM([.B22:.H22])" office:value-type="float" office:value="0.117818181818182" calcext:value-type="float">
            <text:p>0.117818181818182</text:p>
          </table:table-cell>
          <table:table-cell table:style-name="ce151" table:formula="of:=[.G22]/SUM([.B22:.H22])" office:value-type="float" office:value="0.0814545454545454" calcext:value-type="float">
            <text:p>0.081454545454545</text:p>
          </table:table-cell>
          <table:table-cell table:style-name="ce156" table:formula="of:=[.H22]/SUM([.B22:.H22])" office:value-type="float" office:value="0.208363636363636" calcext:value-type="float">
            <text:p>0.208363636363636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21.7" calcext:value-type="float">
            <text:p>21.7</text:p>
          </table:table-cell>
          <table:table-cell office:value-type="float" office:value="44.7" calcext:value-type="float">
            <text:p>44.7</text:p>
          </table:table-cell>
          <table:table-cell office:value-type="float" office:value="52.7" calcext:value-type="float">
            <text:p>52.7</text:p>
          </table:table-cell>
          <table:table-cell office:value-type="float" office:value="64.5" calcext:value-type="float">
            <text:p>64.5</text:p>
          </table:table-cell>
          <table:table-cell office:value-type="float" office:value="39.5" calcext:value-type="float">
            <text:p>39.5</text:p>
          </table:table-cell>
          <table:table-cell office:value-type="float" office:value="26.1" calcext:value-type="float">
            <text:p>26.1</text:p>
          </table:table-cell>
          <table:table-cell office:value-type="float" office:value="66.8" calcext:value-type="float">
            <text:p>66.8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23" table:formula="of:=[.B23]/SUM([.B23:.H23])" office:value-type="float" office:value="0.0686708860759494" calcext:value-type="float">
            <text:p>0.068670886075949</text:p>
          </table:table-cell>
          <table:table-cell table:style-name="ce131" table:formula="of:=[.C23]/SUM([.B23:.H23])" office:value-type="float" office:value="0.141455696202532" calcext:value-type="float">
            <text:p>0.141455696202532</text:p>
          </table:table-cell>
          <table:table-cell table:style-name="ce136" table:formula="of:=[.D23]/SUM([.B23:.H23])" office:value-type="float" office:value="0.166772151898734" calcext:value-type="float">
            <text:p>0.166772151898734</text:p>
          </table:table-cell>
          <table:table-cell table:style-name="ce141" table:formula="of:=[.E23]/SUM([.B23:.H23])" office:value-type="float" office:value="0.204113924050633" calcext:value-type="float">
            <text:p>0.204113924050633</text:p>
          </table:table-cell>
          <table:table-cell table:style-name="ce146" table:formula="of:=[.F23]/SUM([.B23:.H23])" office:value-type="float" office:value="0.125" calcext:value-type="float">
            <text:p>0.125</text:p>
          </table:table-cell>
          <table:table-cell table:style-name="ce151" table:formula="of:=[.G23]/SUM([.B23:.H23])" office:value-type="float" office:value="0.0825949367088608" calcext:value-type="float">
            <text:p>0.082594936708861</text:p>
          </table:table-cell>
          <table:table-cell table:style-name="ce156" table:formula="of:=[.H23]/SUM([.B23:.H23])" office:value-type="float" office:value="0.211392405063291" calcext:value-type="float">
            <text:p>0.211392405063291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21.4" calcext:value-type="float">
            <text:p>21.4</text:p>
          </table:table-cell>
          <table:table-cell office:value-type="float" office:value="49.6" calcext:value-type="float">
            <text:p>49.6</text:p>
          </table:table-cell>
          <table:table-cell office:value-type="float" office:value="59" calcext:value-type="float">
            <text:p>59</text:p>
          </table:table-cell>
          <table:table-cell office:value-type="float" office:value="60.4" calcext:value-type="float">
            <text:p>60.4</text:p>
          </table:table-cell>
          <table:table-cell office:value-type="float" office:value="35.7" calcext:value-type="float">
            <text:p>35.7</text:p>
          </table:table-cell>
          <table:table-cell office:value-type="float" office:value="25.8" calcext:value-type="float">
            <text:p>25.8</text:p>
          </table:table-cell>
          <table:table-cell office:value-type="float" office:value="64.1" calcext:value-type="float">
            <text:p>64.1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22" table:formula="of:=[.B24]/SUM([.B24:.H24])" office:value-type="float" office:value="0.0677215189873418" calcext:value-type="float">
            <text:p>0.067721518987342</text:p>
          </table:table-cell>
          <table:table-cell table:style-name="ce131" table:formula="of:=[.C24]/SUM([.B24:.H24])" office:value-type="float" office:value="0.156962025316456" calcext:value-type="float">
            <text:p>0.156962025316456</text:p>
          </table:table-cell>
          <table:table-cell table:style-name="ce136" table:formula="of:=[.D24]/SUM([.B24:.H24])" office:value-type="float" office:value="0.186708860759494" calcext:value-type="float">
            <text:p>0.186708860759494</text:p>
          </table:table-cell>
          <table:table-cell table:style-name="ce141" table:formula="of:=[.E24]/SUM([.B24:.H24])" office:value-type="float" office:value="0.191139240506329" calcext:value-type="float">
            <text:p>0.191139240506329</text:p>
          </table:table-cell>
          <table:table-cell table:style-name="ce146" table:formula="of:=[.F24]/SUM([.B24:.H24])" office:value-type="float" office:value="0.112974683544304" calcext:value-type="float">
            <text:p>0.112974683544304</text:p>
          </table:table-cell>
          <table:table-cell table:style-name="ce151" table:formula="of:=[.G24]/SUM([.B24:.H24])" office:value-type="float" office:value="0.0816455696202532" calcext:value-type="float">
            <text:p>0.081645569620253</text:p>
          </table:table-cell>
          <table:table-cell table:style-name="ce156" table:formula="of:=[.H24]/SUM([.B24:.H24])" office:value-type="float" office:value="0.202848101265823" calcext:value-type="float">
            <text:p>0.202848101265823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24.8" calcext:value-type="float">
            <text:p>24.8</text:p>
          </table:table-cell>
          <table:table-cell office:value-type="float" office:value="45.7" calcext:value-type="float">
            <text:p>45.7</text:p>
          </table:table-cell>
          <table:table-cell office:value-type="float" office:value="51.1" calcext:value-type="float">
            <text:p>51.1</text:p>
          </table:table-cell>
          <table:table-cell office:value-type="float" office:value="63.8" calcext:value-type="float">
            <text:p>63.8</text:p>
          </table:table-cell>
          <table:table-cell office:value-type="float" office:value="38.2" calcext:value-type="float">
            <text:p>38.2</text:p>
          </table:table-cell>
          <table:table-cell office:value-type="float" office:value="26.7" calcext:value-type="float">
            <text:p>26.7</text:p>
          </table:table-cell>
          <table:table-cell office:value-type="float" office:value="65.7" calcext:value-type="float">
            <text:p>65.7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22" table:formula="of:=[.B25]/SUM([.B25:.H25])" office:value-type="float" office:value="0.0784810126582279" calcext:value-type="float">
            <text:p>0.078481012658228</text:p>
          </table:table-cell>
          <table:table-cell table:style-name="ce131" table:formula="of:=[.C25]/SUM([.B25:.H25])" office:value-type="float" office:value="0.144620253164557" calcext:value-type="float">
            <text:p>0.144620253164557</text:p>
          </table:table-cell>
          <table:table-cell table:style-name="ce136" table:formula="of:=[.D25]/SUM([.B25:.H25])" office:value-type="float" office:value="0.161708860759494" calcext:value-type="float">
            <text:p>0.161708860759494</text:p>
          </table:table-cell>
          <table:table-cell table:style-name="ce141" table:formula="of:=[.E25]/SUM([.B25:.H25])" office:value-type="float" office:value="0.201898734177215" calcext:value-type="float">
            <text:p>0.201898734177215</text:p>
          </table:table-cell>
          <table:table-cell table:style-name="ce146" table:formula="of:=[.F25]/SUM([.B25:.H25])" office:value-type="float" office:value="0.120886075949367" calcext:value-type="float">
            <text:p>0.120886075949367</text:p>
          </table:table-cell>
          <table:table-cell table:style-name="ce151" table:formula="of:=[.G25]/SUM([.B25:.H25])" office:value-type="float" office:value="0.0844936708860759" calcext:value-type="float">
            <text:p>0.084493670886076</text:p>
          </table:table-cell>
          <table:table-cell table:style-name="ce156" table:formula="of:=[.H25]/SUM([.B25:.H25])" office:value-type="float" office:value="0.207911392405063" calcext:value-type="float">
            <text:p>0.207911392405063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46.7" calcext:value-type="float">
            <text:p>46.7</text:p>
          </table:table-cell>
          <table:table-cell office:value-type="float" office:value="93.8" calcext:value-type="float">
            <text:p>93.8</text:p>
          </table:table-cell>
          <table:table-cell office:value-type="float" office:value="104.5" calcext:value-type="float">
            <text:p>104.5</text:p>
          </table:table-cell>
          <table:table-cell office:value-type="float" office:value="129.5" calcext:value-type="float">
            <text:p>129.5</text:p>
          </table:table-cell>
          <table:table-cell office:value-type="float" office:value="74.7" calcext:value-type="float">
            <text:p>74.7</text:p>
          </table:table-cell>
          <table:table-cell office:value-type="float" office:value="50.6" calcext:value-type="float">
            <text:p>50.6</text:p>
          </table:table-cell>
          <table:table-cell office:value-type="float" office:value="132.2" calcext:value-type="float">
            <text:p>132.2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22" table:formula="of:=[.B26]/SUM([.B26:.H26])" office:value-type="float" office:value="0.0738924050632911" calcext:value-type="float">
            <text:p>0.073892405063291</text:p>
          </table:table-cell>
          <table:table-cell table:style-name="ce131" table:formula="of:=[.C26]/SUM([.B26:.H26])" office:value-type="float" office:value="0.148417721518987" calcext:value-type="float">
            <text:p>0.148417721518987</text:p>
          </table:table-cell>
          <table:table-cell table:style-name="ce136" table:formula="of:=[.D26]/SUM([.B26:.H26])" office:value-type="float" office:value="0.165348101265823" calcext:value-type="float">
            <text:p>0.165348101265823</text:p>
          </table:table-cell>
          <table:table-cell table:style-name="ce141" table:formula="of:=[.E26]/SUM([.B26:.H26])" office:value-type="float" office:value="0.204905063291139" calcext:value-type="float">
            <text:p>0.204905063291139</text:p>
          </table:table-cell>
          <table:table-cell table:style-name="ce146" table:formula="of:=[.F26]/SUM([.B26:.H26])" office:value-type="float" office:value="0.118196202531646" calcext:value-type="float">
            <text:p>0.118196202531646</text:p>
          </table:table-cell>
          <table:table-cell table:style-name="ce151" table:formula="of:=[.G26]/SUM([.B26:.H26])" office:value-type="float" office:value="0.0800632911392405" calcext:value-type="float">
            <text:p>0.080063291139241</text:p>
          </table:table-cell>
          <table:table-cell table:style-name="ce156" table:formula="of:=[.H26]/SUM([.B26:.H26])" office:value-type="float" office:value="0.209177215189873" calcext:value-type="float">
            <text:p>0.20917721518987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22.2" calcext:value-type="float">
            <text:p>22.2</text:p>
          </table:table-cell>
          <table:table-cell office:value-type="float" office:value="41.7" calcext:value-type="float">
            <text:p>41.7</text:p>
          </table:table-cell>
          <table:table-cell office:value-type="float" office:value="52.7" calcext:value-type="float">
            <text:p>52.7</text:p>
          </table:table-cell>
          <table:table-cell office:value-type="float" office:value="66.8" calcext:value-type="float">
            <text:p>66.8</text:p>
          </table:table-cell>
          <table:table-cell office:value-type="float" office:value="38.3" calcext:value-type="float">
            <text:p>38.3</text:p>
          </table:table-cell>
          <table:table-cell office:value-type="float" office:value="27.6" calcext:value-type="float">
            <text:p>27.6</text:p>
          </table:table-cell>
          <table:table-cell office:value-type="float" office:value="66.7" calcext:value-type="float">
            <text:p>66.7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22" table:formula="of:=[.B27]/SUM([.B27:.H27])" office:value-type="float" office:value="0.070253164556962" calcext:value-type="float">
            <text:p>0.070253164556962</text:p>
          </table:table-cell>
          <table:table-cell table:style-name="ce131" table:formula="of:=[.C27]/SUM([.B27:.H27])" office:value-type="float" office:value="0.131962025316456" calcext:value-type="float">
            <text:p>0.131962025316456</text:p>
          </table:table-cell>
          <table:table-cell table:style-name="ce136" table:formula="of:=[.D27]/SUM([.B27:.H27])" office:value-type="float" office:value="0.166772151898734" calcext:value-type="float">
            <text:p>0.166772151898734</text:p>
          </table:table-cell>
          <table:table-cell table:style-name="ce141" table:formula="of:=[.E27]/SUM([.B27:.H27])" office:value-type="float" office:value="0.211392405063291" calcext:value-type="float">
            <text:p>0.211392405063291</text:p>
          </table:table-cell>
          <table:table-cell table:style-name="ce146" table:formula="of:=[.F27]/SUM([.B27:.H27])" office:value-type="float" office:value="0.12120253164557" calcext:value-type="float">
            <text:p>0.12120253164557</text:p>
          </table:table-cell>
          <table:table-cell table:style-name="ce151" table:formula="of:=[.G27]/SUM([.B27:.H27])" office:value-type="float" office:value="0.0873417721518987" calcext:value-type="float">
            <text:p>0.087341772151899</text:p>
          </table:table-cell>
          <table:table-cell table:style-name="ce156" table:formula="of:=[.H27]/SUM([.B27:.H27])" office:value-type="float" office:value="0.211075949367089" calcext:value-type="float">
            <text:p>0.211075949367089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21.8" calcext:value-type="float">
            <text:p>21.8</text:p>
          </table:table-cell>
          <table:table-cell office:value-type="float" office:value="49.7" calcext:value-type="float">
            <text:p>49.7</text:p>
          </table:table-cell>
          <table:table-cell office:value-type="float" office:value="53.9" calcext:value-type="float">
            <text:p>53.9</text:p>
          </table:table-cell>
          <table:table-cell office:value-type="float" office:value="63.2" calcext:value-type="float">
            <text:p>63.2</text:p>
          </table:table-cell>
          <table:table-cell office:value-type="float" office:value="35.4" calcext:value-type="float">
            <text:p>35.4</text:p>
          </table:table-cell>
          <table:table-cell office:value-type="float" office:value="26.9" calcext:value-type="float">
            <text:p>26.9</text:p>
          </table:table-cell>
          <table:table-cell office:value-type="float" office:value="65.1" calcext:value-type="float">
            <text:p>65.1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22" table:formula="of:=[.B28]/SUM([.B28:.H28])" office:value-type="float" office:value="0.0689873417721519" calcext:value-type="float">
            <text:p>0.068987341772152</text:p>
          </table:table-cell>
          <table:table-cell table:style-name="ce131" table:formula="of:=[.C28]/SUM([.B28:.H28])" office:value-type="float" office:value="0.157278481012658" calcext:value-type="float">
            <text:p>0.157278481012658</text:p>
          </table:table-cell>
          <table:table-cell table:style-name="ce136" table:formula="of:=[.D28]/SUM([.B28:.H28])" office:value-type="float" office:value="0.170569620253165" calcext:value-type="float">
            <text:p>0.170569620253165</text:p>
          </table:table-cell>
          <table:table-cell table:style-name="ce141" table:formula="of:=[.E28]/SUM([.B28:.H28])" office:value-type="float" office:value="0.2" calcext:value-type="float">
            <text:p>0.2</text:p>
          </table:table-cell>
          <table:table-cell table:style-name="ce146" table:formula="of:=[.F28]/SUM([.B28:.H28])" office:value-type="float" office:value="0.112025316455696" calcext:value-type="float">
            <text:p>0.112025316455696</text:p>
          </table:table-cell>
          <table:table-cell table:style-name="ce151" table:formula="of:=[.G28]/SUM([.B28:.H28])" office:value-type="float" office:value="0.085126582278481" calcext:value-type="float">
            <text:p>0.085126582278481</text:p>
          </table:table-cell>
          <table:table-cell table:style-name="ce156" table:formula="of:=[.H28]/SUM([.B28:.H28])" office:value-type="float" office:value="0.206012658227848" calcext:value-type="float">
            <text:p>0.20601265822784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8.4" calcext:value-type="float">
            <text:p>8.4</text:p>
          </table:table-cell>
          <table:table-cell office:value-type="float" office:value="14.1" calcext:value-type="float">
            <text:p>14.1</text:p>
          </table:table-cell>
          <table:table-cell office:value-type="float" office:value="81.4" calcext:value-type="float">
            <text:p>81.4</text:p>
          </table:table-cell>
          <table:table-cell office:value-type="float" office:value="167.3" calcext:value-type="float">
            <text:p>167.3</text:p>
          </table:table-cell>
          <table:table-cell office:value-type="float" office:value="101.4" calcext:value-type="float">
            <text:p>101.4</text:p>
          </table:table-cell>
          <table:table-cell office:value-type="float" office:value="50.8" calcext:value-type="float">
            <text:p>50.8</text:p>
          </table:table-cell>
          <table:table-cell office:value-type="float" office:value="126.6" calcext:value-type="float">
            <text:p>126.6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24" table:formula="of:=[.B32]/SUM([.B32:.H32])" office:value-type="float" office:value="0.0152727272727273" calcext:value-type="float">
            <text:p>0.015272727272727</text:p>
          </table:table-cell>
          <table:table-cell table:style-name="ce132" table:formula="of:=[.C32]/SUM([.B32:.H32])" office:value-type="float" office:value="0.0256363636363636" calcext:value-type="float">
            <text:p>0.025636363636364</text:p>
          </table:table-cell>
          <table:table-cell table:style-name="ce137" table:formula="of:=[.D32]/SUM([.B32:.H32])" office:value-type="float" office:value="0.148" calcext:value-type="float">
            <text:p>0.148</text:p>
          </table:table-cell>
          <table:table-cell table:style-name="ce142" table:formula="of:=[.E32]/SUM([.B32:.H32])" office:value-type="float" office:value="0.304181818181818" calcext:value-type="float">
            <text:p>0.304181818181818</text:p>
          </table:table-cell>
          <table:table-cell table:style-name="ce147" table:formula="of:=[.F32]/SUM([.B32:.H32])" office:value-type="float" office:value="0.184363636363636" calcext:value-type="float">
            <text:p>0.184363636363636</text:p>
          </table:table-cell>
          <table:table-cell table:style-name="ce152" table:formula="of:=[.G32]/SUM([.B32:.H32])" office:value-type="float" office:value="0.0923636363636363" calcext:value-type="float">
            <text:p>0.092363636363636</text:p>
          </table:table-cell>
          <table:table-cell table:style-name="ce157" table:formula="of:=[.H32]/SUM([.B32:.H32])" office:value-type="float" office:value="0.230181818181818" calcext:value-type="float">
            <text:p>0.230181818181818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4.7" calcext:value-type="float">
            <text:p>4.7</text:p>
          </table:table-cell>
          <table:table-cell office:value-type="float" office:value="8.4" calcext:value-type="float">
            <text:p>8.4</text:p>
          </table:table-cell>
          <table:table-cell office:value-type="float" office:value="44.7" calcext:value-type="float">
            <text:p>44.7</text:p>
          </table:table-cell>
          <table:table-cell office:value-type="float" office:value="98.5" calcext:value-type="float">
            <text:p>98.5</text:p>
          </table:table-cell>
          <table:table-cell office:value-type="float" office:value="56.5" calcext:value-type="float">
            <text:p>56.5</text:p>
          </table:table-cell>
          <table:table-cell office:value-type="float" office:value="30.4" calcext:value-type="float">
            <text:p>30.4</text:p>
          </table:table-cell>
          <table:table-cell office:value-type="float" office:value="72.8" calcext:value-type="float">
            <text:p>72.8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25" table:formula="of:=[.B33]/SUM([.B33:.H33])" office:value-type="float" office:value="0.014873417721519" calcext:value-type="float">
            <text:p>0.014873417721519</text:p>
          </table:table-cell>
          <table:table-cell table:style-name="ce132" table:formula="of:=[.C33]/SUM([.B33:.H33])" office:value-type="float" office:value="0.0265822784810127" calcext:value-type="float">
            <text:p>0.026582278481013</text:p>
          </table:table-cell>
          <table:table-cell table:style-name="ce137" table:formula="of:=[.D33]/SUM([.B33:.H33])" office:value-type="float" office:value="0.141455696202532" calcext:value-type="float">
            <text:p>0.141455696202532</text:p>
          </table:table-cell>
          <table:table-cell table:style-name="ce142" table:formula="of:=[.E33]/SUM([.B33:.H33])" office:value-type="float" office:value="0.311708860759494" calcext:value-type="float">
            <text:p>0.311708860759494</text:p>
          </table:table-cell>
          <table:table-cell table:style-name="ce147" table:formula="of:=[.F33]/SUM([.B33:.H33])" office:value-type="float" office:value="0.17879746835443" calcext:value-type="float">
            <text:p>0.17879746835443</text:p>
          </table:table-cell>
          <table:table-cell table:style-name="ce152" table:formula="of:=[.G33]/SUM([.B33:.H33])" office:value-type="float" office:value="0.0962025316455696" calcext:value-type="float">
            <text:p>0.09620253164557</text:p>
          </table:table-cell>
          <table:table-cell table:style-name="ce157" table:formula="of:=[.H33]/SUM([.B33:.H33])" office:value-type="float" office:value="0.230379746835443" calcext:value-type="float">
            <text:p>0.230379746835443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4" calcext:value-type="float">
            <text:p>4</text:p>
          </table:table-cell>
          <table:table-cell office:value-type="float" office:value="8.6" calcext:value-type="float">
            <text:p>8.6</text:p>
          </table:table-cell>
          <table:table-cell office:value-type="float" office:value="47.6" calcext:value-type="float">
            <text:p>47.6</text:p>
          </table:table-cell>
          <table:table-cell office:value-type="float" office:value="94.9" calcext:value-type="float">
            <text:p>94.9</text:p>
          </table:table-cell>
          <table:table-cell office:value-type="float" office:value="59.3" calcext:value-type="float">
            <text:p>59.3</text:p>
          </table:table-cell>
          <table:table-cell office:value-type="float" office:value="29.7" calcext:value-type="float">
            <text:p>29.7</text:p>
          </table:table-cell>
          <table:table-cell office:value-type="float" office:value="71.9" calcext:value-type="float">
            <text:p>71.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24" table:formula="of:=[.B34]/SUM([.B34:.H34])" office:value-type="float" office:value="0.0126582278481013" calcext:value-type="float">
            <text:p>0.012658227848101</text:p>
          </table:table-cell>
          <table:table-cell table:style-name="ce132" table:formula="of:=[.C34]/SUM([.B34:.H34])" office:value-type="float" office:value="0.0272151898734177" calcext:value-type="float">
            <text:p>0.027215189873418</text:p>
          </table:table-cell>
          <table:table-cell table:style-name="ce137" table:formula="of:=[.D34]/SUM([.B34:.H34])" office:value-type="float" office:value="0.150632911392405" calcext:value-type="float">
            <text:p>0.150632911392405</text:p>
          </table:table-cell>
          <table:table-cell table:style-name="ce142" table:formula="of:=[.E34]/SUM([.B34:.H34])" office:value-type="float" office:value="0.300316455696202" calcext:value-type="float">
            <text:p>0.300316455696202</text:p>
          </table:table-cell>
          <table:table-cell table:style-name="ce147" table:formula="of:=[.F34]/SUM([.B34:.H34])" office:value-type="float" office:value="0.187658227848101" calcext:value-type="float">
            <text:p>0.187658227848101</text:p>
          </table:table-cell>
          <table:table-cell table:style-name="ce152" table:formula="of:=[.G34]/SUM([.B34:.H34])" office:value-type="float" office:value="0.0939873417721519" calcext:value-type="float">
            <text:p>0.093987341772152</text:p>
          </table:table-cell>
          <table:table-cell table:style-name="ce157" table:formula="of:=[.H34]/SUM([.B34:.H34])" office:value-type="float" office:value="0.22753164556962" calcext:value-type="float">
            <text:p>0.22753164556962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4.3" calcext:value-type="float">
            <text:p>4.3</text:p>
          </table:table-cell>
          <table:table-cell office:value-type="float" office:value="8.7" calcext:value-type="float">
            <text:p>8.7</text:p>
          </table:table-cell>
          <table:table-cell office:value-type="float" office:value="45.4" calcext:value-type="float">
            <text:p>45.4</text:p>
          </table:table-cell>
          <table:table-cell office:value-type="float" office:value="98.1" calcext:value-type="float">
            <text:p>98.1</text:p>
          </table:table-cell>
          <table:table-cell office:value-type="float" office:value="59" calcext:value-type="float">
            <text:p>59</text:p>
          </table:table-cell>
          <table:table-cell office:value-type="float" office:value="31.4" calcext:value-type="float">
            <text:p>31.4</text:p>
          </table:table-cell>
          <table:table-cell office:value-type="float" office:value="69.1" calcext:value-type="float">
            <text:p>69.1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24" table:formula="of:=[.B35]/SUM([.B35:.H35])" office:value-type="float" office:value="0.0136075949367089" calcext:value-type="float">
            <text:p>0.013607594936709</text:p>
          </table:table-cell>
          <table:table-cell table:style-name="ce132" table:formula="of:=[.C35]/SUM([.B35:.H35])" office:value-type="float" office:value="0.0275316455696202" calcext:value-type="float">
            <text:p>0.02753164556962</text:p>
          </table:table-cell>
          <table:table-cell table:style-name="ce137" table:formula="of:=[.D35]/SUM([.B35:.H35])" office:value-type="float" office:value="0.143670886075949" calcext:value-type="float">
            <text:p>0.143670886075949</text:p>
          </table:table-cell>
          <table:table-cell table:style-name="ce142" table:formula="of:=[.E35]/SUM([.B35:.H35])" office:value-type="float" office:value="0.310443037974683" calcext:value-type="float">
            <text:p>0.310443037974683</text:p>
          </table:table-cell>
          <table:table-cell table:style-name="ce147" table:formula="of:=[.F35]/SUM([.B35:.H35])" office:value-type="float" office:value="0.186708860759494" calcext:value-type="float">
            <text:p>0.186708860759494</text:p>
          </table:table-cell>
          <table:table-cell table:style-name="ce152" table:formula="of:=[.G35]/SUM([.B35:.H35])" office:value-type="float" office:value="0.0993670886075949" calcext:value-type="float">
            <text:p>0.099367088607595</text:p>
          </table:table-cell>
          <table:table-cell table:style-name="ce157" table:formula="of:=[.H35]/SUM([.B35:.H35])" office:value-type="float" office:value="0.218670886075949" calcext:value-type="float">
            <text:p>0.218670886075949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8.3" calcext:value-type="float">
            <text:p>8.3</text:p>
          </table:table-cell>
          <table:table-cell office:value-type="float" office:value="17.6" calcext:value-type="float">
            <text:p>17.6</text:p>
          </table:table-cell>
          <table:table-cell office:value-type="float" office:value="89.1" calcext:value-type="float">
            <text:p>89.1</text:p>
          </table:table-cell>
          <table:table-cell office:value-type="float" office:value="196" calcext:value-type="float">
            <text:p>196</text:p>
          </table:table-cell>
          <table:table-cell office:value-type="float" office:value="113.6" calcext:value-type="float">
            <text:p>113.6</text:p>
          </table:table-cell>
          <table:table-cell office:value-type="float" office:value="60.2" calcext:value-type="float">
            <text:p>60.2</text:p>
          </table:table-cell>
          <table:table-cell office:value-type="float" office:value="147.2" calcext:value-type="float">
            <text:p>147.2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24" table:formula="of:=[.B36]/SUM([.B36:.H36])" office:value-type="float" office:value="0.0131329113924051" calcext:value-type="float">
            <text:p>0.013132911392405</text:p>
          </table:table-cell>
          <table:table-cell table:style-name="ce132" table:formula="of:=[.C36]/SUM([.B36:.H36])" office:value-type="float" office:value="0.0278481012658228" calcext:value-type="float">
            <text:p>0.027848101265823</text:p>
          </table:table-cell>
          <table:table-cell table:style-name="ce137" table:formula="of:=[.D36]/SUM([.B36:.H36])" office:value-type="float" office:value="0.140981012658228" calcext:value-type="float">
            <text:p>0.140981012658228</text:p>
          </table:table-cell>
          <table:table-cell table:style-name="ce142" table:formula="of:=[.E36]/SUM([.B36:.H36])" office:value-type="float" office:value="0.310126582278481" calcext:value-type="float">
            <text:p>0.310126582278481</text:p>
          </table:table-cell>
          <table:table-cell table:style-name="ce147" table:formula="of:=[.F36]/SUM([.B36:.H36])" office:value-type="float" office:value="0.179746835443038" calcext:value-type="float">
            <text:p>0.179746835443038</text:p>
          </table:table-cell>
          <table:table-cell table:style-name="ce152" table:formula="of:=[.G36]/SUM([.B36:.H36])" office:value-type="float" office:value="0.095253164556962" calcext:value-type="float">
            <text:p>0.095253164556962</text:p>
          </table:table-cell>
          <table:table-cell table:style-name="ce157" table:formula="of:=[.H36]/SUM([.B36:.H36])" office:value-type="float" office:value="0.232911392405063" calcext:value-type="float">
            <text:p>0.23291139240506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43.2" calcext:value-type="float">
            <text:p>43.2</text:p>
          </table:table-cell>
          <table:table-cell office:value-type="float" office:value="95.1" calcext:value-type="float">
            <text:p>95.1</text:p>
          </table:table-cell>
          <table:table-cell office:value-type="float" office:value="59.2" calcext:value-type="float">
            <text:p>59.2</text:p>
          </table:table-cell>
          <table:table-cell office:value-type="float" office:value="30.5" calcext:value-type="float">
            <text:p>30.5</text:p>
          </table:table-cell>
          <table:table-cell office:value-type="float" office:value="73.5" calcext:value-type="float">
            <text:p>73.5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24" table:formula="of:=[.B37]/SUM([.B37:.H37])" office:value-type="float" office:value="0.0189873417721519" calcext:value-type="float">
            <text:p>0.018987341772152</text:p>
          </table:table-cell>
          <table:table-cell table:style-name="ce132" table:formula="of:=[.C37]/SUM([.B37:.H37])" office:value-type="float" office:value="0.0268987341772152" calcext:value-type="float">
            <text:p>0.026898734177215</text:p>
          </table:table-cell>
          <table:table-cell table:style-name="ce137" table:formula="of:=[.D37]/SUM([.B37:.H37])" office:value-type="float" office:value="0.136708860759494" calcext:value-type="float">
            <text:p>0.136708860759494</text:p>
          </table:table-cell>
          <table:table-cell table:style-name="ce142" table:formula="of:=[.E37]/SUM([.B37:.H37])" office:value-type="float" office:value="0.300949367088608" calcext:value-type="float">
            <text:p>0.300949367088608</text:p>
          </table:table-cell>
          <table:table-cell table:style-name="ce147" table:formula="of:=[.F37]/SUM([.B37:.H37])" office:value-type="float" office:value="0.187341772151899" calcext:value-type="float">
            <text:p>0.187341772151899</text:p>
          </table:table-cell>
          <table:table-cell table:style-name="ce152" table:formula="of:=[.G37]/SUM([.B37:.H37])" office:value-type="float" office:value="0.0965189873417721" calcext:value-type="float">
            <text:p>0.096518987341772</text:p>
          </table:table-cell>
          <table:table-cell table:style-name="ce157" table:formula="of:=[.H37]/SUM([.B37:.H37])" office:value-type="float" office:value="0.232594936708861" calcext:value-type="float">
            <text:p>0.232594936708861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4.7" calcext:value-type="float">
            <text:p>4.7</text:p>
          </table:table-cell>
          <table:table-cell office:value-type="float" office:value="8.9" calcext:value-type="float">
            <text:p>8.9</text:p>
          </table:table-cell>
          <table:table-cell office:value-type="float" office:value="44.8" calcext:value-type="float">
            <text:p>44.8</text:p>
          </table:table-cell>
          <table:table-cell office:value-type="float" office:value="95.1" calcext:value-type="float">
            <text:p>95.1</text:p>
          </table:table-cell>
          <table:table-cell office:value-type="float" office:value="57.4" calcext:value-type="float">
            <text:p>57.4</text:p>
          </table:table-cell>
          <table:table-cell office:value-type="float" office:value="32.3" calcext:value-type="float">
            <text:p>32.3</text:p>
          </table:table-cell>
          <table:table-cell office:value-type="float" office:value="72.8" calcext:value-type="float">
            <text:p>72.8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24" table:formula="of:=[.B38]/SUM([.B38:.H38])" office:value-type="float" office:value="0.014873417721519" calcext:value-type="float">
            <text:p>0.014873417721519</text:p>
          </table:table-cell>
          <table:table-cell table:style-name="ce132" table:formula="of:=[.C38]/SUM([.B38:.H38])" office:value-type="float" office:value="0.0281645569620253" calcext:value-type="float">
            <text:p>0.028164556962025</text:p>
          </table:table-cell>
          <table:table-cell table:style-name="ce137" table:formula="of:=[.D38]/SUM([.B38:.H38])" office:value-type="float" office:value="0.141772151898734" calcext:value-type="float">
            <text:p>0.141772151898734</text:p>
          </table:table-cell>
          <table:table-cell table:style-name="ce142" table:formula="of:=[.E38]/SUM([.B38:.H38])" office:value-type="float" office:value="0.300949367088608" calcext:value-type="float">
            <text:p>0.300949367088608</text:p>
          </table:table-cell>
          <table:table-cell table:style-name="ce147" table:formula="of:=[.F38]/SUM([.B38:.H38])" office:value-type="float" office:value="0.181645569620253" calcext:value-type="float">
            <text:p>0.181645569620253</text:p>
          </table:table-cell>
          <table:table-cell table:style-name="ce152" table:formula="of:=[.G38]/SUM([.B38:.H38])" office:value-type="float" office:value="0.102215189873418" calcext:value-type="float">
            <text:p>0.102215189873418</text:p>
          </table:table-cell>
          <table:table-cell table:style-name="ce157" table:formula="of:=[.H38]/SUM([.B38:.H38])" office:value-type="float" office:value="0.230379746835443" calcext:value-type="float">
            <text:p>0.23037974683544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STM+Fully Connect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24.8" calcext:value-type="float">
            <text:p>24.8</text:p>
          </table:table-cell>
          <table:table-cell office:value-type="float" office:value="50.7" calcext:value-type="float">
            <text:p>50.7</text:p>
          </table:table-cell>
          <table:table-cell office:value-type="float" office:value="112.2" calcext:value-type="float">
            <text:p>112.2</text:p>
          </table:table-cell>
          <table:table-cell office:value-type="float" office:value="46.1" calcext:value-type="float">
            <text:p>46.1</text:p>
          </table:table-cell>
          <table:table-cell office:value-type="float" office:value="96.7" calcext:value-type="float">
            <text:p>96.7</text:p>
          </table:table-cell>
          <table:table-cell office:value-type="float" office:value="8.8" calcext:value-type="float">
            <text:p>8.8</text:p>
          </table:table-cell>
          <table:table-cell office:value-type="float" office:value="210.7" calcext:value-type="float">
            <text:p>210.7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26" table:formula="of:=[.B42]/SUM([.B42:.H42])" office:value-type="float" office:value="0.0450909090909091" calcext:value-type="float">
            <text:p>0.045090909090909</text:p>
          </table:table-cell>
          <table:table-cell table:style-name="ce133" table:formula="of:=[.C42]/SUM([.B42:.H42])" office:value-type="float" office:value="0.0921818181818182" calcext:value-type="float">
            <text:p>0.092181818181818</text:p>
          </table:table-cell>
          <table:table-cell table:style-name="ce138" table:formula="of:=[.D42]/SUM([.B42:.H42])" office:value-type="float" office:value="0.204" calcext:value-type="float">
            <text:p>0.204</text:p>
          </table:table-cell>
          <table:table-cell table:style-name="ce143" table:formula="of:=[.E42]/SUM([.B42:.H42])" office:value-type="float" office:value="0.0838181818181818" calcext:value-type="float">
            <text:p>0.083818181818182</text:p>
          </table:table-cell>
          <table:table-cell table:style-name="ce148" table:formula="of:=[.F42]/SUM([.B42:.H42])" office:value-type="float" office:value="0.175818181818182" calcext:value-type="float">
            <text:p>0.175818181818182</text:p>
          </table:table-cell>
          <table:table-cell table:style-name="ce153" table:formula="of:=[.G42]/SUM([.B42:.H42])" office:value-type="float" office:value="0.016" calcext:value-type="float">
            <text:p>0.016</text:p>
          </table:table-cell>
          <table:table-cell table:style-name="ce158" table:formula="of:=[.H42]/SUM([.B42:.H42])" office:value-type="float" office:value="0.383090909090909" calcext:value-type="float">
            <text:p>0.383090909090909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13.7" calcext:value-type="float">
            <text:p>13.7</text:p>
          </table:table-cell>
          <table:table-cell office:value-type="float" office:value="28.1" calcext:value-type="float">
            <text:p>28.1</text:p>
          </table:table-cell>
          <table:table-cell office:value-type="float" office:value="67.1" calcext:value-type="float">
            <text:p>67.1</text:p>
          </table:table-cell>
          <table:table-cell office:value-type="float" office:value="24.8" calcext:value-type="float">
            <text:p>24.8</text:p>
          </table:table-cell>
          <table:table-cell office:value-type="float" office:value="56.1" calcext:value-type="float">
            <text:p>56.1</text:p>
          </table:table-cell>
          <table:table-cell office:value-type="float" office:value="5.9" calcext:value-type="float">
            <text:p>5.9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27" table:formula="of:=[.B43]/SUM([.B43:.H43])" office:value-type="float" office:value="0.0433544303797468" calcext:value-type="float">
            <text:p>0.043354430379747</text:p>
          </table:table-cell>
          <table:table-cell table:style-name="ce133" table:formula="of:=[.C43]/SUM([.B43:.H43])" office:value-type="float" office:value="0.0889240506329114" calcext:value-type="float">
            <text:p>0.088924050632911</text:p>
          </table:table-cell>
          <table:table-cell table:style-name="ce138" table:formula="of:=[.D43]/SUM([.B43:.H43])" office:value-type="float" office:value="0.212341772151899" calcext:value-type="float">
            <text:p>0.212341772151899</text:p>
          </table:table-cell>
          <table:table-cell table:style-name="ce143" table:formula="of:=[.E43]/SUM([.B43:.H43])" office:value-type="float" office:value="0.0784810126582279" calcext:value-type="float">
            <text:p>0.078481012658228</text:p>
          </table:table-cell>
          <table:table-cell table:style-name="ce148" table:formula="of:=[.F43]/SUM([.B43:.H43])" office:value-type="float" office:value="0.17753164556962" calcext:value-type="float">
            <text:p>0.17753164556962</text:p>
          </table:table-cell>
          <table:table-cell table:style-name="ce153" table:formula="of:=[.G43]/SUM([.B43:.H43])" office:value-type="float" office:value="0.0186708860759494" calcext:value-type="float">
            <text:p>0.018670886075949</text:p>
          </table:table-cell>
          <table:table-cell table:style-name="ce158" table:formula="of:=[.H43]/SUM([.B43:.H43])" office:value-type="float" office:value="0.380696202531646" calcext:value-type="float">
            <text:p>0.380696202531646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15.4" calcext:value-type="float">
            <text:p>15.4</text:p>
          </table:table-cell>
          <table:table-cell office:value-type="float" office:value="31.3" calcext:value-type="float">
            <text:p>31.3</text:p>
          </table:table-cell>
          <table:table-cell office:value-type="float" office:value="65.8" calcext:value-type="float">
            <text:p>65.8</text:p>
          </table:table-cell>
          <table:table-cell office:value-type="float" office:value="24.7" calcext:value-type="float">
            <text:p>24.7</text:p>
          </table:table-cell>
          <table:table-cell office:value-type="float" office:value="54.5" calcext:value-type="float">
            <text:p>54.5</text:p>
          </table:table-cell>
          <table:table-cell office:value-type="float" office:value="4.4" calcext:value-type="float">
            <text:p>4.4</text:p>
          </table:table-cell>
          <table:table-cell office:value-type="float" office:value="119.9" calcext:value-type="float">
            <text:p>119.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26" table:formula="of:=[.B44]/SUM([.B44:.H44])" office:value-type="float" office:value="0.0487341772151899" calcext:value-type="float">
            <text:p>0.04873417721519</text:p>
          </table:table-cell>
          <table:table-cell table:style-name="ce133" table:formula="of:=[.C44]/SUM([.B44:.H44])" office:value-type="float" office:value="0.0990506329113924" calcext:value-type="float">
            <text:p>0.099050632911392</text:p>
          </table:table-cell>
          <table:table-cell table:style-name="ce138" table:formula="of:=[.D44]/SUM([.B44:.H44])" office:value-type="float" office:value="0.208227848101266" calcext:value-type="float">
            <text:p>0.208227848101266</text:p>
          </table:table-cell>
          <table:table-cell table:style-name="ce143" table:formula="of:=[.E44]/SUM([.B44:.H44])" office:value-type="float" office:value="0.0781645569620253" calcext:value-type="float">
            <text:p>0.078164556962025</text:p>
          </table:table-cell>
          <table:table-cell table:style-name="ce148" table:formula="of:=[.F44]/SUM([.B44:.H44])" office:value-type="float" office:value="0.17246835443038" calcext:value-type="float">
            <text:p>0.17246835443038</text:p>
          </table:table-cell>
          <table:table-cell table:style-name="ce153" table:formula="of:=[.G44]/SUM([.B44:.H44])" office:value-type="float" office:value="0.0139240506329114" calcext:value-type="float">
            <text:p>0.013924050632911</text:p>
          </table:table-cell>
          <table:table-cell table:style-name="ce158" table:formula="of:=[.H44]/SUM([.B44:.H44])" office:value-type="float" office:value="0.379430379746835" calcext:value-type="float">
            <text:p>0.379430379746835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13.5" calcext:value-type="float">
            <text:p>13.5</text:p>
          </table:table-cell>
          <table:table-cell office:value-type="float" office:value="30" calcext:value-type="float">
            <text:p>30</text:p>
          </table:table-cell>
          <table:table-cell office:value-type="float" office:value="67.2" calcext:value-type="float">
            <text:p>67.2</text:p>
          </table:table-cell>
          <table:table-cell office:value-type="float" office:value="24.4" calcext:value-type="float">
            <text:p>24.4</text:p>
          </table:table-cell>
          <table:table-cell office:value-type="float" office:value="54.2" calcext:value-type="float">
            <text:p>54.2</text:p>
          </table:table-cell>
          <table:table-cell office:value-type="float" office:value="4.8" calcext:value-type="float">
            <text:p>4.8</text:p>
          </table:table-cell>
          <table:table-cell office:value-type="float" office:value="121.9" calcext:value-type="float">
            <text:p>121.9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26" table:formula="of:=[.B45]/SUM([.B45:.H45])" office:value-type="float" office:value="0.0427215189873418" calcext:value-type="float">
            <text:p>0.042721518987342</text:p>
          </table:table-cell>
          <table:table-cell table:style-name="ce133" table:formula="of:=[.C45]/SUM([.B45:.H45])" office:value-type="float" office:value="0.0949367088607595" calcext:value-type="float">
            <text:p>0.09493670886076</text:p>
          </table:table-cell>
          <table:table-cell table:style-name="ce138" table:formula="of:=[.D45]/SUM([.B45:.H45])" office:value-type="float" office:value="0.212658227848101" calcext:value-type="float">
            <text:p>0.212658227848101</text:p>
          </table:table-cell>
          <table:table-cell table:style-name="ce143" table:formula="of:=[.E45]/SUM([.B45:.H45])" office:value-type="float" office:value="0.0772151898734177" calcext:value-type="float">
            <text:p>0.077215189873418</text:p>
          </table:table-cell>
          <table:table-cell table:style-name="ce148" table:formula="of:=[.F45]/SUM([.B45:.H45])" office:value-type="float" office:value="0.171518987341772" calcext:value-type="float">
            <text:p>0.171518987341772</text:p>
          </table:table-cell>
          <table:table-cell table:style-name="ce153" table:formula="of:=[.G45]/SUM([.B45:.H45])" office:value-type="float" office:value="0.0151898734177215" calcext:value-type="float">
            <text:p>0.015189873417722</text:p>
          </table:table-cell>
          <table:table-cell table:style-name="ce158" table:formula="of:=[.H45]/SUM([.B45:.H45])" office:value-type="float" office:value="0.385759493670886" calcext:value-type="float">
            <text:p>0.385759493670886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29.9" calcext:value-type="float">
            <text:p>29.9</text:p>
          </table:table-cell>
          <table:table-cell office:value-type="float" office:value="60" calcext:value-type="float">
            <text:p>60</text:p>
          </table:table-cell>
          <table:table-cell office:value-type="float" office:value="130.7" calcext:value-type="float">
            <text:p>130.7</text:p>
          </table:table-cell>
          <table:table-cell office:value-type="float" office:value="45.4" calcext:value-type="float">
            <text:p>45.4</text:p>
          </table:table-cell>
          <table:table-cell office:value-type="float" office:value="108.3" calcext:value-type="float">
            <text:p>108.3</text:p>
          </table:table-cell>
          <table:table-cell office:value-type="float" office:value="10.5" calcext:value-type="float">
            <text:p>10.5</text:p>
          </table:table-cell>
          <table:table-cell office:value-type="float" office:value="247.2" calcext:value-type="float">
            <text:p>247.2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26" table:formula="of:=[.B46]/SUM([.B46:.H46])" office:value-type="float" office:value="0.0473101265822785" calcext:value-type="float">
            <text:p>0.047310126582279</text:p>
          </table:table-cell>
          <table:table-cell table:style-name="ce133" table:formula="of:=[.C46]/SUM([.B46:.H46])" office:value-type="float" office:value="0.0949367088607595" calcext:value-type="float">
            <text:p>0.09493670886076</text:p>
          </table:table-cell>
          <table:table-cell table:style-name="ce138" table:formula="of:=[.D46]/SUM([.B46:.H46])" office:value-type="float" office:value="0.206803797468354" calcext:value-type="float">
            <text:p>0.206803797468354</text:p>
          </table:table-cell>
          <table:table-cell table:style-name="ce143" table:formula="of:=[.E46]/SUM([.B46:.H46])" office:value-type="float" office:value="0.0718354430379747" calcext:value-type="float">
            <text:p>0.071835443037975</text:p>
          </table:table-cell>
          <table:table-cell table:style-name="ce148" table:formula="of:=[.F46]/SUM([.B46:.H46])" office:value-type="float" office:value="0.171360759493671" calcext:value-type="float">
            <text:p>0.171360759493671</text:p>
          </table:table-cell>
          <table:table-cell table:style-name="ce153" table:formula="of:=[.G46]/SUM([.B46:.H46])" office:value-type="float" office:value="0.0166139240506329" calcext:value-type="float">
            <text:p>0.016613924050633</text:p>
          </table:table-cell>
          <table:table-cell table:style-name="ce158" table:formula="of:=[.H46]/SUM([.B46:.H46])" office:value-type="float" office:value="0.391139240506329" calcext:value-type="float">
            <text:p>0.391139240506329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15.4" calcext:value-type="float">
            <text:p>15.4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25.2" calcext:value-type="float">
            <text:p>25.2</text:p>
          </table:table-cell>
          <table:table-cell office:value-type="float" office:value="54.4" calcext:value-type="float">
            <text:p>54.4</text:p>
          </table:table-cell>
          <table:table-cell office:value-type="float" office:value="4.7" calcext:value-type="float">
            <text:p>4.7</text:p>
          </table:table-cell>
          <table:table-cell office:value-type="float" office:value="121.3" calcext:value-type="float">
            <text:p>121.3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26" table:formula="of:=[.B47]/SUM([.B47:.H47])" office:value-type="float" office:value="0.0487341772151899" calcext:value-type="float">
            <text:p>0.04873417721519</text:p>
          </table:table-cell>
          <table:table-cell table:style-name="ce133" table:formula="of:=[.C47]/SUM([.B47:.H47])" office:value-type="float" office:value="0.0886075949367089" calcext:value-type="float">
            <text:p>0.088607594936709</text:p>
          </table:table-cell>
          <table:table-cell table:style-name="ce138" table:formula="of:=[.D47]/SUM([.B47:.H47])" office:value-type="float" office:value="0.212025316455696" calcext:value-type="float">
            <text:p>0.212025316455696</text:p>
          </table:table-cell>
          <table:table-cell table:style-name="ce143" table:formula="of:=[.E47]/SUM([.B47:.H47])" office:value-type="float" office:value="0.079746835443038" calcext:value-type="float">
            <text:p>0.079746835443038</text:p>
          </table:table-cell>
          <table:table-cell table:style-name="ce148" table:formula="of:=[.F47]/SUM([.B47:.H47])" office:value-type="float" office:value="0.172151898734177" calcext:value-type="float">
            <text:p>0.172151898734177</text:p>
          </table:table-cell>
          <table:table-cell table:style-name="ce153" table:formula="of:=[.G47]/SUM([.B47:.H47])" office:value-type="float" office:value="0.014873417721519" calcext:value-type="float">
            <text:p>0.014873417721519</text:p>
          </table:table-cell>
          <table:table-cell table:style-name="ce158" table:formula="of:=[.H47]/SUM([.B47:.H47])" office:value-type="float" office:value="0.383860759493671" calcext:value-type="float">
            <text:p>0.383860759493671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16" calcext:value-type="float">
            <text:p>16</text:p>
          </table:table-cell>
          <table:table-cell office:value-type="float" office:value="29.4" calcext:value-type="float">
            <text:p>29.4</text:p>
          </table:table-cell>
          <table:table-cell office:value-type="float" office:value="66" calcext:value-type="float">
            <text:p>66</text:p>
          </table:table-cell>
          <table:table-cell office:value-type="float" office:value="26.1" calcext:value-type="float">
            <text:p>26.1</text:p>
          </table:table-cell>
          <table:table-cell office:value-type="float" office:value="55.4" calcext:value-type="float">
            <text:p>55.4</text:p>
          </table:table-cell>
          <table:table-cell office:value-type="float" office:value="5.7" calcext:value-type="float">
            <text:p>5.7</text:p>
          </table:table-cell>
          <table:table-cell office:value-type="float" office:value="117.4" calcext:value-type="float">
            <text:p>117.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26" table:formula="of:=[.B48]/SUM([.B48:.H48])" office:value-type="float" office:value="0.0506329113924051" calcext:value-type="float">
            <text:p>0.050632911392405</text:p>
          </table:table-cell>
          <table:table-cell table:style-name="ce133" table:formula="of:=[.C48]/SUM([.B48:.H48])" office:value-type="float" office:value="0.0930379746835443" calcext:value-type="float">
            <text:p>0.093037974683544</text:p>
          </table:table-cell>
          <table:table-cell table:style-name="ce138" table:formula="of:=[.D48]/SUM([.B48:.H48])" office:value-type="float" office:value="0.208860759493671" calcext:value-type="float">
            <text:p>0.208860759493671</text:p>
          </table:table-cell>
          <table:table-cell table:style-name="ce143" table:formula="of:=[.E48]/SUM([.B48:.H48])" office:value-type="float" office:value="0.0825949367088608" calcext:value-type="float">
            <text:p>0.082594936708861</text:p>
          </table:table-cell>
          <table:table-cell table:style-name="ce148" table:formula="of:=[.F48]/SUM([.B48:.H48])" office:value-type="float" office:value="0.175316455696203" calcext:value-type="float">
            <text:p>0.175316455696203</text:p>
          </table:table-cell>
          <table:table-cell table:style-name="ce153" table:formula="of:=[.G48]/SUM([.B48:.H48])" office:value-type="float" office:value="0.0180379746835443" calcext:value-type="float">
            <text:p>0.018037974683544</text:p>
          </table:table-cell>
          <table:table-cell table:style-name="ce158" table:formula="of:=[.H48]/SUM([.B48:.H48])" office:value-type="float" office:value="0.371518987341772" calcext:value-type="float">
            <text:p>0.37151898734177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8.9" calcext:value-type="float">
            <text:p>8.9</text:p>
          </table:table-cell>
          <table:table-cell office:value-type="float" office:value="15.3" calcext:value-type="float">
            <text:p>15.3</text:p>
          </table:table-cell>
          <table:table-cell office:value-type="float" office:value="81.9" calcext:value-type="float">
            <text:p>81.9</text:p>
          </table:table-cell>
          <table:table-cell office:value-type="float" office:value="165.9" calcext:value-type="float">
            <text:p>165.9</text:p>
          </table:table-cell>
          <table:table-cell office:value-type="float" office:value="100.1" calcext:value-type="float">
            <text:p>100.1</text:p>
          </table:table-cell>
          <table:table-cell office:value-type="float" office:value="54.8" calcext:value-type="float">
            <text:p>54.8</text:p>
          </table:table-cell>
          <table:table-cell office:value-type="float" office:value="123.1" calcext:value-type="float">
            <text:p>123.1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128" table:formula="of:=[.B52]/SUM([.B52:.H52])" office:value-type="float" office:value="0.0161818181818182" calcext:value-type="float">
            <text:p>0.016181818181818</text:p>
          </table:table-cell>
          <table:table-cell table:style-name="ce134" table:formula="of:=[.C52]/SUM([.B52:.H52])" office:value-type="float" office:value="0.0278181818181818" calcext:value-type="float">
            <text:p>0.027818181818182</text:p>
          </table:table-cell>
          <table:table-cell table:style-name="ce139" table:formula="of:=[.D52]/SUM([.B52:.H52])" office:value-type="float" office:value="0.148909090909091" calcext:value-type="float">
            <text:p>0.148909090909091</text:p>
          </table:table-cell>
          <table:table-cell table:style-name="ce144" table:formula="of:=[.E52]/SUM([.B52:.H52])" office:value-type="float" office:value="0.301636363636364" calcext:value-type="float">
            <text:p>0.301636363636364</text:p>
          </table:table-cell>
          <table:table-cell table:style-name="ce149" table:formula="of:=[.F52]/SUM([.B52:.H52])" office:value-type="float" office:value="0.182" calcext:value-type="float">
            <text:p>0.182</text:p>
          </table:table-cell>
          <table:table-cell table:style-name="ce154" table:formula="of:=[.G52]/SUM([.B52:.H52])" office:value-type="float" office:value="0.0996363636363636" calcext:value-type="float">
            <text:p>0.099636363636364</text:p>
          </table:table-cell>
          <table:table-cell table:style-name="ce159" table:formula="of:=[.H52]/SUM([.B52:.H52])" office:value-type="float" office:value="0.223818181818182" calcext:value-type="float">
            <text:p>0.223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4.3" calcext:value-type="float">
            <text:p>4.3</text:p>
          </table:table-cell>
          <table:table-cell office:value-type="float" office:value="9.3" calcext:value-type="float">
            <text:p>9.3</text:p>
          </table:table-cell>
          <table:table-cell office:value-type="float" office:value="44.8" calcext:value-type="float">
            <text:p>44.8</text:p>
          </table:table-cell>
          <table:table-cell office:value-type="float" office:value="96.3" calcext:value-type="float">
            <text:p>96.3</text:p>
          </table:table-cell>
          <table:table-cell office:value-type="float" office:value="56.6" calcext:value-type="float">
            <text:p>56.6</text:p>
          </table:table-cell>
          <table:table-cell office:value-type="float" office:value="30.3" calcext:value-type="float">
            <text:p>30.3</text:p>
          </table:table-cell>
          <table:table-cell office:value-type="float" office:value="74.4" calcext:value-type="float">
            <text:p>74.4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29" table:formula="of:=[.B53]/SUM([.B53:.H53])" office:value-type="float" office:value="0.0136075949367089" calcext:value-type="float">
            <text:p>0.013607594936709</text:p>
          </table:table-cell>
          <table:table-cell table:style-name="ce134" table:formula="of:=[.C53]/SUM([.B53:.H53])" office:value-type="float" office:value="0.0294303797468354" calcext:value-type="float">
            <text:p>0.029430379746836</text:p>
          </table:table-cell>
          <table:table-cell table:style-name="ce139" table:formula="of:=[.D53]/SUM([.B53:.H53])" office:value-type="float" office:value="0.141772151898734" calcext:value-type="float">
            <text:p>0.141772151898734</text:p>
          </table:table-cell>
          <table:table-cell table:style-name="ce144" table:formula="of:=[.E53]/SUM([.B53:.H53])" office:value-type="float" office:value="0.304746835443038" calcext:value-type="float">
            <text:p>0.304746835443038</text:p>
          </table:table-cell>
          <table:table-cell table:style-name="ce149" table:formula="of:=[.F53]/SUM([.B53:.H53])" office:value-type="float" office:value="0.179113924050633" calcext:value-type="float">
            <text:p>0.179113924050633</text:p>
          </table:table-cell>
          <table:table-cell table:style-name="ce154" table:formula="of:=[.G53]/SUM([.B53:.H53])" office:value-type="float" office:value="0.0958860759493671" calcext:value-type="float">
            <text:p>0.095886075949367</text:p>
          </table:table-cell>
          <table:table-cell table:style-name="ce159" table:formula="of:=[.H53]/SUM([.B53:.H53])" office:value-type="float" office:value="0.235443037974684" calcext:value-type="float">
            <text:p>0.235443037974684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6" calcext:value-type="float">
            <text:p>6</text:p>
          </table:table-cell>
          <table:table-cell office:value-type="float" office:value="9.3" calcext:value-type="float">
            <text:p>9.3</text:p>
          </table:table-cell>
          <table:table-cell office:value-type="float" office:value="43.8" calcext:value-type="float">
            <text:p>43.8</text:p>
          </table:table-cell>
          <table:table-cell office:value-type="float" office:value="95.5" calcext:value-type="float">
            <text:p>95.5</text:p>
          </table:table-cell>
          <table:table-cell office:value-type="float" office:value="58.2" calcext:value-type="float">
            <text:p>58.2</text:p>
          </table:table-cell>
          <table:table-cell office:value-type="float" office:value="30.1" calcext:value-type="float">
            <text:p>30.1</text:p>
          </table:table-cell>
          <table:table-cell office:value-type="float" office:value="73.1" calcext:value-type="float">
            <text:p>73.1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28" table:formula="of:=[.B54]/SUM([.B54:.H54])" office:value-type="float" office:value="0.0189873417721519" calcext:value-type="float">
            <text:p>0.018987341772152</text:p>
          </table:table-cell>
          <table:table-cell table:style-name="ce134" table:formula="of:=[.C54]/SUM([.B54:.H54])" office:value-type="float" office:value="0.0294303797468354" calcext:value-type="float">
            <text:p>0.029430379746836</text:p>
          </table:table-cell>
          <table:table-cell table:style-name="ce139" table:formula="of:=[.D54]/SUM([.B54:.H54])" office:value-type="float" office:value="0.138607594936709" calcext:value-type="float">
            <text:p>0.138607594936709</text:p>
          </table:table-cell>
          <table:table-cell table:style-name="ce144" table:formula="of:=[.E54]/SUM([.B54:.H54])" office:value-type="float" office:value="0.302215189873418" calcext:value-type="float">
            <text:p>0.302215189873418</text:p>
          </table:table-cell>
          <table:table-cell table:style-name="ce149" table:formula="of:=[.F54]/SUM([.B54:.H54])" office:value-type="float" office:value="0.184177215189873" calcext:value-type="float">
            <text:p>0.184177215189873</text:p>
          </table:table-cell>
          <table:table-cell table:style-name="ce154" table:formula="of:=[.G54]/SUM([.B54:.H54])" office:value-type="float" office:value="0.095253164556962" calcext:value-type="float">
            <text:p>0.095253164556962</text:p>
          </table:table-cell>
          <table:table-cell table:style-name="ce159" table:formula="of:=[.H54]/SUM([.B54:.H54])" office:value-type="float" office:value="0.231329113924051" calcext:value-type="float">
            <text:p>0.231329113924051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3.8" calcext:value-type="float">
            <text:p>3.8</text:p>
          </table:table-cell>
          <table:table-cell office:value-type="float" office:value="7.7" calcext:value-type="float">
            <text:p>7.7</text:p>
          </table:table-cell>
          <table:table-cell office:value-type="float" office:value="48.1" calcext:value-type="float">
            <text:p>48.1</text:p>
          </table:table-cell>
          <table:table-cell office:value-type="float" office:value="98.4" calcext:value-type="float">
            <text:p>98.4</text:p>
          </table:table-cell>
          <table:table-cell office:value-type="float" office:value="59.4" calcext:value-type="float">
            <text:p>59.4</text:p>
          </table:table-cell>
          <table:table-cell office:value-type="float" office:value="26.7" calcext:value-type="float">
            <text:p>26.7</text:p>
          </table:table-cell>
          <table:table-cell office:value-type="float" office:value="71.9" calcext:value-type="float">
            <text:p>71.9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28" table:formula="of:=[.B55]/SUM([.B55:.H55])" office:value-type="float" office:value="0.0120253164556962" calcext:value-type="float">
            <text:p>0.012025316455696</text:p>
          </table:table-cell>
          <table:table-cell table:style-name="ce134" table:formula="of:=[.C55]/SUM([.B55:.H55])" office:value-type="float" office:value="0.0243670886075949" calcext:value-type="float">
            <text:p>0.024367088607595</text:p>
          </table:table-cell>
          <table:table-cell table:style-name="ce139" table:formula="of:=[.D55]/SUM([.B55:.H55])" office:value-type="float" office:value="0.152215189873418" calcext:value-type="float">
            <text:p>0.152215189873418</text:p>
          </table:table-cell>
          <table:table-cell table:style-name="ce144" table:formula="of:=[.E55]/SUM([.B55:.H55])" office:value-type="float" office:value="0.311392405063291" calcext:value-type="float">
            <text:p>0.311392405063291</text:p>
          </table:table-cell>
          <table:table-cell table:style-name="ce149" table:formula="of:=[.F55]/SUM([.B55:.H55])" office:value-type="float" office:value="0.187974683544304" calcext:value-type="float">
            <text:p>0.187974683544304</text:p>
          </table:table-cell>
          <table:table-cell table:style-name="ce154" table:formula="of:=[.G55]/SUM([.B55:.H55])" office:value-type="float" office:value="0.0844936708860759" calcext:value-type="float">
            <text:p>0.084493670886076</text:p>
          </table:table-cell>
          <table:table-cell table:style-name="ce159" table:formula="of:=[.H55]/SUM([.B55:.H55])" office:value-type="float" office:value="0.22753164556962" calcext:value-type="float">
            <text:p>0.22753164556962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.6</text:p>
          </table:table-cell>
          <table:table-cell office:value-type="float" office:value="90.2" calcext:value-type="float">
            <text:p>90.2</text:p>
          </table:table-cell>
          <table:table-cell office:value-type="float" office:value="193" calcext:value-type="float">
            <text:p>193</text:p>
          </table:table-cell>
          <table:table-cell office:value-type="float" office:value="115.4" calcext:value-type="float">
            <text:p>115.4</text:p>
          </table:table-cell>
          <table:table-cell office:value-type="float" office:value="62.5" calcext:value-type="float">
            <text:p>62.5</text:p>
          </table:table-cell>
          <table:table-cell office:value-type="float" office:value="146.3" calcext:value-type="float">
            <text:p>146.3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28" table:formula="of:=[.B56]/SUM([.B56:.H56])" office:value-type="float" office:value="0.0142405063291139" calcext:value-type="float">
            <text:p>0.014240506329114</text:p>
          </table:table-cell>
          <table:table-cell table:style-name="ce134" table:formula="of:=[.C56]/SUM([.B56:.H56])" office:value-type="float" office:value="0.0246835443037975" calcext:value-type="float">
            <text:p>0.024683544303798</text:p>
          </table:table-cell>
          <table:table-cell table:style-name="ce139" table:formula="of:=[.D56]/SUM([.B56:.H56])" office:value-type="float" office:value="0.142721518987342" calcext:value-type="float">
            <text:p>0.142721518987342</text:p>
          </table:table-cell>
          <table:table-cell table:style-name="ce144" table:formula="of:=[.E56]/SUM([.B56:.H56])" office:value-type="float" office:value="0.305379746835443" calcext:value-type="float">
            <text:p>0.305379746835443</text:p>
          </table:table-cell>
          <table:table-cell table:style-name="ce149" table:formula="of:=[.F56]/SUM([.B56:.H56])" office:value-type="float" office:value="0.182594936708861" calcext:value-type="float">
            <text:p>0.182594936708861</text:p>
          </table:table-cell>
          <table:table-cell table:style-name="ce154" table:formula="of:=[.G56]/SUM([.B56:.H56])" office:value-type="float" office:value="0.0988924050632911" calcext:value-type="float">
            <text:p>0.098892405063291</text:p>
          </table:table-cell>
          <table:table-cell table:style-name="ce159" table:formula="of:=[.H56]/SUM([.B56:.H56])" office:value-type="float" office:value="0.231487341772152" calcext:value-type="float">
            <text:p>0.231487341772152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3.9" calcext:value-type="float">
            <text:p>3.9</text:p>
          </table:table-cell>
          <table:table-cell office:value-type="float" office:value="9.4" calcext:value-type="float">
            <text:p>9.4</text:p>
          </table:table-cell>
          <table:table-cell office:value-type="float" office:value="43.1" calcext:value-type="float">
            <text:p>43.1</text:p>
          </table:table-cell>
          <table:table-cell office:value-type="float" office:value="97.1" calcext:value-type="float">
            <text:p>97.1</text:p>
          </table:table-cell>
          <table:table-cell office:value-type="float" office:value="58.7" calcext:value-type="float">
            <text:p>58.7</text:p>
          </table:table-cell>
          <table:table-cell office:value-type="float" office:value="30.9" calcext:value-type="float">
            <text:p>30.9</text:p>
          </table:table-cell>
          <table:table-cell office:value-type="float" office:value="72.9" calcext:value-type="float">
            <text:p>72.9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28" table:formula="of:=[.B57]/SUM([.B57:.H57])" office:value-type="float" office:value="0.0123417721518987" calcext:value-type="float">
            <text:p>0.012341772151899</text:p>
          </table:table-cell>
          <table:table-cell table:style-name="ce134" table:formula="of:=[.C57]/SUM([.B57:.H57])" office:value-type="float" office:value="0.029746835443038" calcext:value-type="float">
            <text:p>0.029746835443038</text:p>
          </table:table-cell>
          <table:table-cell table:style-name="ce139" table:formula="of:=[.D57]/SUM([.B57:.H57])" office:value-type="float" office:value="0.136392405063291" calcext:value-type="float">
            <text:p>0.136392405063291</text:p>
          </table:table-cell>
          <table:table-cell table:style-name="ce144" table:formula="of:=[.E57]/SUM([.B57:.H57])" office:value-type="float" office:value="0.307278481012658" calcext:value-type="float">
            <text:p>0.307278481012658</text:p>
          </table:table-cell>
          <table:table-cell table:style-name="ce149" table:formula="of:=[.F57]/SUM([.B57:.H57])" office:value-type="float" office:value="0.185759493670886" calcext:value-type="float">
            <text:p>0.185759493670886</text:p>
          </table:table-cell>
          <table:table-cell table:style-name="ce154" table:formula="of:=[.G57]/SUM([.B57:.H57])" office:value-type="float" office:value="0.0977848101265823" calcext:value-type="float">
            <text:p>0.097784810126582</text:p>
          </table:table-cell>
          <table:table-cell table:style-name="ce159" table:formula="of:=[.H57]/SUM([.B57:.H57])" office:value-type="float" office:value="0.230696202531646" calcext:value-type="float">
            <text:p>0.230696202531646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3.9" calcext:value-type="float">
            <text:p>3.9</text:p>
          </table:table-cell>
          <table:table-cell office:value-type="float" office:value="8.4" calcext:value-type="float">
            <text:p>8.4</text:p>
          </table:table-cell>
          <table:table-cell office:value-type="float" office:value="44.3" calcext:value-type="float">
            <text:p>44.3</text:p>
          </table:table-cell>
          <table:table-cell office:value-type="float" office:value="98" calcext:value-type="float">
            <text:p>98</text:p>
          </table:table-cell>
          <table:table-cell office:value-type="float" office:value="58.3" calcext:value-type="float">
            <text:p>58.3</text:p>
          </table:table-cell>
          <table:table-cell office:value-type="float" office:value="31.8" calcext:value-type="float">
            <text:p>31.8</text:p>
          </table:table-cell>
          <table:table-cell office:value-type="float" office:value="71.3" calcext:value-type="float">
            <text:p>71.3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28" table:formula="of:=[.B58]/SUM([.B58:.H58])" office:value-type="float" office:value="0.0123417721518987" calcext:value-type="float">
            <text:p>0.012341772151899</text:p>
          </table:table-cell>
          <table:table-cell table:style-name="ce134" table:formula="of:=[.C58]/SUM([.B58:.H58])" office:value-type="float" office:value="0.0265822784810127" calcext:value-type="float">
            <text:p>0.026582278481013</text:p>
          </table:table-cell>
          <table:table-cell table:style-name="ce139" table:formula="of:=[.D58]/SUM([.B58:.H58])" office:value-type="float" office:value="0.140189873417722" calcext:value-type="float">
            <text:p>0.140189873417722</text:p>
          </table:table-cell>
          <table:table-cell table:style-name="ce144" table:formula="of:=[.E58]/SUM([.B58:.H58])" office:value-type="float" office:value="0.310126582278481" calcext:value-type="float">
            <text:p>0.310126582278481</text:p>
          </table:table-cell>
          <table:table-cell table:style-name="ce149" table:formula="of:=[.F58]/SUM([.B58:.H58])" office:value-type="float" office:value="0.184493670886076" calcext:value-type="float">
            <text:p>0.184493670886076</text:p>
          </table:table-cell>
          <table:table-cell table:style-name="ce154" table:formula="of:=[.G58]/SUM([.B58:.H58])" office:value-type="float" office:value="0.100632911392405" calcext:value-type="float">
            <text:p>0.100632911392405</text:p>
          </table:table-cell>
          <table:table-cell table:style-name="ce159" table:formula="of:=[.H58]/SUM([.B58:.H58])" office:value-type="float" office:value="0.225632911392405" calcext:value-type="float">
            <text:p>0.225632911392405</text:p>
          </table:table-cell>
        </table:table-row>
        <calcext:conditional-formats>
          <calcext:conditional-format calcext:target-range-address="MEG.L14:MEG.L18 MEG.L12:MEG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3:MEG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2:MEG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2:MEG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2:MEG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2:MEG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2:MEG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2:MEG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4:MEG.L28 MEG.L22:MEG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3:MEG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2:MEG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2:MEG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2:MEG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2:MEG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2:MEG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2:MEG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4:MEG.L38 MEG.L32:MEG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3:MEG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2:MEG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2:MEG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2:MEG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2:MEG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2:MEG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2:MEG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4:MEG.L48 MEG.L42:MEG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3:MEG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2:MEG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2:MEG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2:MEG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2:MEG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2:MEG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2:MEG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2:MEG.Q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2:MEG.R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4:MEG.L58 MEG.L52:MEG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3:MEG.L5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2:MEG.M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2:MEG.N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2:MEG.O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2:MEG.P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Fusion" table:style-name="ta1">
        <table:table-column table:style-name="co7" table:default-cell-style-name="Default"/>
        <table:table-column table:style-name="co3" table:number-columns-repeated="9" table:default-cell-style-name="Default"/>
        <table:table-column table:style-name="co8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3939174" calcext:value-type="float">
            <text:p>0.13939174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4011585" calcext:value-type="float">
            <text:p>0.14011585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22845764" calcext:value-type="float">
            <text:p>0.22845764</text:p>
          </table:table-cell>
          <table:table-cell office:value-type="float" office:value="0.11078929" calcext:value-type="float">
            <text:p>0.11078929</text:p>
          </table:table-cell>
          <table:table-cell office:value-type="float" office:value="0.23099202" calcext:value-type="float">
            <text:p>0.23099202</text:p>
          </table:table-cell>
          <table:table-cell office:value-type="float" office:value="0.1230992" calcext:value-type="float">
            <text:p>0.1230992</text:p>
          </table:table-cell>
          <table:table-cell office:value-type="float" office:value="0.11440984" calcext:value-type="float">
            <text:p>0.11440984</text:p>
          </table:table-cell>
          <table:table-cell office:value-type="float" office:value="0.11296162" calcext:value-type="float">
            <text:p>0.11296162</text:p>
          </table:table-cell>
          <table:table-cell/>
          <table:table-cell table:formula="of:=AVERAGE([.B2:.K2])" office:value-type="float" office:value="0.154344675" calcext:value-type="float">
            <text:p>0.154344675</text:p>
          </table:table-cell>
          <table:table-cell table:formula="of:=STDEV([.B2:.K2])" office:value-type="float" office:value="0.0528263570128591" calcext:value-type="float">
            <text:p>0.052826357012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27226647" calcext:value-type="float">
            <text:p>0.27226647</text:p>
          </table:table-cell>
          <table:table-cell office:value-type="float" office:value="0.29833453" calcext:value-type="float">
            <text:p>0.29833453</text:p>
          </table:table-cell>
          <table:table-cell office:value-type="float" office:value="0.19804489" calcext:value-type="float">
            <text:p>0.19804489</text:p>
          </table:table-cell>
          <table:table-cell office:value-type="float" office:value="0.20673424" calcext:value-type="float">
            <text:p>0.20673424</text:p>
          </table:table-cell>
          <table:table-cell office:value-type="float" office:value="0.21469948" calcext:value-type="float">
            <text:p>0.21469948</text:p>
          </table:table-cell>
          <table:table-cell office:value-type="float" office:value="0.26538739" calcext:value-type="float">
            <text:p>0.26538739</text:p>
          </table:table-cell>
          <table:table-cell office:value-type="float" office:value="0.21144097" calcext:value-type="float">
            <text:p>0.21144097</text:p>
          </table:table-cell>
          <table:table-cell office:value-type="float" office:value="0.29036929" calcext:value-type="float">
            <text:p>0.29036929</text:p>
          </table:table-cell>
          <table:table-cell office:value-type="float" office:value="0.23931932" calcext:value-type="float">
            <text:p>0.23931932</text:p>
          </table:table-cell>
          <table:table-cell office:value-type="float" office:value="0.21940623" calcext:value-type="float">
            <text:p>0.21940623</text:p>
          </table:table-cell>
          <table:table-cell/>
          <table:table-cell table:formula="of:=AVERAGE([.B3:.K3])" office:value-type="float" office:value="0.241600281" calcext:value-type="float">
            <text:p>0.241600281</text:p>
          </table:table-cell>
          <table:table-cell table:formula="of:=STDEV([.B3:.K3])" office:value-type="float" office:value="0.0370392609541771" calcext:value-type="float">
            <text:p>0.037039260954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11"/>
          <table:table-cell table:formula="of:=AVERAGE([.B4:.K4])" office:value-type="string" office:string-value="" calcext:value-type="error">
            <text:p>#DIV/0!</text:p>
          </table:table-cell>
          <table:table-cell table:formula="of:=STDEV([.B4:.K4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STDEV([.B5:.K5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office:value-type="float" office:value="0.09413468" calcext:value-type="float">
            <text:p>0.09413468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3178856" calcext:value-type="float">
            <text:p>0.13178856</text:p>
          </table:table-cell>
          <table:table-cell office:value-type="float" office:value="0.11622013" calcext:value-type="float">
            <text:p>0.11622013</text:p>
          </table:table-cell>
          <table:table-cell office:value-type="float" office:value="0.1314265" calcext:value-type="float">
            <text:p>0.1314265</text:p>
          </table:table-cell>
          <table:table-cell office:value-type="float" office:value="0.22845763" calcext:value-type="float">
            <text:p>0.22845763</text:p>
          </table:table-cell>
          <table:table-cell office:value-type="float" office:value="0.08725561" calcext:value-type="float">
            <text:p>0.08725561</text:p>
          </table:table-cell>
          <table:table-cell office:value-type="float" office:value="0.22519913" calcext:value-type="float">
            <text:p>0.22519913</text:p>
          </table:table-cell>
          <table:table-cell office:value-type="float" office:value="0.12925416" calcext:value-type="float">
            <text:p>0.12925416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6:.K6])" office:value-type="float" office:value="0.149999997" calcext:value-type="float">
            <text:p>0.149999997</text:p>
          </table:table-cell>
          <table:table-cell table:formula="of:=STDEV([.B6:.K6])" office:value-type="float" office:value="0.0556154698082635" calcext:value-type="float">
            <text:p>0.055615469808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13830558" calcext:value-type="float">
            <text:p>0.13830558</text:p>
          </table:table-cell>
          <table:table-cell office:value-type="float" office:value="0.11766836" calcext:value-type="float">
            <text:p>0.11766836</text:p>
          </table:table-cell>
          <table:table-cell office:value-type="float" office:value="0.12527154" calcext:value-type="float">
            <text:p>0.12527154</text:p>
          </table:table-cell>
          <table:table-cell office:value-type="float" office:value="0.17849385" calcext:value-type="float">
            <text:p>0.17849385</text:p>
          </table:table-cell>
          <table:table-cell office:value-type="float" office:value="0.12490949" calcext:value-type="float">
            <text:p>0.12490949</text:p>
          </table:table-cell>
          <table:table-cell office:value-type="float" office:value="0.16835626" calcext:value-type="float">
            <text:p>0.16835626</text:p>
          </table:table-cell>
          <table:table-cell office:value-type="float" office:value="0.16039102" calcext:value-type="float">
            <text:p>0.16039102</text:p>
          </table:table-cell>
          <table:table-cell office:value-type="float" office:value="0.14446054" calcext:value-type="float">
            <text:p>0.14446054</text:p>
          </table:table-cell>
          <table:table-cell office:value-type="float" office:value="0.14735699" calcext:value-type="float">
            <text:p>0.14735699</text:p>
          </table:table-cell>
          <table:table-cell office:value-type="float" office:value="0.17270094" calcext:value-type="float">
            <text:p>0.17270094</text:p>
          </table:table-cell>
          <table:table-cell/>
          <table:table-cell table:formula="of:=AVERAGE([.B7:.K7])" office:value-type="float" office:value="0.147791457" calcext:value-type="float">
            <text:p>0.147791457</text:p>
          </table:table-cell>
          <table:table-cell table:formula="of:=STDEV([.B7:.K7])" office:value-type="float" office:value="0.0215617384114521" calcext:value-type="float">
            <text:p>0.021561738411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</text:p>
          </table:table-cell>
          <table:table-cell table:number-columns-repeated="11"/>
          <table:table-cell table:formula="of:=AVERAGE([.B8:.K8])" office:value-type="string" office:string-value="" calcext:value-type="error">
            <text:p>#DIV/0!</text:p>
          </table:table-cell>
          <table:table-cell table:formula="of:=STDEV([.B8:.K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54.5" calcext:value-type="float">
            <text:p>54.5</text:p>
          </table:table-cell>
          <table:table-cell table:style-name="ce20" office:value-type="float" office:value="164.1" calcext:value-type="float">
            <text:p>164.1</text:p>
          </table:table-cell>
          <table:table-cell table:style-name="ce20" office:value-type="float" office:value="156.1" calcext:value-type="float">
            <text:p>156.1</text:p>
          </table:table-cell>
          <table:table-cell table:style-name="ce20" office:value-type="float" office:value="1.6" calcext:value-type="float">
            <text:p>1.6</text:p>
          </table:table-cell>
          <table:table-cell table:style-name="ce20" office:value-type="float" office:value="173.7" calcext:value-type="float">
            <text:p>173.7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61" table:formula="of:=[.B12]/SUM([.B12:.H12])" office:value-type="float" office:value="0" calcext:value-type="float">
            <text:p>0</text:p>
          </table:table-cell>
          <table:table-cell table:style-name="ce169" table:formula="of:=[.C12]/SUM([.B12:.H12])" office:value-type="float" office:value="0" calcext:value-type="float">
            <text:p>0</text:p>
          </table:table-cell>
          <table:table-cell table:style-name="ce173" table:formula="of:=[.D12]/SUM([.B12:.H12])" office:value-type="float" office:value="0.0990909090909091" calcext:value-type="float">
            <text:p>0.099090909090909</text:p>
          </table:table-cell>
          <table:table-cell table:style-name="ce177" table:formula="of:=[.E12]/SUM([.B12:.H12])" office:value-type="float" office:value="0.298363636363636" calcext:value-type="float">
            <text:p>0.298363636363636</text:p>
          </table:table-cell>
          <table:table-cell table:style-name="ce181" table:formula="of:=[.F12]/SUM([.B12:.H12])" office:value-type="float" office:value="0.283818181818182" calcext:value-type="float">
            <text:p>0.283818181818182</text:p>
          </table:table-cell>
          <table:table-cell table:style-name="ce185" table:formula="of:=[.G12]/SUM([.B12:.H12])" office:value-type="float" office:value="0.00290909090909091" calcext:value-type="float">
            <text:p>0.002909090909091</text:p>
          </table:table-cell>
          <table:table-cell table:style-name="ce189" table:formula="of:=[.H12]/SUM([.B12:.H12])" office:value-type="float" office:value="0.315818181818182" calcext:value-type="float">
            <text:p>0.315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0.8" calcext:value-type="float">
            <text:p>30.8</text:p>
          </table:table-cell>
          <table:table-cell table:style-name="ce20" office:value-type="float" office:value="97.3" calcext:value-type="float">
            <text:p>97.3</text:p>
          </table:table-cell>
          <table:table-cell table:style-name="ce20" office:value-type="float" office:value="87.5" calcext:value-type="float">
            <text:p>87.5</text:p>
          </table:table-cell>
          <table:table-cell table:style-name="ce20" office:value-type="float" office:value="1.8" calcext:value-type="float">
            <text:p>1.8</text:p>
          </table:table-cell>
          <table:table-cell table:style-name="ce20" office:value-type="float" office:value="98.6" calcext:value-type="float">
            <text:p>98.6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62" table:formula="of:=[.B13]/SUM([.B13:.H13])" office:value-type="float" office:value="0" calcext:value-type="float">
            <text:p>0</text:p>
          </table:table-cell>
          <table:table-cell table:style-name="ce169" table:formula="of:=[.C13]/SUM([.B13:.H13])" office:value-type="float" office:value="0" calcext:value-type="float">
            <text:p>0</text:p>
          </table:table-cell>
          <table:table-cell table:style-name="ce173" table:formula="of:=[.D13]/SUM([.B13:.H13])" office:value-type="float" office:value="0.0974683544303797" calcext:value-type="float">
            <text:p>0.09746835443038</text:p>
          </table:table-cell>
          <table:table-cell table:style-name="ce177" table:formula="of:=[.E13]/SUM([.B13:.H13])" office:value-type="float" office:value="0.307911392405063" calcext:value-type="float">
            <text:p>0.307911392405063</text:p>
          </table:table-cell>
          <table:table-cell table:style-name="ce181" table:formula="of:=[.F13]/SUM([.B13:.H13])" office:value-type="float" office:value="0.276898734177215" calcext:value-type="float">
            <text:p>0.276898734177215</text:p>
          </table:table-cell>
          <table:table-cell table:style-name="ce185" table:formula="of:=[.G13]/SUM([.B13:.H13])" office:value-type="float" office:value="0.00569620253164557" calcext:value-type="float">
            <text:p>0.005696202531646</text:p>
          </table:table-cell>
          <table:table-cell table:style-name="ce189" table:formula="of:=[.H13]/SUM([.B13:.H13])" office:value-type="float" office:value="0.312025316455696" calcext:value-type="float">
            <text:p>0.312025316455696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1.6" calcext:value-type="float">
            <text:p>31.6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89.9" calcext:value-type="float">
            <text:p>89.9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98.7" calcext:value-type="float">
            <text:p>98.7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61" table:formula="of:=[.B14]/SUM([.B14:.H14])" office:value-type="float" office:value="0" calcext:value-type="float">
            <text:p>0</text:p>
          </table:table-cell>
          <table:table-cell table:style-name="ce169" table:formula="of:=[.C14]/SUM([.B14:.H14])" office:value-type="float" office:value="0" calcext:value-type="float">
            <text:p>0</text:p>
          </table:table-cell>
          <table:table-cell table:style-name="ce173" table:formula="of:=[.D14]/SUM([.B14:.H14])" office:value-type="float" office:value="0.1" calcext:value-type="float">
            <text:p>0.1</text:p>
          </table:table-cell>
          <table:table-cell table:style-name="ce177" table:formula="of:=[.E14]/SUM([.B14:.H14])" office:value-type="float" office:value="0.29620253164557" calcext:value-type="float">
            <text:p>0.29620253164557</text:p>
          </table:table-cell>
          <table:table-cell table:style-name="ce181" table:formula="of:=[.F14]/SUM([.B14:.H14])" office:value-type="float" office:value="0.284493670886076" calcext:value-type="float">
            <text:p>0.284493670886076</text:p>
          </table:table-cell>
          <table:table-cell table:style-name="ce185" table:formula="of:=[.G14]/SUM([.B14:.H14])" office:value-type="float" office:value="0.0069620253164557" calcext:value-type="float">
            <text:p>0.006962025316456</text:p>
          </table:table-cell>
          <table:table-cell table:style-name="ce189" table:formula="of:=[.H14]/SUM([.B14:.H14])" office:value-type="float" office:value="0.312341772151899" calcext:value-type="float">
            <text:p>0.312341772151899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0.7" calcext:value-type="float">
            <text:p>30.7</text:p>
          </table:table-cell>
          <table:table-cell table:style-name="ce20" office:value-type="float" office:value="93.7" calcext:value-type="float">
            <text:p>93.7</text:p>
          </table:table-cell>
          <table:table-cell table:style-name="ce20" office:value-type="float" office:value="90.3" calcext:value-type="float">
            <text:p>90.3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99.8" calcext:value-type="float">
            <text:p>99.8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61" table:formula="of:=[.B15]/SUM([.B15:.H15])" office:value-type="float" office:value="0" calcext:value-type="float">
            <text:p>0</text:p>
          </table:table-cell>
          <table:table-cell table:style-name="ce169" table:formula="of:=[.C15]/SUM([.B15:.H15])" office:value-type="float" office:value="0" calcext:value-type="float">
            <text:p>0</text:p>
          </table:table-cell>
          <table:table-cell table:style-name="ce173" table:formula="of:=[.D15]/SUM([.B15:.H15])" office:value-type="float" office:value="0.0971518987341772" calcext:value-type="float">
            <text:p>0.097151898734177</text:p>
          </table:table-cell>
          <table:table-cell table:style-name="ce177" table:formula="of:=[.E15]/SUM([.B15:.H15])" office:value-type="float" office:value="0.296518987341772" calcext:value-type="float">
            <text:p>0.296518987341772</text:p>
          </table:table-cell>
          <table:table-cell table:style-name="ce181" table:formula="of:=[.F15]/SUM([.B15:.H15])" office:value-type="float" office:value="0.285759493670886" calcext:value-type="float">
            <text:p>0.285759493670886</text:p>
          </table:table-cell>
          <table:table-cell table:style-name="ce185" table:formula="of:=[.G15]/SUM([.B15:.H15])" office:value-type="float" office:value="0.00474683544303798" calcext:value-type="float">
            <text:p>0.004746835443038</text:p>
          </table:table-cell>
          <table:table-cell table:style-name="ce189" table:formula="of:=[.H15]/SUM([.B15:.H15])" office:value-type="float" office:value="0.315822784810127" calcext:value-type="float">
            <text:p>0.315822784810127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62.4" calcext:value-type="float">
            <text:p>62.4</text:p>
          </table:table-cell>
          <table:table-cell table:style-name="ce20" office:value-type="float" office:value="188.6" calcext:value-type="float">
            <text:p>188.6</text:p>
          </table:table-cell>
          <table:table-cell table:style-name="ce20" office:value-type="float" office:value="178.7" calcext:value-type="float">
            <text:p>178.7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office:value-type="float" office:value="198.9" calcext:value-type="float">
            <text:p>198.9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61" table:formula="of:=[.B16]/SUM([.B16:.H16])" office:value-type="float" office:value="0" calcext:value-type="float">
            <text:p>0</text:p>
          </table:table-cell>
          <table:table-cell table:style-name="ce169" table:formula="of:=[.C16]/SUM([.B16:.H16])" office:value-type="float" office:value="0.000158227848101266" calcext:value-type="float">
            <text:p>0.000158227848101</text:p>
          </table:table-cell>
          <table:table-cell table:style-name="ce173" table:formula="of:=[.D16]/SUM([.B16:.H16])" office:value-type="float" office:value="0.0987341772151899" calcext:value-type="float">
            <text:p>0.09873417721519</text:p>
          </table:table-cell>
          <table:table-cell table:style-name="ce177" table:formula="of:=[.E16]/SUM([.B16:.H16])" office:value-type="float" office:value="0.298417721518987" calcext:value-type="float">
            <text:p>0.298417721518987</text:p>
          </table:table-cell>
          <table:table-cell table:style-name="ce181" table:formula="of:=[.F16]/SUM([.B16:.H16])" office:value-type="float" office:value="0.282753164556962" calcext:value-type="float">
            <text:p>0.282753164556962</text:p>
          </table:table-cell>
          <table:table-cell table:style-name="ce185" table:formula="of:=[.G16]/SUM([.B16:.H16])" office:value-type="float" office:value="0.00522151898734177" calcext:value-type="float">
            <text:p>0.005221518987342</text:p>
          </table:table-cell>
          <table:table-cell table:style-name="ce189" table:formula="of:=[.H16]/SUM([.B16:.H16])" office:value-type="float" office:value="0.314715189873418" calcext:value-type="float">
            <text:p>0.314715189873418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1.6" calcext:value-type="float">
            <text:p>31.6</text:p>
          </table:table-cell>
          <table:table-cell table:style-name="ce20" office:value-type="float" office:value="93.5" calcext:value-type="float">
            <text:p>93.5</text:p>
          </table:table-cell>
          <table:table-cell table:style-name="ce20" office:value-type="float" office:value="89.2" calcext:value-type="float">
            <text:p>89.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0.7" calcext:value-type="float">
            <text:p>100.7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61" table:formula="of:=[.B17]/SUM([.B17:.H17])" office:value-type="float" office:value="0" calcext:value-type="float">
            <text:p>0</text:p>
          </table:table-cell>
          <table:table-cell table:style-name="ce169" table:formula="of:=[.C17]/SUM([.B17:.H17])" office:value-type="float" office:value="0" calcext:value-type="float">
            <text:p>0</text:p>
          </table:table-cell>
          <table:table-cell table:style-name="ce173" table:formula="of:=[.D17]/SUM([.B17:.H17])" office:value-type="float" office:value="0.1" calcext:value-type="float">
            <text:p>0.1</text:p>
          </table:table-cell>
          <table:table-cell table:style-name="ce177" table:formula="of:=[.E17]/SUM([.B17:.H17])" office:value-type="float" office:value="0.295886075949367" calcext:value-type="float">
            <text:p>0.295886075949367</text:p>
          </table:table-cell>
          <table:table-cell table:style-name="ce181" table:formula="of:=[.F17]/SUM([.B17:.H17])" office:value-type="float" office:value="0.282278481012658" calcext:value-type="float">
            <text:p>0.282278481012658</text:p>
          </table:table-cell>
          <table:table-cell table:style-name="ce185" table:formula="of:=[.G17]/SUM([.B17:.H17])" office:value-type="float" office:value="0.00316455696202532" calcext:value-type="float">
            <text:p>0.003164556962025</text:p>
          </table:table-cell>
          <table:table-cell table:style-name="ce189" table:formula="of:=[.H17]/SUM([.B17:.H17])" office:value-type="float" office:value="0.318670886075949" calcext:value-type="float">
            <text:p>0.318670886075949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32.2" calcext:value-type="float">
            <text:p>32.2</text:p>
          </table:table-cell>
          <table:table-cell table:style-name="ce20" office:value-type="float" office:value="93.5" calcext:value-type="float">
            <text:p>93.5</text:p>
          </table:table-cell>
          <table:table-cell table:style-name="ce20" office:value-type="float" office:value="89.9" calcext:value-type="float">
            <text:p>89.9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61" table:formula="of:=[.B18]/SUM([.B18:.H18])" office:value-type="float" office:value="0" calcext:value-type="float">
            <text:p>0</text:p>
          </table:table-cell>
          <table:table-cell table:style-name="ce169" table:formula="of:=[.C18]/SUM([.B18:.H18])" office:value-type="float" office:value="0.000316455696202532" calcext:value-type="float">
            <text:p>0.000316455696203</text:p>
          </table:table-cell>
          <table:table-cell table:style-name="ce173" table:formula="of:=[.D18]/SUM([.B18:.H18])" office:value-type="float" office:value="0.101898734177215" calcext:value-type="float">
            <text:p>0.101898734177215</text:p>
          </table:table-cell>
          <table:table-cell table:style-name="ce177" table:formula="of:=[.E18]/SUM([.B18:.H18])" office:value-type="float" office:value="0.295886075949367" calcext:value-type="float">
            <text:p>0.295886075949367</text:p>
          </table:table-cell>
          <table:table-cell table:style-name="ce181" table:formula="of:=[.F18]/SUM([.B18:.H18])" office:value-type="float" office:value="0.284493670886076" calcext:value-type="float">
            <text:p>0.284493670886076</text:p>
          </table:table-cell>
          <table:table-cell table:style-name="ce185" table:formula="of:=[.G18]/SUM([.B18:.H18])" office:value-type="float" office:value="0.00411392405063291" calcext:value-type="float">
            <text:p>0.004113924050633</text:p>
          </table:table-cell>
          <table:table-cell table:style-name="ce189" table:formula="of:=[.H18]/SUM([.B18:.H18])" office:value-type="float" office:value="0.313291139240506" calcext:value-type="float">
            <text:p>0.313291139240506</text:p>
          </table:table-cell>
        </table:table-row>
        <table:table-row table:style-name="ro1">
          <table:table-cell table:style-name="ce51"/>
          <table:table-cell table:number-columns-repeated="17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42.5" calcext:value-type="float">
            <text:p>42.5</text:p>
          </table:table-cell>
          <table:table-cell office:value-type="float" office:value="89.5" calcext:value-type="float">
            <text:p>89.5</text:p>
          </table:table-cell>
          <table:table-cell office:value-type="float" office:value="77.9" calcext:value-type="float">
            <text:p>77.9</text:p>
          </table:table-cell>
          <table:table-cell office:value-type="float" office:value="105.2" calcext:value-type="float">
            <text:p>105.2</text:p>
          </table:table-cell>
          <table:table-cell office:value-type="float" office:value="60" calcext:value-type="float">
            <text:p>60</text:p>
          </table:table-cell>
          <table:table-cell office:value-type="float" office:value="66.6" calcext:value-type="float">
            <text:p>66.6</text:p>
          </table:table-cell>
          <table:table-cell office:value-type="float" office:value="108.3" calcext:value-type="float">
            <text:p>108.3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63" table:formula="of:=[.B22]/SUM([.B22:.H22])" office:value-type="float" office:value="0.0772727272727273" calcext:value-type="float">
            <text:p>0.077272727272727</text:p>
          </table:table-cell>
          <table:table-cell table:style-name="ce170" table:formula="of:=[.C22]/SUM([.B22:.H22])" office:value-type="float" office:value="0.162727272727273" calcext:value-type="float">
            <text:p>0.162727272727273</text:p>
          </table:table-cell>
          <table:table-cell table:style-name="ce174" table:formula="of:=[.D22]/SUM([.B22:.H22])" office:value-type="float" office:value="0.141636363636364" calcext:value-type="float">
            <text:p>0.141636363636364</text:p>
          </table:table-cell>
          <table:table-cell table:style-name="ce178" table:formula="of:=[.E22]/SUM([.B22:.H22])" office:value-type="float" office:value="0.191272727272727" calcext:value-type="float">
            <text:p>0.191272727272727</text:p>
          </table:table-cell>
          <table:table-cell table:style-name="ce182" table:formula="of:=[.F22]/SUM([.B22:.H22])" office:value-type="float" office:value="0.109090909090909" calcext:value-type="float">
            <text:p>0.109090909090909</text:p>
          </table:table-cell>
          <table:table-cell table:style-name="ce186" table:formula="of:=[.G22]/SUM([.B22:.H22])" office:value-type="float" office:value="0.121090909090909" calcext:value-type="float">
            <text:p>0.121090909090909</text:p>
          </table:table-cell>
          <table:table-cell table:style-name="ce190" table:formula="of:=[.H22]/SUM([.B22:.H22])" office:value-type="float" office:value="0.196909090909091" calcext:value-type="float">
            <text:p>0.196909090909091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23" calcext:value-type="float">
            <text:p>23</text:p>
          </table:table-cell>
          <table:table-cell office:value-type="float" office:value="48.2" calcext:value-type="float">
            <text:p>48.2</text:p>
          </table:table-cell>
          <table:table-cell office:value-type="float" office:value="48.3" calcext:value-type="float">
            <text:p>48.3</text:p>
          </table:table-cell>
          <table:table-cell office:value-type="float" office:value="59.8" calcext:value-type="float">
            <text:p>59.8</text:p>
          </table:table-cell>
          <table:table-cell office:value-type="float" office:value="36.4" calcext:value-type="float">
            <text:p>36.4</text:p>
          </table:table-cell>
          <table:table-cell office:value-type="float" office:value="40.6" calcext:value-type="float">
            <text:p>40.6</text:p>
          </table:table-cell>
          <table:table-cell office:value-type="float" office:value="59.7" calcext:value-type="float">
            <text:p>59.7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64" table:formula="of:=[.B23]/SUM([.B23:.H23])" office:value-type="float" office:value="0.0727848101265823" calcext:value-type="float">
            <text:p>0.072784810126582</text:p>
          </table:table-cell>
          <table:table-cell table:style-name="ce170" table:formula="of:=[.C23]/SUM([.B23:.H23])" office:value-type="float" office:value="0.15253164556962" calcext:value-type="float">
            <text:p>0.15253164556962</text:p>
          </table:table-cell>
          <table:table-cell table:style-name="ce174" table:formula="of:=[.D23]/SUM([.B23:.H23])" office:value-type="float" office:value="0.152848101265823" calcext:value-type="float">
            <text:p>0.152848101265823</text:p>
          </table:table-cell>
          <table:table-cell table:style-name="ce178" table:formula="of:=[.E23]/SUM([.B23:.H23])" office:value-type="float" office:value="0.189240506329114" calcext:value-type="float">
            <text:p>0.189240506329114</text:p>
          </table:table-cell>
          <table:table-cell table:style-name="ce182" table:formula="of:=[.F23]/SUM([.B23:.H23])" office:value-type="float" office:value="0.115189873417722" calcext:value-type="float">
            <text:p>0.115189873417722</text:p>
          </table:table-cell>
          <table:table-cell table:style-name="ce186" table:formula="of:=[.G23]/SUM([.B23:.H23])" office:value-type="float" office:value="0.128481012658228" calcext:value-type="float">
            <text:p>0.128481012658228</text:p>
          </table:table-cell>
          <table:table-cell table:style-name="ce190" table:formula="of:=[.H23]/SUM([.B23:.H23])" office:value-type="float" office:value="0.188924050632911" calcext:value-type="float">
            <text:p>0.188924050632911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21.9" calcext:value-type="float">
            <text:p>21.9</text:p>
          </table:table-cell>
          <table:table-cell office:value-type="float" office:value="54.6" calcext:value-type="float">
            <text:p>54.6</text:p>
          </table:table-cell>
          <table:table-cell office:value-type="float" office:value="44.1" calcext:value-type="float">
            <text:p>44.1</text:p>
          </table:table-cell>
          <table:table-cell office:value-type="float" office:value="58.3" calcext:value-type="float">
            <text:p>58.3</text:p>
          </table:table-cell>
          <table:table-cell office:value-type="float" office:value="36.8" calcext:value-type="float">
            <text:p>36.8</text:p>
          </table:table-cell>
          <table:table-cell office:value-type="float" office:value="36.5" calcext:value-type="float">
            <text:p>36.5</text:p>
          </table:table-cell>
          <table:table-cell office:value-type="float" office:value="63.8" calcext:value-type="float">
            <text:p>63.8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63" table:formula="of:=[.B24]/SUM([.B24:.H24])" office:value-type="float" office:value="0.0693037974683544" calcext:value-type="float">
            <text:p>0.069303797468354</text:p>
          </table:table-cell>
          <table:table-cell table:style-name="ce170" table:formula="of:=[.C24]/SUM([.B24:.H24])" office:value-type="float" office:value="0.172784810126582" calcext:value-type="float">
            <text:p>0.172784810126582</text:p>
          </table:table-cell>
          <table:table-cell table:style-name="ce174" table:formula="of:=[.D24]/SUM([.B24:.H24])" office:value-type="float" office:value="0.139556962025316" calcext:value-type="float">
            <text:p>0.139556962025316</text:p>
          </table:table-cell>
          <table:table-cell table:style-name="ce178" table:formula="of:=[.E24]/SUM([.B24:.H24])" office:value-type="float" office:value="0.184493670886076" calcext:value-type="float">
            <text:p>0.184493670886076</text:p>
          </table:table-cell>
          <table:table-cell table:style-name="ce182" table:formula="of:=[.F24]/SUM([.B24:.H24])" office:value-type="float" office:value="0.116455696202532" calcext:value-type="float">
            <text:p>0.116455696202532</text:p>
          </table:table-cell>
          <table:table-cell table:style-name="ce186" table:formula="of:=[.G24]/SUM([.B24:.H24])" office:value-type="float" office:value="0.115506329113924" calcext:value-type="float">
            <text:p>0.115506329113924</text:p>
          </table:table-cell>
          <table:table-cell table:style-name="ce190" table:formula="of:=[.H24]/SUM([.B24:.H24])" office:value-type="float" office:value="0.201898734177215" calcext:value-type="float">
            <text:p>0.201898734177215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23.1" calcext:value-type="float">
            <text:p>23.1</text:p>
          </table:table-cell>
          <table:table-cell office:value-type="float" office:value="49" calcext:value-type="float">
            <text:p>49</text:p>
          </table:table-cell>
          <table:table-cell office:value-type="float" office:value="43.3" calcext:value-type="float">
            <text:p>43.3</text:p>
          </table:table-cell>
          <table:table-cell office:value-type="float" office:value="62.5" calcext:value-type="float">
            <text:p>62.5</text:p>
          </table:table-cell>
          <table:table-cell office:value-type="float" office:value="36.9" calcext:value-type="float">
            <text:p>36.9</text:p>
          </table:table-cell>
          <table:table-cell office:value-type="float" office:value="34.9" calcext:value-type="float">
            <text:p>34.9</text:p>
          </table:table-cell>
          <table:table-cell office:value-type="float" office:value="66.3" calcext:value-type="float">
            <text:p>66.3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63" table:formula="of:=[.B25]/SUM([.B25:.H25])" office:value-type="float" office:value="0.0731012658227848" calcext:value-type="float">
            <text:p>0.073101265822785</text:p>
          </table:table-cell>
          <table:table-cell table:style-name="ce170" table:formula="of:=[.C25]/SUM([.B25:.H25])" office:value-type="float" office:value="0.15506329113924" calcext:value-type="float">
            <text:p>0.15506329113924</text:p>
          </table:table-cell>
          <table:table-cell table:style-name="ce174" table:formula="of:=[.D25]/SUM([.B25:.H25])" office:value-type="float" office:value="0.137025316455696" calcext:value-type="float">
            <text:p>0.137025316455696</text:p>
          </table:table-cell>
          <table:table-cell table:style-name="ce178" table:formula="of:=[.E25]/SUM([.B25:.H25])" office:value-type="float" office:value="0.197784810126582" calcext:value-type="float">
            <text:p>0.197784810126582</text:p>
          </table:table-cell>
          <table:table-cell table:style-name="ce182" table:formula="of:=[.F25]/SUM([.B25:.H25])" office:value-type="float" office:value="0.116772151898734" calcext:value-type="float">
            <text:p>0.116772151898734</text:p>
          </table:table-cell>
          <table:table-cell table:style-name="ce186" table:formula="of:=[.G25]/SUM([.B25:.H25])" office:value-type="float" office:value="0.110443037974684" calcext:value-type="float">
            <text:p>0.110443037974684</text:p>
          </table:table-cell>
          <table:table-cell table:style-name="ce190" table:formula="of:=[.H25]/SUM([.B25:.H25])" office:value-type="float" office:value="0.209810126582278" calcext:value-type="float">
            <text:p>0.209810126582278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42.1" calcext:value-type="float">
            <text:p>42.1</text:p>
          </table:table-cell>
          <table:table-cell office:value-type="float" office:value="110.6" calcext:value-type="float">
            <text:p>110.6</text:p>
          </table:table-cell>
          <table:table-cell office:value-type="float" office:value="89.2" calcext:value-type="float">
            <text:p>89.2</text:p>
          </table:table-cell>
          <table:table-cell office:value-type="float" office:value="123" calcext:value-type="float">
            <text:p>123</text:p>
          </table:table-cell>
          <table:table-cell office:value-type="float" office:value="66.6" calcext:value-type="float">
            <text:p>66.6</text:p>
          </table:table-cell>
          <table:table-cell office:value-type="float" office:value="79.4" calcext:value-type="float">
            <text:p>79.4</text:p>
          </table:table-cell>
          <table:table-cell office:value-type="float" office:value="121.1" calcext:value-type="float">
            <text:p>121.1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63" table:formula="of:=[.B26]/SUM([.B26:.H26])" office:value-type="float" office:value="0.0666139240506329" calcext:value-type="float">
            <text:p>0.066613924050633</text:p>
          </table:table-cell>
          <table:table-cell table:style-name="ce170" table:formula="of:=[.C26]/SUM([.B26:.H26])" office:value-type="float" office:value="0.175" calcext:value-type="float">
            <text:p>0.175</text:p>
          </table:table-cell>
          <table:table-cell table:style-name="ce174" table:formula="of:=[.D26]/SUM([.B26:.H26])" office:value-type="float" office:value="0.141139240506329" calcext:value-type="float">
            <text:p>0.141139240506329</text:p>
          </table:table-cell>
          <table:table-cell table:style-name="ce178" table:formula="of:=[.E26]/SUM([.B26:.H26])" office:value-type="float" office:value="0.194620253164557" calcext:value-type="float">
            <text:p>0.194620253164557</text:p>
          </table:table-cell>
          <table:table-cell table:style-name="ce182" table:formula="of:=[.F26]/SUM([.B26:.H26])" office:value-type="float" office:value="0.105379746835443" calcext:value-type="float">
            <text:p>0.105379746835443</text:p>
          </table:table-cell>
          <table:table-cell table:style-name="ce186" table:formula="of:=[.G26]/SUM([.B26:.H26])" office:value-type="float" office:value="0.125632911392405" calcext:value-type="float">
            <text:p>0.125632911392405</text:p>
          </table:table-cell>
          <table:table-cell table:style-name="ce190" table:formula="of:=[.H26]/SUM([.B26:.H26])" office:value-type="float" office:value="0.191613924050633" calcext:value-type="float">
            <text:p>0.19161392405063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22.8" calcext:value-type="float">
            <text:p>22.8</text:p>
          </table:table-cell>
          <table:table-cell office:value-type="float" office:value="53.7" calcext:value-type="float">
            <text:p>53.7</text:p>
          </table:table-cell>
          <table:table-cell office:value-type="float" office:value="47.1" calcext:value-type="float">
            <text:p>47.1</text:p>
          </table:table-cell>
          <table:table-cell office:value-type="float" office:value="61.8" calcext:value-type="float">
            <text:p>61.8</text:p>
          </table:table-cell>
          <table:table-cell office:value-type="float" office:value="31.1" calcext:value-type="float">
            <text:p>31.1</text:p>
          </table:table-cell>
          <table:table-cell office:value-type="float" office:value="37.1" calcext:value-type="float">
            <text:p>37.1</text:p>
          </table:table-cell>
          <table:table-cell office:value-type="float" office:value="62.4" calcext:value-type="float">
            <text:p>62.4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63" table:formula="of:=[.B27]/SUM([.B27:.H27])" office:value-type="float" office:value="0.0721518987341772" calcext:value-type="float">
            <text:p>0.072151898734177</text:p>
          </table:table-cell>
          <table:table-cell table:style-name="ce170" table:formula="of:=[.C27]/SUM([.B27:.H27])" office:value-type="float" office:value="0.16993670886076" calcext:value-type="float">
            <text:p>0.16993670886076</text:p>
          </table:table-cell>
          <table:table-cell table:style-name="ce174" table:formula="of:=[.D27]/SUM([.B27:.H27])" office:value-type="float" office:value="0.149050632911392" calcext:value-type="float">
            <text:p>0.149050632911392</text:p>
          </table:table-cell>
          <table:table-cell table:style-name="ce178" table:formula="of:=[.E27]/SUM([.B27:.H27])" office:value-type="float" office:value="0.195569620253165" calcext:value-type="float">
            <text:p>0.195569620253165</text:p>
          </table:table-cell>
          <table:table-cell table:style-name="ce182" table:formula="of:=[.F27]/SUM([.B27:.H27])" office:value-type="float" office:value="0.0984177215189873" calcext:value-type="float">
            <text:p>0.098417721518987</text:p>
          </table:table-cell>
          <table:table-cell table:style-name="ce186" table:formula="of:=[.G27]/SUM([.B27:.H27])" office:value-type="float" office:value="0.117405063291139" calcext:value-type="float">
            <text:p>0.117405063291139</text:p>
          </table:table-cell>
          <table:table-cell table:style-name="ce190" table:formula="of:=[.H27]/SUM([.B27:.H27])" office:value-type="float" office:value="0.19746835443038" calcext:value-type="float">
            <text:p>0.19746835443038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20.8" calcext:value-type="float">
            <text:p>20.8</text:p>
          </table:table-cell>
          <table:table-cell office:value-type="float" office:value="51.3" calcext:value-type="float">
            <text:p>51.3</text:p>
          </table:table-cell>
          <table:table-cell office:value-type="float" office:value="45.4" calcext:value-type="float">
            <text:p>45.4</text:p>
          </table:table-cell>
          <table:table-cell office:value-type="float" office:value="60" calcext:value-type="float">
            <text:p>60</text:p>
          </table:table-cell>
          <table:table-cell office:value-type="float" office:value="36.5" calcext:value-type="float">
            <text:p>36.5</text:p>
          </table:table-cell>
          <table:table-cell office:value-type="float" office:value="37.9" calcext:value-type="float">
            <text:p>37.9</text:p>
          </table:table-cell>
          <table:table-cell office:value-type="float" office:value="64.1" calcext:value-type="float">
            <text:p>64.1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63" table:formula="of:=[.B28]/SUM([.B28:.H28])" office:value-type="float" office:value="0.0658227848101266" calcext:value-type="float">
            <text:p>0.065822784810127</text:p>
          </table:table-cell>
          <table:table-cell table:style-name="ce170" table:formula="of:=[.C28]/SUM([.B28:.H28])" office:value-type="float" office:value="0.162341772151899" calcext:value-type="float">
            <text:p>0.162341772151899</text:p>
          </table:table-cell>
          <table:table-cell table:style-name="ce174" table:formula="of:=[.D28]/SUM([.B28:.H28])" office:value-type="float" office:value="0.143670886075949" calcext:value-type="float">
            <text:p>0.143670886075949</text:p>
          </table:table-cell>
          <table:table-cell table:style-name="ce178" table:formula="of:=[.E28]/SUM([.B28:.H28])" office:value-type="float" office:value="0.189873417721519" calcext:value-type="float">
            <text:p>0.189873417721519</text:p>
          </table:table-cell>
          <table:table-cell table:style-name="ce182" table:formula="of:=[.F28]/SUM([.B28:.H28])" office:value-type="float" office:value="0.115506329113924" calcext:value-type="float">
            <text:p>0.115506329113924</text:p>
          </table:table-cell>
          <table:table-cell table:style-name="ce186" table:formula="of:=[.G28]/SUM([.B28:.H28])" office:value-type="float" office:value="0.119936708860759" calcext:value-type="float">
            <text:p>0.119936708860759</text:p>
          </table:table-cell>
          <table:table-cell table:style-name="ce190" table:formula="of:=[.H28]/SUM([.B28:.H28])" office:value-type="float" office:value="0.202848101265823" calcext:value-type="float">
            <text:p>0.20284810126582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9"/>
          <table:table-cell office:value-type="string" calcext:value-type="string">
            <text:p>Label 0</text:p>
          </table:table-cell>
          <table:table-cell table:style-name="ce165" table:formula="of:=[.B32]/SUM([.B32:.H32])" office:value-type="string" office:string-value="" calcext:value-type="error">
            <text:p>#DIV/0!</text:p>
          </table:table-cell>
          <table:table-cell table:style-name="ce171" table:formula="of:=[.C32]/SUM([.B32:.H32])" office:value-type="string" office:string-value="" calcext:value-type="error">
            <text:p>#DIV/0!</text:p>
          </table:table-cell>
          <table:table-cell table:style-name="ce175" table:formula="of:=[.D32]/SUM([.B32:.H32])" office:value-type="string" office:string-value="" calcext:value-type="error">
            <text:p>#DIV/0!</text:p>
          </table:table-cell>
          <table:table-cell table:style-name="ce179" table:formula="of:=[.E32]/SUM([.B32:.H32])" office:value-type="string" office:string-value="" calcext:value-type="error">
            <text:p>#DIV/0!</text:p>
          </table:table-cell>
          <table:table-cell table:style-name="ce183" table:formula="of:=[.F32]/SUM([.B32:.H32])" office:value-type="string" office:string-value="" calcext:value-type="error">
            <text:p>#DIV/0!</text:p>
          </table:table-cell>
          <table:table-cell table:style-name="ce187" table:formula="of:=[.G32]/SUM([.B32:.H32])" office:value-type="string" office:string-value="" calcext:value-type="error">
            <text:p>#DIV/0!</text:p>
          </table:table-cell>
          <table:table-cell table:style-name="ce191" table:formula="of:=[.H32]/SUM([.B32:.H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9"/>
          <table:table-cell office:value-type="string" calcext:value-type="string">
            <text:p>Label 1</text:p>
          </table:table-cell>
          <table:table-cell table:style-name="ce166" table:formula="of:=[.B33]/SUM([.B33:.H33])" office:value-type="string" office:string-value="" calcext:value-type="error">
            <text:p>#DIV/0!</text:p>
          </table:table-cell>
          <table:table-cell table:style-name="ce171" table:formula="of:=[.C33]/SUM([.B33:.H33])" office:value-type="string" office:string-value="" calcext:value-type="error">
            <text:p>#DIV/0!</text:p>
          </table:table-cell>
          <table:table-cell table:style-name="ce175" table:formula="of:=[.D33]/SUM([.B33:.H33])" office:value-type="string" office:string-value="" calcext:value-type="error">
            <text:p>#DIV/0!</text:p>
          </table:table-cell>
          <table:table-cell table:style-name="ce179" table:formula="of:=[.E33]/SUM([.B33:.H33])" office:value-type="string" office:string-value="" calcext:value-type="error">
            <text:p>#DIV/0!</text:p>
          </table:table-cell>
          <table:table-cell table:style-name="ce183" table:formula="of:=[.F33]/SUM([.B33:.H33])" office:value-type="string" office:string-value="" calcext:value-type="error">
            <text:p>#DIV/0!</text:p>
          </table:table-cell>
          <table:table-cell table:style-name="ce187" table:formula="of:=[.G33]/SUM([.B33:.H33])" office:value-type="string" office:string-value="" calcext:value-type="error">
            <text:p>#DIV/0!</text:p>
          </table:table-cell>
          <table:table-cell table:style-name="ce191" table:formula="of:=[.H33]/SUM([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9"/>
          <table:table-cell office:value-type="string" calcext:value-type="string">
            <text:p>Label 2</text:p>
          </table:table-cell>
          <table:table-cell table:style-name="ce165" table:formula="of:=[.B34]/SUM([.B34:.H34])" office:value-type="string" office:string-value="" calcext:value-type="error">
            <text:p>#DIV/0!</text:p>
          </table:table-cell>
          <table:table-cell table:style-name="ce171" table:formula="of:=[.C34]/SUM([.B34:.H34])" office:value-type="string" office:string-value="" calcext:value-type="error">
            <text:p>#DIV/0!</text:p>
          </table:table-cell>
          <table:table-cell table:style-name="ce175" table:formula="of:=[.D34]/SUM([.B34:.H34])" office:value-type="string" office:string-value="" calcext:value-type="error">
            <text:p>#DIV/0!</text:p>
          </table:table-cell>
          <table:table-cell table:style-name="ce179" table:formula="of:=[.E34]/SUM([.B34:.H34])" office:value-type="string" office:string-value="" calcext:value-type="error">
            <text:p>#DIV/0!</text:p>
          </table:table-cell>
          <table:table-cell table:style-name="ce183" table:formula="of:=[.F34]/SUM([.B34:.H34])" office:value-type="string" office:string-value="" calcext:value-type="error">
            <text:p>#DIV/0!</text:p>
          </table:table-cell>
          <table:table-cell table:style-name="ce187" table:formula="of:=[.G34]/SUM([.B34:.H34])" office:value-type="string" office:string-value="" calcext:value-type="error">
            <text:p>#DIV/0!</text:p>
          </table:table-cell>
          <table:table-cell table:style-name="ce191" table:formula="of:=[.H34]/SUM([.B34:.H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9"/>
          <table:table-cell office:value-type="string" calcext:value-type="string">
            <text:p>Label 3</text:p>
          </table:table-cell>
          <table:table-cell table:style-name="ce165" table:formula="of:=[.B35]/SUM([.B35:.H35])" office:value-type="string" office:string-value="" calcext:value-type="error">
            <text:p>#DIV/0!</text:p>
          </table:table-cell>
          <table:table-cell table:style-name="ce171" table:formula="of:=[.C35]/SUM([.B35:.H35])" office:value-type="string" office:string-value="" calcext:value-type="error">
            <text:p>#DIV/0!</text:p>
          </table:table-cell>
          <table:table-cell table:style-name="ce175" table:formula="of:=[.D35]/SUM([.B35:.H35])" office:value-type="string" office:string-value="" calcext:value-type="error">
            <text:p>#DIV/0!</text:p>
          </table:table-cell>
          <table:table-cell table:style-name="ce179" table:formula="of:=[.E35]/SUM([.B35:.H35])" office:value-type="string" office:string-value="" calcext:value-type="error">
            <text:p>#DIV/0!</text:p>
          </table:table-cell>
          <table:table-cell table:style-name="ce183" table:formula="of:=[.F35]/SUM([.B35:.H35])" office:value-type="string" office:string-value="" calcext:value-type="error">
            <text:p>#DIV/0!</text:p>
          </table:table-cell>
          <table:table-cell table:style-name="ce187" table:formula="of:=[.G35]/SUM([.B35:.H35])" office:value-type="string" office:string-value="" calcext:value-type="error">
            <text:p>#DIV/0!</text:p>
          </table:table-cell>
          <table:table-cell table:style-name="ce191" table:formula="of:=[.H35]/SUM([.B35:.H3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9"/>
          <table:table-cell office:value-type="string" calcext:value-type="string">
            <text:p>Label 4</text:p>
          </table:table-cell>
          <table:table-cell table:style-name="ce165" table:formula="of:=[.B36]/SUM([.B36:.H36])" office:value-type="string" office:string-value="" calcext:value-type="error">
            <text:p>#DIV/0!</text:p>
          </table:table-cell>
          <table:table-cell table:style-name="ce171" table:formula="of:=[.C36]/SUM([.B36:.H36])" office:value-type="string" office:string-value="" calcext:value-type="error">
            <text:p>#DIV/0!</text:p>
          </table:table-cell>
          <table:table-cell table:style-name="ce175" table:formula="of:=[.D36]/SUM([.B36:.H36])" office:value-type="string" office:string-value="" calcext:value-type="error">
            <text:p>#DIV/0!</text:p>
          </table:table-cell>
          <table:table-cell table:style-name="ce179" table:formula="of:=[.E36]/SUM([.B36:.H36])" office:value-type="string" office:string-value="" calcext:value-type="error">
            <text:p>#DIV/0!</text:p>
          </table:table-cell>
          <table:table-cell table:style-name="ce183" table:formula="of:=[.F36]/SUM([.B36:.H36])" office:value-type="string" office:string-value="" calcext:value-type="error">
            <text:p>#DIV/0!</text:p>
          </table:table-cell>
          <table:table-cell table:style-name="ce187" table:formula="of:=[.G36]/SUM([.B36:.H36])" office:value-type="string" office:string-value="" calcext:value-type="error">
            <text:p>#DIV/0!</text:p>
          </table:table-cell>
          <table:table-cell table:style-name="ce191" table:formula="of:=[.H36]/SUM([.B36:.H3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9"/>
          <table:table-cell office:value-type="string" calcext:value-type="string">
            <text:p>Label 5</text:p>
          </table:table-cell>
          <table:table-cell table:style-name="ce165" table:formula="of:=[.B37]/SUM([.B37:.H37])" office:value-type="string" office:string-value="" calcext:value-type="error">
            <text:p>#DIV/0!</text:p>
          </table:table-cell>
          <table:table-cell table:style-name="ce171" table:formula="of:=[.C37]/SUM([.B37:.H37])" office:value-type="string" office:string-value="" calcext:value-type="error">
            <text:p>#DIV/0!</text:p>
          </table:table-cell>
          <table:table-cell table:style-name="ce175" table:formula="of:=[.D37]/SUM([.B37:.H37])" office:value-type="string" office:string-value="" calcext:value-type="error">
            <text:p>#DIV/0!</text:p>
          </table:table-cell>
          <table:table-cell table:style-name="ce179" table:formula="of:=[.E37]/SUM([.B37:.H37])" office:value-type="string" office:string-value="" calcext:value-type="error">
            <text:p>#DIV/0!</text:p>
          </table:table-cell>
          <table:table-cell table:style-name="ce183" table:formula="of:=[.F37]/SUM([.B37:.H37])" office:value-type="string" office:string-value="" calcext:value-type="error">
            <text:p>#DIV/0!</text:p>
          </table:table-cell>
          <table:table-cell table:style-name="ce187" table:formula="of:=[.G37]/SUM([.B37:.H37])" office:value-type="string" office:string-value="" calcext:value-type="error">
            <text:p>#DIV/0!</text:p>
          </table:table-cell>
          <table:table-cell table:style-name="ce191" table:formula="of:=[.H37]/SUM([.B37:.H3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9"/>
          <table:table-cell office:value-type="string" calcext:value-type="string">
            <text:p>Label 6</text:p>
          </table:table-cell>
          <table:table-cell table:style-name="ce165" table:formula="of:=[.B38]/SUM([.B38:.H38])" office:value-type="string" office:string-value="" calcext:value-type="error">
            <text:p>#DIV/0!</text:p>
          </table:table-cell>
          <table:table-cell table:style-name="ce171" table:formula="of:=[.C38]/SUM([.B38:.H38])" office:value-type="string" office:string-value="" calcext:value-type="error">
            <text:p>#DIV/0!</text:p>
          </table:table-cell>
          <table:table-cell table:style-name="ce175" table:formula="of:=[.D38]/SUM([.B38:.H38])" office:value-type="string" office:string-value="" calcext:value-type="error">
            <text:p>#DIV/0!</text:p>
          </table:table-cell>
          <table:table-cell table:style-name="ce179" table:formula="of:=[.E38]/SUM([.B38:.H38])" office:value-type="string" office:string-value="" calcext:value-type="error">
            <text:p>#DIV/0!</text:p>
          </table:table-cell>
          <table:table-cell table:style-name="ce183" table:formula="of:=[.F38]/SUM([.B38:.H38])" office:value-type="string" office:string-value="" calcext:value-type="error">
            <text:p>#DIV/0!</text:p>
          </table:table-cell>
          <table:table-cell table:style-name="ce187" table:formula="of:=[.G38]/SUM([.B38:.H38])" office:value-type="string" office:string-value="" calcext:value-type="error">
            <text:p>#DIV/0!</text:p>
          </table:table-cell>
          <table:table-cell table:style-name="ce191" table:formula="of:=[.H38]/SUM([.B38:.H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CNN+Att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/>
          <table:table-cell office:value-type="float" office:value="104.8" calcext:value-type="float">
            <text:p>104.8</text:p>
          </table:table-cell>
          <table:table-cell office:value-type="float" office:value="65.2" calcext:value-type="float">
            <text:p>65.2</text:p>
          </table:table-cell>
          <table:table-cell office:value-type="float" office:value="56.7" calcext:value-type="float">
            <text:p>56.7</text:p>
          </table:table-cell>
          <table:table-cell office:value-type="float" office:value="54.3" calcext:value-type="float">
            <text:p>54.3</text:p>
          </table:table-cell>
          <table:table-cell office:value-type="float" office:value="87.4" calcext:value-type="float">
            <text:p>87.4</text:p>
          </table:table-cell>
          <table:table-cell office:value-type="float" office:value="46.9" calcext:value-type="float">
            <text:p>46.9</text:p>
          </table:table-cell>
          <table:table-cell office:value-type="float" office:value="134.7" calcext:value-type="float">
            <text:p>134.7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67" table:formula="of:=[.B42]/SUM([.B42:.H42])" office:value-type="float" office:value="0.190545454545455" calcext:value-type="float">
            <text:p>0.190545454545455</text:p>
          </table:table-cell>
          <table:table-cell table:style-name="ce172" table:formula="of:=[.C42]/SUM([.B42:.H42])" office:value-type="float" office:value="0.118545454545455" calcext:value-type="float">
            <text:p>0.118545454545455</text:p>
          </table:table-cell>
          <table:table-cell table:style-name="ce176" table:formula="of:=[.D42]/SUM([.B42:.H42])" office:value-type="float" office:value="0.103090909090909" calcext:value-type="float">
            <text:p>0.103090909090909</text:p>
          </table:table-cell>
          <table:table-cell table:style-name="ce180" table:formula="of:=[.E42]/SUM([.B42:.H42])" office:value-type="float" office:value="0.0987272727272727" calcext:value-type="float">
            <text:p>0.098727272727273</text:p>
          </table:table-cell>
          <table:table-cell table:style-name="ce184" table:formula="of:=[.F42]/SUM([.B42:.H42])" office:value-type="float" office:value="0.158909090909091" calcext:value-type="float">
            <text:p>0.158909090909091</text:p>
          </table:table-cell>
          <table:table-cell table:style-name="ce188" table:formula="of:=[.G42]/SUM([.B42:.H42])" office:value-type="float" office:value="0.0852727272727273" calcext:value-type="float">
            <text:p>0.085272727272727</text:p>
          </table:table-cell>
          <table:table-cell table:style-name="ce192" table:formula="of:=[.H42]/SUM([.B42:.H42])" office:value-type="float" office:value="0.244909090909091" calcext:value-type="float">
            <text:p>0.244909090909091</text:p>
          </table:table-cell>
        </table:table-row>
        <table:table-row table:style-name="ro1">
          <table:table-cell/>
          <table:table-cell office:value-type="float" office:value="61.2" calcext:value-type="float">
            <text:p>61.2</text:p>
          </table:table-cell>
          <table:table-cell office:value-type="float" office:value="37.3" calcext:value-type="float">
            <text:p>37.3</text:p>
          </table:table-cell>
          <table:table-cell office:value-type="float" office:value="36.6" calcext:value-type="float">
            <text:p>36.6</text:p>
          </table:table-cell>
          <table:table-cell office:value-type="float" office:value="28.8" calcext:value-type="float">
            <text:p>28.8</text:p>
          </table:table-cell>
          <table:table-cell office:value-type="float" office:value="51.3" calcext:value-type="float">
            <text:p>51.3</text:p>
          </table:table-cell>
          <table:table-cell office:value-type="float" office:value="24.9" calcext:value-type="float">
            <text:p>24.9</text:p>
          </table:table-cell>
          <table:table-cell office:value-type="float" office:value="75.9" calcext:value-type="float">
            <text:p>75.9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68" table:formula="of:=[.B43]/SUM([.B43:.H43])" office:value-type="float" office:value="0.193670886075949" calcext:value-type="float">
            <text:p>0.193670886075949</text:p>
          </table:table-cell>
          <table:table-cell table:style-name="ce172" table:formula="of:=[.C43]/SUM([.B43:.H43])" office:value-type="float" office:value="0.118037974683544" calcext:value-type="float">
            <text:p>0.118037974683544</text:p>
          </table:table-cell>
          <table:table-cell table:style-name="ce176" table:formula="of:=[.D43]/SUM([.B43:.H43])" office:value-type="float" office:value="0.115822784810127" calcext:value-type="float">
            <text:p>0.115822784810127</text:p>
          </table:table-cell>
          <table:table-cell table:style-name="ce180" table:formula="of:=[.E43]/SUM([.B43:.H43])" office:value-type="float" office:value="0.0911392405063291" calcext:value-type="float">
            <text:p>0.091139240506329</text:p>
          </table:table-cell>
          <table:table-cell table:style-name="ce184" table:formula="of:=[.F43]/SUM([.B43:.H43])" office:value-type="float" office:value="0.162341772151899" calcext:value-type="float">
            <text:p>0.162341772151899</text:p>
          </table:table-cell>
          <table:table-cell table:style-name="ce188" table:formula="of:=[.G43]/SUM([.B43:.H43])" office:value-type="float" office:value="0.0787974683544304" calcext:value-type="float">
            <text:p>0.07879746835443</text:p>
          </table:table-cell>
          <table:table-cell table:style-name="ce192" table:formula="of:=[.H43]/SUM([.B43:.H43])" office:value-type="float" office:value="0.240189873417722" calcext:value-type="float">
            <text:p>0.240189873417722</text:p>
          </table:table-cell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float" office:value="36.8" calcext:value-type="float">
            <text:p>36.8</text:p>
          </table:table-cell>
          <table:table-cell office:value-type="float" office:value="33.5" calcext:value-type="float">
            <text:p>33.5</text:p>
          </table:table-cell>
          <table:table-cell office:value-type="float" office:value="32.2" calcext:value-type="float">
            <text:p>32.2</text:p>
          </table:table-cell>
          <table:table-cell office:value-type="float" office:value="51.8" calcext:value-type="float">
            <text:p>51.8</text:p>
          </table:table-cell>
          <table:table-cell office:value-type="float" office:value="27.4" calcext:value-type="float">
            <text:p>27.4</text:p>
          </table:table-cell>
          <table:table-cell office:value-type="float" office:value="71.8" calcext:value-type="float">
            <text:p>71.8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67" table:formula="of:=[.B44]/SUM([.B44:.H44])" office:value-type="float" office:value="0.197784810126582" calcext:value-type="float">
            <text:p>0.197784810126582</text:p>
          </table:table-cell>
          <table:table-cell table:style-name="ce172" table:formula="of:=[.C44]/SUM([.B44:.H44])" office:value-type="float" office:value="0.116455696202532" calcext:value-type="float">
            <text:p>0.116455696202532</text:p>
          </table:table-cell>
          <table:table-cell table:style-name="ce176" table:formula="of:=[.D44]/SUM([.B44:.H44])" office:value-type="float" office:value="0.106012658227848" calcext:value-type="float">
            <text:p>0.106012658227848</text:p>
          </table:table-cell>
          <table:table-cell table:style-name="ce180" table:formula="of:=[.E44]/SUM([.B44:.H44])" office:value-type="float" office:value="0.101898734177215" calcext:value-type="float">
            <text:p>0.101898734177215</text:p>
          </table:table-cell>
          <table:table-cell table:style-name="ce184" table:formula="of:=[.F44]/SUM([.B44:.H44])" office:value-type="float" office:value="0.163924050632911" calcext:value-type="float">
            <text:p>0.163924050632911</text:p>
          </table:table-cell>
          <table:table-cell table:style-name="ce188" table:formula="of:=[.G44]/SUM([.B44:.H44])" office:value-type="float" office:value="0.0867088607594937" calcext:value-type="float">
            <text:p>0.086708860759494</text:p>
          </table:table-cell>
          <table:table-cell table:style-name="ce192" table:formula="of:=[.H44]/SUM([.B44:.H44])" office:value-type="float" office:value="0.227215189873418" calcext:value-type="float">
            <text:p>0.227215189873418</text:p>
          </table:table-cell>
        </table:table-row>
        <table:table-row table:style-name="ro1">
          <table:table-cell/>
          <table:table-cell office:value-type="float" office:value="61.7" calcext:value-type="float">
            <text:p>61.7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8.7" calcext:value-type="float">
            <text:p>28.7</text:p>
          </table:table-cell>
          <table:table-cell office:value-type="float" office:value="74.6" calcext:value-type="float">
            <text:p>74.6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67" table:formula="of:=[.B45]/SUM([.B45:.H45])" office:value-type="float" office:value="0.195253164556962" calcext:value-type="float">
            <text:p>0.195253164556962</text:p>
          </table:table-cell>
          <table:table-cell table:style-name="ce172" table:formula="of:=[.C45]/SUM([.B45:.H45])" office:value-type="float" office:value="0.117088607594937" calcext:value-type="float">
            <text:p>0.117088607594937</text:p>
          </table:table-cell>
          <table:table-cell table:style-name="ce176" table:formula="of:=[.D45]/SUM([.B45:.H45])" office:value-type="float" office:value="0.107594936708861" calcext:value-type="float">
            <text:p>0.107594936708861</text:p>
          </table:table-cell>
          <table:table-cell table:style-name="ce180" table:formula="of:=[.E45]/SUM([.B45:.H45])" office:value-type="float" office:value="0.0949367088607595" calcext:value-type="float">
            <text:p>0.09493670886076</text:p>
          </table:table-cell>
          <table:table-cell table:style-name="ce184" table:formula="of:=[.F45]/SUM([.B45:.H45])" office:value-type="float" office:value="0.158227848101266" calcext:value-type="float">
            <text:p>0.158227848101266</text:p>
          </table:table-cell>
          <table:table-cell table:style-name="ce188" table:formula="of:=[.G45]/SUM([.B45:.H45])" office:value-type="float" office:value="0.0908227848101266" calcext:value-type="float">
            <text:p>0.090822784810127</text:p>
          </table:table-cell>
          <table:table-cell table:style-name="ce192" table:formula="of:=[.H45]/SUM([.B45:.H45])" office:value-type="float" office:value="0.236075949367089" calcext:value-type="float">
            <text:p>0.236075949367089</text:p>
          </table:table-cell>
        </table:table-row>
        <table:table-row table:style-name="ro1">
          <table:table-cell/>
          <table:table-cell office:value-type="float" office:value="124.6" calcext:value-type="float">
            <text:p>124.6</text:p>
          </table:table-cell>
          <table:table-cell office:value-type="float" office:value="75.9" calcext:value-type="float">
            <text:p>75.9</text:p>
          </table:table-cell>
          <table:table-cell office:value-type="float" office:value="66.1" calcext:value-type="float">
            <text:p>66.1</text:p>
          </table:table-cell>
          <table:table-cell office:value-type="float" office:value="61.9" calcext:value-type="float">
            <text:p>61.9</text:p>
          </table:table-cell>
          <table:table-cell office:value-type="float" office:value="94.7" calcext:value-type="float">
            <text:p>94.7</text:p>
          </table:table-cell>
          <table:table-cell office:value-type="float" office:value="56.8" calcext:value-type="float">
            <text:p>56.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67" table:formula="of:=[.B46]/SUM([.B46:.H46])" office:value-type="float" office:value="0.197151898734177" calcext:value-type="float">
            <text:p>0.197151898734177</text:p>
          </table:table-cell>
          <table:table-cell table:style-name="ce172" table:formula="of:=[.C46]/SUM([.B46:.H46])" office:value-type="float" office:value="0.120094936708861" calcext:value-type="float">
            <text:p>0.120094936708861</text:p>
          </table:table-cell>
          <table:table-cell table:style-name="ce176" table:formula="of:=[.D46]/SUM([.B46:.H46])" office:value-type="float" office:value="0.104588607594937" calcext:value-type="float">
            <text:p>0.104588607594937</text:p>
          </table:table-cell>
          <table:table-cell table:style-name="ce180" table:formula="of:=[.E46]/SUM([.B46:.H46])" office:value-type="float" office:value="0.0979430379746835" calcext:value-type="float">
            <text:p>0.097943037974684</text:p>
          </table:table-cell>
          <table:table-cell table:style-name="ce184" table:formula="of:=[.F46]/SUM([.B46:.H46])" office:value-type="float" office:value="0.149841772151899" calcext:value-type="float">
            <text:p>0.149841772151899</text:p>
          </table:table-cell>
          <table:table-cell table:style-name="ce188" table:formula="of:=[.G46]/SUM([.B46:.H46])" office:value-type="float" office:value="0.089873417721519" calcext:value-type="float">
            <text:p>0.089873417721519</text:p>
          </table:table-cell>
          <table:table-cell table:style-name="ce192" table:formula="of:=[.H46]/SUM([.B46:.H46])" office:value-type="float" office:value="0.240506329113924" calcext:value-type="float">
            <text:p>0.24050632911392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6.2" calcext:value-type="float">
            <text:p>36.2</text:p>
          </table:table-cell>
          <table:table-cell office:value-type="float" office:value="32.7" calcext:value-type="float">
            <text:p>32.7</text:p>
          </table:table-cell>
          <table:table-cell office:value-type="float" office:value="30.4" calcext:value-type="float">
            <text:p>30.4</text:p>
          </table:table-cell>
          <table:table-cell office:value-type="float" office:value="46.1" calcext:value-type="float">
            <text:p>46.1</text:p>
          </table:table-cell>
          <table:table-cell office:value-type="float" office:value="25.5" calcext:value-type="float">
            <text:p>25.5</text:p>
          </table:table-cell>
          <table:table-cell office:value-type="float" office:value="80.1" calcext:value-type="float">
            <text:p>80.1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67" table:formula="of:=[.B47]/SUM([.B47:.H47])" office:value-type="float" office:value="0.205696202531646" calcext:value-type="float">
            <text:p>0.205696202531646</text:p>
          </table:table-cell>
          <table:table-cell table:style-name="ce172" table:formula="of:=[.C47]/SUM([.B47:.H47])" office:value-type="float" office:value="0.114556962025316" calcext:value-type="float">
            <text:p>0.114556962025316</text:p>
          </table:table-cell>
          <table:table-cell table:style-name="ce176" table:formula="of:=[.D47]/SUM([.B47:.H47])" office:value-type="float" office:value="0.103481012658228" calcext:value-type="float">
            <text:p>0.103481012658228</text:p>
          </table:table-cell>
          <table:table-cell table:style-name="ce180" table:formula="of:=[.E47]/SUM([.B47:.H47])" office:value-type="float" office:value="0.0962025316455696" calcext:value-type="float">
            <text:p>0.09620253164557</text:p>
          </table:table-cell>
          <table:table-cell table:style-name="ce184" table:formula="of:=[.F47]/SUM([.B47:.H47])" office:value-type="float" office:value="0.145886075949367" calcext:value-type="float">
            <text:p>0.145886075949367</text:p>
          </table:table-cell>
          <table:table-cell table:style-name="ce188" table:formula="of:=[.G47]/SUM([.B47:.H47])" office:value-type="float" office:value="0.0806962025316456" calcext:value-type="float">
            <text:p>0.080696202531646</text:p>
          </table:table-cell>
          <table:table-cell table:style-name="ce192" table:formula="of:=[.H47]/SUM([.B47:.H47])" office:value-type="float" office:value="0.253481012658228" calcext:value-type="float">
            <text:p>0.253481012658228</text:p>
          </table:table-cell>
        </table:table-row>
        <table:table-row table:style-name="ro1">
          <table:table-cell/>
          <table:table-cell office:value-type="float" office:value="63.2" calcext:value-type="float">
            <text:p>63.2</text:p>
          </table:table-cell>
          <table:table-cell office:value-type="float" office:value="38" calcext:value-type="float">
            <text:p>38</text:p>
          </table:table-cell>
          <table:table-cell office:value-type="float" office:value="32.1" calcext:value-type="float">
            <text:p>32.1</text:p>
          </table:table-cell>
          <table:table-cell office:value-type="float" office:value="29" calcext:value-type="float">
            <text:p>29</text:p>
          </table:table-cell>
          <table:table-cell office:value-type="float" office:value="48.5" calcext:value-type="float">
            <text:p>48.5</text:p>
          </table:table-cell>
          <table:table-cell office:value-type="float" office:value="29.6" calcext:value-type="float">
            <text:p>29.6</text:p>
          </table:table-cell>
          <table:table-cell office:value-type="float" office:value="75.6" calcext:value-type="float">
            <text:p>75.6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67" table:formula="of:=[.B48]/SUM([.B48:.H48])" office:value-type="float" office:value="0.2" calcext:value-type="float">
            <text:p>0.2</text:p>
          </table:table-cell>
          <table:table-cell table:style-name="ce172" table:formula="of:=[.C48]/SUM([.B48:.H48])" office:value-type="float" office:value="0.120253164556962" calcext:value-type="float">
            <text:p>0.120253164556962</text:p>
          </table:table-cell>
          <table:table-cell table:style-name="ce176" table:formula="of:=[.D48]/SUM([.B48:.H48])" office:value-type="float" office:value="0.101582278481013" calcext:value-type="float">
            <text:p>0.101582278481013</text:p>
          </table:table-cell>
          <table:table-cell table:style-name="ce180" table:formula="of:=[.E48]/SUM([.B48:.H48])" office:value-type="float" office:value="0.0917721518987342" calcext:value-type="float">
            <text:p>0.091772151898734</text:p>
          </table:table-cell>
          <table:table-cell table:style-name="ce184" table:formula="of:=[.F48]/SUM([.B48:.H48])" office:value-type="float" office:value="0.153481012658228" calcext:value-type="float">
            <text:p>0.153481012658228</text:p>
          </table:table-cell>
          <table:table-cell table:style-name="ce188" table:formula="of:=[.G48]/SUM([.B48:.H48])" office:value-type="float" office:value="0.0936708860759494" calcext:value-type="float">
            <text:p>0.093670886075949</text:p>
          </table:table-cell>
          <table:table-cell table:style-name="ce192" table:formula="of:=[.H48]/SUM([.B48:.H48])" office:value-type="float" office:value="0.239240506329114" calcext:value-type="float">
            <text:p>0.239240506329114</text:p>
          </table:table-cell>
        </table:table-row>
        <calcext:conditional-formats>
          <calcext:conditional-format calcext:target-range-address="Fusion.L14:Fusion.L18 Fusion.L12:Fusion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13:Fusion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12:Fusion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12:Fusion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12:Fusion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12:Fusion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12:Fusion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12:Fusion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4:Fusion.L28 Fusion.L22:Fusion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3:Fusion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22:Fusion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22:Fusion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22:Fusion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22:Fusion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22:Fusion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22:Fusion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4:Fusion.L38 Fusion.L32:Fusion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3:Fusion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32:Fusion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32:Fusion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32:Fusion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32:Fusion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32:Fusion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32:Fusion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4:Fusion.L48 Fusion.L42:Fusion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3:Fusion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42:Fusion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42:Fusion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42:Fusion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42:Fusion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42:Fusion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42:Fusion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11"/>
          <table:table-cell table:formula="of:=AVERAGE([.B2:.K2])" office:value-type="string" office:string-value="" calcext:value-type="error">
            <text:p>#DIV/0!</text:p>
          </table:table-cell>
          <table:table-cell table:formula="of:=STDEV([.B2:.K2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11"/>
          <table:table-cell table:formula="of:=AVERAGE([.B3:.K3])" office:value-type="string" office:string-value="" calcext:value-type="error">
            <text:p>#DIV/0!</text:p>
          </table:table-cell>
          <table:table-cell table:formula="of:=STDEV([.B3:.K3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11"/>
          <table:table-cell table:formula="of:=AVERAGE([.B4:.K4])" office:value-type="string" office:string-value="" calcext:value-type="error">
            <text:p>#DIV/0!</text:p>
          </table:table-cell>
          <table:table-cell table:formula="of:=STDEV([.B4:.K4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STDEV([.B5:.K5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11"/>
          <table:table-cell table:formula="of:=AVERAGE([.B6:.K6])" office:value-type="string" office:string-value="" calcext:value-type="error">
            <text:p>#DIV/0!</text:p>
          </table:table-cell>
          <table:table-cell table:formula="of:=STDEV([.B6:.K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11042722" calcext:value-type="float">
            <text:p>0.11042722</text:p>
          </table:table-cell>
          <table:table-cell office:value-type="float" office:value="0.09920347" calcext:value-type="float">
            <text:p>0.09920347</text:p>
          </table:table-cell>
          <table:table-cell table:number-columns-repeated="3" office:value-type="float" office:value="0.11440984" calcext:value-type="float">
            <text:p>0.11440984</text:p>
          </table:table-cell>
          <table:table-cell office:value-type="float" office:value="0.11549601" calcext:value-type="float">
            <text:p>0.11549601</text:p>
          </table:table-cell>
          <table:table-cell office:value-type="float" office:value="0.22338884" calcext:value-type="float">
            <text:p>0.22338884</text:p>
          </table:table-cell>
          <table:table-cell office:value-type="float" office:value="0.11259956" calcext:value-type="float">
            <text:p>0.11259956</text:p>
          </table:table-cell>
          <table:table-cell table:number-columns-repeated="2" office:value-type="float" office:value="0.11440984" calcext:value-type="float">
            <text:p>0.11440984</text:p>
          </table:table-cell>
          <table:table-cell/>
          <table:table-cell table:formula="of:=AVERAGE([.B7:.K7])" office:value-type="float" office:value="0.12331643" calcext:value-type="float">
            <text:p>0.12331643</text:p>
          </table:table-cell>
          <table:table-cell table:formula="of:=STDEV([.B7:.K7])" office:value-type="float" office:value="0.0354881839745563" calcext:value-type="float">
            <text:p>0.035488183974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</text:p>
          </table:table-cell>
          <table:table-cell table:number-columns-repeated="11"/>
          <table:table-cell table:formula="of:=AVERAGE([.B8:.K8])" office:value-type="string" office:string-value="" calcext:value-type="error">
            <text:p>#DIV/0!</text:p>
          </table:table-cell>
          <table:table-cell table:formula="of:=STDEV([.B8:.K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6.3" calcext:value-type="float">
            <text:p>56.3</text:p>
          </table:table-cell>
          <table:table-cell office:value-type="float" office:value="116.5" calcext:value-type="float">
            <text:p>116.5</text:p>
          </table:table-cell>
          <table:table-cell office:value-type="float" office:value="157.2" calcext:value-type="float">
            <text:p>157.2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193" table:formula="of:=[.B13]/SUM([.B13:.H13])" office:value-type="float" office:value="0" calcext:value-type="float">
            <text:p>0</text:p>
          </table:table-cell>
          <table:table-cell table:style-name="ce195" table:formula="of:=[.C13]/SUM([.B13:.H13])" office:value-type="float" office:value="0.3" calcext:value-type="float">
            <text:p>0.3</text:p>
          </table:table-cell>
          <table:table-cell table:style-name="ce196" table:formula="of:=[.D13]/SUM([.B13:.H13])" office:value-type="float" office:value="0.1" calcext:value-type="float">
            <text:p>0.1</text:p>
          </table:table-cell>
          <table:table-cell table:style-name="ce197" table:formula="of:=[.E13]/SUM([.B13:.H13])" office:value-type="float" office:value="0" calcext:value-type="float">
            <text:p>0</text:p>
          </table:table-cell>
          <table:table-cell table:style-name="ce198" table:formula="of:=[.F13]/SUM([.B13:.H13])" office:value-type="float" office:value="0.102363636363636" calcext:value-type="float">
            <text:p>0.102363636363636</text:p>
          </table:table-cell>
          <table:table-cell table:style-name="ce199" table:formula="of:=[.G13]/SUM([.B13:.H13])" office:value-type="float" office:value="0.211818181818182" calcext:value-type="float">
            <text:p>0.211818181818182</text:p>
          </table:table-cell>
          <table:table-cell table:style-name="ce200" table:formula="of:=[.H13]/SUM([.B13:.H13])" office:value-type="float" office:value="0.285818181818182" calcext:value-type="float">
            <text:p>0.285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67.8" calcext:value-type="float">
            <text:p>67.8</text:p>
          </table:table-cell>
          <table:table-cell office:value-type="float" office:value="91.4" calcext:value-type="float">
            <text:p>91.4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94" table:formula="of:=[.B14]/SUM([.B14:.H14])" office:value-type="float" office:value="0" calcext:value-type="float">
            <text:p>0</text:p>
          </table:table-cell>
          <table:table-cell table:style-name="ce195" table:formula="of:=[.C14]/SUM([.B14:.H14])" office:value-type="float" office:value="0.3" calcext:value-type="float">
            <text:p>0.3</text:p>
          </table:table-cell>
          <table:table-cell table:style-name="ce196" table:formula="of:=[.D14]/SUM([.B14:.H14])" office:value-type="float" office:value="0.1" calcext:value-type="float">
            <text:p>0.1</text:p>
          </table:table-cell>
          <table:table-cell table:style-name="ce197" table:formula="of:=[.E14]/SUM([.B14:.H14])" office:value-type="float" office:value="0" calcext:value-type="float">
            <text:p>0</text:p>
          </table:table-cell>
          <table:table-cell table:style-name="ce198" table:formula="of:=[.F14]/SUM([.B14:.H14])" office:value-type="float" office:value="0.0962025316455696" calcext:value-type="float">
            <text:p>0.09620253164557</text:p>
          </table:table-cell>
          <table:table-cell table:style-name="ce199" table:formula="of:=[.G14]/SUM([.B14:.H14])" office:value-type="float" office:value="0.214556962025316" calcext:value-type="float">
            <text:p>0.214556962025316</text:p>
          </table:table-cell>
          <table:table-cell table:style-name="ce200" table:formula="of:=[.H14]/SUM([.B14:.H14])" office:value-type="float" office:value="0.289240506329114" calcext:value-type="float">
            <text:p>0.289240506329114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.1</text:p>
          </table:table-cell>
          <table:table-cell office:value-type="float" office:value="66.8" calcext:value-type="float">
            <text:p>66.8</text:p>
          </table:table-cell>
          <table:table-cell office:value-type="float" office:value="89.7" calcext:value-type="float">
            <text:p>89.7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93" table:formula="of:=[.B15]/SUM([.B15:.H15])" office:value-type="float" office:value="0" calcext:value-type="float">
            <text:p>0</text:p>
          </table:table-cell>
          <table:table-cell table:style-name="ce195" table:formula="of:=[.C15]/SUM([.B15:.H15])" office:value-type="float" office:value="0.3" calcext:value-type="float">
            <text:p>0.3</text:p>
          </table:table-cell>
          <table:table-cell table:style-name="ce196" table:formula="of:=[.D15]/SUM([.B15:.H15])" office:value-type="float" office:value="0.1" calcext:value-type="float">
            <text:p>0.1</text:p>
          </table:table-cell>
          <table:table-cell table:style-name="ce197" table:formula="of:=[.E15]/SUM([.B15:.H15])" office:value-type="float" office:value="0" calcext:value-type="float">
            <text:p>0</text:p>
          </table:table-cell>
          <table:table-cell table:style-name="ce198" table:formula="of:=[.F15]/SUM([.B15:.H15])" office:value-type="float" office:value="0.104746835443038" calcext:value-type="float">
            <text:p>0.104746835443038</text:p>
          </table:table-cell>
          <table:table-cell table:style-name="ce199" table:formula="of:=[.G15]/SUM([.B15:.H15])" office:value-type="float" office:value="0.211392405063291" calcext:value-type="float">
            <text:p>0.211392405063291</text:p>
          </table:table-cell>
          <table:table-cell table:style-name="ce200" table:formula="of:=[.H15]/SUM([.B15:.H15])" office:value-type="float" office:value="0.283860759493671" calcext:value-type="float">
            <text:p>0.283860759493671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66.7" calcext:value-type="float">
            <text:p>66.7</text:p>
          </table:table-cell>
          <table:table-cell office:value-type="float" office:value="90.9" calcext:value-type="float">
            <text:p>90.9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93" table:formula="of:=[.B16]/SUM([.B16:.H16])" office:value-type="float" office:value="0" calcext:value-type="float">
            <text:p>0</text:p>
          </table:table-cell>
          <table:table-cell table:style-name="ce195" table:formula="of:=[.C16]/SUM([.B16:.H16])" office:value-type="float" office:value="0.300316455696202" calcext:value-type="float">
            <text:p>0.300316455696202</text:p>
          </table:table-cell>
          <table:table-cell table:style-name="ce196" table:formula="of:=[.D16]/SUM([.B16:.H16])" office:value-type="float" office:value="0.1" calcext:value-type="float">
            <text:p>0.1</text:p>
          </table:table-cell>
          <table:table-cell table:style-name="ce197" table:formula="of:=[.E16]/SUM([.B16:.H16])" office:value-type="float" office:value="0" calcext:value-type="float">
            <text:p>0</text:p>
          </table:table-cell>
          <table:table-cell table:style-name="ce198" table:formula="of:=[.F16]/SUM([.B16:.H16])" office:value-type="float" office:value="0.100949367088608" calcext:value-type="float">
            <text:p>0.100949367088608</text:p>
          </table:table-cell>
          <table:table-cell table:style-name="ce199" table:formula="of:=[.G16]/SUM([.B16:.H16])" office:value-type="float" office:value="0.211075949367089" calcext:value-type="float">
            <text:p>0.211075949367089</text:p>
          </table:table-cell>
          <table:table-cell table:style-name="ce200" table:formula="of:=[.H16]/SUM([.B16:.H16])" office:value-type="float" office:value="0.287658227848101" calcext:value-type="float">
            <text:p>0.287658227848101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0" calcext:value-type="float">
            <text:p>0</text:p>
          </table:table-cell>
          <table:table-cell office:value-type="float" office:value="189.7" calcext:value-type="float">
            <text:p>189.7</text:p>
          </table:table-cell>
          <table:table-cell office:value-type="float" office:value="63.2" calcext:value-type="float">
            <text:p>63.2</text:p>
          </table:table-cell>
          <table:table-cell office:value-type="float" office:value="0" calcext:value-type="float">
            <text:p>0</text:p>
          </table:table-cell>
          <table:table-cell office:value-type="float" office:value="65.1" calcext:value-type="float">
            <text:p>65.1</text:p>
          </table:table-cell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93" table:formula="of:=[.B17]/SUM([.B17:.H17])" office:value-type="float" office:value="0" calcext:value-type="float">
            <text:p>0</text:p>
          </table:table-cell>
          <table:table-cell table:style-name="ce195" table:formula="of:=[.C17]/SUM([.B17:.H17])" office:value-type="float" office:value="0.300158227848101" calcext:value-type="float">
            <text:p>0.300158227848101</text:p>
          </table:table-cell>
          <table:table-cell table:style-name="ce196" table:formula="of:=[.D17]/SUM([.B17:.H17])" office:value-type="float" office:value="0.1" calcext:value-type="float">
            <text:p>0.1</text:p>
          </table:table-cell>
          <table:table-cell table:style-name="ce197" table:formula="of:=[.E17]/SUM([.B17:.H17])" office:value-type="float" office:value="0" calcext:value-type="float">
            <text:p>0</text:p>
          </table:table-cell>
          <table:table-cell table:style-name="ce198" table:formula="of:=[.F17]/SUM([.B17:.H17])" office:value-type="float" office:value="0.103006329113924" calcext:value-type="float">
            <text:p>0.103006329113924</text:p>
          </table:table-cell>
          <table:table-cell table:style-name="ce199" table:formula="of:=[.G17]/SUM([.B17:.H17])" office:value-type="float" office:value="0.212025316455696" calcext:value-type="float">
            <text:p>0.212025316455696</text:p>
          </table:table-cell>
          <table:table-cell table:style-name="ce200" table:formula="of:=[.H17]/SUM([.B17:.H17])" office:value-type="float" office:value="0.284810126582278" calcext:value-type="float">
            <text:p>0.284810126582278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66.9" calcext:value-type="float">
            <text:p>66.9</text:p>
          </table:table-cell>
          <table:table-cell office:value-type="float" office:value="90.2" calcext:value-type="float">
            <text:p>90.2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93" table:formula="of:=[.B18]/SUM([.B18:.H18])" office:value-type="float" office:value="0" calcext:value-type="float">
            <text:p>0</text:p>
          </table:table-cell>
          <table:table-cell table:style-name="ce195" table:formula="of:=[.C18]/SUM([.B18:.H18])" office:value-type="float" office:value="0.3" calcext:value-type="float">
            <text:p>0.3</text:p>
          </table:table-cell>
          <table:table-cell table:style-name="ce196" table:formula="of:=[.D18]/SUM([.B18:.H18])" office:value-type="float" office:value="0.1" calcext:value-type="float">
            <text:p>0.1</text:p>
          </table:table-cell>
          <table:table-cell table:style-name="ce197" table:formula="of:=[.E18]/SUM([.B18:.H18])" office:value-type="float" office:value="0" calcext:value-type="float">
            <text:p>0</text:p>
          </table:table-cell>
          <table:table-cell table:style-name="ce198" table:formula="of:=[.F18]/SUM([.B18:.H18])" office:value-type="float" office:value="0.102848101265823" calcext:value-type="float">
            <text:p>0.102848101265823</text:p>
          </table:table-cell>
          <table:table-cell table:style-name="ce199" table:formula="of:=[.G18]/SUM([.B18:.H18])" office:value-type="float" office:value="0.211708860759494" calcext:value-type="float">
            <text:p>0.211708860759494</text:p>
          </table:table-cell>
          <table:table-cell table:style-name="ce200" table:formula="of:=[.H18]/SUM([.B18:.H18])" office:value-type="float" office:value="0.285443037974684" calcext:value-type="float">
            <text:p>0.285443037974684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66.4" calcext:value-type="float">
            <text:p>66.4</text:p>
          </table:table-cell>
          <table:table-cell office:value-type="float" office:value="90.4" calcext:value-type="float">
            <text:p>90.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93" table:formula="of:=[.B19]/SUM([.B19:.H19])" office:value-type="float" office:value="0" calcext:value-type="float">
            <text:p>0</text:p>
          </table:table-cell>
          <table:table-cell table:style-name="ce195" table:formula="of:=[.C19]/SUM([.B19:.H19])" office:value-type="float" office:value="0.3" calcext:value-type="float">
            <text:p>0.3</text:p>
          </table:table-cell>
          <table:table-cell table:style-name="ce196" table:formula="of:=[.D19]/SUM([.B19:.H19])" office:value-type="float" office:value="0.1" calcext:value-type="float">
            <text:p>0.1</text:p>
          </table:table-cell>
          <table:table-cell table:style-name="ce197" table:formula="of:=[.E19]/SUM([.B19:.H19])" office:value-type="float" office:value="0" calcext:value-type="float">
            <text:p>0</text:p>
          </table:table-cell>
          <table:table-cell table:style-name="ce198" table:formula="of:=[.F19]/SUM([.B19:.H19])" office:value-type="float" office:value="0.10379746835443" calcext:value-type="float">
            <text:p>0.10379746835443</text:p>
          </table:table-cell>
          <table:table-cell table:style-name="ce199" table:formula="of:=[.G19]/SUM([.B19:.H19])" office:value-type="float" office:value="0.210126582278481" calcext:value-type="float">
            <text:p>0.210126582278481</text:p>
          </table:table-cell>
          <table:table-cell table:style-name="ce200" table:formula="of:=[.H19]/SUM([.B19:.H19])" office:value-type="float" office:value="0.286075949367089" calcext:value-type="float">
            <text:p>0.286075949367089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 table:number-rows-repeated="4">
          <table:table-cell table:number-columns-repeated="16"/>
          <table:table-cell table:style-name="ce57"/>
          <table:table-cell/>
        </table:table-row>
        <table:table-row table:style-name="ro1">
          <table:table-cell table:number-columns-repeated="16"/>
          <table:table-cell table:style-name="ce57"/>
          <table:table-cell/>
        </table:table-row>
        <calcext:conditional-formats>
          <calcext:conditional-format calcext:target-range-address="Raw.L15:Raw.L19 Raw.L13:Raw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4:Raw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3:Raw.M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3:Raw.N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3:Raw.O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3:Raw.P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3:Raw.Q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3:Raw.R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9732078" calcext:value-type="float">
            <text:p>0.19732078</text:p>
          </table:table-cell>
          <table:table-cell office:value-type="float" office:value="0.21506154" calcext:value-type="float">
            <text:p>0.21506154</text:p>
          </table:table-cell>
          <table:table-cell office:value-type="float" office:value="0.20890659" calcext:value-type="float">
            <text:p>0.20890659</text:p>
          </table:table-cell>
          <table:table-cell office:value-type="float" office:value="0.198769" calcext:value-type="float">
            <text:p>0.198769</text:p>
          </table:table-cell>
          <table:table-cell office:value-type="float" office:value="0.23425054" calcext:value-type="float">
            <text:p>0.23425054</text:p>
          </table:table-cell>
          <table:table-cell office:value-type="float" office:value="0.20890659" calcext:value-type="float">
            <text:p>0.20890659</text:p>
          </table:table-cell>
          <table:table-cell office:value-type="float" office:value="0.22700941" calcext:value-type="float">
            <text:p>0.22700941</text:p>
          </table:table-cell>
          <table:table-cell office:value-type="float" office:value="0.21506155" calcext:value-type="float">
            <text:p>0.21506155</text:p>
          </table:table-cell>
          <table:table-cell office:value-type="float" office:value="0.1589428" calcext:value-type="float">
            <text:p>0.1589428</text:p>
          </table:table-cell>
          <table:table-cell office:value-type="float" office:value="0.20673425" calcext:value-type="float">
            <text:p>0.20673425</text:p>
          </table:table-cell>
          <table:table-cell/>
          <table:table-cell table:formula="of:=AVERAGE([.B2:.K2])" office:value-type="float" office:value="0.207096305" calcext:value-type="float">
            <text:p>0.207096305</text:p>
          </table:table-cell>
          <table:table-cell table:formula="of:=STDEV([.C2:.L2])" office:value-type="float" office:value="0.0213452156491409" calcext:value-type="float">
            <text:p>0.021345215649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8211442" calcext:value-type="float">
            <text:p>0.18211442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14083998" calcext:value-type="float">
            <text:p>0.14083998</text:p>
          </table:table-cell>
          <table:table-cell office:value-type="float" office:value="0.14663288" calcext:value-type="float">
            <text:p>0.14663288</text:p>
          </table:table-cell>
          <table:table-cell office:value-type="float" office:value="0.211441" calcext:value-type="float">
            <text:p>0.211441</text:p>
          </table:table-cell>
          <table:table-cell office:value-type="float" office:value="0.16799421" calcext:value-type="float">
            <text:p>0.16799421</text:p>
          </table:table-cell>
          <table:table-cell office:value-type="float" office:value="0.22519914" calcext:value-type="float">
            <text:p>0.22519914</text:p>
          </table:table-cell>
          <table:table-cell office:value-type="float" office:value="0.15821869" calcext:value-type="float">
            <text:p>0.15821869</text:p>
          </table:table-cell>
          <table:table-cell office:value-type="float" office:value="0.19297611" calcext:value-type="float">
            <text:p>0.19297611</text:p>
          </table:table-cell>
          <table:table-cell office:value-type="float" office:value="0.18102825" calcext:value-type="float">
            <text:p>0.18102825</text:p>
          </table:table-cell>
          <table:table-cell/>
          <table:table-cell table:formula="of:=AVERAGE([.B3:.K3])" office:value-type="float" office:value="0.176502543" calcext:value-type="float">
            <text:p>0.176502543</text:p>
          </table:table-cell>
          <table:table-cell table:formula="of:=STDEV([.C3:.L3])" office:value-type="float" office:value="0.0290953440709413" calcext:value-type="float">
            <text:p>0.029095344070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11"/>
          <table:table-cell table:formula="of:=AVERAGE([.B4:.K4])" office:value-type="string" office:string-value="" calcext:value-type="error">
            <text:p>#DIV/0!</text:p>
          </table:table-cell>
          <table:table-cell table:formula="of:=STDEV([.C4:.L4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STDEV([.C5:.L5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office:value-type="float" office:value="0.31064446" calcext:value-type="float">
            <text:p>0.31064446</text:p>
          </table:table-cell>
          <table:table-cell office:value-type="float" office:value="0.19587256" calcext:value-type="float">
            <text:p>0.19587256</text:p>
          </table:table-cell>
          <table:table-cell office:value-type="float" office:value="0.17994207" calcext:value-type="float">
            <text:p>0.17994207</text:p>
          </table:table-cell>
          <table:table-cell office:value-type="float" office:value="0.19478639" calcext:value-type="float">
            <text:p>0.19478639</text:p>
          </table:table-cell>
          <table:table-cell office:value-type="float" office:value="0.27914554" calcext:value-type="float">
            <text:p>0.27914554</text:p>
          </table:table-cell>
          <table:table-cell office:value-type="float" office:value="0.24076756" calcext:value-type="float">
            <text:p>0.24076756</text:p>
          </table:table-cell>
          <table:table-cell office:value-type="float" office:value="0.21361332" calcext:value-type="float">
            <text:p>0.21361332</text:p>
          </table:table-cell>
          <table:table-cell office:value-type="float" office:value="0.18537291" calcext:value-type="float">
            <text:p>0.18537291</text:p>
          </table:table-cell>
          <table:table-cell office:value-type="float" office:value="0.22954381" calcext:value-type="float">
            <text:p>0.22954381</text:p>
          </table:table-cell>
          <table:table-cell office:value-type="float" office:value="0.18102824" calcext:value-type="float">
            <text:p>0.18102824</text:p>
          </table:table-cell>
          <table:table-cell/>
          <table:table-cell table:formula="of:=AVERAGE([.B6:.K6])" office:value-type="float" office:value="0.221071686" calcext:value-type="float">
            <text:p>0.221071686</text:p>
          </table:table-cell>
          <table:table-cell table:formula="of:=STDEV([.C6:.L6])" office:value-type="float" office:value="0.0333389159691835" calcext:value-type="float">
            <text:p>0.033338915969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35807386" calcext:value-type="float">
            <text:p>0.35807386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31933381" calcext:value-type="float">
            <text:p>0.31933381</text:p>
          </table:table-cell>
          <table:table-cell office:value-type="float" office:value="0.26683563" calcext:value-type="float">
            <text:p>0.26683563</text:p>
          </table:table-cell>
          <table:table-cell office:value-type="float" office:value="0.35264302" calcext:value-type="float">
            <text:p>0.35264302</text:p>
          </table:table-cell>
          <table:table-cell office:value-type="float" office:value="0.25307748" calcext:value-type="float">
            <text:p>0.25307748</text:p>
          </table:table-cell>
          <table:table-cell office:value-type="float" office:value="0.24149168" calcext:value-type="float">
            <text:p>0.24149168</text:p>
          </table:table-cell>
          <table:table-cell office:value-type="float" office:value="0.32078205" calcext:value-type="float">
            <text:p>0.32078205</text:p>
          </table:table-cell>
          <table:table-cell office:value-type="float" office:value="0.26285301" calcext:value-type="float">
            <text:p>0.26285301</text:p>
          </table:table-cell>
          <table:table-cell office:value-type="float" office:value="0.27697321" calcext:value-type="float">
            <text:p>0.27697321</text:p>
          </table:table-cell>
          <table:table-cell/>
          <table:table-cell table:formula="of:=AVERAGE([.B7:.K7])" office:value-type="float" office:value="0.29145547" calcext:value-type="float">
            <text:p>0.29145547</text:p>
          </table:table-cell>
          <table:table-cell table:formula="of:=STDEV([.C7:.L7])" office:value-type="float" office:value="0.0376334643998812" calcext:value-type="float">
            <text:p>0.037633464399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</text:p>
          </table:table-cell>
          <table:table-cell table:number-columns-repeated="11"/>
          <table:table-cell table:formula="of:=AVERAGE([.B8:.K8])" office:value-type="string" office:string-value="" calcext:value-type="error">
            <text:p>#DIV/0!</text:p>
          </table:table-cell>
          <table:table-cell table:formula="of:=STDEV([.C8:.L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67.5" calcext:value-type="float">
            <text:p>67.5</text:p>
          </table:table-cell>
          <table:table-cell office:value-type="float" office:value="21.7" calcext:value-type="float">
            <text:p>21.7</text:p>
          </table:table-cell>
          <table:table-cell office:value-type="float" office:value="38.5" calcext:value-type="float">
            <text:p>38.5</text:p>
          </table:table-cell>
          <table:table-cell office:value-type="float" office:value="123.3" calcext:value-type="float">
            <text:p>123.3</text:p>
          </table:table-cell>
          <table:table-cell office:value-type="float" office:value="199.9" calcext:value-type="float">
            <text:p>199.9</text:p>
          </table:table-cell>
          <table:table-cell office:value-type="float" office:value="4.6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201" table:formula="of:=[.B13]/SUM([.B13:.H13])" office:value-type="float" office:value="0.122727272727273" calcext:value-type="float">
            <text:p>0.122727272727273</text:p>
          </table:table-cell>
          <table:table-cell table:style-name="ce209" table:formula="of:=[.C13]/SUM([.B13:.H13])" office:value-type="float" office:value="0.0394545454545454" calcext:value-type="float">
            <text:p>0.039454545454545</text:p>
          </table:table-cell>
          <table:table-cell table:style-name="ce213" table:formula="of:=[.D13]/SUM([.B13:.H13])" office:value-type="float" office:value="0.07" calcext:value-type="float">
            <text:p>0.07</text:p>
          </table:table-cell>
          <table:table-cell table:style-name="ce217" table:formula="of:=[.E13]/SUM([.B13:.H13])" office:value-type="float" office:value="0.224181818181818" calcext:value-type="float">
            <text:p>0.224181818181818</text:p>
          </table:table-cell>
          <table:table-cell table:style-name="ce221" table:formula="of:=[.F13]/SUM([.B13:.H13])" office:value-type="float" office:value="0.363454545454545" calcext:value-type="float">
            <text:p>0.363454545454545</text:p>
          </table:table-cell>
          <table:table-cell table:style-name="ce225" table:formula="of:=[.G13]/SUM([.B13:.H13])" office:value-type="float" office:value="0.00836363636363636" calcext:value-type="float">
            <text:p>0.008363636363636</text:p>
          </table:table-cell>
          <table:table-cell table:style-name="ce229" table:formula="of:=[.H13]/SUM([.B13:.H13])" office:value-type="float" office:value="0.171818181818182" calcext:value-type="float">
            <text:p>0.171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39.3" calcext:value-type="float">
            <text:p>39.3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office:value-type="float" office:value="74" calcext:value-type="float">
            <text:p>74</text:p>
          </table:table-cell>
          <table:table-cell office:value-type="float" office:value="117.2" calcext:value-type="float">
            <text:p>117.2</text:p>
          </table:table-cell>
          <table:table-cell office:value-type="float" office:value="3.1" calcext:value-type="float">
            <text:p>3.1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02" table:formula="of:=[.B14]/SUM([.B14:.H14])" office:value-type="float" office:value="0.124367088607595" calcext:value-type="float">
            <text:p>0.124367088607595</text:p>
          </table:table-cell>
          <table:table-cell table:style-name="ce209" table:formula="of:=[.C14]/SUM([.B14:.H14])" office:value-type="float" office:value="0.0316455696202532" calcext:value-type="float">
            <text:p>0.031645569620253</text:p>
          </table:table-cell>
          <table:table-cell table:style-name="ce213" table:formula="of:=[.D14]/SUM([.B14:.H14])" office:value-type="float" office:value="0.0734177215189873" calcext:value-type="float">
            <text:p>0.073417721518987</text:p>
          </table:table-cell>
          <table:table-cell table:style-name="ce217" table:formula="of:=[.E14]/SUM([.B14:.H14])" office:value-type="float" office:value="0.234177215189873" calcext:value-type="float">
            <text:p>0.234177215189873</text:p>
          </table:table-cell>
          <table:table-cell table:style-name="ce221" table:formula="of:=[.F14]/SUM([.B14:.H14])" office:value-type="float" office:value="0.370886075949367" calcext:value-type="float">
            <text:p>0.370886075949367</text:p>
          </table:table-cell>
          <table:table-cell table:style-name="ce225" table:formula="of:=[.G14]/SUM([.B14:.H14])" office:value-type="float" office:value="0.00981012658227848" calcext:value-type="float">
            <text:p>0.009810126582278</text:p>
          </table:table-cell>
          <table:table-cell table:style-name="ce229" table:formula="of:=[.H14]/SUM([.B14:.H14])" office:value-type="float" office:value="0.155696202531646" calcext:value-type="float">
            <text:p>0.155696202531646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43.7" calcext:value-type="float">
            <text:p>43.7</text:p>
          </table:table-cell>
          <table:table-cell office:value-type="float" office:value="11.3" calcext:value-type="float">
            <text:p>11.3</text:p>
          </table:table-cell>
          <table:table-cell office:value-type="float" office:value="22.9" calcext:value-type="float">
            <text:p>22.9</text:p>
          </table:table-cell>
          <table:table-cell office:value-type="float" office:value="74.5" calcext:value-type="float">
            <text:p>74.5</text:p>
          </table:table-cell>
          <table:table-cell office:value-type="float" office:value="108.8" calcext:value-type="float">
            <text:p>108.8</text:p>
          </table:table-cell>
          <table:table-cell office:value-type="float" office:value="3.6" calcext:value-type="float">
            <text:p>3.6</text:p>
          </table:table-cell>
          <table:table-cell office:value-type="float" office:value="51.2" calcext:value-type="float">
            <text:p>51.2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01" table:formula="of:=[.B15]/SUM([.B15:.H15])" office:value-type="float" office:value="0.138291139240506" calcext:value-type="float">
            <text:p>0.138291139240506</text:p>
          </table:table-cell>
          <table:table-cell table:style-name="ce209" table:formula="of:=[.C15]/SUM([.B15:.H15])" office:value-type="float" office:value="0.0357594936708861" calcext:value-type="float">
            <text:p>0.035759493670886</text:p>
          </table:table-cell>
          <table:table-cell table:style-name="ce213" table:formula="of:=[.D15]/SUM([.B15:.H15])" office:value-type="float" office:value="0.0724683544303797" calcext:value-type="float">
            <text:p>0.07246835443038</text:p>
          </table:table-cell>
          <table:table-cell table:style-name="ce217" table:formula="of:=[.E15]/SUM([.B15:.H15])" office:value-type="float" office:value="0.235759493670886" calcext:value-type="float">
            <text:p>0.235759493670886</text:p>
          </table:table-cell>
          <table:table-cell table:style-name="ce221" table:formula="of:=[.F15]/SUM([.B15:.H15])" office:value-type="float" office:value="0.344303797468354" calcext:value-type="float">
            <text:p>0.344303797468354</text:p>
          </table:table-cell>
          <table:table-cell table:style-name="ce225" table:formula="of:=[.G15]/SUM([.B15:.H15])" office:value-type="float" office:value="0.0113924050632911" calcext:value-type="float">
            <text:p>0.011392405063291</text:p>
          </table:table-cell>
          <table:table-cell table:style-name="ce229" table:formula="of:=[.H15]/SUM([.B15:.H15])" office:value-type="float" office:value="0.162025316455696" calcext:value-type="float">
            <text:p>0.162025316455696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35.7" calcext:value-type="float">
            <text:p>35.7</text:p>
          </table:table-cell>
          <table:table-cell office:value-type="float" office:value="13.4" calcext:value-type="float">
            <text:p>13.4</text:p>
          </table:table-cell>
          <table:table-cell office:value-type="float" office:value="20.5" calcext:value-type="float">
            <text:p>20.5</text:p>
          </table:table-cell>
          <table:table-cell office:value-type="float" office:value="72.7" calcext:value-type="float">
            <text:p>72.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52.7" calcext:value-type="float">
            <text:p>52.7</text:p>
          </table:table-cell>
          <table:table-cell table:style-name="ce51" table:number-columns-repeated="2"/>
          <table:table-cell office:value-type="string" calcext:value-type="string">
            <text:p>Label 3</text:p>
          </table:table-cell>
          <table:table-cell table:style-name="ce201" table:formula="of:=[.B16]/SUM([.B16:.H16])" office:value-type="float" office:value="0.112974683544304" calcext:value-type="float">
            <text:p>0.112974683544304</text:p>
          </table:table-cell>
          <table:table-cell table:style-name="ce209" table:formula="of:=[.C16]/SUM([.B16:.H16])" office:value-type="float" office:value="0.0424050632911392" calcext:value-type="float">
            <text:p>0.042405063291139</text:p>
          </table:table-cell>
          <table:table-cell table:style-name="ce213" table:formula="of:=[.D16]/SUM([.B16:.H16])" office:value-type="float" office:value="0.064873417721519" calcext:value-type="float">
            <text:p>0.064873417721519</text:p>
          </table:table-cell>
          <table:table-cell table:style-name="ce217" table:formula="of:=[.E16]/SUM([.B16:.H16])" office:value-type="float" office:value="0.23006329113924" calcext:value-type="float">
            <text:p>0.23006329113924</text:p>
          </table:table-cell>
          <table:table-cell table:style-name="ce221" table:formula="of:=[.F16]/SUM([.B16:.H16])" office:value-type="float" office:value="0.376582278481013" calcext:value-type="float">
            <text:p>0.376582278481013</text:p>
          </table:table-cell>
          <table:table-cell table:style-name="ce225" table:formula="of:=[.G16]/SUM([.B16:.H16])" office:value-type="float" office:value="0.00632911392405063" calcext:value-type="float">
            <text:p>0.006329113924051</text:p>
          </table:table-cell>
          <table:table-cell table:style-name="ce229" table:formula="of:=[.H16]/SUM([.B16:.H16])" office:value-type="float" office:value="0.166772151898734" calcext:value-type="float">
            <text:p>0.166772151898734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80.9" calcext:value-type="float">
            <text:p>80.9</text:p>
          </table:table-cell>
          <table:table-cell office:value-type="float" office:value="22.5" calcext:value-type="float">
            <text:p>22.5</text:p>
          </table:table-cell>
          <table:table-cell office:value-type="float" office:value="45.5" calcext:value-type="float">
            <text:p>45.5</text:p>
          </table:table-cell>
          <table:table-cell office:value-type="float" office:value="136.4" calcext:value-type="float">
            <text:p>136.4</text:p>
          </table:table-cell>
          <table:table-cell office:value-type="float" office:value="234.7" calcext:value-type="float">
            <text:p>234.7</text:p>
          </table:table-cell>
          <table:table-cell office:value-type="float" office:value="5.9" calcext:value-type="float">
            <text:p>5.9</text:p>
          </table:table-cell>
          <table:table-cell office:value-type="float" office:value="106.1" calcext:value-type="float">
            <text:p>106.1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201" table:formula="of:=[.B17]/SUM([.B17:.H17])" office:value-type="float" office:value="0.128006329113924" calcext:value-type="float">
            <text:p>0.128006329113924</text:p>
          </table:table-cell>
          <table:table-cell table:style-name="ce209" table:formula="of:=[.C17]/SUM([.B17:.H17])" office:value-type="float" office:value="0.0356012658227848" calcext:value-type="float">
            <text:p>0.035601265822785</text:p>
          </table:table-cell>
          <table:table-cell table:style-name="ce213" table:formula="of:=[.D17]/SUM([.B17:.H17])" office:value-type="float" office:value="0.0719936708860759" calcext:value-type="float">
            <text:p>0.071993670886076</text:p>
          </table:table-cell>
          <table:table-cell table:style-name="ce217" table:formula="of:=[.E17]/SUM([.B17:.H17])" office:value-type="float" office:value="0.215822784810127" calcext:value-type="float">
            <text:p>0.215822784810127</text:p>
          </table:table-cell>
          <table:table-cell table:style-name="ce221" table:formula="of:=[.F17]/SUM([.B17:.H17])" office:value-type="float" office:value="0.371360759493671" calcext:value-type="float">
            <text:p>0.371360759493671</text:p>
          </table:table-cell>
          <table:table-cell table:style-name="ce225" table:formula="of:=[.G17]/SUM([.B17:.H17])" office:value-type="float" office:value="0.00933544303797468" calcext:value-type="float">
            <text:p>0.009335443037975</text:p>
          </table:table-cell>
          <table:table-cell table:style-name="ce229" table:formula="of:=[.H17]/SUM([.B17:.H17])" office:value-type="float" office:value="0.167879746835443" calcext:value-type="float">
            <text:p>0.16787974683544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24.9" calcext:value-type="float">
            <text:p>24.9</text:p>
          </table:table-cell>
          <table:table-cell office:value-type="float" office:value="67.5" calcext:value-type="float">
            <text:p>67.5</text:p>
          </table:table-cell>
          <table:table-cell office:value-type="float" office:value="115.8" calcext:value-type="float">
            <text:p>115.8</text:p>
          </table:table-cell>
          <table:table-cell office:value-type="float" office:value="2.5" calcext:value-type="float">
            <text:p>2.5</text:p>
          </table:table-cell>
          <table:table-cell office:value-type="float" office:value="51.5" calcext:value-type="float">
            <text:p>51.5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201" table:formula="of:=[.B18]/SUM([.B18:.H18])" office:value-type="float" office:value="0.127848101265823" calcext:value-type="float">
            <text:p>0.127848101265823</text:p>
          </table:table-cell>
          <table:table-cell table:style-name="ce209" table:formula="of:=[.C18]/SUM([.B18:.H18])" office:value-type="float" office:value="0.0424050632911392" calcext:value-type="float">
            <text:p>0.042405063291139</text:p>
          </table:table-cell>
          <table:table-cell table:style-name="ce213" table:formula="of:=[.D18]/SUM([.B18:.H18])" office:value-type="float" office:value="0.0787974683544304" calcext:value-type="float">
            <text:p>0.07879746835443</text:p>
          </table:table-cell>
          <table:table-cell table:style-name="ce217" table:formula="of:=[.E18]/SUM([.B18:.H18])" office:value-type="float" office:value="0.213607594936709" calcext:value-type="float">
            <text:p>0.213607594936709</text:p>
          </table:table-cell>
          <table:table-cell table:style-name="ce221" table:formula="of:=[.F18]/SUM([.B18:.H18])" office:value-type="float" office:value="0.366455696202532" calcext:value-type="float">
            <text:p>0.366455696202532</text:p>
          </table:table-cell>
          <table:table-cell table:style-name="ce225" table:formula="of:=[.G18]/SUM([.B18:.H18])" office:value-type="float" office:value="0.00791139240506329" calcext:value-type="float">
            <text:p>0.007911392405063</text:p>
          </table:table-cell>
          <table:table-cell table:style-name="ce229" table:formula="of:=[.H18]/SUM([.B18:.H18])" office:value-type="float" office:value="0.162974683544304" calcext:value-type="float">
            <text:p>0.162974683544304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40.4" calcext:value-type="float">
            <text:p>40.4</text:p>
          </table:table-cell>
          <table:table-cell office:value-type="float" office:value="12.9" calcext:value-type="float">
            <text:p>12.9</text:p>
          </table:table-cell>
          <table:table-cell office:value-type="float" office:value="24.4" calcext:value-type="float">
            <text:p>24.4</text:p>
          </table:table-cell>
          <table:table-cell office:value-type="float" office:value="69.4" calcext:value-type="float">
            <text:p>69.4</text:p>
          </table:table-cell>
          <table:table-cell office:value-type="float" office:value="115.5" calcext:value-type="float">
            <text:p>115.5</text:p>
          </table:table-cell>
          <table:table-cell office:value-type="float" office:value="2.5" calcext:value-type="float">
            <text:p>2.5</text:p>
          </table:table-cell>
          <table:table-cell office:value-type="float" office:value="50.9" calcext:value-type="float">
            <text:p>50.9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201" table:formula="of:=[.B19]/SUM([.B19:.H19])" office:value-type="float" office:value="0.127848101265823" calcext:value-type="float">
            <text:p>0.127848101265823</text:p>
          </table:table-cell>
          <table:table-cell table:style-name="ce209" table:formula="of:=[.C19]/SUM([.B19:.H19])" office:value-type="float" office:value="0.0408227848101266" calcext:value-type="float">
            <text:p>0.040822784810127</text:p>
          </table:table-cell>
          <table:table-cell table:style-name="ce213" table:formula="of:=[.D19]/SUM([.B19:.H19])" office:value-type="float" office:value="0.0772151898734177" calcext:value-type="float">
            <text:p>0.077215189873418</text:p>
          </table:table-cell>
          <table:table-cell table:style-name="ce217" table:formula="of:=[.E19]/SUM([.B19:.H19])" office:value-type="float" office:value="0.219620253164557" calcext:value-type="float">
            <text:p>0.219620253164557</text:p>
          </table:table-cell>
          <table:table-cell table:style-name="ce221" table:formula="of:=[.F19]/SUM([.B19:.H19])" office:value-type="float" office:value="0.365506329113924" calcext:value-type="float">
            <text:p>0.365506329113924</text:p>
          </table:table-cell>
          <table:table-cell table:style-name="ce225" table:formula="of:=[.G19]/SUM([.B19:.H19])" office:value-type="float" office:value="0.00791139240506329" calcext:value-type="float">
            <text:p>0.007911392405063</text:p>
          </table:table-cell>
          <table:table-cell table:style-name="ce229" table:formula="of:=[.H19]/SUM([.B19:.H19])" office:value-type="float" office:value="0.161075949367089" calcext:value-type="float">
            <text:p>0.16107594936708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86.3" calcext:value-type="float">
            <text:p>86.3</text:p>
          </table:table-cell>
          <table:table-cell office:value-type="float" office:value="67.2" calcext:value-type="float">
            <text:p>67.2</text:p>
          </table:table-cell>
          <table:table-cell office:value-type="float" office:value="103.4" calcext:value-type="float">
            <text:p>103.4</text:p>
          </table:table-cell>
          <table:table-cell office:value-type="float" office:value="80.8" calcext:value-type="float">
            <text:p>80.8</text:p>
          </table:table-cell>
          <table:table-cell office:value-type="float" office:value="84.6" calcext:value-type="float">
            <text:p>84.6</text:p>
          </table:table-cell>
          <table:table-cell office:value-type="float" office:value="55.5" calcext:value-type="float">
            <text:p>55.5</text:p>
          </table:table-cell>
          <table:table-cell office:value-type="float" office:value="72.2" calcext:value-type="float">
            <text:p>72.2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203" table:formula="of:=[.B23]/SUM([.B23:.H23])" office:value-type="float" office:value="0.156909090909091" calcext:value-type="float">
            <text:p>0.156909090909091</text:p>
          </table:table-cell>
          <table:table-cell table:style-name="ce210" table:formula="of:=[.C23]/SUM([.B23:.H23])" office:value-type="float" office:value="0.122181818181818" calcext:value-type="float">
            <text:p>0.122181818181818</text:p>
          </table:table-cell>
          <table:table-cell table:style-name="ce214" table:formula="of:=[.D23]/SUM([.B23:.H23])" office:value-type="float" office:value="0.188" calcext:value-type="float">
            <text:p>0.188</text:p>
          </table:table-cell>
          <table:table-cell table:style-name="ce218" table:formula="of:=[.E23]/SUM([.B23:.H23])" office:value-type="float" office:value="0.146909090909091" calcext:value-type="float">
            <text:p>0.146909090909091</text:p>
          </table:table-cell>
          <table:table-cell table:style-name="ce222" table:formula="of:=[.F23]/SUM([.B23:.H23])" office:value-type="float" office:value="0.153818181818182" calcext:value-type="float">
            <text:p>0.153818181818182</text:p>
          </table:table-cell>
          <table:table-cell table:style-name="ce226" table:formula="of:=[.G23]/SUM([.B23:.H23])" office:value-type="float" office:value="0.100909090909091" calcext:value-type="float">
            <text:p>0.100909090909091</text:p>
          </table:table-cell>
          <table:table-cell table:style-name="ce230" table:formula="of:=[.H23]/SUM([.B23:.H23])" office:value-type="float" office:value="0.131272727272727" calcext:value-type="float">
            <text:p>0.131272727272727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53" calcext:value-type="float">
            <text:p>53</text:p>
          </table:table-cell>
          <table:table-cell office:value-type="float" office:value="40.9" calcext:value-type="float">
            <text:p>40.9</text:p>
          </table:table-cell>
          <table:table-cell office:value-type="float" office:value="54.5" calcext:value-type="float">
            <text:p>54.5</text:p>
          </table:table-cell>
          <table:table-cell office:value-type="float" office:value="42.5" calcext:value-type="float">
            <text:p>42.5</text:p>
          </table:table-cell>
          <table:table-cell office:value-type="float" office:value="49.1" calcext:value-type="float">
            <text:p>49.1</text:p>
          </table:table-cell>
          <table:table-cell office:value-type="float" office:value="34.1" calcext:value-type="float">
            <text:p>34.1</text:p>
          </table:table-cell>
          <table:table-cell office:value-type="float" office:value="41.9" calcext:value-type="float">
            <text:p>41.9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04" table:formula="of:=[.B24]/SUM([.B24:.H24])" office:value-type="float" office:value="0.167721518987342" calcext:value-type="float">
            <text:p>0.167721518987342</text:p>
          </table:table-cell>
          <table:table-cell table:style-name="ce210" table:formula="of:=[.C24]/SUM([.B24:.H24])" office:value-type="float" office:value="0.129430379746835" calcext:value-type="float">
            <text:p>0.129430379746835</text:p>
          </table:table-cell>
          <table:table-cell table:style-name="ce214" table:formula="of:=[.D24]/SUM([.B24:.H24])" office:value-type="float" office:value="0.17246835443038" calcext:value-type="float">
            <text:p>0.17246835443038</text:p>
          </table:table-cell>
          <table:table-cell table:style-name="ce218" table:formula="of:=[.E24]/SUM([.B24:.H24])" office:value-type="float" office:value="0.134493670886076" calcext:value-type="float">
            <text:p>0.134493670886076</text:p>
          </table:table-cell>
          <table:table-cell table:style-name="ce222" table:formula="of:=[.F24]/SUM([.B24:.H24])" office:value-type="float" office:value="0.155379746835443" calcext:value-type="float">
            <text:p>0.155379746835443</text:p>
          </table:table-cell>
          <table:table-cell table:style-name="ce226" table:formula="of:=[.G24]/SUM([.B24:.H24])" office:value-type="float" office:value="0.107911392405063" calcext:value-type="float">
            <text:p>0.107911392405063</text:p>
          </table:table-cell>
          <table:table-cell table:style-name="ce230" table:formula="of:=[.H24]/SUM([.B24:.H24])" office:value-type="float" office:value="0.132594936708861" calcext:value-type="float">
            <text:p>0.132594936708861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51.3" calcext:value-type="float">
            <text:p>51.3</text:p>
          </table:table-cell>
          <table:table-cell office:value-type="float" office:value="39.8" calcext:value-type="float">
            <text:p>39.8</text:p>
          </table:table-cell>
          <table:table-cell office:value-type="float" office:value="59.1" calcext:value-type="float">
            <text:p>59.1</text:p>
          </table:table-cell>
          <table:table-cell office:value-type="float" office:value="45" calcext:value-type="float">
            <text:p>45</text:p>
          </table:table-cell>
          <table:table-cell office:value-type="float" office:value="51.2" calcext:value-type="float">
            <text:p>51.2</text:p>
          </table:table-cell>
          <table:table-cell office:value-type="float" office:value="29.7" calcext:value-type="float">
            <text:p>29.7</text:p>
          </table:table-cell>
          <table:table-cell office:value-type="float" office:value="39.9" calcext:value-type="float">
            <text:p>39.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03" table:formula="of:=[.B25]/SUM([.B25:.H25])" office:value-type="float" office:value="0.162341772151899" calcext:value-type="float">
            <text:p>0.162341772151899</text:p>
          </table:table-cell>
          <table:table-cell table:style-name="ce210" table:formula="of:=[.C25]/SUM([.B25:.H25])" office:value-type="float" office:value="0.125949367088608" calcext:value-type="float">
            <text:p>0.125949367088608</text:p>
          </table:table-cell>
          <table:table-cell table:style-name="ce214" table:formula="of:=[.D25]/SUM([.B25:.H25])" office:value-type="float" office:value="0.187025316455696" calcext:value-type="float">
            <text:p>0.187025316455696</text:p>
          </table:table-cell>
          <table:table-cell table:style-name="ce218" table:formula="of:=[.E25]/SUM([.B25:.H25])" office:value-type="float" office:value="0.142405063291139" calcext:value-type="float">
            <text:p>0.142405063291139</text:p>
          </table:table-cell>
          <table:table-cell table:style-name="ce222" table:formula="of:=[.F25]/SUM([.B25:.H25])" office:value-type="float" office:value="0.162025316455696" calcext:value-type="float">
            <text:p>0.162025316455696</text:p>
          </table:table-cell>
          <table:table-cell table:style-name="ce226" table:formula="of:=[.G25]/SUM([.B25:.H25])" office:value-type="float" office:value="0.0939873417721519" calcext:value-type="float">
            <text:p>0.093987341772152</text:p>
          </table:table-cell>
          <table:table-cell table:style-name="ce230" table:formula="of:=[.H25]/SUM([.B25:.H25])" office:value-type="float" office:value="0.12626582278481" calcext:value-type="float">
            <text:p>0.12626582278481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50.3" calcext:value-type="float">
            <text:p>50.3</text:p>
          </table:table-cell>
          <table:table-cell office:value-type="float" office:value="39" calcext:value-type="float">
            <text:p>39</text:p>
          </table:table-cell>
          <table:table-cell office:value-type="float" office:value="58.1" calcext:value-type="float">
            <text:p>58.1</text:p>
          </table:table-cell>
          <table:table-cell office:value-type="float" office:value="46.2" calcext:value-type="float">
            <text:p>46.2</text:p>
          </table:table-cell>
          <table:table-cell office:value-type="float" office:value="49.9" calcext:value-type="float">
            <text:p>49.9</text:p>
          </table:table-cell>
          <table:table-cell office:value-type="float" office:value="31.9" calcext:value-type="float">
            <text:p>31.9</text:p>
          </table:table-cell>
          <table:table-cell office:value-type="float" office:value="40.6" calcext:value-type="float">
            <text:p>40.6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203" table:formula="of:=[.B26]/SUM([.B26:.H26])" office:value-type="float" office:value="0.159177215189873" calcext:value-type="float">
            <text:p>0.159177215189873</text:p>
          </table:table-cell>
          <table:table-cell table:style-name="ce210" table:formula="of:=[.C26]/SUM([.B26:.H26])" office:value-type="float" office:value="0.123417721518987" calcext:value-type="float">
            <text:p>0.123417721518987</text:p>
          </table:table-cell>
          <table:table-cell table:style-name="ce214" table:formula="of:=[.D26]/SUM([.B26:.H26])" office:value-type="float" office:value="0.183860759493671" calcext:value-type="float">
            <text:p>0.183860759493671</text:p>
          </table:table-cell>
          <table:table-cell table:style-name="ce218" table:formula="of:=[.E26]/SUM([.B26:.H26])" office:value-type="float" office:value="0.14620253164557" calcext:value-type="float">
            <text:p>0.14620253164557</text:p>
          </table:table-cell>
          <table:table-cell table:style-name="ce222" table:formula="of:=[.F26]/SUM([.B26:.H26])" office:value-type="float" office:value="0.157911392405063" calcext:value-type="float">
            <text:p>0.157911392405063</text:p>
          </table:table-cell>
          <table:table-cell table:style-name="ce226" table:formula="of:=[.G26]/SUM([.B26:.H26])" office:value-type="float" office:value="0.100949367088608" calcext:value-type="float">
            <text:p>0.100949367088608</text:p>
          </table:table-cell>
          <table:table-cell table:style-name="ce230" table:formula="of:=[.H26]/SUM([.B26:.H26])" office:value-type="float" office:value="0.128481012658228" calcext:value-type="float">
            <text:p>0.128481012658228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101.1" calcext:value-type="float">
            <text:p>101.1</text:p>
          </table:table-cell>
          <table:table-cell office:value-type="float" office:value="75.3" calcext:value-type="float">
            <text:p>75.3</text:p>
          </table:table-cell>
          <table:table-cell office:value-type="float" office:value="121.6" calcext:value-type="float">
            <text:p>121.6</text:p>
          </table:table-cell>
          <table:table-cell office:value-type="float" office:value="88.2" calcext:value-type="float">
            <text:p>88.2</text:p>
          </table:table-cell>
          <table:table-cell office:value-type="float" office:value="103" calcext:value-type="float">
            <text:p>103</text:p>
          </table:table-cell>
          <table:table-cell office:value-type="float" office:value="63.7" calcext:value-type="float">
            <text:p>63.7</text:p>
          </table:table-cell>
          <table:table-cell office:value-type="float" office:value="79.1" calcext:value-type="float">
            <text:p>79.1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203" table:formula="of:=[.B27]/SUM([.B27:.H27])" office:value-type="float" office:value="0.15996835443038" calcext:value-type="float">
            <text:p>0.15996835443038</text:p>
          </table:table-cell>
          <table:table-cell table:style-name="ce210" table:formula="of:=[.C27]/SUM([.B27:.H27])" office:value-type="float" office:value="0.119145569620253" calcext:value-type="float">
            <text:p>0.119145569620253</text:p>
          </table:table-cell>
          <table:table-cell table:style-name="ce214" table:formula="of:=[.D27]/SUM([.B27:.H27])" office:value-type="float" office:value="0.192405063291139" calcext:value-type="float">
            <text:p>0.192405063291139</text:p>
          </table:table-cell>
          <table:table-cell table:style-name="ce218" table:formula="of:=[.E27]/SUM([.B27:.H27])" office:value-type="float" office:value="0.139556962025316" calcext:value-type="float">
            <text:p>0.139556962025316</text:p>
          </table:table-cell>
          <table:table-cell table:style-name="ce222" table:formula="of:=[.F27]/SUM([.B27:.H27])" office:value-type="float" office:value="0.162974683544304" calcext:value-type="float">
            <text:p>0.162974683544304</text:p>
          </table:table-cell>
          <table:table-cell table:style-name="ce226" table:formula="of:=[.G27]/SUM([.B27:.H27])" office:value-type="float" office:value="0.100791139240506" calcext:value-type="float">
            <text:p>0.100791139240506</text:p>
          </table:table-cell>
          <table:table-cell table:style-name="ce230" table:formula="of:=[.H27]/SUM([.B27:.H27])" office:value-type="float" office:value="0.125158227848101" calcext:value-type="float">
            <text:p>0.125158227848101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55.1" calcext:value-type="float">
            <text:p>55.1</text:p>
          </table:table-cell>
          <table:table-cell office:value-type="float" office:value="37.6" calcext:value-type="float">
            <text:p>37.6</text:p>
          </table:table-cell>
          <table:table-cell office:value-type="float" office:value="56" calcext:value-type="float">
            <text:p>56</text:p>
          </table:table-cell>
          <table:table-cell office:value-type="float" office:value="45.5" calcext:value-type="float">
            <text:p>45.5</text:p>
          </table:table-cell>
          <table:table-cell office:value-type="float" office:value="50.5" calcext:value-type="float">
            <text:p>50.5</text:p>
          </table:table-cell>
          <table:table-cell office:value-type="float" office:value="30" calcext:value-type="float">
            <text:p>30</text:p>
          </table:table-cell>
          <table:table-cell office:value-type="float" office:value="41.3" calcext:value-type="float">
            <text:p>41.3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203" table:formula="of:=[.B28]/SUM([.B28:.H28])" office:value-type="float" office:value="0.174367088607595" calcext:value-type="float">
            <text:p>0.174367088607595</text:p>
          </table:table-cell>
          <table:table-cell table:style-name="ce210" table:formula="of:=[.C28]/SUM([.B28:.H28])" office:value-type="float" office:value="0.118987341772152" calcext:value-type="float">
            <text:p>0.118987341772152</text:p>
          </table:table-cell>
          <table:table-cell table:style-name="ce214" table:formula="of:=[.D28]/SUM([.B28:.H28])" office:value-type="float" office:value="0.177215189873418" calcext:value-type="float">
            <text:p>0.177215189873418</text:p>
          </table:table-cell>
          <table:table-cell table:style-name="ce218" table:formula="of:=[.E28]/SUM([.B28:.H28])" office:value-type="float" office:value="0.143987341772152" calcext:value-type="float">
            <text:p>0.143987341772152</text:p>
          </table:table-cell>
          <table:table-cell table:style-name="ce222" table:formula="of:=[.F28]/SUM([.B28:.H28])" office:value-type="float" office:value="0.159810126582278" calcext:value-type="float">
            <text:p>0.159810126582278</text:p>
          </table:table-cell>
          <table:table-cell table:style-name="ce226" table:formula="of:=[.G28]/SUM([.B28:.H28])" office:value-type="float" office:value="0.0949367088607595" calcext:value-type="float">
            <text:p>0.09493670886076</text:p>
          </table:table-cell>
          <table:table-cell table:style-name="ce230" table:formula="of:=[.H28]/SUM([.B28:.H28])" office:value-type="float" office:value="0.130696202531646" calcext:value-type="float">
            <text:p>0.130696202531646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54.5" calcext:value-type="float">
            <text:p>54.5</text:p>
          </table:table-cell>
          <table:table-cell office:value-type="float" office:value="37" calcext:value-type="float">
            <text:p>37</text:p>
          </table:table-cell>
          <table:table-cell office:value-type="float" office:value="57.2" calcext:value-type="float">
            <text:p>57.2</text:p>
          </table:table-cell>
          <table:table-cell office:value-type="float" office:value="46" calcext:value-type="float">
            <text:p>46</text:p>
          </table:table-cell>
          <table:table-cell office:value-type="float" office:value="46.8" calcext:value-type="float">
            <text:p>46.8</text:p>
          </table:table-cell>
          <table:table-cell office:value-type="float" office:value="30.3" calcext:value-type="float">
            <text:p>30.3</text:p>
          </table:table-cell>
          <table:table-cell office:value-type="float" office:value="44.2" calcext:value-type="float">
            <text:p>44.2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203" table:formula="of:=[.B29]/SUM([.B29:.H29])" office:value-type="float" office:value="0.17246835443038" calcext:value-type="float">
            <text:p>0.17246835443038</text:p>
          </table:table-cell>
          <table:table-cell table:style-name="ce210" table:formula="of:=[.C29]/SUM([.B29:.H29])" office:value-type="float" office:value="0.117088607594937" calcext:value-type="float">
            <text:p>0.117088607594937</text:p>
          </table:table-cell>
          <table:table-cell table:style-name="ce214" table:formula="of:=[.D29]/SUM([.B29:.H29])" office:value-type="float" office:value="0.181012658227848" calcext:value-type="float">
            <text:p>0.181012658227848</text:p>
          </table:table-cell>
          <table:table-cell table:style-name="ce218" table:formula="of:=[.E29]/SUM([.B29:.H29])" office:value-type="float" office:value="0.145569620253165" calcext:value-type="float">
            <text:p>0.145569620253165</text:p>
          </table:table-cell>
          <table:table-cell table:style-name="ce222" table:formula="of:=[.F29]/SUM([.B29:.H29])" office:value-type="float" office:value="0.148101265822785" calcext:value-type="float">
            <text:p>0.148101265822785</text:p>
          </table:table-cell>
          <table:table-cell table:style-name="ce226" table:formula="of:=[.G29]/SUM([.B29:.H29])" office:value-type="float" office:value="0.0958860759493671" calcext:value-type="float">
            <text:p>0.095886075949367</text:p>
          </table:table-cell>
          <table:table-cell table:style-name="ce230" table:formula="of:=[.H29]/SUM([.B29:.H29])" office:value-type="float" office:value="0.139873417721519" calcext:value-type="float">
            <text:p>0.13987341772151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STM+Fully Connected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35.4" calcext:value-type="float">
            <text:p>35.4</text:p>
          </table:table-cell>
          <table:table-cell office:value-type="float" office:value="43.9" calcext:value-type="float">
            <text:p>43.9</text:p>
          </table:table-cell>
          <table:table-cell office:value-type="float" office:value="95.9" calcext:value-type="float">
            <text:p>95.9</text:p>
          </table:table-cell>
          <table:table-cell office:value-type="float" office:value="190.4" calcext:value-type="float">
            <text:p>190.4</text:p>
          </table:table-cell>
          <table:table-cell office:value-type="float" office:value="72.2" calcext:value-type="float">
            <text:p>72.2</text:p>
          </table:table-cell>
          <table:table-cell office:value-type="float" office:value="61.2" calcext:value-type="float">
            <text:p>61.2</text:p>
          </table:table-cell>
          <table:table-cell office:value-type="float" office:value="51" calcext:value-type="float">
            <text:p>51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205" table:formula="of:=[.B33]/SUM([.B33:.H33])" office:value-type="float" office:value="0.0643636363636364" calcext:value-type="float">
            <text:p>0.064363636363636</text:p>
          </table:table-cell>
          <table:table-cell table:style-name="ce211" table:formula="of:=[.C33]/SUM([.B33:.H33])" office:value-type="float" office:value="0.0798181818181818" calcext:value-type="float">
            <text:p>0.079818181818182</text:p>
          </table:table-cell>
          <table:table-cell table:style-name="ce215" table:formula="of:=[.D33]/SUM([.B33:.H33])" office:value-type="float" office:value="0.174363636363636" calcext:value-type="float">
            <text:p>0.174363636363636</text:p>
          </table:table-cell>
          <table:table-cell table:style-name="ce219" table:formula="of:=[.E33]/SUM([.B33:.H33])" office:value-type="float" office:value="0.346181818181818" calcext:value-type="float">
            <text:p>0.346181818181818</text:p>
          </table:table-cell>
          <table:table-cell table:style-name="ce223" table:formula="of:=[.F33]/SUM([.B33:.H33])" office:value-type="float" office:value="0.131272727272727" calcext:value-type="float">
            <text:p>0.131272727272727</text:p>
          </table:table-cell>
          <table:table-cell table:style-name="ce227" table:formula="of:=[.G33]/SUM([.B33:.H33])" office:value-type="float" office:value="0.111272727272727" calcext:value-type="float">
            <text:p>0.111272727272727</text:p>
          </table:table-cell>
          <table:table-cell table:style-name="ce231" table:formula="of:=[.H33]/SUM([.B33:.H33])" office:value-type="float" office:value="0.0927272727272727" calcext:value-type="float">
            <text:p>0.092727272727273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19.3" calcext:value-type="float">
            <text:p>19.3</text:p>
          </table:table-cell>
          <table:table-cell office:value-type="float" office:value="31.1" calcext:value-type="float">
            <text:p>31.1</text:p>
          </table:table-cell>
          <table:table-cell office:value-type="float" office:value="51.7" calcext:value-type="float">
            <text:p>51.7</text:p>
          </table:table-cell>
          <table:table-cell office:value-type="float" office:value="111.3" calcext:value-type="float">
            <text:p>111.3</text:p>
          </table:table-cell>
          <table:table-cell office:value-type="float" office:value="44.9" calcext:value-type="float">
            <text:p>44.9</text:p>
          </table:table-cell>
          <table:table-cell office:value-type="float" office:value="32.4" calcext:value-type="float">
            <text:p>32.4</text:p>
          </table:table-cell>
          <table:table-cell office:value-type="float" office:value="25.3" calcext:value-type="float">
            <text:p>25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06" table:formula="of:=[.B34]/SUM([.B34:.H34])" office:value-type="float" office:value="0.0610759493670886" calcext:value-type="float">
            <text:p>0.061075949367089</text:p>
          </table:table-cell>
          <table:table-cell table:style-name="ce211" table:formula="of:=[.C34]/SUM([.B34:.H34])" office:value-type="float" office:value="0.0984177215189873" calcext:value-type="float">
            <text:p>0.098417721518987</text:p>
          </table:table-cell>
          <table:table-cell table:style-name="ce215" table:formula="of:=[.D34]/SUM([.B34:.H34])" office:value-type="float" office:value="0.163607594936709" calcext:value-type="float">
            <text:p>0.163607594936709</text:p>
          </table:table-cell>
          <table:table-cell table:style-name="ce219" table:formula="of:=[.E34]/SUM([.B34:.H34])" office:value-type="float" office:value="0.352215189873418" calcext:value-type="float">
            <text:p>0.352215189873418</text:p>
          </table:table-cell>
          <table:table-cell table:style-name="ce223" table:formula="of:=[.F34]/SUM([.B34:.H34])" office:value-type="float" office:value="0.142088607594937" calcext:value-type="float">
            <text:p>0.142088607594937</text:p>
          </table:table-cell>
          <table:table-cell table:style-name="ce227" table:formula="of:=[.G34]/SUM([.B34:.H34])" office:value-type="float" office:value="0.10253164556962" calcext:value-type="float">
            <text:p>0.10253164556962</text:p>
          </table:table-cell>
          <table:table-cell table:style-name="ce231" table:formula="of:=[.H34]/SUM([.B34:.H34])" office:value-type="float" office:value="0.0800632911392405" calcext:value-type="float">
            <text:p>0.080063291139241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22.2" calcext:value-type="float">
            <text:p>22.2</text:p>
          </table:table-cell>
          <table:table-cell office:value-type="float" office:value="27.1" calcext:value-type="float">
            <text:p>27.1</text:p>
          </table:table-cell>
          <table:table-cell office:value-type="float" office:value="53.6" calcext:value-type="float">
            <text:p>53.6</text:p>
          </table:table-cell>
          <table:table-cell office:value-type="float" office:value="114.5" calcext:value-type="float">
            <text:p>114.5</text:p>
          </table:table-cell>
          <table:table-cell office:value-type="float" office:value="39.3" calcext:value-type="float">
            <text:p>39.3</text:p>
          </table:table-cell>
          <table:table-cell office:value-type="float" office:value="34.4" calcext:value-type="float">
            <text:p>34.4</text:p>
          </table:table-cell>
          <table:table-cell office:value-type="float" office:value="24.9" calcext:value-type="float">
            <text:p>24.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05" table:formula="of:=[.B35]/SUM([.B35:.H35])" office:value-type="float" office:value="0.070253164556962" calcext:value-type="float">
            <text:p>0.070253164556962</text:p>
          </table:table-cell>
          <table:table-cell table:style-name="ce211" table:formula="of:=[.C35]/SUM([.B35:.H35])" office:value-type="float" office:value="0.0857594936708861" calcext:value-type="float">
            <text:p>0.085759493670886</text:p>
          </table:table-cell>
          <table:table-cell table:style-name="ce215" table:formula="of:=[.D35]/SUM([.B35:.H35])" office:value-type="float" office:value="0.169620253164557" calcext:value-type="float">
            <text:p>0.169620253164557</text:p>
          </table:table-cell>
          <table:table-cell table:style-name="ce219" table:formula="of:=[.E35]/SUM([.B35:.H35])" office:value-type="float" office:value="0.362341772151899" calcext:value-type="float">
            <text:p>0.362341772151899</text:p>
          </table:table-cell>
          <table:table-cell table:style-name="ce223" table:formula="of:=[.F35]/SUM([.B35:.H35])" office:value-type="float" office:value="0.124367088607595" calcext:value-type="float">
            <text:p>0.124367088607595</text:p>
          </table:table-cell>
          <table:table-cell table:style-name="ce227" table:formula="of:=[.G35]/SUM([.B35:.H35])" office:value-type="float" office:value="0.108860759493671" calcext:value-type="float">
            <text:p>0.108860759493671</text:p>
          </table:table-cell>
          <table:table-cell table:style-name="ce231" table:formula="of:=[.H35]/SUM([.B35:.H35])" office:value-type="float" office:value="0.0787974683544304" calcext:value-type="float">
            <text:p>0.07879746835443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19.1" calcext:value-type="float">
            <text:p>19.1</text:p>
          </table:table-cell>
          <table:table-cell office:value-type="float" office:value="27.5" calcext:value-type="float">
            <text:p>27.5</text:p>
          </table:table-cell>
          <table:table-cell office:value-type="float" office:value="53.4" calcext:value-type="float">
            <text:p>53.4</text:p>
          </table:table-cell>
          <table:table-cell office:value-type="float" office:value="111.3" calcext:value-type="float">
            <text:p>111.3</text:p>
          </table:table-cell>
          <table:table-cell office:value-type="float" office:value="44.1" calcext:value-type="float">
            <text:p>44.1</text:p>
          </table:table-cell>
          <table:table-cell office:value-type="float" office:value="35.2" calcext:value-type="float">
            <text:p>35.2</text:p>
          </table:table-cell>
          <table:table-cell office:value-type="float" office:value="25.4" calcext:value-type="float">
            <text:p>25.4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205" table:formula="of:=[.B36]/SUM([.B36:.H36])" office:value-type="float" office:value="0.0604430379746835" calcext:value-type="float">
            <text:p>0.060443037974684</text:p>
          </table:table-cell>
          <table:table-cell table:style-name="ce211" table:formula="of:=[.C36]/SUM([.B36:.H36])" office:value-type="float" office:value="0.0870253164556962" calcext:value-type="float">
            <text:p>0.087025316455696</text:p>
          </table:table-cell>
          <table:table-cell table:style-name="ce215" table:formula="of:=[.D36]/SUM([.B36:.H36])" office:value-type="float" office:value="0.168987341772152" calcext:value-type="float">
            <text:p>0.168987341772152</text:p>
          </table:table-cell>
          <table:table-cell table:style-name="ce219" table:formula="of:=[.E36]/SUM([.B36:.H36])" office:value-type="float" office:value="0.352215189873418" calcext:value-type="float">
            <text:p>0.352215189873418</text:p>
          </table:table-cell>
          <table:table-cell table:style-name="ce223" table:formula="of:=[.F36]/SUM([.B36:.H36])" office:value-type="float" office:value="0.139556962025316" calcext:value-type="float">
            <text:p>0.139556962025316</text:p>
          </table:table-cell>
          <table:table-cell table:style-name="ce227" table:formula="of:=[.G36]/SUM([.B36:.H36])" office:value-type="float" office:value="0.111392405063291" calcext:value-type="float">
            <text:p>0.111392405063291</text:p>
          </table:table-cell>
          <table:table-cell table:style-name="ce231" table:formula="of:=[.H36]/SUM([.B36:.H36])" office:value-type="float" office:value="0.080379746835443" calcext:value-type="float">
            <text:p>0.080379746835443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39.8" calcext:value-type="float">
            <text:p>39.8</text:p>
          </table:table-cell>
          <table:table-cell office:value-type="float" office:value="52.2" calcext:value-type="float">
            <text:p>52.2</text:p>
          </table:table-cell>
          <table:table-cell office:value-type="float" office:value="105.4" calcext:value-type="float">
            <text:p>105.4</text:p>
          </table:table-cell>
          <table:table-cell office:value-type="float" office:value="221.7" calcext:value-type="float">
            <text:p>221.7</text:p>
          </table:table-cell>
          <table:table-cell office:value-type="float" office:value="91.1" calcext:value-type="float">
            <text:p>91.1</text:p>
          </table:table-cell>
          <table:table-cell office:value-type="float" office:value="70.4" calcext:value-type="float">
            <text:p>70.4</text:p>
          </table:table-cell>
          <table:table-cell office:value-type="float" office:value="51.4" calcext:value-type="float">
            <text:p>51.4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205" table:formula="of:=[.B37]/SUM([.B37:.H37])" office:value-type="float" office:value="0.0629746835443038" calcext:value-type="float">
            <text:p>0.062974683544304</text:p>
          </table:table-cell>
          <table:table-cell table:style-name="ce211" table:formula="of:=[.C37]/SUM([.B37:.H37])" office:value-type="float" office:value="0.0825949367088608" calcext:value-type="float">
            <text:p>0.082594936708861</text:p>
          </table:table-cell>
          <table:table-cell table:style-name="ce215" table:formula="of:=[.D37]/SUM([.B37:.H37])" office:value-type="float" office:value="0.166772151898734" calcext:value-type="float">
            <text:p>0.166772151898734</text:p>
          </table:table-cell>
          <table:table-cell table:style-name="ce219" table:formula="of:=[.E37]/SUM([.B37:.H37])" office:value-type="float" office:value="0.350791139240506" calcext:value-type="float">
            <text:p>0.350791139240506</text:p>
          </table:table-cell>
          <table:table-cell table:style-name="ce223" table:formula="of:=[.F37]/SUM([.B37:.H37])" office:value-type="float" office:value="0.144145569620253" calcext:value-type="float">
            <text:p>0.144145569620253</text:p>
          </table:table-cell>
          <table:table-cell table:style-name="ce227" table:formula="of:=[.G37]/SUM([.B37:.H37])" office:value-type="float" office:value="0.111392405063291" calcext:value-type="float">
            <text:p>0.111392405063291</text:p>
          </table:table-cell>
          <table:table-cell table:style-name="ce231" table:formula="of:=[.H37]/SUM([.B37:.H37])" office:value-type="float" office:value="0.0813291139240507" calcext:value-type="float">
            <text:p>0.081329113924051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21.9" calcext:value-type="float">
            <text:p>21.9</text:p>
          </table:table-cell>
          <table:table-cell office:value-type="float" office:value="26.4" calcext:value-type="float">
            <text:p>26.4</text:p>
          </table:table-cell>
          <table:table-cell office:value-type="float" office:value="54.9" calcext:value-type="float">
            <text:p>54.9</text:p>
          </table:table-cell>
          <table:table-cell office:value-type="float" office:value="110" calcext:value-type="float">
            <text:p>110</text:p>
          </table:table-cell>
          <table:table-cell office:value-type="float" office:value="43.2" calcext:value-type="float">
            <text:p>43.2</text:p>
          </table:table-cell>
          <table:table-cell office:value-type="float" office:value="33" calcext:value-type="float">
            <text:p>33</text:p>
          </table:table-cell>
          <table:table-cell office:value-type="float" office:value="26.6" calcext:value-type="float">
            <text:p>26.6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205" table:formula="of:=[.B38]/SUM([.B38:.H38])" office:value-type="float" office:value="0.0693037974683544" calcext:value-type="float">
            <text:p>0.069303797468354</text:p>
          </table:table-cell>
          <table:table-cell table:style-name="ce211" table:formula="of:=[.C38]/SUM([.B38:.H38])" office:value-type="float" office:value="0.0835443037974684" calcext:value-type="float">
            <text:p>0.083544303797468</text:p>
          </table:table-cell>
          <table:table-cell table:style-name="ce215" table:formula="of:=[.D38]/SUM([.B38:.H38])" office:value-type="float" office:value="0.17373417721519" calcext:value-type="float">
            <text:p>0.17373417721519</text:p>
          </table:table-cell>
          <table:table-cell table:style-name="ce219" table:formula="of:=[.E38]/SUM([.B38:.H38])" office:value-type="float" office:value="0.348101265822785" calcext:value-type="float">
            <text:p>0.348101265822785</text:p>
          </table:table-cell>
          <table:table-cell table:style-name="ce223" table:formula="of:=[.F38]/SUM([.B38:.H38])" office:value-type="float" office:value="0.136708860759494" calcext:value-type="float">
            <text:p>0.136708860759494</text:p>
          </table:table-cell>
          <table:table-cell table:style-name="ce227" table:formula="of:=[.G38]/SUM([.B38:.H38])" office:value-type="float" office:value="0.104430379746835" calcext:value-type="float">
            <text:p>0.104430379746835</text:p>
          </table:table-cell>
          <table:table-cell table:style-name="ce231" table:formula="of:=[.H38]/SUM([.B38:.H38])" office:value-type="float" office:value="0.0841772151898734" calcext:value-type="float">
            <text:p>0.084177215189873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20.9" calcext:value-type="float">
            <text:p>20.9</text:p>
          </table:table-cell>
          <table:table-cell office:value-type="float" office:value="27.1" calcext:value-type="float">
            <text:p>27.1</text:p>
          </table:table-cell>
          <table:table-cell office:value-type="float" office:value="51.9" calcext:value-type="float">
            <text:p>51.9</text:p>
          </table:table-cell>
          <table:table-cell office:value-type="float" office:value="109.1" calcext:value-type="float">
            <text:p>109.1</text:p>
          </table:table-cell>
          <table:table-cell office:value-type="float" office:value="48" calcext:value-type="float">
            <text:p>48</text:p>
          </table:table-cell>
          <table:table-cell office:value-type="float" office:value="33.6" calcext:value-type="float">
            <text:p>33.6</text:p>
          </table:table-cell>
          <table:table-cell office:value-type="float" office:value="25.4" calcext:value-type="float">
            <text:p>25.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205" table:formula="of:=[.B39]/SUM([.B39:.H39])" office:value-type="float" office:value="0.0661392405063291" calcext:value-type="float">
            <text:p>0.066139240506329</text:p>
          </table:table-cell>
          <table:table-cell table:style-name="ce211" table:formula="of:=[.C39]/SUM([.B39:.H39])" office:value-type="float" office:value="0.0857594936708861" calcext:value-type="float">
            <text:p>0.085759493670886</text:p>
          </table:table-cell>
          <table:table-cell table:style-name="ce215" table:formula="of:=[.D39]/SUM([.B39:.H39])" office:value-type="float" office:value="0.164240506329114" calcext:value-type="float">
            <text:p>0.164240506329114</text:p>
          </table:table-cell>
          <table:table-cell table:style-name="ce219" table:formula="of:=[.E39]/SUM([.B39:.H39])" office:value-type="float" office:value="0.345253164556962" calcext:value-type="float">
            <text:p>0.345253164556962</text:p>
          </table:table-cell>
          <table:table-cell table:style-name="ce223" table:formula="of:=[.F39]/SUM([.B39:.H39])" office:value-type="float" office:value="0.151898734177215" calcext:value-type="float">
            <text:p>0.151898734177215</text:p>
          </table:table-cell>
          <table:table-cell table:style-name="ce227" table:formula="of:=[.G39]/SUM([.B39:.H39])" office:value-type="float" office:value="0.106329113924051" calcext:value-type="float">
            <text:p>0.106329113924051</text:p>
          </table:table-cell>
          <table:table-cell table:style-name="ce231" table:formula="of:=[.H39]/SUM([.B39:.H39])" office:value-type="float" office:value="0.080379746835443" calcext:value-type="float">
            <text:p>0.08037974683544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37.1" calcext:value-type="float">
            <text:p>37.1</text:p>
          </table:table-cell>
          <table:table-cell office:value-type="float" office:value="81.7" calcext:value-type="float">
            <text:p>81.7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130.5" calcext:value-type="float">
            <text:p>130.5</text:p>
          </table:table-cell>
          <table:table-cell office:value-type="float" office:value="38.7" calcext:value-type="float">
            <text:p>38.7</text:p>
          </table:table-cell>
          <table:table-cell office:value-type="float" office:value="75.7" calcext:value-type="float">
            <text:p>75.7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207" table:formula="of:=[.B43]/SUM([.B43:.H43])" office:value-type="float" office:value="0.0674545454545455" calcext:value-type="float">
            <text:p>0.067454545454546</text:p>
          </table:table-cell>
          <table:table-cell table:style-name="ce212" table:formula="of:=[.C43]/SUM([.B43:.H43])" office:value-type="float" office:value="0.148545454545455" calcext:value-type="float">
            <text:p>0.148545454545455</text:p>
          </table:table-cell>
          <table:table-cell table:style-name="ce216" table:formula="of:=[.D43]/SUM([.B43:.H43])" office:value-type="float" office:value="0.167636363636364" calcext:value-type="float">
            <text:p>0.167636363636364</text:p>
          </table:table-cell>
          <table:table-cell table:style-name="ce220" table:formula="of:=[.E43]/SUM([.B43:.H43])" office:value-type="float" office:value="0.171090909090909" calcext:value-type="float">
            <text:p>0.171090909090909</text:p>
          </table:table-cell>
          <table:table-cell table:style-name="ce224" table:formula="of:=[.F43]/SUM([.B43:.H43])" office:value-type="float" office:value="0.237272727272727" calcext:value-type="float">
            <text:p>0.237272727272727</text:p>
          </table:table-cell>
          <table:table-cell table:style-name="ce228" table:formula="of:=[.G43]/SUM([.B43:.H43])" office:value-type="float" office:value="0.0703636363636364" calcext:value-type="float">
            <text:p>0.070363636363636</text:p>
          </table:table-cell>
          <table:table-cell table:style-name="ce232" table:formula="of:=[.H43]/SUM([.B43:.H43])" office:value-type="float" office:value="0.137636363636364" calcext:value-type="float">
            <text:p>0.137636363636364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20.8" calcext:value-type="float">
            <text:p>20.8</text:p>
          </table:table-cell>
          <table:table-cell office:value-type="float" office:value="44.5" calcext:value-type="float">
            <text:p>44.5</text:p>
          </table:table-cell>
          <table:table-cell office:value-type="float" office:value="50.7" calcext:value-type="float">
            <text:p>50.7</text:p>
          </table:table-cell>
          <table:table-cell office:value-type="float" office:value="54.3" calcext:value-type="float">
            <text:p>54.3</text:p>
          </table:table-cell>
          <table:table-cell office:value-type="float" office:value="77.2" calcext:value-type="float">
            <text:p>77.2</text:p>
          </table:table-cell>
          <table:table-cell office:value-type="float" office:value="23.3" calcext:value-type="float">
            <text:p>23.3</text:p>
          </table:table-cell>
          <table:table-cell office:value-type="float" office:value="45.2" calcext:value-type="float">
            <text:p>45.2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08" table:formula="of:=[.B44]/SUM([.B44:.H44])" office:value-type="float" office:value="0.0658227848101266" calcext:value-type="float">
            <text:p>0.065822784810127</text:p>
          </table:table-cell>
          <table:table-cell table:style-name="ce212" table:formula="of:=[.C44]/SUM([.B44:.H44])" office:value-type="float" office:value="0.140822784810127" calcext:value-type="float">
            <text:p>0.140822784810127</text:p>
          </table:table-cell>
          <table:table-cell table:style-name="ce216" table:formula="of:=[.D44]/SUM([.B44:.H44])" office:value-type="float" office:value="0.160443037974684" calcext:value-type="float">
            <text:p>0.160443037974684</text:p>
          </table:table-cell>
          <table:table-cell table:style-name="ce220" table:formula="of:=[.E44]/SUM([.B44:.H44])" office:value-type="float" office:value="0.171835443037975" calcext:value-type="float">
            <text:p>0.171835443037975</text:p>
          </table:table-cell>
          <table:table-cell table:style-name="ce224" table:formula="of:=[.F44]/SUM([.B44:.H44])" office:value-type="float" office:value="0.244303797468354" calcext:value-type="float">
            <text:p>0.244303797468354</text:p>
          </table:table-cell>
          <table:table-cell table:style-name="ce228" table:formula="of:=[.G44]/SUM([.B44:.H44])" office:value-type="float" office:value="0.0737341772151899" calcext:value-type="float">
            <text:p>0.07373417721519</text:p>
          </table:table-cell>
          <table:table-cell table:style-name="ce232" table:formula="of:=[.H44]/SUM([.B44:.H44])" office:value-type="float" office:value="0.143037974683544" calcext:value-type="float">
            <text:p>0.143037974683544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22.6" calcext:value-type="float">
            <text:p>22.6</text:p>
          </table:table-cell>
          <table:table-cell office:value-type="float" office:value="44.4" calcext:value-type="float">
            <text:p>44.4</text:p>
          </table:table-cell>
          <table:table-cell office:value-type="float" office:value="51" calcext:value-type="float">
            <text:p>51</text:p>
          </table:table-cell>
          <table:table-cell office:value-type="float" office:value="57.4" calcext:value-type="float">
            <text:p>57.4</text:p>
          </table:table-cell>
          <table:table-cell office:value-type="float" office:value="78.3" calcext:value-type="float">
            <text:p>78.3</text:p>
          </table:table-cell>
          <table:table-cell office:value-type="float" office:value="22" calcext:value-type="float">
            <text:p>22</text:p>
          </table:table-cell>
          <table:table-cell office:value-type="float" office:value="40.3" calcext:value-type="float">
            <text:p>40.3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07" table:formula="of:=[.B45]/SUM([.B45:.H45])" office:value-type="float" office:value="0.0715189873417721" calcext:value-type="float">
            <text:p>0.071518987341772</text:p>
          </table:table-cell>
          <table:table-cell table:style-name="ce212" table:formula="of:=[.C45]/SUM([.B45:.H45])" office:value-type="float" office:value="0.140506329113924" calcext:value-type="float">
            <text:p>0.140506329113924</text:p>
          </table:table-cell>
          <table:table-cell table:style-name="ce216" table:formula="of:=[.D45]/SUM([.B45:.H45])" office:value-type="float" office:value="0.161392405063291" calcext:value-type="float">
            <text:p>0.161392405063291</text:p>
          </table:table-cell>
          <table:table-cell table:style-name="ce220" table:formula="of:=[.E45]/SUM([.B45:.H45])" office:value-type="float" office:value="0.181645569620253" calcext:value-type="float">
            <text:p>0.181645569620253</text:p>
          </table:table-cell>
          <table:table-cell table:style-name="ce224" table:formula="of:=[.F45]/SUM([.B45:.H45])" office:value-type="float" office:value="0.247784810126582" calcext:value-type="float">
            <text:p>0.247784810126582</text:p>
          </table:table-cell>
          <table:table-cell table:style-name="ce228" table:formula="of:=[.G45]/SUM([.B45:.H45])" office:value-type="float" office:value="0.0696202531645569" calcext:value-type="float">
            <text:p>0.069620253164557</text:p>
          </table:table-cell>
          <table:table-cell table:style-name="ce232" table:formula="of:=[.H45]/SUM([.B45:.H45])" office:value-type="float" office:value="0.12753164556962" calcext:value-type="float">
            <text:p>0.12753164556962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21" calcext:value-type="float">
            <text:p>21</text:p>
          </table:table-cell>
          <table:table-cell office:value-type="float" office:value="43.2" calcext:value-type="float">
            <text:p>43.2</text:p>
          </table:table-cell>
          <table:table-cell office:value-type="float" office:value="53" calcext:value-type="float">
            <text:p>53</text:p>
          </table:table-cell>
          <table:table-cell office:value-type="float" office:value="51.8" calcext:value-type="float">
            <text:p>51.8</text:p>
          </table:table-cell>
          <table:table-cell office:value-type="float" office:value="76.2" calcext:value-type="float">
            <text:p>76.2</text:p>
          </table:table-cell>
          <table:table-cell office:value-type="float" office:value="25.5" calcext:value-type="float">
            <text:p>25.5</text:p>
          </table:table-cell>
          <table:table-cell office:value-type="float" office:value="45.3" calcext:value-type="float">
            <text:p>45.3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207" table:formula="of:=[.B46]/SUM([.B46:.H46])" office:value-type="float" office:value="0.0664556962025316" calcext:value-type="float">
            <text:p>0.066455696202532</text:p>
          </table:table-cell>
          <table:table-cell table:style-name="ce212" table:formula="of:=[.C46]/SUM([.B46:.H46])" office:value-type="float" office:value="0.136708860759494" calcext:value-type="float">
            <text:p>0.136708860759494</text:p>
          </table:table-cell>
          <table:table-cell table:style-name="ce216" table:formula="of:=[.D46]/SUM([.B46:.H46])" office:value-type="float" office:value="0.167721518987342" calcext:value-type="float">
            <text:p>0.167721518987342</text:p>
          </table:table-cell>
          <table:table-cell table:style-name="ce220" table:formula="of:=[.E46]/SUM([.B46:.H46])" office:value-type="float" office:value="0.163924050632911" calcext:value-type="float">
            <text:p>0.163924050632911</text:p>
          </table:table-cell>
          <table:table-cell table:style-name="ce224" table:formula="of:=[.F46]/SUM([.B46:.H46])" office:value-type="float" office:value="0.241139240506329" calcext:value-type="float">
            <text:p>0.241139240506329</text:p>
          </table:table-cell>
          <table:table-cell table:style-name="ce228" table:formula="of:=[.G46]/SUM([.B46:.H46])" office:value-type="float" office:value="0.0806962025316456" calcext:value-type="float">
            <text:p>0.080696202531646</text:p>
          </table:table-cell>
          <table:table-cell table:style-name="ce232" table:formula="of:=[.H46]/SUM([.B46:.H46])" office:value-type="float" office:value="0.143354430379747" calcext:value-type="float">
            <text:p>0.143354430379747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43.6" calcext:value-type="float">
            <text:p>43.6</text:p>
          </table:table-cell>
          <table:table-cell office:value-type="float" office:value="90.4" calcext:value-type="float">
            <text:p>90.4</text:p>
          </table:table-cell>
          <table:table-cell office:value-type="float" office:value="109.7" calcext:value-type="float">
            <text:p>109.7</text:p>
          </table:table-cell>
          <table:table-cell office:value-type="float" office:value="105.1" calcext:value-type="float">
            <text:p>105.1</text:p>
          </table:table-cell>
          <table:table-cell office:value-type="float" office:value="152" calcext:value-type="float">
            <text:p>152</text:p>
          </table:table-cell>
          <table:table-cell office:value-type="float" office:value="46.2" calcext:value-type="float">
            <text:p>46.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207" table:formula="of:=[.B47]/SUM([.B47:.H47])" office:value-type="float" office:value="0.0689873417721519" calcext:value-type="float">
            <text:p>0.068987341772152</text:p>
          </table:table-cell>
          <table:table-cell table:style-name="ce212" table:formula="of:=[.C47]/SUM([.B47:.H47])" office:value-type="float" office:value="0.143037974683544" calcext:value-type="float">
            <text:p>0.143037974683544</text:p>
          </table:table-cell>
          <table:table-cell table:style-name="ce216" table:formula="of:=[.D47]/SUM([.B47:.H47])" office:value-type="float" office:value="0.173575949367089" calcext:value-type="float">
            <text:p>0.173575949367089</text:p>
          </table:table-cell>
          <table:table-cell table:style-name="ce220" table:formula="of:=[.E47]/SUM([.B47:.H47])" office:value-type="float" office:value="0.16629746835443" calcext:value-type="float">
            <text:p>0.16629746835443</text:p>
          </table:table-cell>
          <table:table-cell table:style-name="ce224" table:formula="of:=[.F47]/SUM([.B47:.H47])" office:value-type="float" office:value="0.240506329113924" calcext:value-type="float">
            <text:p>0.240506329113924</text:p>
          </table:table-cell>
          <table:table-cell table:style-name="ce228" table:formula="of:=[.G47]/SUM([.B47:.H47])" office:value-type="float" office:value="0.0731012658227848" calcext:value-type="float">
            <text:p>0.073101265822785</text:p>
          </table:table-cell>
          <table:table-cell table:style-name="ce232" table:formula="of:=[.H47]/SUM([.B47:.H47])" office:value-type="float" office:value="0.134493670886076" calcext:value-type="float">
            <text:p>0.134493670886076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24.2" calcext:value-type="float">
            <text:p>24.2</text:p>
          </table:table-cell>
          <table:table-cell office:value-type="float" office:value="44.2" calcext:value-type="float">
            <text:p>44.2</text:p>
          </table:table-cell>
          <table:table-cell office:value-type="float" office:value="50.1" calcext:value-type="float">
            <text:p>50.1</text:p>
          </table:table-cell>
          <table:table-cell office:value-type="float" office:value="59.1" calcext:value-type="float">
            <text:p>59.1</text:p>
          </table:table-cell>
          <table:table-cell office:value-type="float" office:value="75.4" calcext:value-type="float">
            <text:p>75.4</text:p>
          </table:table-cell>
          <table:table-cell office:value-type="float" office:value="24.5" calcext:value-type="float">
            <text:p>24.5</text:p>
          </table:table-cell>
          <table:table-cell office:value-type="float" office:value="38.5" calcext:value-type="float">
            <text:p>38.5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207" table:formula="of:=[.B48]/SUM([.B48:.H48])" office:value-type="float" office:value="0.0765822784810127" calcext:value-type="float">
            <text:p>0.076582278481013</text:p>
          </table:table-cell>
          <table:table-cell table:style-name="ce212" table:formula="of:=[.C48]/SUM([.B48:.H48])" office:value-type="float" office:value="0.139873417721519" calcext:value-type="float">
            <text:p>0.139873417721519</text:p>
          </table:table-cell>
          <table:table-cell table:style-name="ce216" table:formula="of:=[.D48]/SUM([.B48:.H48])" office:value-type="float" office:value="0.158544303797468" calcext:value-type="float">
            <text:p>0.158544303797468</text:p>
          </table:table-cell>
          <table:table-cell table:style-name="ce220" table:formula="of:=[.E48]/SUM([.B48:.H48])" office:value-type="float" office:value="0.187025316455696" calcext:value-type="float">
            <text:p>0.187025316455696</text:p>
          </table:table-cell>
          <table:table-cell table:style-name="ce224" table:formula="of:=[.F48]/SUM([.B48:.H48])" office:value-type="float" office:value="0.238607594936709" calcext:value-type="float">
            <text:p>0.238607594936709</text:p>
          </table:table-cell>
          <table:table-cell table:style-name="ce228" table:formula="of:=[.G48]/SUM([.B48:.H48])" office:value-type="float" office:value="0.0775316455696203" calcext:value-type="float">
            <text:p>0.07753164556962</text:p>
          </table:table-cell>
          <table:table-cell table:style-name="ce232" table:formula="of:=[.H48]/SUM([.B48:.H48])" office:value-type="float" office:value="0.121835443037975" calcext:value-type="float">
            <text:p>0.121835443037975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21.6" calcext:value-type="float">
            <text:p>21.6</text:p>
          </table:table-cell>
          <table:table-cell office:value-type="float" office:value="47.1" calcext:value-type="float">
            <text:p>47.1</text:p>
          </table:table-cell>
          <table:table-cell office:value-type="float" office:value="51.7" calcext:value-type="float">
            <text:p>51.7</text:p>
          </table:table-cell>
          <table:table-cell office:value-type="float" office:value="53.5" calcext:value-type="float">
            <text:p>53.5</text:p>
          </table:table-cell>
          <table:table-cell office:value-type="float" office:value="77.3" calcext:value-type="float">
            <text:p>77.3</text:p>
          </table:table-cell>
          <table:table-cell office:value-type="float" office:value="24.4" calcext:value-type="float">
            <text:p>24.4</text:p>
          </table:table-cell>
          <table:table-cell office:value-type="float" office:value="40.4" calcext:value-type="float">
            <text:p>40.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207" table:formula="of:=[.B49]/SUM([.B49:.H49])" office:value-type="float" office:value="0.0683544303797468" calcext:value-type="float">
            <text:p>0.068354430379747</text:p>
          </table:table-cell>
          <table:table-cell table:style-name="ce212" table:formula="of:=[.C49]/SUM([.B49:.H49])" office:value-type="float" office:value="0.149050632911392" calcext:value-type="float">
            <text:p>0.149050632911392</text:p>
          </table:table-cell>
          <table:table-cell table:style-name="ce216" table:formula="of:=[.D49]/SUM([.B49:.H49])" office:value-type="float" office:value="0.163607594936709" calcext:value-type="float">
            <text:p>0.163607594936709</text:p>
          </table:table-cell>
          <table:table-cell table:style-name="ce220" table:formula="of:=[.E49]/SUM([.B49:.H49])" office:value-type="float" office:value="0.169303797468354" calcext:value-type="float">
            <text:p>0.169303797468354</text:p>
          </table:table-cell>
          <table:table-cell table:style-name="ce224" table:formula="of:=[.F49]/SUM([.B49:.H49])" office:value-type="float" office:value="0.244620253164557" calcext:value-type="float">
            <text:p>0.244620253164557</text:p>
          </table:table-cell>
          <table:table-cell table:style-name="ce228" table:formula="of:=[.G49]/SUM([.B49:.H49])" office:value-type="float" office:value="0.0772151898734177" calcext:value-type="float">
            <text:p>0.077215189873418</text:p>
          </table:table-cell>
          <table:table-cell table:style-name="ce232" table:formula="of:=[.H49]/SUM([.B49:.H49])" office:value-type="float" office:value="0.127848101265823" calcext:value-type="float">
            <text:p>0.127848101265823</text:p>
          </table:table-cell>
        </table:table-row>
        <calcext:conditional-formats>
          <calcext:conditional-format calcext:target-range-address="'Temporal Augmentation Raw'.L25:'Temporal Augmentation Raw'.L29 'Temporal Augmentation Raw'.L23:'Temporal Augmentation Raw'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4:'Temporal Augmentation Raw'.L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3:'Temporal Augmentation Raw'.M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3:'Temporal Augmentation Raw'.N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3:'Temporal Augmentation Raw'.O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3:'Temporal Augmentation Raw'.P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3:'Temporal Augmentation Raw'.Q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3:'Temporal Augmentation Raw'.R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5:'Temporal Augmentation Raw'.L39 'Temporal Augmentation Raw'.L33:'Temporal Augmentation Raw'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4:'Temporal Augmentation Raw'.L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3:'Temporal Augmentation Raw'.M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3:'Temporal Augmentation Raw'.N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3:'Temporal Augmentation Raw'.O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3:'Temporal Augmentation Raw'.P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3:'Temporal Augmentation Raw'.Q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3:'Temporal Augmentation Raw'.R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5:'Temporal Augmentation Raw'.L49 'Temporal Augmentation Raw'.L43:'Temporal Augmentation Raw'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4:'Temporal Augmentation Raw'.L4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3:'Temporal Augmentation Raw'.M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3:'Temporal Augmentation Raw'.N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3:'Temporal Augmentation Raw'.O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3:'Temporal Augmentation Raw'.P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3:'Temporal Augmentation Raw'.Q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3:'Temporal Augmentation Raw'.R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5:'Temporal Augmentation Raw'.L19 'Temporal Augmentation Raw'.L13:'Temporal Augmentation Raw'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4:'Temporal Augmentation Raw'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3:'Temporal Augmentation Raw'.M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3:'Temporal Augmentation Raw'.N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3:'Temporal Augmentation Raw'.O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3:'Temporal Augmentation Raw'.P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3:'Temporal Augmentation Raw'.Q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3:'Temporal Augmentation Raw'.R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Transform Raw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11"/>
          <table:table-cell table:formula="of:=AVERAGE([.B2:.K2])" office:value-type="string" office:string-value="" calcext:value-type="error">
            <text:p>#DIV/0!</text:p>
          </table:table-cell>
          <table:table-cell table:formula="of:=STDEV([.B2:.K2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11"/>
          <table:table-cell table:formula="of:=AVERAGE([.B3:.K3])" office:value-type="string" office:string-value="" calcext:value-type="error">
            <text:p>#DIV/0!</text:p>
          </table:table-cell>
          <table:table-cell table:formula="of:=STDEV([.B3:.K3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</text:p>
          </table:table-cell>
          <table:table-cell table:number-columns-repeated="11"/>
          <table:table-cell table:formula="of:=AVERAGE([.B4:.K4])" office:value-type="string" office:string-value="" calcext:value-type="error">
            <text:p>#DIV/0!</text:p>
          </table:table-cell>
          <table:table-cell table:formula="of:=STDEV([.B4:.K4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42505432" calcext:value-type="float">
            <text:p>0.42505432</text:p>
          </table:table-cell>
          <table:table-cell office:value-type="float" office:value="0.39934831" calcext:value-type="float">
            <text:p>0.39934831</text:p>
          </table:table-cell>
          <table:table-cell office:value-type="float" office:value="0.36640117" calcext:value-type="float">
            <text:p>0.36640117</text:p>
          </table:table-cell>
          <table:table-cell office:value-type="float" office:value="0.1897176" calcext:value-type="float">
            <text:p>0.1897176</text:p>
          </table:table-cell>
          <table:table-cell office:value-type="float" office:value="0.30811008" calcext:value-type="float">
            <text:p>0.30811008</text:p>
          </table:table-cell>
          <table:table-cell office:value-type="float" office:value="0.33997105" calcext:value-type="float">
            <text:p>0.33997105</text:p>
          </table:table-cell>
          <table:table-cell office:value-type="float" office:value="0.3120927" calcext:value-type="float">
            <text:p>0.3120927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32512674" calcext:value-type="float">
            <text:p>0.32512674</text:p>
          </table:table-cell>
          <table:table-cell office:value-type="float" office:value="0.26249096" calcext:value-type="float">
            <text:p>0.26249096</text:p>
          </table:table-cell>
          <table:table-cell/>
          <table:table-cell table:formula="of:=AVERAGE([.B5:.K5])" office:value-type="float" office:value="0.315713263" calcext:value-type="float">
            <text:p>0.315713263</text:p>
          </table:table-cell>
          <table:table-cell table:formula="of:=STDEV([.B5:.K5])" office:value-type="float" office:value="0.0734283735035668" calcext:value-type="float">
            <text:p>0.073428373503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</text:p>
          </table:table-cell>
          <table:table-cell table:number-columns-repeated="11"/>
          <table:table-cell table:formula="of:=AVERAGE([.B6:.K6])" office:value-type="string" office:string-value="" calcext:value-type="error">
            <text:p>#DIV/0!</text:p>
          </table:table-cell>
          <table:table-cell table:formula="of:=STDEV([.B6:.K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80.1" calcext:value-type="float">
            <text:p>80.1</text:p>
          </table:table-cell>
          <table:table-cell office:value-type="float" office:value="43.7" calcext:value-type="float">
            <text:p>43.7</text:p>
          </table:table-cell>
          <table:table-cell office:value-type="float" office:value="68.4" calcext:value-type="float">
            <text:p>68.4</text:p>
          </table:table-cell>
          <table:table-cell office:value-type="float" office:value="106.5" calcext:value-type="float">
            <text:p>106.5</text:p>
          </table:table-cell>
          <table:table-cell office:value-type="float" office:value="107.4" calcext:value-type="float">
            <text:p>107.4</text:p>
          </table:table-cell>
          <table:table-cell office:value-type="float" office:value="51.9" calcext:value-type="float">
            <text:p>51.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233" table:formula="of:=[.B12]/SUM([.B12:.H12])" office:value-type="float" office:value="0.145636363636364" calcext:value-type="float">
            <text:p>0.145636363636364</text:p>
          </table:table-cell>
          <table:table-cell table:style-name="ce235" table:formula="of:=[.C12]/SUM([.B12:.H12])" office:value-type="float" office:value="0.0794545454545455" calcext:value-type="float">
            <text:p>0.079454545454546</text:p>
          </table:table-cell>
          <table:table-cell table:style-name="ce236" table:formula="of:=[.D12]/SUM([.B12:.H12])" office:value-type="float" office:value="0.124363636363636" calcext:value-type="float">
            <text:p>0.124363636363636</text:p>
          </table:table-cell>
          <table:table-cell table:style-name="ce237" table:formula="of:=[.E12]/SUM([.B12:.H12])" office:value-type="float" office:value="0.193636363636364" calcext:value-type="float">
            <text:p>0.193636363636364</text:p>
          </table:table-cell>
          <table:table-cell table:style-name="ce238" table:formula="of:=[.F12]/SUM([.B12:.H12])" office:value-type="float" office:value="0.195272727272727" calcext:value-type="float">
            <text:p>0.195272727272727</text:p>
          </table:table-cell>
          <table:table-cell table:style-name="ce239" table:formula="of:=[.G12]/SUM([.B12:.H12])" office:value-type="float" office:value="0.0943636363636364" calcext:value-type="float">
            <text:p>0.094363636363636</text:p>
          </table:table-cell>
          <table:table-cell table:style-name="ce240" table:formula="of:=[.H12]/SUM([.B12:.H12])" office:value-type="float" office:value="0.167272727272727" calcext:value-type="float">
            <text:p>0.167272727272727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46.2" calcext:value-type="float">
            <text:p>46.2</text:p>
          </table:table-cell>
          <table:table-cell office:value-type="float" office:value="26.3" calcext:value-type="float">
            <text:p>26.3</text:p>
          </table:table-cell>
          <table:table-cell office:value-type="float" office:value="40.7" calcext:value-type="float">
            <text:p>40.7</text:p>
          </table:table-cell>
          <table:table-cell office:value-type="float" office:value="60.5" calcext:value-type="float">
            <text:p>60.5</text:p>
          </table:table-cell>
          <table:table-cell office:value-type="float" office:value="63.2" calcext:value-type="float">
            <text:p>63.2</text:p>
          </table:table-cell>
          <table:table-cell office:value-type="float" office:value="27.8" calcext:value-type="float">
            <text:p>27.8</text:p>
          </table:table-cell>
          <table:table-cell office:value-type="float" office:value="51.3" calcext:value-type="float">
            <text:p>51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34" table:formula="of:=[.B13]/SUM([.B13:.H13])" office:value-type="float" office:value="0.14620253164557" calcext:value-type="float">
            <text:p>0.14620253164557</text:p>
          </table:table-cell>
          <table:table-cell table:style-name="ce235" table:formula="of:=[.C13]/SUM([.B13:.H13])" office:value-type="float" office:value="0.0832278481012658" calcext:value-type="float">
            <text:p>0.083227848101266</text:p>
          </table:table-cell>
          <table:table-cell table:style-name="ce236" table:formula="of:=[.D13]/SUM([.B13:.H13])" office:value-type="float" office:value="0.12879746835443" calcext:value-type="float">
            <text:p>0.12879746835443</text:p>
          </table:table-cell>
          <table:table-cell table:style-name="ce237" table:formula="of:=[.E13]/SUM([.B13:.H13])" office:value-type="float" office:value="0.191455696202532" calcext:value-type="float">
            <text:p>0.191455696202532</text:p>
          </table:table-cell>
          <table:table-cell table:style-name="ce238" table:formula="of:=[.F13]/SUM([.B13:.H13])" office:value-type="float" office:value="0.2" calcext:value-type="float">
            <text:p>0.2</text:p>
          </table:table-cell>
          <table:table-cell table:style-name="ce239" table:formula="of:=[.G13]/SUM([.B13:.H13])" office:value-type="float" office:value="0.0879746835443038" calcext:value-type="float">
            <text:p>0.087974683544304</text:p>
          </table:table-cell>
          <table:table-cell table:style-name="ce240" table:formula="of:=[.H13]/SUM([.B13:.H13])" office:value-type="float" office:value="0.162341772151899" calcext:value-type="float">
            <text:p>0.162341772151899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47.8" calcext:value-type="float">
            <text:p>47.8</text:p>
          </table:table-cell>
          <table:table-cell office:value-type="float" office:value="26" calcext:value-type="float">
            <text:p>26</text:p>
          </table:table-cell>
          <table:table-cell office:value-type="float" office:value="39.9" calcext:value-type="float">
            <text:p>39.9</text:p>
          </table:table-cell>
          <table:table-cell office:value-type="float" office:value="59.6" calcext:value-type="float">
            <text:p>59.6</text:p>
          </table:table-cell>
          <table:table-cell office:value-type="float" office:value="66.4" calcext:value-type="float">
            <text:p>66.4</text:p>
          </table:table-cell>
          <table:table-cell office:value-type="float" office:value="30.4" calcext:value-type="float">
            <text:p>30.4</text:p>
          </table:table-cell>
          <table:table-cell office:value-type="float" office:value="45.9" calcext:value-type="float">
            <text:p>45.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33" table:formula="of:=[.B14]/SUM([.B14:.H14])" office:value-type="float" office:value="0.15126582278481" calcext:value-type="float">
            <text:p>0.15126582278481</text:p>
          </table:table-cell>
          <table:table-cell table:style-name="ce235" table:formula="of:=[.C14]/SUM([.B14:.H14])" office:value-type="float" office:value="0.0822784810126582" calcext:value-type="float">
            <text:p>0.082278481012658</text:p>
          </table:table-cell>
          <table:table-cell table:style-name="ce236" table:formula="of:=[.D14]/SUM([.B14:.H14])" office:value-type="float" office:value="0.12626582278481" calcext:value-type="float">
            <text:p>0.12626582278481</text:p>
          </table:table-cell>
          <table:table-cell table:style-name="ce237" table:formula="of:=[.E14]/SUM([.B14:.H14])" office:value-type="float" office:value="0.188607594936709" calcext:value-type="float">
            <text:p>0.188607594936709</text:p>
          </table:table-cell>
          <table:table-cell table:style-name="ce238" table:formula="of:=[.F14]/SUM([.B14:.H14])" office:value-type="float" office:value="0.210126582278481" calcext:value-type="float">
            <text:p>0.210126582278481</text:p>
          </table:table-cell>
          <table:table-cell table:style-name="ce239" table:formula="of:=[.G14]/SUM([.B14:.H14])" office:value-type="float" office:value="0.0962025316455696" calcext:value-type="float">
            <text:p>0.09620253164557</text:p>
          </table:table-cell>
          <table:table-cell table:style-name="ce240" table:formula="of:=[.H14]/SUM([.B14:.H14])" office:value-type="float" office:value="0.145253164556962" calcext:value-type="float">
            <text:p>0.145253164556962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47.7" calcext:value-type="float">
            <text:p>47.7</text:p>
          </table:table-cell>
          <table:table-cell office:value-type="float" office:value="26.3" calcext:value-type="float">
            <text:p>26.3</text:p>
          </table:table-cell>
          <table:table-cell office:value-type="float" office:value="39.6" calcext:value-type="float">
            <text:p>39.6</text:p>
          </table:table-cell>
          <table:table-cell office:value-type="float" office:value="61.5" calcext:value-type="float">
            <text:p>61.5</text:p>
          </table:table-cell>
          <table:table-cell office:value-type="float" office:value="59.8" calcext:value-type="float">
            <text:p>59.8</text:p>
          </table:table-cell>
          <table:table-cell office:value-type="float" office:value="29.7" calcext:value-type="float">
            <text:p>29.7</text:p>
          </table:table-cell>
          <table:table-cell office:value-type="float" office:value="51.4" calcext:value-type="float">
            <text:p>51.4</text:p>
          </table:table-cell>
          <table:table-cell table:style-name="ce51" table:number-columns-repeated="2"/>
          <table:table-cell office:value-type="string" calcext:value-type="string">
            <text:p>Label 3</text:p>
          </table:table-cell>
          <table:table-cell table:style-name="ce233" table:formula="of:=[.B15]/SUM([.B15:.H15])" office:value-type="float" office:value="0.150949367088608" calcext:value-type="float">
            <text:p>0.150949367088608</text:p>
          </table:table-cell>
          <table:table-cell table:style-name="ce235" table:formula="of:=[.C15]/SUM([.B15:.H15])" office:value-type="float" office:value="0.0832278481012658" calcext:value-type="float">
            <text:p>0.083227848101266</text:p>
          </table:table-cell>
          <table:table-cell table:style-name="ce236" table:formula="of:=[.D15]/SUM([.B15:.H15])" office:value-type="float" office:value="0.125316455696203" calcext:value-type="float">
            <text:p>0.125316455696203</text:p>
          </table:table-cell>
          <table:table-cell table:style-name="ce237" table:formula="of:=[.E15]/SUM([.B15:.H15])" office:value-type="float" office:value="0.194620253164557" calcext:value-type="float">
            <text:p>0.194620253164557</text:p>
          </table:table-cell>
          <table:table-cell table:style-name="ce238" table:formula="of:=[.F15]/SUM([.B15:.H15])" office:value-type="float" office:value="0.189240506329114" calcext:value-type="float">
            <text:p>0.189240506329114</text:p>
          </table:table-cell>
          <table:table-cell table:style-name="ce239" table:formula="of:=[.G15]/SUM([.B15:.H15])" office:value-type="float" office:value="0.0939873417721519" calcext:value-type="float">
            <text:p>0.093987341772152</text:p>
          </table:table-cell>
          <table:table-cell table:style-name="ce240" table:formula="of:=[.H15]/SUM([.B15:.H15])" office:value-type="float" office:value="0.162658227848101" calcext:value-type="float">
            <text:p>0.162658227848101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98.1" calcext:value-type="float">
            <text:p>98.1</text:p>
          </table:table-cell>
          <table:table-cell office:value-type="float" office:value="54.9" calcext:value-type="float">
            <text:p>54.9</text:p>
          </table:table-cell>
          <table:table-cell office:value-type="float" office:value="80.3" calcext:value-type="float">
            <text:p>80.3</text:p>
          </table:table-cell>
          <table:table-cell office:value-type="float" office:value="118.6" calcext:value-type="float">
            <text:p>118.6</text:p>
          </table:table-cell>
          <table:table-cell office:value-type="float" office:value="117.3" calcext:value-type="float">
            <text:p>117.3</text:p>
          </table:table-cell>
          <table:table-cell office:value-type="float" office:value="56.7" calcext:value-type="float">
            <text:p>56.7</text:p>
          </table:table-cell>
          <table:table-cell office:value-type="float" office:value="106.1" calcext:value-type="float">
            <text:p>106.1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233" table:formula="of:=[.B16]/SUM([.B16:.H16])" office:value-type="float" office:value="0.155221518987342" calcext:value-type="float">
            <text:p>0.155221518987342</text:p>
          </table:table-cell>
          <table:table-cell table:style-name="ce235" table:formula="of:=[.C16]/SUM([.B16:.H16])" office:value-type="float" office:value="0.0868670886075949" calcext:value-type="float">
            <text:p>0.086867088607595</text:p>
          </table:table-cell>
          <table:table-cell table:style-name="ce236" table:formula="of:=[.D16]/SUM([.B16:.H16])" office:value-type="float" office:value="0.127056962025316" calcext:value-type="float">
            <text:p>0.127056962025316</text:p>
          </table:table-cell>
          <table:table-cell table:style-name="ce237" table:formula="of:=[.E16]/SUM([.B16:.H16])" office:value-type="float" office:value="0.187658227848101" calcext:value-type="float">
            <text:p>0.187658227848101</text:p>
          </table:table-cell>
          <table:table-cell table:style-name="ce238" table:formula="of:=[.F16]/SUM([.B16:.H16])" office:value-type="float" office:value="0.185601265822785" calcext:value-type="float">
            <text:p>0.185601265822785</text:p>
          </table:table-cell>
          <table:table-cell table:style-name="ce239" table:formula="of:=[.G16]/SUM([.B16:.H16])" office:value-type="float" office:value="0.0897151898734177" calcext:value-type="float">
            <text:p>0.089715189873418</text:p>
          </table:table-cell>
          <table:table-cell table:style-name="ce240" table:formula="of:=[.H16]/SUM([.B16:.H16])" office:value-type="float" office:value="0.167879746835443" calcext:value-type="float">
            <text:p>0.16787974683544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47.4" calcext:value-type="float">
            <text:p>47.4</text:p>
          </table:table-cell>
          <table:table-cell office:value-type="float" office:value="25.8" calcext:value-type="float">
            <text:p>25.8</text:p>
          </table:table-cell>
          <table:table-cell office:value-type="float" office:value="42.3" calcext:value-type="float">
            <text:p>42.3</text:p>
          </table:table-cell>
          <table:table-cell office:value-type="float" office:value="60" calcext:value-type="float">
            <text:p>60</text:p>
          </table:table-cell>
          <table:table-cell office:value-type="float" office:value="61.1" calcext:value-type="float">
            <text:p>61.1</text:p>
          </table:table-cell>
          <table:table-cell office:value-type="float" office:value="30.6" calcext:value-type="float">
            <text:p>30.6</text:p>
          </table:table-cell>
          <table:table-cell office:value-type="float" office:value="48.8" calcext:value-type="float">
            <text:p>48.8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233" table:formula="of:=[.B17]/SUM([.B17:.H17])" office:value-type="float" office:value="0.15" calcext:value-type="float">
            <text:p>0.15</text:p>
          </table:table-cell>
          <table:table-cell table:style-name="ce235" table:formula="of:=[.C17]/SUM([.B17:.H17])" office:value-type="float" office:value="0.0816455696202532" calcext:value-type="float">
            <text:p>0.081645569620253</text:p>
          </table:table-cell>
          <table:table-cell table:style-name="ce236" table:formula="of:=[.D17]/SUM([.B17:.H17])" office:value-type="float" office:value="0.133860759493671" calcext:value-type="float">
            <text:p>0.133860759493671</text:p>
          </table:table-cell>
          <table:table-cell table:style-name="ce237" table:formula="of:=[.E17]/SUM([.B17:.H17])" office:value-type="float" office:value="0.189873417721519" calcext:value-type="float">
            <text:p>0.189873417721519</text:p>
          </table:table-cell>
          <table:table-cell table:style-name="ce238" table:formula="of:=[.F17]/SUM([.B17:.H17])" office:value-type="float" office:value="0.193354430379747" calcext:value-type="float">
            <text:p>0.193354430379747</text:p>
          </table:table-cell>
          <table:table-cell table:style-name="ce239" table:formula="of:=[.G17]/SUM([.B17:.H17])" office:value-type="float" office:value="0.0968354430379747" calcext:value-type="float">
            <text:p>0.096835443037975</text:p>
          </table:table-cell>
          <table:table-cell table:style-name="ce240" table:formula="of:=[.H17]/SUM([.B17:.H17])" office:value-type="float" office:value="0.154430379746835" calcext:value-type="float">
            <text:p>0.154430379746835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49" calcext:value-type="float">
            <text:p>49</text:p>
          </table:table-cell>
          <table:table-cell office:value-type="float" office:value="27.3" calcext:value-type="float">
            <text:p>27.3</text:p>
          </table:table-cell>
          <table:table-cell office:value-type="float" office:value="38.4" calcext:value-type="float">
            <text:p>38.4</text:p>
          </table:table-cell>
          <table:table-cell office:value-type="float" office:value="63.1" calcext:value-type="float">
            <text:p>63.1</text:p>
          </table:table-cell>
          <table:table-cell office:value-type="float" office:value="59.2" calcext:value-type="float">
            <text:p>59.2</text:p>
          </table:table-cell>
          <table:table-cell office:value-type="float" office:value="26.7" calcext:value-type="float">
            <text:p>26.7</text:p>
          </table:table-cell>
          <table:table-cell office:value-type="float" office:value="52.3" calcext:value-type="float">
            <text:p>52.3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233" table:formula="of:=[.B18]/SUM([.B18:.H18])" office:value-type="float" office:value="0.15506329113924" calcext:value-type="float">
            <text:p>0.15506329113924</text:p>
          </table:table-cell>
          <table:table-cell table:style-name="ce235" table:formula="of:=[.C18]/SUM([.B18:.H18])" office:value-type="float" office:value="0.0863924050632911" calcext:value-type="float">
            <text:p>0.086392405063291</text:p>
          </table:table-cell>
          <table:table-cell table:style-name="ce236" table:formula="of:=[.D18]/SUM([.B18:.H18])" office:value-type="float" office:value="0.121518987341772" calcext:value-type="float">
            <text:p>0.121518987341772</text:p>
          </table:table-cell>
          <table:table-cell table:style-name="ce237" table:formula="of:=[.E18]/SUM([.B18:.H18])" office:value-type="float" office:value="0.199683544303797" calcext:value-type="float">
            <text:p>0.199683544303797</text:p>
          </table:table-cell>
          <table:table-cell table:style-name="ce238" table:formula="of:=[.F18]/SUM([.B18:.H18])" office:value-type="float" office:value="0.187341772151899" calcext:value-type="float">
            <text:p>0.187341772151899</text:p>
          </table:table-cell>
          <table:table-cell table:style-name="ce239" table:formula="of:=[.G18]/SUM([.B18:.H18])" office:value-type="float" office:value="0.0844936708860759" calcext:value-type="float">
            <text:p>0.084493670886076</text:p>
          </table:table-cell>
          <table:table-cell table:style-name="ce240" table:formula="of:=[.H18]/SUM([.B18:.H18])" office:value-type="float" office:value="0.165506329113924" calcext:value-type="float">
            <text:p>0.165506329113924</text:p>
          </table:table-cell>
        </table:table-row>
        <calcext:conditional-formats>
          <calcext:conditional-format calcext:target-range-address="'Spatial Transform Raw'.L14:'Spatial Transform Raw'.L18 'Spatial Transform Raw'.L12:'Spatial Transform Raw'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13:'Spatial Transform Raw'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12:'Spatial Transform Raw'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12:'Spatial Transform Raw'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12:'Spatial Transform Raw'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12:'Spatial Transform Raw'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12:'Spatial Transform Raw'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12:'Spatial Transform Raw'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+ Temporal Augmentation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table:number-columns-repeated="12"/>
          <table:table-cell table:formula="of:=AVERAGE([.B2:.K2])" office:value-type="string" office:string-value="" calcext:value-type="error">
            <text:p>#DIV/0!</text:p>
          </table:table-cell>
          <table:table-cell table:formula="of:=STDEV([.B2:.K2])" office:value-type="string" office:string-value="" calcext:value-type="error">
            <text:p>#DIV/0!</text:p>
          </table:table-cell>
        </table:table-row>
      </table:table>
      <table:table table:name="Dataset" table:style-name="ta1">
        <table:table-column table:style-name="co9" table:default-cell-style-name="ce22"/>
        <table:table-column table:style-name="co10" table:default-cell-style-name="ce23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3" table:default-cell-style-name="Default"/>
        <table:table-column table:style-name="co15" table:default-cell-style-name="Default"/>
        <table:table-column table:style-name="co14" table:default-cell-style-name="ce22"/>
        <table:table-column table:style-name="co3" table:default-cell-style-name="ce23"/>
        <table:table-column table:style-name="co3" table:number-columns-repeated="2" table:default-cell-style-name="ce22"/>
        <table:table-column table:style-name="co3" table:number-columns-repeated="4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2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style-name="Default" table:number-columns-repeated="3"/>
          <table:table-cell table:number-columns-repeated="7"/>
        </table:table-row>
        <table:table-row table:style-name="ro3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3" office:value-type="string" calcext:value-type="string">
            <text:p>Age 4_5</text:p>
          </table:table-cell>
          <table:table-cell table:style-name="ce13" office:value-type="string" calcext:value-type="string">
            <text:p>Age 6_7</text:p>
          </table:table-cell>
          <table:table-cell table:style-name="ce13" office:value-type="string" calcext:value-type="string">
            <text:p>Age 8_9</text:p>
          </table:table-cell>
          <table:table-cell table:style-name="ce13" office:value-type="string" calcext:value-type="string">
            <text:p>Age 10_11</text:p>
          </table:table-cell>
          <table:table-cell table:style-name="ce13" office:value-type="string" calcext:value-type="string">
            <text:p>Age 12_13</text:p>
          </table:table-cell>
          <table:table-cell table:style-name="ce13" office:value-type="string" calcext:value-type="string">
            <text:p>Age 14_15</text:p>
          </table:table-cell>
          <table:table-cell table:style-name="ce13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254" table:formula="of:=COUNTIFS([.B2:.B96];&quot;&gt;=4&quot;;[.B2:.B96]; &quot;&lt;6&quot;)" office:value-type="float" office:value="15" calcext:value-type="float">
            <text:p>15</text:p>
          </table:table-cell>
          <table:table-cell table:style-name="ce254" table:formula="of:=COUNTIFS([.B2:.B96];&quot;&gt;=6&quot;;[.B2:.B96]; &quot;&lt;8&quot;)" office:value-type="float" office:value="14" calcext:value-type="float">
            <text:p>14</text:p>
          </table:table-cell>
          <table:table-cell table:style-name="ce254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254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51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255" table:formula="of:=COUNTIFS([.J19:.J27];&quot;&gt;=4&quot;;[.J19:.J27]; &quot;&lt;6&quot;)" office:value-type="float" office:value="2" calcext:value-type="float">
            <text:p>2</text:p>
          </table:table-cell>
          <table:table-cell table:style-name="ce255" table:formula="of:=COUNTIFS([.J19:.J27];&quot;&gt;=6&quot;;[.J19:.J27]; &quot;&lt;8&quot;)" office:value-type="float" office:value="1" calcext:value-type="float">
            <text:p>1</text:p>
          </table:table-cell>
          <table:table-cell table:style-name="ce255" table:formula="of:=COUNTIFS([.J19:.J27];&quot;&gt;=8&quot;;[.J19:.J27]; &quot;&lt;10&quot;)" office:value-type="float" office:value="1" calcext:value-type="float">
            <text:p>1</text:p>
          </table:table-cell>
          <table:table-cell table:style-name="ce255" table:formula="of:=COUNTIFS([.J19:.J27];&quot;&gt;=10&quot;;[.J19:.J27]; &quot;&lt;12&quot;)" office:value-type="float" office:value="1" calcext:value-type="float">
            <text:p>1</text:p>
          </table:table-cell>
          <table:table-cell table:style-name="ce255" table:formula="of:=COUNTIFS([.J19:.J27];&quot;&gt;=12&quot;;[.J19:.J27]; &quot;&lt;14&quot;)" office:value-type="float" office:value="2" calcext:value-type="float">
            <text:p>2</text:p>
          </table:table-cell>
          <table:table-cell table:style-name="ce255" table:formula="of:=COUNTIFS([.J19:.J27];&quot;&gt;=14&quot;;[.J19:.J27]; &quot;&lt;16&quot;)" office:value-type="float" office:value="1" calcext:value-type="float">
            <text:p>1</text:p>
          </table:table-cell>
          <table:table-cell table:style-name="ce255" table:formula="of:=COUNTIFS([.J19:.J27];&quot;&gt;=16&quot;;[.J19:.J27]; &quot;&lt;19&quot;)" office:value-type="float" office:value="1" calcext:value-type="float">
            <text:p>1</text:p>
          </table:table-cell>
          <table:table-cell table:style-name="ce51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255" table:formula="of:=COUNTIFS([.J32:.J40];&quot;&gt;=4&quot;;[.J32:.J40]; &quot;&lt;6&quot;)" office:value-type="float" office:value="1" calcext:value-type="float">
            <text:p>1</text:p>
          </table:table-cell>
          <table:table-cell table:style-name="ce255" table:formula="of:=COUNTIFS([.J32:.J40];&quot;&gt;=6&quot;;[.J32:.J40]; &quot;&lt;8&quot;)" office:value-type="float" office:value="1" calcext:value-type="float">
            <text:p>1</text:p>
          </table:table-cell>
          <table:table-cell table:style-name="ce255" table:formula="of:=COUNTIFS([.J32:.J40];&quot;&gt;=8&quot;;[.J32:.J40]; &quot;&lt;10&quot;)" office:value-type="float" office:value="1" calcext:value-type="float">
            <text:p>1</text:p>
          </table:table-cell>
          <table:table-cell table:style-name="ce255" table:formula="of:=COUNTIFS([.J32:.J40];&quot;&gt;=10&quot;;[.J32:.J40]; &quot;&lt;12&quot;)" office:value-type="float" office:value="2" calcext:value-type="float">
            <text:p>2</text:p>
          </table:table-cell>
          <table:table-cell table:style-name="ce255" table:formula="of:=COUNTIFS([.J32:.J40];&quot;&gt;=12&quot;;[.J32:.J40]; &quot;&lt;14&quot;)" office:value-type="float" office:value="1" calcext:value-type="float">
            <text:p>1</text:p>
          </table:table-cell>
          <table:table-cell table:style-name="ce255" table:formula="of:=COUNTIFS([.J32:.J40];&quot;&gt;=14&quot;;[.J32:.J40]; &quot;&lt;16&quot;)" office:value-type="float" office:value="0" calcext:value-type="float">
            <text:p>0</text:p>
          </table:table-cell>
          <table:table-cell table:style-name="ce255" table:formula="of:=COUNTIFS([.J32:.J40];&quot;&gt;=16&quot;;[.J32:.J40]; &quot;&lt;19&quot;)" office:value-type="float" office:value="3" calcext:value-type="float">
            <text:p>3</text:p>
          </table:table-cell>
          <table:table-cell table:style-name="ce51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255" table:formula="of:=COUNTIFS([.J45:.J53];&quot;&gt;=4&quot;;[.J45:.J53]; &quot;&lt;6&quot;)" office:value-type="float" office:value="0" calcext:value-type="float">
            <text:p>0</text:p>
          </table:table-cell>
          <table:table-cell table:style-name="ce255" table:formula="of:=COUNTIFS([.J45:.J53];&quot;&gt;=6&quot;;[.J45:.J53]; &quot;&lt;8&quot;)" office:value-type="float" office:value="2" calcext:value-type="float">
            <text:p>2</text:p>
          </table:table-cell>
          <table:table-cell table:style-name="ce255" table:formula="of:=COUNTIFS([.J45:.J53];&quot;&gt;=8&quot;;[.J45:.J53]; &quot;&lt;10&quot;)" office:value-type="float" office:value="3" calcext:value-type="float">
            <text:p>3</text:p>
          </table:table-cell>
          <table:table-cell table:style-name="ce255" table:formula="of:=COUNTIFS([.J45:.J53];&quot;&gt;=10&quot;;[.J45:.J53]; &quot;&lt;12&quot;)" office:value-type="float" office:value="2" calcext:value-type="float">
            <text:p>2</text:p>
          </table:table-cell>
          <table:table-cell table:style-name="ce255" table:formula="of:=COUNTIFS([.J45:.J53];&quot;&gt;=12&quot;;[.J45:.J53]; &quot;&lt;14&quot;)" office:value-type="float" office:value="0" calcext:value-type="float">
            <text:p>0</text:p>
          </table:table-cell>
          <table:table-cell table:style-name="ce255" table:formula="of:=COUNTIFS([.J45:.J53];&quot;&gt;=14&quot;;[.J45:.J53]; &quot;&lt;16&quot;)" office:value-type="float" office:value="1" calcext:value-type="float">
            <text:p>1</text:p>
          </table:table-cell>
          <table:table-cell table:style-name="ce255" table:formula="of:=COUNTIFS([.J45:.J53];&quot;&gt;=16&quot;;[.J45:.J53]; &quot;&lt;19&quot;)" office:value-type="float" office:value="1" calcext:value-type="float">
            <text:p>1</text:p>
          </table:table-cell>
          <table:table-cell table:style-name="ce51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255" table:formula="of:=COUNTIFS([.J58:.J66];&quot;&gt;=4&quot;;[.J58:.J66]; &quot;&lt;6&quot;)" office:value-type="float" office:value="1" calcext:value-type="float">
            <text:p>1</text:p>
          </table:table-cell>
          <table:table-cell table:style-name="ce255" table:formula="of:=COUNTIFS([.J58:.J66];&quot;&gt;=6&quot;;[.J58:.J66]; &quot;&lt;8&quot;)" office:value-type="float" office:value="1" calcext:value-type="float">
            <text:p>1</text:p>
          </table:table-cell>
          <table:table-cell table:style-name="ce255" table:formula="of:=COUNTIFS([.J58:.J66];&quot;&gt;=8&quot;;[.J58:.J66]; &quot;&lt;10&quot;)" office:value-type="float" office:value="0" calcext:value-type="float">
            <text:p>0</text:p>
          </table:table-cell>
          <table:table-cell table:style-name="ce255" table:formula="of:=COUNTIFS([.J58:.J66];&quot;&gt;=10&quot;;[.J58:.J66]; &quot;&lt;12&quot;)" office:value-type="float" office:value="1" calcext:value-type="float">
            <text:p>1</text:p>
          </table:table-cell>
          <table:table-cell table:style-name="ce255" table:formula="of:=COUNTIFS([.J58:.J66];&quot;&gt;=12&quot;;[.J58:.J66]; &quot;&lt;14&quot;)" office:value-type="float" office:value="3" calcext:value-type="float">
            <text:p>3</text:p>
          </table:table-cell>
          <table:table-cell table:style-name="ce255" table:formula="of:=COUNTIFS([.J58:.J66];&quot;&gt;=14&quot;;[.J58:.J66]; &quot;&lt;16&quot;)" office:value-type="float" office:value="0" calcext:value-type="float">
            <text:p>0</text:p>
          </table:table-cell>
          <table:table-cell table:style-name="ce255" table:formula="of:=COUNTIFS([.J58:.J66];&quot;&gt;=16&quot;;[.J58:.J66]; &quot;&lt;19&quot;)" office:value-type="float" office:value="3" calcext:value-type="float">
            <text:p>3</text:p>
          </table:table-cell>
          <table:table-cell table:style-name="ce51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255" table:formula="of:=COUNTIFS([.J71:.J78];&quot;&gt;=4&quot;;[.J71:.J78]; &quot;&lt;6&quot;)" office:value-type="float" office:value="3" calcext:value-type="float">
            <text:p>3</text:p>
          </table:table-cell>
          <table:table-cell table:style-name="ce255" table:formula="of:=COUNTIFS([.J71:.J78];&quot;&gt;=6&quot;;[.J71:.J78]; &quot;&lt;8&quot;)" office:value-type="float" office:value="0" calcext:value-type="float">
            <text:p>0</text:p>
          </table:table-cell>
          <table:table-cell table:style-name="ce255" table:formula="of:=COUNTIFS([.J71:.J78];&quot;&gt;=8&quot;;[.J71:.J78]; &quot;&lt;10&quot;)" office:value-type="float" office:value="1" calcext:value-type="float">
            <text:p>1</text:p>
          </table:table-cell>
          <table:table-cell table:style-name="ce255" table:formula="of:=COUNTIFS([.J71:.J78];&quot;&gt;=10&quot;;[.J71:.J78]; &quot;&lt;12&quot;)" office:value-type="float" office:value="1" calcext:value-type="float">
            <text:p>1</text:p>
          </table:table-cell>
          <table:table-cell table:style-name="ce255" table:formula="of:=COUNTIFS([.J71:.J78];&quot;&gt;=12&quot;;[.J71:.J78]; &quot;&lt;14&quot;)" office:value-type="float" office:value="1" calcext:value-type="float">
            <text:p>1</text:p>
          </table:table-cell>
          <table:table-cell table:style-name="ce255" table:formula="of:=COUNTIFS([.J71:.J78];&quot;&gt;=14&quot;;[.J71:.J78]; &quot;&lt;16&quot;)" office:value-type="float" office:value="2" calcext:value-type="float">
            <text:p>2</text:p>
          </table:table-cell>
          <table:table-cell table:style-name="ce255" table:formula="of:=COUNTIFS([.J71:.J78];&quot;&gt;=16&quot;;[.J71:.J78]; &quot;&lt;19&quot;)" office:value-type="float" office:value="0" calcext:value-type="float">
            <text:p>0</text:p>
          </table:table-cell>
          <table:table-cell table:style-name="ce51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255" table:formula="of:=COUNTIFS([.J83:.J90];&quot;&gt;=4&quot;;[.J83:.J90]; &quot;&lt;6&quot;)" office:value-type="float" office:value="0" calcext:value-type="float">
            <text:p>0</text:p>
          </table:table-cell>
          <table:table-cell table:style-name="ce255" table:formula="of:=COUNTIFS([.J83:.J90];&quot;&gt;=6&quot;;[.J83:.J90]; &quot;&lt;8&quot;)" office:value-type="float" office:value="1" calcext:value-type="float">
            <text:p>1</text:p>
          </table:table-cell>
          <table:table-cell table:style-name="ce255" table:formula="of:=COUNTIFS([.J83:.J90];&quot;&gt;=8&quot;;[.J83:.J90]; &quot;&lt;10&quot;)" office:value-type="float" office:value="0" calcext:value-type="float">
            <text:p>0</text:p>
          </table:table-cell>
          <table:table-cell table:style-name="ce255" table:formula="of:=COUNTIFS([.J83:.J90];&quot;&gt;=10&quot;;[.J83:.J90]; &quot;&lt;12&quot;)" office:value-type="float" office:value="2" calcext:value-type="float">
            <text:p>2</text:p>
          </table:table-cell>
          <table:table-cell table:style-name="ce255" table:formula="of:=COUNTIFS([.J83:.J90];&quot;&gt;=12&quot;;[.J83:.J90]; &quot;&lt;14&quot;)" office:value-type="float" office:value="1" calcext:value-type="float">
            <text:p>1</text:p>
          </table:table-cell>
          <table:table-cell table:style-name="ce255" table:formula="of:=COUNTIFS([.J83:.J90];&quot;&gt;=14&quot;;[.J83:.J90]; &quot;&lt;16&quot;)" office:value-type="float" office:value="1" calcext:value-type="float">
            <text:p>1</text:p>
          </table:table-cell>
          <table:table-cell table:style-name="ce255" table:formula="of:=COUNTIFS([.J83:.J90];&quot;&gt;=16&quot;;[.J83:.J90]; &quot;&lt;19&quot;)" office:value-type="float" office:value="3" calcext:value-type="float">
            <text:p>3</text:p>
          </table:table-cell>
          <table:table-cell table:style-name="ce51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256" table:formula="of:=COUNTIFS([.P32:.P39];&quot;&gt;=4&quot;;[.P32:.P39]; &quot;&lt;6&quot;)" office:value-type="float" office:value="1" calcext:value-type="float">
            <text:p>1</text:p>
          </table:table-cell>
          <table:table-cell table:style-name="ce256" table:formula="of:=COUNTIFS([.P32:.P39];&quot;&gt;=6&quot;;[.P32:.P39]; &quot;&lt;8&quot;)" office:value-type="float" office:value="1" calcext:value-type="float">
            <text:p>1</text:p>
          </table:table-cell>
          <table:table-cell table:style-name="ce256" table:formula="of:=COUNTIFS([.P32:.P39];&quot;&gt;=8&quot;;[.P32:.P39]; &quot;&lt;10&quot;)" office:value-type="float" office:value="1" calcext:value-type="float">
            <text:p>1</text:p>
          </table:table-cell>
          <table:table-cell table:style-name="ce256" table:formula="of:=COUNTIFS([.P32:.P39];&quot;&gt;=10&quot;;[.P32:.P39]; &quot;&lt;12&quot;)" office:value-type="float" office:value="2" calcext:value-type="float">
            <text:p>2</text:p>
          </table:table-cell>
          <table:table-cell table:style-name="ce256" table:formula="of:=COUNTIFS([.P32:.P39];&quot;&gt;=12&quot;;[.P32:.P39]; &quot;&lt;14&quot;)" office:value-type="float" office:value="2" calcext:value-type="float">
            <text:p>2</text:p>
          </table:table-cell>
          <table:table-cell table:style-name="ce256" table:formula="of:=COUNTIFS([.P32:.P39];&quot;&gt;=14&quot;;[.P32:.P39]; &quot;&lt;16&quot;)" office:value-type="float" office:value="1" calcext:value-type="float">
            <text:p>1</text:p>
          </table:table-cell>
          <table:table-cell table:style-name="ce256" table:formula="of:=COUNTIFS([.P32:.P39];&quot;&gt;=16&quot;;[.P32:.P39]; &quot;&lt;19&quot;)" office:value-type="float" office:value="0" calcext:value-type="float">
            <text:p>0</text:p>
          </table:table-cell>
          <table:table-cell table:style-name="ce51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257" table:formula="of:=COUNTIFS([.P45:.P52];&quot;&gt;=4&quot;;[.P45:.P52]; &quot;&lt;6&quot;)" office:value-type="float" office:value="2" calcext:value-type="float">
            <text:p>2</text:p>
          </table:table-cell>
          <table:table-cell table:style-name="ce257" table:formula="of:=COUNTIFS([.P45:.P52];&quot;&gt;=6&quot;;[.P45:.P52]; &quot;&lt;8&quot;)" office:value-type="float" office:value="1" calcext:value-type="float">
            <text:p>1</text:p>
          </table:table-cell>
          <table:table-cell table:style-name="ce257" table:formula="of:=COUNTIFS([.P45:.P52];&quot;&gt;=8&quot;;[.P45:.P52]; &quot;&lt;10&quot;)" office:value-type="float" office:value="2" calcext:value-type="float">
            <text:p>2</text:p>
          </table:table-cell>
          <table:table-cell table:style-name="ce257" table:formula="of:=COUNTIFS([.P45:.P52];&quot;&gt;=10&quot;;[.P45:.P52]; &quot;&lt;12&quot;)" office:value-type="float" office:value="1" calcext:value-type="float">
            <text:p>1</text:p>
          </table:table-cell>
          <table:table-cell table:style-name="ce257" table:formula="of:=COUNTIFS([.P45:.P52];&quot;&gt;=12&quot;;[.P45:.P52]; &quot;&lt;14&quot;)" office:value-type="float" office:value="1" calcext:value-type="float">
            <text:p>1</text:p>
          </table:table-cell>
          <table:table-cell table:style-name="ce257" table:formula="of:=COUNTIFS([.P45:.P52];&quot;&gt;=14&quot;;[.P45:.P52]; &quot;&lt;16&quot;)" office:value-type="float" office:value="1" calcext:value-type="float">
            <text:p>1</text:p>
          </table:table-cell>
          <table:table-cell table:style-name="ce257" table:formula="of:=COUNTIFS([.P45:.P52];&quot;&gt;=16&quot;;[.P45:.P52]; &quot;&lt;19&quot;)" office:value-type="float" office:value="0" calcext:value-type="float">
            <text:p>0</text:p>
          </table:table-cell>
          <table:table-cell table:style-name="ce51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258" table:formula="of:=COUNTIFS([.P58:.P65];&quot;&gt;=4&quot;;[.P58:.P65]; &quot;&lt;6&quot;)" office:value-type="float" office:value="0" calcext:value-type="float">
            <text:p>0</text:p>
          </table:table-cell>
          <table:table-cell table:style-name="ce258" table:formula="of:=COUNTIFS([.P58:.P65];&quot;&gt;=6&quot;;[.P58:.P65]; &quot;&lt;8&quot;)" office:value-type="float" office:value="2" calcext:value-type="float">
            <text:p>2</text:p>
          </table:table-cell>
          <table:table-cell table:style-name="ce258" table:formula="of:=COUNTIFS([.P58:.P65];&quot;&gt;=8&quot;;[.P58:.P65]; &quot;&lt;10&quot;)" office:value-type="float" office:value="3" calcext:value-type="float">
            <text:p>3</text:p>
          </table:table-cell>
          <table:table-cell table:style-name="ce258" table:formula="of:=COUNTIFS([.P58:.P65];&quot;&gt;=10&quot;;[.P58:.P65]; &quot;&lt;12&quot;)" office:value-type="float" office:value="1" calcext:value-type="float">
            <text:p>1</text:p>
          </table:table-cell>
          <table:table-cell table:style-name="ce258" table:formula="of:=COUNTIFS([.P58:.P65];&quot;&gt;=12&quot;;[.P58:.P65]; &quot;&lt;14&quot;)" office:value-type="float" office:value="1" calcext:value-type="float">
            <text:p>1</text:p>
          </table:table-cell>
          <table:table-cell table:style-name="ce258" table:formula="of:=COUNTIFS([.P58:.P65];&quot;&gt;=14&quot;;[.P58:.P65]; &quot;&lt;16&quot;)" office:value-type="float" office:value="0" calcext:value-type="float">
            <text:p>0</text:p>
          </table:table-cell>
          <table:table-cell table:style-name="ce258" table:formula="of:=COUNTIFS([.P58:.P65];&quot;&gt;=16&quot;;[.P58:.P65]; &quot;&lt;19&quot;)" office:value-type="float" office:value="1" calcext:value-type="float">
            <text:p>1</text:p>
          </table:table-cell>
          <table:table-cell table:style-name="ce51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51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260" table:formula="of:=COUNTIFS([.P83:.P90];&quot;&gt;=4&quot;;[.P83:.P90]; &quot;&lt;6&quot;)" office:value-type="float" office:value="1" calcext:value-type="float">
            <text:p>1</text:p>
          </table:table-cell>
          <table:table-cell table:style-name="ce260" table:formula="of:=COUNTIFS([.P83:.P90];&quot;&gt;=6&quot;;[.P83:.P90]; &quot;&lt;8&quot;)" office:value-type="float" office:value="2" calcext:value-type="float">
            <text:p>2</text:p>
          </table:table-cell>
          <table:table-cell table:style-name="ce260" table:formula="of:=COUNTIFS([.P83:.P90];&quot;&gt;=8&quot;;[.P83:.P90]; &quot;&lt;10&quot;)" office:value-type="float" office:value="1" calcext:value-type="float">
            <text:p>1</text:p>
          </table:table-cell>
          <table:table-cell table:style-name="ce260" table:formula="of:=COUNTIFS([.P83:.P90];&quot;&gt;=10&quot;;[.P83:.P90]; &quot;&lt;12&quot;)" office:value-type="float" office:value="1" calcext:value-type="float">
            <text:p>1</text:p>
          </table:table-cell>
          <table:table-cell table:style-name="ce260" table:formula="of:=COUNTIFS([.P83:.P90];&quot;&gt;=12&quot;;[.P83:.P90]; &quot;&lt;14&quot;)" office:value-type="float" office:value="1" calcext:value-type="float">
            <text:p>1</text:p>
          </table:table-cell>
          <table:table-cell table:style-name="ce260" table:formula="of:=COUNTIFS([.P83:.P90];&quot;&gt;=14&quot;;[.P83:.P90]; &quot;&lt;16&quot;)" office:value-type="float" office:value="1" calcext:value-type="float">
            <text:p>1</text:p>
          </table:table-cell>
          <table:table-cell table:style-name="ce260" table:formula="of:=COUNTIFS([.P83:.P90];&quot;&gt;=16&quot;;[.P83:.P90]; &quot;&lt;19&quot;)" office:value-type="float" office:value="1" calcext:value-type="float">
            <text:p>1</text:p>
          </table:table-cell>
          <table:table-cell table:style-name="ce51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51" table:formula="of:=SUM([.I4:.I14])" office:value-type="float" office:value="14" calcext:value-type="float">
            <text:p>14</text:p>
          </table:table-cell>
          <table:table-cell table:style-name="ce51" table:formula="of:=SUM([.J4:.J14])" office:value-type="float" office:value="12" calcext:value-type="float">
            <text:p>12</text:p>
          </table:table-cell>
          <table:table-cell table:style-name="ce51" table:formula="of:=SUM([.K4:.K14])" office:value-type="float" office:value="13" calcext:value-type="float">
            <text:p>13</text:p>
          </table:table-cell>
          <table:table-cell table:style-name="ce51" table:formula="of:=SUM([.L4:.L14])" office:value-type="float" office:value="14" calcext:value-type="float">
            <text:p>14</text:p>
          </table:table-cell>
          <table:table-cell table:style-name="ce51" table:formula="of:=SUM([.M4:.M14])" office:value-type="float" office:value="16" calcext:value-type="float">
            <text:p>16</text:p>
          </table:table-cell>
          <table:table-cell table:style-name="ce51" table:formula="of:=SUM([.N4:.N14])" office:value-type="float" office:value="10" calcext:value-type="float">
            <text:p>10</text:p>
          </table:table-cell>
          <table:table-cell table:style-name="ce51" table:formula="of:=SUM([.O4:.O14])" office:value-type="float" office:value="13" calcext:value-type="float">
            <text:p>13</text:p>
          </table:table-cell>
          <table:table-cell table:style-name="ce51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13" office:value-type="string" calcext:value-type="string">
            <text:p>Test Subject</text:p>
          </table:table-cell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Sex</text:p>
          </table:table-cell>
          <table:table-cell table:style-name="ce13" office:value-type="string" calcext:value-type="string">
            <text:p>Handedness</text:p>
          </table:table-cell>
          <table:table-cell table:style-name="ce13" office:value-type="string" calcext:value-type="string">
            <text:p>MO</text:p>
          </table:table-cell>
          <table:table-cell table:style-name="ce13" office:value-type="string" calcext:value-type="string">
            <text:p>PA</text:p>
          </table:table-cell>
          <table:table-cell table:style-name="ce13" office:value-type="string" calcext:value-type="string">
            <text:p>PDK</text:p>
          </table:table-cell>
          <table:table-cell table:style-name="ce13" office:value-type="string" calcext:value-type="string">
            <text:p>V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19:.J27])" office:value-type="float" office:value="10.4650346983909" calcext:value-type="float">
            <text:p>10.4650346983909</text:p>
          </table:table-cell>
          <table:table-cell table:style-name="Default"/>
          <table:table-cell table:style-name="Default"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19:.J27])" office:value-type="float" office:value="4.4621460305157" calcext:value-type="float">
            <text:p>4.4621460305157</text:p>
          </table:table-cell>
          <table:table-cell table:style-name="Default"/>
          <table:table-cell table:style-name="Default"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table:style-name="ce58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table:style-name="ce58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table:style-name="ce58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table:style-name="ce58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table:style-name="ce58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3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32:.J40])" office:value-type="float" office:value="11.9518035537253" calcext:value-type="float">
            <text:p>11.9518035537253</text:p>
          </table:table-cell>
          <table:table-cell table:style-name="Default"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3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3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45:.J53])" office:value-type="float" office:value="10.7200488065279" calcext:value-type="float">
            <text:p>10.7200488065279</text:p>
          </table:table-cell>
          <table:table-cell table:style-name="Default"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3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Sex</text:p>
          </table:table-cell>
          <table:table-cell table:style-name="ce1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3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58:.J66])" office:value-type="float" office:value="12.6482116983147" calcext:value-type="float">
            <text:p>12.6482116983147</text:p>
          </table:table-cell>
          <table:table-cell table:style-name="Default"/>
          <table:table-cell table:style-name="Default"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3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58:.J66])" office:value-type="float" office:value="4.55739893827947" calcext:value-type="float">
            <text:p>4.55739893827947</text:p>
          </table:table-cell>
          <table:table-cell table:style-name="Default"/>
          <table:table-cell table:style-name="Default"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Sex</text:p>
          </table:table-cell>
          <table:table-cell table:style-name="ce1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3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70:.J78])" office:value-type="float" office:value="9.55250514756348" calcext:value-type="float">
            <text:p>9.55250514756348</text:p>
          </table:table-cell>
          <table:table-cell table:style-name="Default"/>
          <table:table-cell table:style-name="Default"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3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70:.J78])" office:value-type="float" office:value="4.62377426643948" calcext:value-type="float">
            <text:p>4.62377426643948</text:p>
          </table:table-cell>
          <table:table-cell table:style-name="Default"/>
          <table:table-cell table:style-name="Default"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3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Sex</text:p>
          </table:table-cell>
          <table:table-cell table:style-name="ce1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3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3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83:.J90])" office:value-type="float" office:value="13.528826355525" calcext:value-type="float">
            <text:p>13.528826355525</text:p>
          </table:table-cell>
          <table:table-cell table:style-name="Default"/>
          <table:table-cell table:style-name="Default"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3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83:.J90])" office:value-type="float" office:value="3.67091670874765" calcext:value-type="float">
            <text:p>3.67091670874765</text:p>
          </table:table-cell>
          <table:table-cell table:style-name="Default"/>
          <table:table-cell table:style-name="Default"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3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 style:data-style-name="N2" text:time-value="09:06:59.856275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7-09-22T11:15:51.021543289</dc:date>
    <meta:editing-duration>P3DT22H18M38S</meta:editing-duration>
    <meta:editing-cycles>207</meta:editing-cycles>
    <meta:generator>LibreOffice/5.3.1.2$Linux_X86_64 LibreOffice_project/30m0$Build-2</meta:generator>
    <meta:document-statistic meta:table-count="9" meta:cell-count="4174" meta:object-count="4"/>
  </office:meta>
</office:document-meta>
</file>